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renz" table:style-name="ta1">
        <table:table-column table:style-name="co1" table:default-cell-style-name="Default"/>
        <table:table-row table:style-name="ro1">
          <table:table-cell/>
        </table:table-row>
      </table:table>
      <table:table table:name="Rossler" table:style-name="ta1">
        <table:table-column table:style-name="co1" table:default-cell-style-name="Default"/>
        <table:table-row table:style-name="ro1">
          <table:table-cell/>
        </table:table-row>
      </table:table>
      <table:table table:name="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tended Rossler (a, b, c, d) = (0.25 3 0.5 0.05)</text:p>
          </table:table-cell>
          <table:table-cell table:number-columns-repeated="3"/>
          <table:table-cell table:style-name="ce1"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-9.3563" calcext:value-type="float">
            <text:p>-9.3563</text:p>
          </table:table-cell>
          <table:table-cell office:value-type="float" office:value="-5.0495" calcext:value-type="float">
            <text:p>-5.0495</text:p>
          </table:table-cell>
          <table:table-cell office:value-type="float" office:value="0.9164" calcext:value-type="float">
            <text:p>0.9164</text:p>
          </table:table-cell>
          <table:table-cell office:value-type="float" office:value="10.0449" calcext:value-type="float">
            <text:p>10.0449</text:p>
          </table:table-cell>
          <table:table-cell/>
          <table:table-cell office:value-type="float" office:value="0.126536022557183" calcext:value-type="float">
            <text:p>0.126536022557183</text:p>
          </table:table-cell>
          <table:table-cell office:value-type="float" office:value="0.0258514125308108" calcext:value-type="float">
            <text:p>0.025851412530811</text:p>
          </table:table-cell>
          <table:table-cell office:value-type="float" office:value="-0.000181782547994312" calcext:value-type="float">
            <text:p>-0.000181782547994</text:p>
          </table:table-cell>
          <table:table-cell office:value-type="float" office:value="-23.266324636092" calcext:value-type="float">
            <text:p>-23.266324636092</text:p>
          </table:table-cell>
        </table:table-row>
        <table:table-row table:style-name="ro1">
          <table:table-cell office:value-type="float" office:value="-9.1925" calcext:value-type="float">
            <text:p>-9.1925</text:p>
          </table:table-cell>
          <table:table-cell office:value-type="float" office:value="-5.679" calcext:value-type="float">
            <text:p>-5.679</text:p>
          </table:table-cell>
          <table:table-cell office:value-type="float" office:value="0.8418" calcext:value-type="float">
            <text:p>0.8418</text:p>
          </table:table-cell>
          <table:table-cell office:value-type="float" office:value="10.6606" calcext:value-type="float">
            <text:p>10.6606</text:p>
          </table:table-cell>
          <table:table-cell/>
          <table:table-cell office:value-type="float" office:value="0.115894419500106" calcext:value-type="float">
            <text:p>0.115894419500106</text:p>
          </table:table-cell>
          <table:table-cell office:value-type="float" office:value="0.0297956809421176" calcext:value-type="float">
            <text:p>0.029795680942118</text:p>
          </table:table-cell>
          <table:table-cell office:value-type="float" office:value="-0.00245558498398869" calcext:value-type="float">
            <text:p>-0.002455584983989</text:p>
          </table:table-cell>
          <table:table-cell office:value-type="float" office:value="-25.8618806334765" calcext:value-type="float">
            <text:p>-25.8618806334765</text:p>
          </table:table-cell>
        </table:table-row>
        <table:table-row table:style-name="ro1">
          <table:table-cell office:value-type="float" office:value="-9.8085" calcext:value-type="float">
            <text:p>-9.8085</text:p>
          </table:table-cell>
          <table:table-cell office:value-type="float" office:value="-5.3258" calcext:value-type="float">
            <text:p>-5.3258</text:p>
          </table:table-cell>
          <table:table-cell office:value-type="float" office:value="0.4515" calcext:value-type="float">
            <text:p>0.4515</text:p>
          </table:table-cell>
          <table:table-cell office:value-type="float" office:value="10.8874" calcext:value-type="float">
            <text:p>10.8874</text:p>
          </table:table-cell>
          <table:table-cell/>
          <table:table-cell office:value-type="float" office:value="0.113894865968115" calcext:value-type="float">
            <text:p>0.113894865968115</text:p>
          </table:table-cell>
          <table:table-cell office:value-type="float" office:value="0.0196389443166585" calcext:value-type="float">
            <text:p>0.019638944316659</text:p>
          </table:table-cell>
          <table:table-cell office:value-type="float" office:value="-0.00235604293297817" calcext:value-type="float">
            <text:p>-0.002356042932978</text:p>
          </table:table-cell>
          <table:table-cell office:value-type="float" office:value="-24.0353758532841" calcext:value-type="float">
            <text:p>-24.0353758532841</text:p>
          </table:table-cell>
        </table:table-row>
        <table:table-row table:style-name="ro1">
          <table:table-cell office:value-type="float" office:value="-9.6364" calcext:value-type="float">
            <text:p>-9.6364</text:p>
          </table:table-cell>
          <table:table-cell office:value-type="float" office:value="-5.2907" calcext:value-type="float">
            <text:p>-5.2907</text:p>
          </table:table-cell>
          <table:table-cell office:value-type="float" office:value="0.2035" calcext:value-type="float">
            <text:p>0.2035</text:p>
          </table:table-cell>
          <table:table-cell office:value-type="float" office:value="10.8839" calcext:value-type="float">
            <text:p>10.8839</text:p>
          </table:table-cell>
          <table:table-cell/>
          <table:table-cell office:value-type="float" office:value="0.104478191293184" calcext:value-type="float">
            <text:p>0.104478191293184</text:p>
          </table:table-cell>
          <table:table-cell office:value-type="float" office:value="0.0272930854469974" calcext:value-type="float">
            <text:p>0.027293085446998</text:p>
          </table:table-cell>
          <table:table-cell office:value-type="float" office:value="-0.000912074225463815" calcext:value-type="float">
            <text:p>-0.000912074225464</text:p>
          </table:table-cell>
          <table:table-cell office:value-type="float" office:value="-22.079899697151" calcext:value-type="float">
            <text:p>-22.079899697151</text:p>
          </table:table-cell>
        </table:table-row>
        <table:table-row table:style-name="ro1">
          <table:table-cell office:value-type="float" office:value="-9.8845" calcext:value-type="float">
            <text:p>-9.8845</text:p>
          </table:table-cell>
          <table:table-cell office:value-type="float" office:value="-5.9561" calcext:value-type="float">
            <text:p>-5.9561</text:p>
          </table:table-cell>
          <table:table-cell office:value-type="float" office:value="0.3609" calcext:value-type="float">
            <text:p>0.3609</text:p>
          </table:table-cell>
          <table:table-cell office:value-type="float" office:value="10.0903" calcext:value-type="float">
            <text:p>10.0903</text:p>
          </table:table-cell>
          <table:table-cell/>
          <table:table-cell office:value-type="float" office:value="0.103525939449273" calcext:value-type="float">
            <text:p>0.103525939449273</text:p>
          </table:table-cell>
          <table:table-cell office:value-type="float" office:value="0.0159833554709939" calcext:value-type="float">
            <text:p>0.015983355470994</text:p>
          </table:table-cell>
          <table:table-cell office:value-type="float" office:value="-0.0019243223421961" calcext:value-type="float">
            <text:p>-0.001924322342196</text:p>
          </table:table-cell>
          <table:table-cell office:value-type="float" office:value="-27.3806509787759" calcext:value-type="float">
            <text:p>-27.3806509787759</text:p>
          </table:table-cell>
        </table:table-row>
        <table:table-row table:style-name="ro1">
          <table:table-cell office:value-type="float" office:value="-9.6257" calcext:value-type="float">
            <text:p>-9.6257</text:p>
          </table:table-cell>
          <table:table-cell office:value-type="float" office:value="-5.8092" calcext:value-type="float">
            <text:p>-5.8092</text:p>
          </table:table-cell>
          <table:table-cell office:value-type="float" office:value="0.6823" calcext:value-type="float">
            <text:p>0.6823</text:p>
          </table:table-cell>
          <table:table-cell office:value-type="float" office:value="10.9565" calcext:value-type="float">
            <text:p>10.9565</text:p>
          </table:table-cell>
          <table:table-cell/>
          <table:table-cell office:value-type="float" office:value="0.111085899147907" calcext:value-type="float">
            <text:p>0.111085899147907</text:p>
          </table:table-cell>
          <table:table-cell office:value-type="float" office:value="0.0293289666657206" calcext:value-type="float">
            <text:p>0.029328966665721</text:p>
          </table:table-cell>
          <table:table-cell office:value-type="float" office:value="-0.00135989418823732" calcext:value-type="float">
            <text:p>-0.001359894188237</text:p>
          </table:table-cell>
          <table:table-cell office:value-type="float" office:value="-27.1434790100987" calcext:value-type="float">
            <text:p>-27.1434790100987</text:p>
          </table:table-cell>
        </table:table-row>
        <table:table-row table:style-name="ro1">
          <table:table-cell office:value-type="float" office:value="-9.328" calcext:value-type="float">
            <text:p>-9.328</text:p>
          </table:table-cell>
          <table:table-cell office:value-type="float" office:value="-5.1862" calcext:value-type="float">
            <text:p>-5.1862</text:p>
          </table:table-cell>
          <table:table-cell office:value-type="float" office:value="0.7767" calcext:value-type="float">
            <text:p>0.7767</text:p>
          </table:table-cell>
          <table:table-cell office:value-type="float" office:value="10.3626" calcext:value-type="float">
            <text:p>10.3626</text:p>
          </table:table-cell>
          <table:table-cell/>
          <table:table-cell office:value-type="float" office:value="0.0878667574714146" calcext:value-type="float">
            <text:p>0.087866757471415</text:p>
          </table:table-cell>
          <table:table-cell office:value-type="float" office:value="0.0334113036683769" calcext:value-type="float">
            <text:p>0.033411303668377</text:p>
          </table:table-cell>
          <table:table-cell office:value-type="float" office:value="-0.00235926754055093" calcext:value-type="float">
            <text:p>-0.002359267540551</text:p>
          </table:table-cell>
          <table:table-cell office:value-type="float" office:value="-22.7189059061781" calcext:value-type="float">
            <text:p>-22.7189059061781</text:p>
          </table:table-cell>
        </table:table-row>
        <table:table-row table:style-name="ro1">
          <table:table-cell office:value-type="float" office:value="-9.9986" calcext:value-type="float">
            <text:p>-9.9986</text:p>
          </table:table-cell>
          <table:table-cell office:value-type="float" office:value="-5.082" calcext:value-type="float">
            <text:p>-5.082</text:p>
          </table:table-cell>
          <table:table-cell office:value-type="float" office:value="0.8763" calcext:value-type="float">
            <text:p>0.8763</text:p>
          </table:table-cell>
          <table:table-cell office:value-type="float" office:value="10.4511" calcext:value-type="float">
            <text:p>10.4511</text:p>
          </table:table-cell>
          <table:table-cell/>
          <table:table-cell office:value-type="float" office:value="0.102808734957054" calcext:value-type="float">
            <text:p>0.102808734957054</text:p>
          </table:table-cell>
          <table:table-cell office:value-type="float" office:value="0.0304684122006284" calcext:value-type="float">
            <text:p>0.030468412200628</text:p>
          </table:table-cell>
          <table:table-cell office:value-type="float" office:value="-0.00179852466172919" calcext:value-type="float">
            <text:p>-0.001798524661729</text:p>
          </table:table-cell>
          <table:table-cell office:value-type="float" office:value="-23.3659853255471" calcext:value-type="float">
            <text:p>-23.3659853255471</text:p>
          </table:table-cell>
        </table:table-row>
        <table:table-row table:style-name="ro1">
          <table:table-cell office:value-type="float" office:value="-9.9172" calcext:value-type="float">
            <text:p>-9.9172</text:p>
          </table:table-cell>
          <table:table-cell office:value-type="float" office:value="-5.4603" calcext:value-type="float">
            <text:p>-5.4603</text:p>
          </table:table-cell>
          <table:table-cell office:value-type="float" office:value="0.8298" calcext:value-type="float">
            <text:p>0.8298</text:p>
          </table:table-cell>
          <table:table-cell office:value-type="float" office:value="10.2156" calcext:value-type="float">
            <text:p>10.2156</text:p>
          </table:table-cell>
          <table:table-cell/>
          <table:table-cell office:value-type="float" office:value="0.110369920817691" calcext:value-type="float">
            <text:p>0.110369920817691</text:p>
          </table:table-cell>
          <table:table-cell office:value-type="float" office:value="0.022649149986763" calcext:value-type="float">
            <text:p>0.022649149986763</text:p>
          </table:table-cell>
          <table:table-cell office:value-type="float" office:value="-0.00105506225345025" calcext:value-type="float">
            <text:p>-0.00105506225345</text:p>
          </table:table-cell>
          <table:table-cell office:value-type="float" office:value="-25.2566010618512" calcext:value-type="float">
            <text:p>-25.2566010618512</text:p>
          </table:table-cell>
        </table:table-row>
        <table:table-row table:style-name="ro1">
          <table:table-cell office:value-type="float" office:value="-9.3641" calcext:value-type="float">
            <text:p>-9.3641</text:p>
          </table:table-cell>
          <table:table-cell office:value-type="float" office:value="-5.5011" calcext:value-type="float">
            <text:p>-5.5011</text:p>
          </table:table-cell>
          <table:table-cell office:value-type="float" office:value="0.3438" calcext:value-type="float">
            <text:p>0.3438</text:p>
          </table:table-cell>
          <table:table-cell office:value-type="float" office:value="10.799" calcext:value-type="float">
            <text:p>10.799</text:p>
          </table:table-cell>
          <table:table-cell/>
          <table:table-cell office:value-type="float" office:value="0.118395441556164" calcext:value-type="float">
            <text:p>0.118395441556164</text:p>
          </table:table-cell>
          <table:table-cell office:value-type="float" office:value="0.0237047433315867" calcext:value-type="float">
            <text:p>0.023704743331587</text:p>
          </table:table-cell>
          <table:table-cell office:value-type="float" office:value="-0.00162263769962117" calcext:value-type="float">
            <text:p>-0.001622637699621</text:p>
          </table:table-cell>
          <table:table-cell office:value-type="float" office:value="-26.2597355275257" calcext:value-type="float">
            <text:p>-26.2597355275257</text:p>
          </table:table-cell>
        </table:table-row>
        <table:table-row table:style-name="ro1">
          <table:table-cell office:value-type="float" office:value="-9.394" calcext:value-type="float">
            <text:p>-9.394</text:p>
          </table:table-cell>
          <table:table-cell office:value-type="float" office:value="-5.963" calcext:value-type="float">
            <text:p>-5.963</text:p>
          </table:table-cell>
          <table:table-cell office:value-type="float" office:value="0.1026" calcext:value-type="float">
            <text:p>0.1026</text:p>
          </table:table-cell>
          <table:table-cell office:value-type="float" office:value="10.1656" calcext:value-type="float">
            <text:p>10.1656</text:p>
          </table:table-cell>
          <table:table-cell/>
          <table:table-cell office:value-type="float" office:value="0.118563308845727" calcext:value-type="float">
            <text:p>0.118563308845727</text:p>
          </table:table-cell>
          <table:table-cell office:value-type="float" office:value="0.0211275126040296" calcext:value-type="float">
            <text:p>0.02112751260403</text:p>
          </table:table-cell>
          <table:table-cell office:value-type="float" office:value="0.000857188364578378" calcext:value-type="float">
            <text:p>0.000857188364578</text:p>
          </table:table-cell>
          <table:table-cell office:value-type="float" office:value="-25.623190796551" calcext:value-type="float">
            <text:p>-25.623190796551</text:p>
          </table:table-cell>
        </table:table-row>
        <table:table-row table:style-name="ro1">
          <table:table-cell office:value-type="float" office:value="-9.353" calcext:value-type="float">
            <text:p>-9.353</text:p>
          </table:table-cell>
          <table:table-cell office:value-type="float" office:value="-5.779" calcext:value-type="float">
            <text:p>-5.779</text:p>
          </table:table-cell>
          <table:table-cell office:value-type="float" office:value="0.8002" calcext:value-type="float">
            <text:p>0.8002</text:p>
          </table:table-cell>
          <table:table-cell office:value-type="float" office:value="10.9101" calcext:value-type="float">
            <text:p>10.9101</text:p>
          </table:table-cell>
          <table:table-cell/>
          <table:table-cell office:value-type="float" office:value="0.112472000224332" calcext:value-type="float">
            <text:p>0.112472000224332</text:p>
          </table:table-cell>
          <table:table-cell office:value-type="float" office:value="0.0197758375674989" calcext:value-type="float">
            <text:p>0.019775837567499</text:p>
          </table:table-cell>
          <table:table-cell office:value-type="float" office:value="-0.00128668181016833" calcext:value-type="float">
            <text:p>-0.001286681810168</text:p>
          </table:table-cell>
          <table:table-cell office:value-type="float" office:value="-24.5376972728974" calcext:value-type="float">
            <text:p>-24.5376972728974</text:p>
          </table:table-cell>
        </table:table-row>
        <table:table-row table:style-name="ro1">
          <table:table-cell office:value-type="float" office:value="-9.5527" calcext:value-type="float">
            <text:p>-9.5527</text:p>
          </table:table-cell>
          <table:table-cell office:value-type="float" office:value="-5.8899" calcext:value-type="float">
            <text:p>-5.8899</text:p>
          </table:table-cell>
          <table:table-cell office:value-type="float" office:value="0.52" calcext:value-type="float">
            <text:p>0.52</text:p>
          </table:table-cell>
          <table:table-cell office:value-type="float" office:value="10.7791" calcext:value-type="float">
            <text:p>10.7791</text:p>
          </table:table-cell>
          <table:table-cell/>
          <table:table-cell office:value-type="float" office:value="0.106681521693287" calcext:value-type="float">
            <text:p>0.106681521693287</text:p>
          </table:table-cell>
          <table:table-cell office:value-type="float" office:value="0.0311695408796866" calcext:value-type="float">
            <text:p>0.031169540879687</text:p>
          </table:table-cell>
          <table:table-cell office:value-type="float" office:value="-0.00104700041730283" calcext:value-type="float">
            <text:p>-0.001047000417303</text:p>
          </table:table-cell>
          <table:table-cell office:value-type="float" office:value="-25.0911915740075" calcext:value-type="float">
            <text:p>-25.0911915740075</text:p>
          </table:table-cell>
        </table:table-row>
        <table:table-row table:style-name="ro1">
          <table:table-cell office:value-type="float" office:value="-9.9173" calcext:value-type="float">
            <text:p>-9.9173</text:p>
          </table:table-cell>
          <table:table-cell office:value-type="float" office:value="-5.7088" calcext:value-type="float">
            <text:p>-5.7088</text:p>
          </table:table-cell>
          <table:table-cell office:value-type="float" office:value="0.8691" calcext:value-type="float">
            <text:p>0.8691</text:p>
          </table:table-cell>
          <table:table-cell office:value-type="float" office:value="10.1227" calcext:value-type="float">
            <text:p>10.1227</text:p>
          </table:table-cell>
          <table:table-cell/>
          <table:table-cell office:value-type="float" office:value="0.117890936146431" calcext:value-type="float">
            <text:p>0.117890936146431</text:p>
          </table:table-cell>
          <table:table-cell office:value-type="float" office:value="0.0181578924235828" calcext:value-type="float">
            <text:p>0.018157892423583</text:p>
          </table:table-cell>
          <table:table-cell office:value-type="float" office:value="-0.000615172274981509" calcext:value-type="float">
            <text:p>-0.000615172274982</text:p>
          </table:table-cell>
          <table:table-cell office:value-type="float" office:value="-23.662814447515" calcext:value-type="float">
            <text:p>-23.662814447515</text:p>
          </table:table-cell>
        </table:table-row>
        <table:table-row table:style-name="ro1">
          <table:table-cell office:value-type="float" office:value="-9.0107" calcext:value-type="float">
            <text:p>-9.0107</text:p>
          </table:table-cell>
          <table:table-cell office:value-type="float" office:value="-5.2028" calcext:value-type="float">
            <text:p>-5.2028</text:p>
          </table:table-cell>
          <table:table-cell office:value-type="float" office:value="0.9709" calcext:value-type="float">
            <text:p>0.9709</text:p>
          </table:table-cell>
          <table:table-cell office:value-type="float" office:value="10.6494" calcext:value-type="float">
            <text:p>10.6494</text:p>
          </table:table-cell>
          <table:table-cell/>
          <table:table-cell office:value-type="float" office:value="0.107199356241298" calcext:value-type="float">
            <text:p>0.107199356241298</text:p>
          </table:table-cell>
          <table:table-cell office:value-type="float" office:value="0.022109427181938" calcext:value-type="float">
            <text:p>0.022109427181938</text:p>
          </table:table-cell>
          <table:table-cell office:value-type="float" office:value="-0.00149773919393289" calcext:value-type="float">
            <text:p>-0.001497739193933</text:p>
          </table:table-cell>
          <table:table-cell office:value-type="float" office:value="-25.7600864830999" calcext:value-type="float">
            <text:p>-25.7600864830999</text:p>
          </table:table-cell>
        </table:table-row>
        <table:table-row table:style-name="ro1">
          <table:table-cell office:value-type="float" office:value="-9.1783" calcext:value-type="float">
            <text:p>-9.1783</text:p>
          </table:table-cell>
          <table:table-cell office:value-type="float" office:value="-5.8795" calcext:value-type="float">
            <text:p>-5.8795</text:p>
          </table:table-cell>
          <table:table-cell office:value-type="float" office:value="0.6284" calcext:value-type="float">
            <text:p>0.6284</text:p>
          </table:table-cell>
          <table:table-cell office:value-type="float" office:value="10.3739" calcext:value-type="float">
            <text:p>10.3739</text:p>
          </table:table-cell>
          <table:table-cell/>
          <table:table-cell office:value-type="float" office:value="0.120159487071561" calcext:value-type="float">
            <text:p>0.120159487071561</text:p>
          </table:table-cell>
          <table:table-cell office:value-type="float" office:value="0.0214525134934828" calcext:value-type="float">
            <text:p>0.021452513493483</text:p>
          </table:table-cell>
          <table:table-cell office:value-type="float" office:value="-0.00133022337280987" calcext:value-type="float">
            <text:p>-0.00133022337281</text:p>
          </table:table-cell>
          <table:table-cell office:value-type="float" office:value="-24.8211558885506" calcext:value-type="float">
            <text:p>-24.8211558885506</text:p>
          </table:table-cell>
        </table:table-row>
        <table:table-row table:style-name="ro1">
          <table:table-cell office:value-type="float" office:value="-9.6175" calcext:value-type="float">
            <text:p>-9.6175</text:p>
          </table:table-cell>
          <table:table-cell office:value-type="float" office:value="-5.3344" calcext:value-type="float">
            <text:p>-5.3344</text:p>
          </table:table-cell>
          <table:table-cell office:value-type="float" office:value="0.2269" calcext:value-type="float">
            <text:p>0.2269</text:p>
          </table:table-cell>
          <table:table-cell office:value-type="float" office:value="10.7912" calcext:value-type="float">
            <text:p>10.7912</text:p>
          </table:table-cell>
          <table:table-cell/>
          <table:table-cell office:value-type="float" office:value="0.115706206732793" calcext:value-type="float">
            <text:p>0.115706206732793</text:p>
          </table:table-cell>
          <table:table-cell office:value-type="float" office:value="0.0197158075187313" calcext:value-type="float">
            <text:p>0.019715807518731</text:p>
          </table:table-cell>
          <table:table-cell office:value-type="float" office:value="-0.000109915217675988" calcext:value-type="float">
            <text:p>-0.000109915217676</text:p>
          </table:table-cell>
          <table:table-cell office:value-type="float" office:value="-22.897863968183" calcext:value-type="float">
            <text:p>-22.897863968183</text:p>
          </table:table-cell>
        </table:table-row>
        <table:table-row table:style-name="ro1">
          <table:table-cell office:value-type="float" office:value="-9.4391" calcext:value-type="float">
            <text:p>-9.4391</text:p>
          </table:table-cell>
          <table:table-cell office:value-type="float" office:value="-5.248" calcext:value-type="float">
            <text:p>-5.248</text:p>
          </table:table-cell>
          <table:table-cell office:value-type="float" office:value="0.8577" calcext:value-type="float">
            <text:p>0.8577</text:p>
          </table:table-cell>
          <table:table-cell office:value-type="float" office:value="10.1774" calcext:value-type="float">
            <text:p>10.1774</text:p>
          </table:table-cell>
          <table:table-cell/>
          <table:table-cell office:value-type="float" office:value="0.114230063831785" calcext:value-type="float">
            <text:p>0.114230063831785</text:p>
          </table:table-cell>
          <table:table-cell office:value-type="float" office:value="0.0128892137510954" calcext:value-type="float">
            <text:p>0.012889213751095</text:p>
          </table:table-cell>
          <table:table-cell office:value-type="float" office:value="-0.000885127255118509" calcext:value-type="float">
            <text:p>-0.000885127255119</text:p>
          </table:table-cell>
          <table:table-cell office:value-type="float" office:value="-24.6092833812605" calcext:value-type="float">
            <text:p>-24.6092833812605</text:p>
          </table:table-cell>
        </table:table-row>
        <table:table-row table:style-name="ro1">
          <table:table-cell office:value-type="float" office:value="-9.6694" calcext:value-type="float">
            <text:p>-9.6694</text:p>
          </table:table-cell>
          <table:table-cell office:value-type="float" office:value="-5.058" calcext:value-type="float">
            <text:p>-5.058</text:p>
          </table:table-cell>
          <table:table-cell office:value-type="float" office:value="0.2173" calcext:value-type="float">
            <text:p>0.2173</text:p>
          </table:table-cell>
          <table:table-cell office:value-type="float" office:value="10.3301" calcext:value-type="float">
            <text:p>10.3301</text:p>
          </table:table-cell>
          <table:table-cell/>
          <table:table-cell office:value-type="float" office:value="0.105013000610132" calcext:value-type="float">
            <text:p>0.105013000610132</text:p>
          </table:table-cell>
          <table:table-cell office:value-type="float" office:value="0.0215282032616424" calcext:value-type="float">
            <text:p>0.021528203261643</text:p>
          </table:table-cell>
          <table:table-cell table:style-name="ce1" office:value-type="float" office:value="0.0000205476126459104" calcext:value-type="float">
            <text:p>2.05E-05</text:p>
          </table:table-cell>
          <table:table-cell office:value-type="float" office:value="-25.6983526758463" calcext:value-type="float">
            <text:p>-25.6983526758463</text:p>
          </table:table-cell>
        </table:table-row>
        <table:table-row table:style-name="ro1">
          <table:table-cell office:value-type="float" office:value="-9.7193" calcext:value-type="float">
            <text:p>-9.7193</text:p>
          </table:table-cell>
          <table:table-cell office:value-type="float" office:value="-5.8813" calcext:value-type="float">
            <text:p>-5.8813</text:p>
          </table:table-cell>
          <table:table-cell office:value-type="float" office:value="0.0053" calcext:value-type="float">
            <text:p>0.0053</text:p>
          </table:table-cell>
          <table:table-cell office:value-type="float" office:value="10.1363" calcext:value-type="float">
            <text:p>10.1363</text:p>
          </table:table-cell>
          <table:table-cell/>
          <table:table-cell office:value-type="float" office:value="0.122395232244402" calcext:value-type="float">
            <text:p>0.122395232244402</text:p>
          </table:table-cell>
          <table:table-cell office:value-type="float" office:value="0.0151887439964645" calcext:value-type="float">
            <text:p>0.015188743996465</text:p>
          </table:table-cell>
          <table:table-cell table:style-name="ce1" office:value-type="float" office:value="0.0000498932037582137" calcext:value-type="float">
            <text:p>4.99E-05</text:p>
          </table:table-cell>
          <table:table-cell office:value-type="float" office:value="-24.890042191925" calcext:value-type="float">
            <text:p>-24.890042191925</text:p>
          </table:table-cell>
        </table:table-row>
        <table:table-row table:style-name="ro1">
          <table:table-cell office:value-type="float" office:value="-9.1155" calcext:value-type="float">
            <text:p>-9.1155</text:p>
          </table:table-cell>
          <table:table-cell office:value-type="float" office:value="-5.1862" calcext:value-type="float">
            <text:p>-5.1862</text:p>
          </table:table-cell>
          <table:table-cell office:value-type="float" office:value="0.6881" calcext:value-type="float">
            <text:p>0.6881</text:p>
          </table:table-cell>
          <table:table-cell office:value-type="float" office:value="10.5655" calcext:value-type="float">
            <text:p>10.5655</text:p>
          </table:table-cell>
          <table:table-cell/>
          <table:table-cell office:value-type="float" office:value="0.125924199067922" calcext:value-type="float">
            <text:p>0.125924199067922</text:p>
          </table:table-cell>
          <table:table-cell office:value-type="float" office:value="0.023067778771535" calcext:value-type="float">
            <text:p>0.023067778771535</text:p>
          </table:table-cell>
          <table:table-cell office:value-type="float" office:value="0.000198705525975904" calcext:value-type="float">
            <text:p>0.000198705525976</text:p>
          </table:table-cell>
          <table:table-cell office:value-type="float" office:value="-27.8323972193439" calcext:value-type="float">
            <text:p>-27.8323972193439</text:p>
          </table:table-cell>
        </table:table-row>
        <table:table-row table:style-name="ro1">
          <table:table-cell office:value-type="float" office:value="-9.1245" calcext:value-type="float">
            <text:p>-9.1245</text:p>
          </table:table-cell>
          <table:table-cell office:value-type="float" office:value="-5.2963" calcext:value-type="float">
            <text:p>-5.2963</text:p>
          </table:table-cell>
          <table:table-cell office:value-type="float" office:value="0.9927" calcext:value-type="float">
            <text:p>0.9927</text:p>
          </table:table-cell>
          <table:table-cell office:value-type="float" office:value="10.5004" calcext:value-type="float">
            <text:p>10.5004</text:p>
          </table:table-cell>
          <table:table-cell/>
          <table:table-cell office:value-type="float" office:value="0.122211868050046" calcext:value-type="float">
            <text:p>0.122211868050046</text:p>
          </table:table-cell>
          <table:table-cell office:value-type="float" office:value="0.0233583869783554" calcext:value-type="float">
            <text:p>0.023358386978356</text:p>
          </table:table-cell>
          <table:table-cell office:value-type="float" office:value="0.00137954481016892" calcext:value-type="float">
            <text:p>0.001379544810169</text:p>
          </table:table-cell>
          <table:table-cell office:value-type="float" office:value="-25.4096968545884" calcext:value-type="float">
            <text:p>-25.4096968545884</text:p>
          </table:table-cell>
        </table:table-row>
        <table:table-row table:style-name="ro1">
          <table:table-cell office:value-type="float" office:value="-9.2893" calcext:value-type="float">
            <text:p>-9.2893</text:p>
          </table:table-cell>
          <table:table-cell office:value-type="float" office:value="-5.7501" calcext:value-type="float">
            <text:p>-5.7501</text:p>
          </table:table-cell>
          <table:table-cell office:value-type="float" office:value="0.5657" calcext:value-type="float">
            <text:p>0.5657</text:p>
          </table:table-cell>
          <table:table-cell office:value-type="float" office:value="10.1144" calcext:value-type="float">
            <text:p>10.1144</text:p>
          </table:table-cell>
          <table:table-cell/>
          <table:table-cell office:value-type="float" office:value="0.114827432490769" calcext:value-type="float">
            <text:p>0.114827432490769</text:p>
          </table:table-cell>
          <table:table-cell office:value-type="float" office:value="0.0194233640757693" calcext:value-type="float">
            <text:p>0.019423364075769</text:p>
          </table:table-cell>
          <table:table-cell office:value-type="float" office:value="-0.00121101056314211" calcext:value-type="float">
            <text:p>-0.001211010563142</text:p>
          </table:table-cell>
          <table:table-cell office:value-type="float" office:value="-24.8309974444601" calcext:value-type="float">
            <text:p>-24.8309974444601</text:p>
          </table:table-cell>
        </table:table-row>
        <table:table-row table:style-name="ro1">
          <table:table-cell office:value-type="float" office:value="-9.7862" calcext:value-type="float">
            <text:p>-9.7862</text:p>
          </table:table-cell>
          <table:table-cell office:value-type="float" office:value="-5.6212" calcext:value-type="float">
            <text:p>-5.6212</text:p>
          </table:table-cell>
          <table:table-cell office:value-type="float" office:value="0.3737" calcext:value-type="float">
            <text:p>0.3737</text:p>
          </table:table-cell>
          <table:table-cell office:value-type="float" office:value="10.4732" calcext:value-type="float">
            <text:p>10.4732</text:p>
          </table:table-cell>
          <table:table-cell/>
          <table:table-cell office:value-type="float" office:value="0.122735932459477" calcext:value-type="float">
            <text:p>0.122735932459477</text:p>
          </table:table-cell>
          <table:table-cell office:value-type="float" office:value="0.0199201076572718" calcext:value-type="float">
            <text:p>0.019920107657272</text:p>
          </table:table-cell>
          <table:table-cell office:value-type="float" office:value="0.000224626570172646" calcext:value-type="float">
            <text:p>0.000224626570173</text:p>
          </table:table-cell>
          <table:table-cell office:value-type="float" office:value="-25.1985270536372" calcext:value-type="float">
            <text:p>-25.1985270536372</text:p>
          </table:table-cell>
        </table:table-row>
        <table:table-row table:style-name="ro1">
          <table:table-cell office:value-type="float" office:value="-9.2636" calcext:value-type="float">
            <text:p>-9.2636</text:p>
          </table:table-cell>
          <table:table-cell office:value-type="float" office:value="-5.1416" calcext:value-type="float">
            <text:p>-5.1416</text:p>
          </table:table-cell>
          <table:table-cell office:value-type="float" office:value="0.6126" calcext:value-type="float">
            <text:p>0.6126</text:p>
          </table:table-cell>
          <table:table-cell office:value-type="float" office:value="10.4198" calcext:value-type="float">
            <text:p>10.4198</text:p>
          </table:table-cell>
          <table:table-cell/>
          <table:table-cell office:value-type="float" office:value="0.104172621792372" calcext:value-type="float">
            <text:p>0.104172621792372</text:p>
          </table:table-cell>
          <table:table-cell office:value-type="float" office:value="0.0199590839579407" calcext:value-type="float">
            <text:p>0.019959083957941</text:p>
          </table:table-cell>
          <table:table-cell office:value-type="float" office:value="-0.000500893978265226" calcext:value-type="float">
            <text:p>-0.000500893978265</text:p>
          </table:table-cell>
          <table:table-cell office:value-type="float" office:value="-24.4892530257016" calcext:value-type="float">
            <text:p>-24.4892530257016</text:p>
          </table:table-cell>
        </table:table-row>
        <table:table-row table:style-name="ro1">
          <table:table-cell office:value-type="float" office:value="-9.6159" calcext:value-type="float">
            <text:p>-9.6159</text:p>
          </table:table-cell>
          <table:table-cell office:value-type="float" office:value="-5.6354" calcext:value-type="float">
            <text:p>-5.6354</text:p>
          </table:table-cell>
          <table:table-cell office:value-type="float" office:value="0.0327" calcext:value-type="float">
            <text:p>0.0327</text:p>
          </table:table-cell>
          <table:table-cell office:value-type="float" office:value="10.5832" calcext:value-type="float">
            <text:p>10.5832</text:p>
          </table:table-cell>
          <table:table-cell/>
          <table:table-cell office:value-type="float" office:value="0.109163089725807" calcext:value-type="float">
            <text:p>0.109163089725807</text:p>
          </table:table-cell>
          <table:table-cell office:value-type="float" office:value="0.0234299680764244" calcext:value-type="float">
            <text:p>0.023429968076425</text:p>
          </table:table-cell>
          <table:table-cell office:value-type="float" office:value="-0.00541064921703685" calcext:value-type="float">
            <text:p>-0.005410649217037</text:p>
          </table:table-cell>
          <table:table-cell office:value-type="float" office:value="-24.4362799100833" calcext:value-type="float">
            <text:p>-24.4362799100833</text:p>
          </table:table-cell>
        </table:table-row>
        <table:table-row table:style-name="ro1">
          <table:table-cell office:value-type="float" office:value="-9.5019" calcext:value-type="float">
            <text:p>-9.5019</text:p>
          </table:table-cell>
          <table:table-cell office:value-type="float" office:value="-5.2748" calcext:value-type="float">
            <text:p>-5.2748</text:p>
          </table:table-cell>
          <table:table-cell office:value-type="float" office:value="0.3886" calcext:value-type="float">
            <text:p>0.3886</text:p>
          </table:table-cell>
          <table:table-cell office:value-type="float" office:value="10.0534" calcext:value-type="float">
            <text:p>10.0534</text:p>
          </table:table-cell>
          <table:table-cell/>
          <table:table-cell office:value-type="float" office:value="0.109969387013386" calcext:value-type="float">
            <text:p>0.109969387013386</text:p>
          </table:table-cell>
          <table:table-cell office:value-type="float" office:value="0.0262357936645726" calcext:value-type="float">
            <text:p>0.026235793664573</text:p>
          </table:table-cell>
          <table:table-cell office:value-type="float" office:value="0.00024414216903368" calcext:value-type="float">
            <text:p>0.000244142169034</text:p>
          </table:table-cell>
          <table:table-cell office:value-type="float" office:value="-23.4734697179211" calcext:value-type="float">
            <text:p>-23.4734697179211</text:p>
          </table:table-cell>
        </table:table-row>
        <table:table-row table:style-name="ro1">
          <table:table-cell office:value-type="float" office:value="-9.6649" calcext:value-type="float">
            <text:p>-9.6649</text:p>
          </table:table-cell>
          <table:table-cell office:value-type="float" office:value="-5.8434" calcext:value-type="float">
            <text:p>-5.8434</text:p>
          </table:table-cell>
          <table:table-cell office:value-type="float" office:value="0.5722" calcext:value-type="float">
            <text:p>0.5722</text:p>
          </table:table-cell>
          <table:table-cell office:value-type="float" office:value="10.7029" calcext:value-type="float">
            <text:p>10.7029</text:p>
          </table:table-cell>
          <table:table-cell/>
          <table:table-cell office:value-type="float" office:value="0.107909164693524" calcext:value-type="float">
            <text:p>0.107909164693524</text:p>
          </table:table-cell>
          <table:table-cell office:value-type="float" office:value="0.0197906931281675" calcext:value-type="float">
            <text:p>0.019790693128168</text:p>
          </table:table-cell>
          <table:table-cell office:value-type="float" office:value="-0.00033514631581525" calcext:value-type="float">
            <text:p>-0.000335146315815</text:p>
          </table:table-cell>
          <table:table-cell office:value-type="float" office:value="-22.8125621555558" calcext:value-type="float">
            <text:p>-22.8125621555558</text:p>
          </table:table-cell>
        </table:table-row>
        <table:table-row table:style-name="ro1">
          <table:table-cell office:value-type="float" office:value="-9.9333" calcext:value-type="float">
            <text:p>-9.9333</text:p>
          </table:table-cell>
          <table:table-cell office:value-type="float" office:value="-5.5769" calcext:value-type="float">
            <text:p>-5.5769</text:p>
          </table:table-cell>
          <table:table-cell office:value-type="float" office:value="0.3617" calcext:value-type="float">
            <text:p>0.3617</text:p>
          </table:table-cell>
          <table:table-cell office:value-type="float" office:value="10.5557" calcext:value-type="float">
            <text:p>10.5557</text:p>
          </table:table-cell>
          <table:table-cell/>
          <table:table-cell office:value-type="float" office:value="0.109858799421102" calcext:value-type="float">
            <text:p>0.109858799421102</text:p>
          </table:table-cell>
          <table:table-cell office:value-type="float" office:value="0.0205438740026011" calcext:value-type="float">
            <text:p>0.020543874002601</text:p>
          </table:table-cell>
          <table:table-cell office:value-type="float" office:value="0.000246356256080738" calcext:value-type="float">
            <text:p>0.000246356256081</text:p>
          </table:table-cell>
          <table:table-cell office:value-type="float" office:value="-25.9490019729093" calcext:value-type="float">
            <text:p>-25.9490019729093</text:p>
          </table:table-cell>
        </table:table-row>
        <table:table-row table:style-name="ro1">
          <table:table-cell office:value-type="float" office:value="-9.845" calcext:value-type="float">
            <text:p>-9.845</text:p>
          </table:table-cell>
          <table:table-cell office:value-type="float" office:value="-5.3151" calcext:value-type="float">
            <text:p>-5.3151</text:p>
          </table:table-cell>
          <table:table-cell office:value-type="float" office:value="0.8505" calcext:value-type="float">
            <text:p>0.8505</text:p>
          </table:table-cell>
          <table:table-cell office:value-type="float" office:value="10.6432" calcext:value-type="float">
            <text:p>10.6432</text:p>
          </table:table-cell>
          <table:table-cell/>
          <table:table-cell office:value-type="float" office:value="0.107351947358305" calcext:value-type="float">
            <text:p>0.107351947358305</text:p>
          </table:table-cell>
          <table:table-cell office:value-type="float" office:value="0.0180173135354529" calcext:value-type="float">
            <text:p>0.018017313535453</text:p>
          </table:table-cell>
          <table:table-cell office:value-type="float" office:value="-0.000996431580444792" calcext:value-type="float">
            <text:p>-0.000996431580445</text:p>
          </table:table-cell>
          <table:table-cell office:value-type="float" office:value="-23.8192614930024" calcext:value-type="float">
            <text:p>-23.8192614930024</text:p>
          </table:table-cell>
        </table:table-row>
        <table:table-row table:style-name="ro1">
          <table:table-cell office:value-type="float" office:value="-9.1096" calcext:value-type="float">
            <text:p>-9.1096</text:p>
          </table:table-cell>
          <table:table-cell office:value-type="float" office:value="-5.5681" calcext:value-type="float">
            <text:p>-5.5681</text:p>
          </table:table-cell>
          <table:table-cell office:value-type="float" office:value="0.8918" calcext:value-type="float">
            <text:p>0.8918</text:p>
          </table:table-cell>
          <table:table-cell office:value-type="float" office:value="10.9319" calcext:value-type="float">
            <text:p>10.9319</text:p>
          </table:table-cell>
          <table:table-cell/>
          <table:table-cell office:value-type="float" office:value="0.117723379236546" calcext:value-type="float">
            <text:p>0.117723379236546</text:p>
          </table:table-cell>
          <table:table-cell office:value-type="float" office:value="0.0221722821318745" calcext:value-type="float">
            <text:p>0.022172282131875</text:p>
          </table:table-cell>
          <table:table-cell office:value-type="float" office:value="0.00155323891994187" calcext:value-type="float">
            <text:p>0.001553238919942</text:p>
          </table:table-cell>
          <table:table-cell office:value-type="float" office:value="-23.7342890657476" calcext:value-type="float">
            <text:p>-23.7342890657476</text:p>
          </table:table-cell>
        </table:table-row>
        <table:table-row table:style-name="ro1">
          <table:table-cell office:value-type="float" office:value="-9.0994" calcext:value-type="float">
            <text:p>-9.0994</text:p>
          </table:table-cell>
          <table:table-cell office:value-type="float" office:value="-5.4967" calcext:value-type="float">
            <text:p>-5.4967</text:p>
          </table:table-cell>
          <table:table-cell office:value-type="float" office:value="0.1546" calcext:value-type="float">
            <text:p>0.1546</text:p>
          </table:table-cell>
          <table:table-cell office:value-type="float" office:value="10.5572" calcext:value-type="float">
            <text:p>10.5572</text:p>
          </table:table-cell>
          <table:table-cell/>
          <table:table-cell office:value-type="float" office:value="0.110523682760385" calcext:value-type="float">
            <text:p>0.110523682760385</text:p>
          </table:table-cell>
          <table:table-cell office:value-type="float" office:value="0.0243721173501475" calcext:value-type="float">
            <text:p>0.024372117350148</text:p>
          </table:table-cell>
          <table:table-cell table:style-name="ce1" office:value-type="float" office:value="-0.0000372392940323288" calcext:value-type="float">
            <text:p>-3.72E-05</text:p>
          </table:table-cell>
          <table:table-cell office:value-type="float" office:value="-23.5408225481918" calcext:value-type="float">
            <text:p>-23.5408225481918</text:p>
          </table:table-cell>
        </table:table-row>
        <table:table-row table:style-name="ro1">
          <table:table-cell office:value-type="float" office:value="-9.3986" calcext:value-type="float">
            <text:p>-9.3986</text:p>
          </table:table-cell>
          <table:table-cell office:value-type="float" office:value="-5.1548" calcext:value-type="float">
            <text:p>-5.1548</text:p>
          </table:table-cell>
          <table:table-cell office:value-type="float" office:value="0.3703" calcext:value-type="float">
            <text:p>0.3703</text:p>
          </table:table-cell>
          <table:table-cell office:value-type="float" office:value="10.3765" calcext:value-type="float">
            <text:p>10.3765</text:p>
          </table:table-cell>
          <table:table-cell/>
          <table:table-cell office:value-type="float" office:value="0.109323494781257" calcext:value-type="float">
            <text:p>0.109323494781257</text:p>
          </table:table-cell>
          <table:table-cell office:value-type="float" office:value="0.0223240099345518" calcext:value-type="float">
            <text:p>0.022324009934552</text:p>
          </table:table-cell>
          <table:table-cell office:value-type="float" office:value="-0.00199657491581854" calcext:value-type="float">
            <text:p>-0.001996574915819</text:p>
          </table:table-cell>
          <table:table-cell office:value-type="float" office:value="-25.0836954043068" calcext:value-type="float">
            <text:p>-25.0836954043068</text:p>
          </table:table-cell>
        </table:table-row>
        <table:table-row table:style-name="ro1">
          <table:table-cell office:value-type="float" office:value="-9.2198" calcext:value-type="float">
            <text:p>-9.2198</text:p>
          </table:table-cell>
          <table:table-cell office:value-type="float" office:value="-5.3837" calcext:value-type="float">
            <text:p>-5.3837</text:p>
          </table:table-cell>
          <table:table-cell office:value-type="float" office:value="0.4731" calcext:value-type="float">
            <text:p>0.4731</text:p>
          </table:table-cell>
          <table:table-cell office:value-type="float" office:value="10.0725" calcext:value-type="float">
            <text:p>10.0725</text:p>
          </table:table-cell>
          <table:table-cell/>
          <table:table-cell office:value-type="float" office:value="0.120208027685058" calcext:value-type="float">
            <text:p>0.120208027685058</text:p>
          </table:table-cell>
          <table:table-cell office:value-type="float" office:value="0.0240374262559606" calcext:value-type="float">
            <text:p>0.024037426255961</text:p>
          </table:table-cell>
          <table:table-cell office:value-type="float" office:value="-0.000375288819322345" calcext:value-type="float">
            <text:p>-0.000375288819322</text:p>
          </table:table-cell>
          <table:table-cell office:value-type="float" office:value="-23.0811062215686" calcext:value-type="float">
            <text:p>-23.0811062215686</text:p>
          </table:table-cell>
        </table:table-row>
        <table:table-row table:style-name="ro1">
          <table:table-cell office:value-type="float" office:value="-9.075" calcext:value-type="float">
            <text:p>-9.075</text:p>
          </table:table-cell>
          <table:table-cell office:value-type="float" office:value="-5.8992" calcext:value-type="float">
            <text:p>-5.8992</text:p>
          </table:table-cell>
          <table:table-cell office:value-type="float" office:value="0.2321" calcext:value-type="float">
            <text:p>0.2321</text:p>
          </table:table-cell>
          <table:table-cell office:value-type="float" office:value="10.2338" calcext:value-type="float">
            <text:p>10.2338</text:p>
          </table:table-cell>
          <table:table-cell/>
          <table:table-cell office:value-type="float" office:value="0.128391396645516" calcext:value-type="float">
            <text:p>0.128391396645516</text:p>
          </table:table-cell>
          <table:table-cell office:value-type="float" office:value="0.0239667464416161" calcext:value-type="float">
            <text:p>0.023966746441616</text:p>
          </table:table-cell>
          <table:table-cell office:value-type="float" office:value="-0.00183664275979411" calcext:value-type="float">
            <text:p>-0.001836642759794</text:p>
          </table:table-cell>
          <table:table-cell office:value-type="float" office:value="-24.9237687275381" calcext:value-type="float">
            <text:p>-24.9237687275381</text:p>
          </table:table-cell>
        </table:table-row>
        <table:table-row table:style-name="ro1">
          <table:table-cell office:value-type="float" office:value="-9.7353" calcext:value-type="float">
            <text:p>-9.7353</text:p>
          </table:table-cell>
          <table:table-cell office:value-type="float" office:value="-5.8969" calcext:value-type="float">
            <text:p>-5.8969</text:p>
          </table:table-cell>
          <table:table-cell office:value-type="float" office:value="0.0294" calcext:value-type="float">
            <text:p>0.0294</text:p>
          </table:table-cell>
          <table:table-cell office:value-type="float" office:value="10.7787" calcext:value-type="float">
            <text:p>10.7787</text:p>
          </table:table-cell>
          <table:table-cell/>
          <table:table-cell office:value-type="float" office:value="0.105838714060631" calcext:value-type="float">
            <text:p>0.105838714060631</text:p>
          </table:table-cell>
          <table:table-cell office:value-type="float" office:value="0.0216317101245713" calcext:value-type="float">
            <text:p>0.021631710124571</text:p>
          </table:table-cell>
          <table:table-cell office:value-type="float" office:value="-0.000212319181992903" calcext:value-type="float">
            <text:p>-0.000212319181993</text:p>
          </table:table-cell>
          <table:table-cell office:value-type="float" office:value="-24.6367314261996" calcext:value-type="float">
            <text:p>-24.6367314261996</text:p>
          </table:table-cell>
        </table:table-row>
        <table:table-row table:style-name="ro1">
          <table:table-cell office:value-type="float" office:value="-9.8796" calcext:value-type="float">
            <text:p>-9.8796</text:p>
          </table:table-cell>
          <table:table-cell office:value-type="float" office:value="-5.8913" calcext:value-type="float">
            <text:p>-5.8913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.4038" calcext:value-type="float">
            <text:p>10.4038</text:p>
          </table:table-cell>
          <table:table-cell/>
          <table:table-cell office:value-type="float" office:value="0.122509157547169" calcext:value-type="float">
            <text:p>0.122509157547169</text:p>
          </table:table-cell>
          <table:table-cell office:value-type="float" office:value="0.0212956321019197" calcext:value-type="float">
            <text:p>0.02129563210192</text:p>
          </table:table-cell>
          <table:table-cell office:value-type="float" office:value="-0.00100787581204589" calcext:value-type="float">
            <text:p>-0.001007875812046</text:p>
          </table:table-cell>
          <table:table-cell office:value-type="float" office:value="-22.8712908997555" calcext:value-type="float">
            <text:p>-22.8712908997555</text:p>
          </table:table-cell>
        </table:table-row>
        <table:table-row table:style-name="ro1">
          <table:table-cell office:value-type="float" office:value="-9.8469" calcext:value-type="float">
            <text:p>-9.8469</text:p>
          </table:table-cell>
          <table:table-cell office:value-type="float" office:value="-5.0039" calcext:value-type="float">
            <text:p>-5.0039</text:p>
          </table:table-cell>
          <table:table-cell office:value-type="float" office:value="0.1702" calcext:value-type="float">
            <text:p>0.1702</text:p>
          </table:table-cell>
          <table:table-cell office:value-type="float" office:value="10.0157" calcext:value-type="float">
            <text:p>10.0157</text:p>
          </table:table-cell>
          <table:table-cell/>
          <table:table-cell office:value-type="float" office:value="0.113379458099891" calcext:value-type="float">
            <text:p>0.113379458099891</text:p>
          </table:table-cell>
          <table:table-cell office:value-type="float" office:value="0.0217119759091025" calcext:value-type="float">
            <text:p>0.021711975909103</text:p>
          </table:table-cell>
          <table:table-cell office:value-type="float" office:value="-0.00186459187774703" calcext:value-type="float">
            <text:p>-0.001864591877747</text:p>
          </table:table-cell>
          <table:table-cell office:value-type="float" office:value="-26.290091356949" calcext:value-type="float">
            <text:p>-26.290091356949</text:p>
          </table:table-cell>
        </table:table-row>
        <table:table-row table:style-name="ro1">
          <table:table-cell office:value-type="float" office:value="-9.0883" calcext:value-type="float">
            <text:p>-9.0883</text:p>
          </table:table-cell>
          <table:table-cell office:value-type="float" office:value="-5.5034" calcext:value-type="float">
            <text:p>-5.5034</text:p>
          </table:table-cell>
          <table:table-cell office:value-type="float" office:value="0.2139" calcext:value-type="float">
            <text:p>0.2139</text:p>
          </table:table-cell>
          <table:table-cell office:value-type="float" office:value="10.0881" calcext:value-type="float">
            <text:p>10.0881</text:p>
          </table:table-cell>
          <table:table-cell/>
          <table:table-cell office:value-type="float" office:value="0.105586022271096" calcext:value-type="float">
            <text:p>0.105586022271096</text:p>
          </table:table-cell>
          <table:table-cell office:value-type="float" office:value="0.0349892227946028" calcext:value-type="float">
            <text:p>0.034989222794603</text:p>
          </table:table-cell>
          <table:table-cell office:value-type="float" office:value="0.00045091673832918" calcext:value-type="float">
            <text:p>0.000450916738329</text:p>
          </table:table-cell>
          <table:table-cell office:value-type="float" office:value="-25.3324181926684" calcext:value-type="float">
            <text:p>-25.3324181926684</text:p>
          </table:table-cell>
        </table:table-row>
        <table:table-row table:style-name="ro1">
          <table:table-cell office:value-type="float" office:value="-9.1324" calcext:value-type="float">
            <text:p>-9.1324</text:p>
          </table:table-cell>
          <table:table-cell office:value-type="float" office:value="-5.3729" calcext:value-type="float">
            <text:p>-5.3729</text:p>
          </table:table-cell>
          <table:table-cell office:value-type="float" office:value="0.9757" calcext:value-type="float">
            <text:p>0.9757</text:p>
          </table:table-cell>
          <table:table-cell office:value-type="float" office:value="10.6018" calcext:value-type="float">
            <text:p>10.6018</text:p>
          </table:table-cell>
          <table:table-cell/>
          <table:table-cell office:value-type="float" office:value="0.0983818152188742" calcext:value-type="float">
            <text:p>0.098381815218874</text:p>
          </table:table-cell>
          <table:table-cell office:value-type="float" office:value="0.0193830032575335" calcext:value-type="float">
            <text:p>0.019383003257534</text:p>
          </table:table-cell>
          <table:table-cell office:value-type="float" office:value="-0.00112999933139234" calcext:value-type="float">
            <text:p>-0.001129999331392</text:p>
          </table:table-cell>
          <table:table-cell office:value-type="float" office:value="-24.2791593168801" calcext:value-type="float">
            <text:p>-24.2791593168801</text:p>
          </table:table-cell>
        </table:table-row>
        <table:table-row table:style-name="ro1">
          <table:table-cell office:value-type="float" office:value="-9.8293" calcext:value-type="float">
            <text:p>-9.8293</text:p>
          </table:table-cell>
          <table:table-cell office:value-type="float" office:value="-5.6037" calcext:value-type="float">
            <text:p>-5.6037</text:p>
          </table:table-cell>
          <table:table-cell office:value-type="float" office:value="0.3058" calcext:value-type="float">
            <text:p>0.3058</text:p>
          </table:table-cell>
          <table:table-cell office:value-type="float" office:value="10.394" calcext:value-type="float">
            <text:p>10.394</text:p>
          </table:table-cell>
          <table:table-cell/>
          <table:table-cell office:value-type="float" office:value="0.112319286016494" calcext:value-type="float">
            <text:p>0.112319286016494</text:p>
          </table:table-cell>
          <table:table-cell office:value-type="float" office:value="0.0237555011564401" calcext:value-type="float">
            <text:p>0.02375550115644</text:p>
          </table:table-cell>
          <table:table-cell office:value-type="float" office:value="-0.0013034405771579" calcext:value-type="float">
            <text:p>-0.001303440577158</text:p>
          </table:table-cell>
          <table:table-cell office:value-type="float" office:value="-23.6476284241886" calcext:value-type="float">
            <text:p>-23.6476284241886</text:p>
          </table:table-cell>
        </table:table-row>
        <table:table-row table:style-name="ro1">
          <table:table-cell office:value-type="float" office:value="-9.0297" calcext:value-type="float">
            <text:p>-9.0297</text:p>
          </table:table-cell>
          <table:table-cell office:value-type="float" office:value="-5.687" calcext:value-type="float">
            <text:p>-5.687</text:p>
          </table:table-cell>
          <table:table-cell office:value-type="float" office:value="0.3545" calcext:value-type="float">
            <text:p>0.3545</text:p>
          </table:table-cell>
          <table:table-cell office:value-type="float" office:value="10.5534" calcext:value-type="float">
            <text:p>10.5534</text:p>
          </table:table-cell>
          <table:table-cell/>
          <table:table-cell office:value-type="float" office:value="0.116715629115133" calcext:value-type="float">
            <text:p>0.116715629115133</text:p>
          </table:table-cell>
          <table:table-cell office:value-type="float" office:value="0.0286729204113397" calcext:value-type="float">
            <text:p>0.02867292041134</text:p>
          </table:table-cell>
          <table:table-cell office:value-type="float" office:value="-0.00298523888142268" calcext:value-type="float">
            <text:p>-0.002985238881423</text:p>
          </table:table-cell>
          <table:table-cell office:value-type="float" office:value="-29.2586469327977" calcext:value-type="float">
            <text:p>-29.2586469327977</text:p>
          </table:table-cell>
        </table:table-row>
        <table:table-row table:style-name="ro1">
          <table:table-cell office:value-type="float" office:value="-9.6767" calcext:value-type="float">
            <text:p>-9.6767</text:p>
          </table:table-cell>
          <table:table-cell office:value-type="float" office:value="-5.2792" calcext:value-type="float">
            <text:p>-5.2792</text:p>
          </table:table-cell>
          <table:table-cell office:value-type="float" office:value="0.8994" calcext:value-type="float">
            <text:p>0.8994</text:p>
          </table:table-cell>
          <table:table-cell office:value-type="float" office:value="10.1936" calcext:value-type="float">
            <text:p>10.1936</text:p>
          </table:table-cell>
          <table:table-cell/>
          <table:table-cell office:value-type="float" office:value="0.121969846272439" calcext:value-type="float">
            <text:p>0.121969846272439</text:p>
          </table:table-cell>
          <table:table-cell office:value-type="float" office:value="0.0276551634683466" calcext:value-type="float">
            <text:p>0.027655163468347</text:p>
          </table:table-cell>
          <table:table-cell office:value-type="float" office:value="-0.000760458264544587" calcext:value-type="float">
            <text:p>-0.000760458264545</text:p>
          </table:table-cell>
          <table:table-cell office:value-type="float" office:value="-25.4027722605568" calcext:value-type="float">
            <text:p>-25.4027722605568</text:p>
          </table:table-cell>
        </table:table-row>
        <table:table-row table:style-name="ro1">
          <table:table-cell office:value-type="float" office:value="-9.4413" calcext:value-type="float">
            <text:p>-9.4413</text:p>
          </table:table-cell>
          <table:table-cell office:value-type="float" office:value="-5.6867" calcext:value-type="float">
            <text:p>-5.6867</text:p>
          </table:table-cell>
          <table:table-cell office:value-type="float" office:value="0.8229" calcext:value-type="float">
            <text:p>0.8229</text:p>
          </table:table-cell>
          <table:table-cell office:value-type="float" office:value="10.8025" calcext:value-type="float">
            <text:p>10.8025</text:p>
          </table:table-cell>
          <table:table-cell/>
          <table:table-cell office:value-type="float" office:value="0.11461777183632" calcext:value-type="float">
            <text:p>0.11461777183632</text:p>
          </table:table-cell>
          <table:table-cell office:value-type="float" office:value="0.0244873086322604" calcext:value-type="float">
            <text:p>0.024487308632261</text:p>
          </table:table-cell>
          <table:table-cell office:value-type="float" office:value="-0.00482293015853905" calcext:value-type="float">
            <text:p>-0.004822930158539</text:p>
          </table:table-cell>
          <table:table-cell office:value-type="float" office:value="-25.2952205744009" calcext:value-type="float">
            <text:p>-25.2952205744009</text:p>
          </table:table-cell>
        </table:table-row>
        <table:table-row table:style-name="ro1">
          <table:table-cell office:value-type="float" office:value="-9.3783" calcext:value-type="float">
            <text:p>-9.3783</text:p>
          </table:table-cell>
          <table:table-cell office:value-type="float" office:value="-5.878" calcext:value-type="float">
            <text:p>-5.878</text:p>
          </table:table-cell>
          <table:table-cell office:value-type="float" office:value="0.8116" calcext:value-type="float">
            <text:p>0.8116</text:p>
          </table:table-cell>
          <table:table-cell office:value-type="float" office:value="10.1815" calcext:value-type="float">
            <text:p>10.1815</text:p>
          </table:table-cell>
          <table:table-cell/>
          <table:table-cell office:value-type="float" office:value="0.111780412768149" calcext:value-type="float">
            <text:p>0.111780412768149</text:p>
          </table:table-cell>
          <table:table-cell office:value-type="float" office:value="0.0208674457458851" calcext:value-type="float">
            <text:p>0.020867445745885</text:p>
          </table:table-cell>
          <table:table-cell office:value-type="float" office:value="-0.000185398230545579" calcext:value-type="float">
            <text:p>-0.000185398230546</text:p>
          </table:table-cell>
          <table:table-cell office:value-type="float" office:value="-24.0724956031416" calcext:value-type="float">
            <text:p>-24.0724956031416</text:p>
          </table:table-cell>
        </table:table-row>
        <table:table-row table:style-name="ro1">
          <table:table-cell office:value-type="float" office:value="-9.6208" calcext:value-type="float">
            <text:p>-9.6208</text:p>
          </table:table-cell>
          <table:table-cell office:value-type="float" office:value="-5.4099" calcext:value-type="float">
            <text:p>-5.4099</text:p>
          </table:table-cell>
          <table:table-cell office:value-type="float" office:value="0.2131" calcext:value-type="float">
            <text:p>0.2131</text:p>
          </table:table-cell>
          <table:table-cell office:value-type="float" office:value="10.7363" calcext:value-type="float">
            <text:p>10.7363</text:p>
          </table:table-cell>
          <table:table-cell/>
          <table:table-cell office:value-type="float" office:value="0.0948203283412578" calcext:value-type="float">
            <text:p>0.094820328341258</text:p>
          </table:table-cell>
          <table:table-cell office:value-type="float" office:value="0.0347190741050633" calcext:value-type="float">
            <text:p>0.034719074105063</text:p>
          </table:table-cell>
          <table:table-cell office:value-type="float" office:value="-0.00141459549445046" calcext:value-type="float">
            <text:p>-0.00141459549445</text:p>
          </table:table-cell>
          <table:table-cell office:value-type="float" office:value="-23.3572855949125" calcext:value-type="float">
            <text:p>-23.3572855949125</text:p>
          </table:table-cell>
        </table:table-row>
        <table:table-row table:style-name="ro1">
          <table:table-cell office:value-type="float" office:value="-9.4004" calcext:value-type="float">
            <text:p>-9.4004</text:p>
          </table:table-cell>
          <table:table-cell office:value-type="float" office:value="-5.0493" calcext:value-type="float">
            <text:p>-5.0493</text:p>
          </table:table-cell>
          <table:table-cell office:value-type="float" office:value="0.8833" calcext:value-type="float">
            <text:p>0.8833</text:p>
          </table:table-cell>
          <table:table-cell office:value-type="float" office:value="10.7252" calcext:value-type="float">
            <text:p>10.7252</text:p>
          </table:table-cell>
          <table:table-cell/>
          <table:table-cell office:value-type="float" office:value="0.110565872281712" calcext:value-type="float">
            <text:p>0.110565872281712</text:p>
          </table:table-cell>
          <table:table-cell office:value-type="float" office:value="0.0327297041520229" calcext:value-type="float">
            <text:p>0.032729704152023</text:p>
          </table:table-cell>
          <table:table-cell office:value-type="float" office:value="-0.000993862785137202" calcext:value-type="float">
            <text:p>-0.000993862785137</text:p>
          </table:table-cell>
          <table:table-cell office:value-type="float" office:value="-23.2136458998809" calcext:value-type="float">
            <text:p>-23.2136458998809</text:p>
          </table:table-cell>
        </table:table-row>
        <table:table-row table:style-name="ro1">
          <table:table-cell office:value-type="float" office:value="-9.471" calcext:value-type="float">
            <text:p>-9.471</text:p>
          </table:table-cell>
          <table:table-cell office:value-type="float" office:value="-5.59" calcext:value-type="float">
            <text:p>-5.59</text:p>
          </table:table-cell>
          <table:table-cell office:value-type="float" office:value="0.3371" calcext:value-type="float">
            <text:p>0.3371</text:p>
          </table:table-cell>
          <table:table-cell office:value-type="float" office:value="10.0116" calcext:value-type="float">
            <text:p>10.0116</text:p>
          </table:table-cell>
          <table:table-cell/>
          <table:table-cell office:value-type="float" office:value="0.107901765115053" calcext:value-type="float">
            <text:p>0.107901765115053</text:p>
          </table:table-cell>
          <table:table-cell office:value-type="float" office:value="0.0210509064472715" calcext:value-type="float">
            <text:p>0.021050906447272</text:p>
          </table:table-cell>
          <table:table-cell office:value-type="float" office:value="-0.001271106197013" calcext:value-type="float">
            <text:p>-0.001271106197013</text:p>
          </table:table-cell>
          <table:table-cell office:value-type="float" office:value="-24.8010935000572" calcext:value-type="float">
            <text:p>-24.8010935000572</text:p>
          </table:table-cell>
        </table:table-row>
        <table:table-row table:style-name="ro1">
          <table:table-cell office:value-type="float" office:value="-9.1647" calcext:value-type="float">
            <text:p>-9.1647</text:p>
          </table:table-cell>
          <table:table-cell office:value-type="float" office:value="-5.4782" calcext:value-type="float">
            <text:p>-5.4782</text:p>
          </table:table-cell>
          <table:table-cell office:value-type="float" office:value="0.4087" calcext:value-type="float">
            <text:p>0.4087</text:p>
          </table:table-cell>
          <table:table-cell office:value-type="float" office:value="10.1547" calcext:value-type="float">
            <text:p>10.1547</text:p>
          </table:table-cell>
          <table:table-cell/>
          <table:table-cell office:value-type="float" office:value="0.114536352969686" calcext:value-type="float">
            <text:p>0.114536352969686</text:p>
          </table:table-cell>
          <table:table-cell office:value-type="float" office:value="0.0189048589002462" calcext:value-type="float">
            <text:p>0.018904858900246</text:p>
          </table:table-cell>
          <table:table-cell office:value-type="float" office:value="-0.000448401624270008" calcext:value-type="float">
            <text:p>-0.00044840162427</text:p>
          </table:table-cell>
          <table:table-cell office:value-type="float" office:value="-26.8546025275657" calcext:value-type="float">
            <text:p>-26.8546025275657</text:p>
          </table:table-cell>
        </table:table-row>
        <table:table-row table:style-name="ro1">
          <table:table-cell office:value-type="float" office:value="-9.7879" calcext:value-type="float">
            <text:p>-9.7879</text:p>
          </table:table-cell>
          <table:table-cell office:value-type="float" office:value="-5.0558" calcext:value-type="float">
            <text:p>-5.0558</text:p>
          </table:table-cell>
          <table:table-cell office:value-type="float" office:value="0.4379" calcext:value-type="float">
            <text:p>0.4379</text:p>
          </table:table-cell>
          <table:table-cell office:value-type="float" office:value="10.015" calcext:value-type="float">
            <text:p>10.015</text:p>
          </table:table-cell>
          <table:table-cell/>
          <table:table-cell office:value-type="float" office:value="0.110713800611712" calcext:value-type="float">
            <text:p>0.110713800611712</text:p>
          </table:table-cell>
          <table:table-cell office:value-type="float" office:value="0.0284091667332748" calcext:value-type="float">
            <text:p>0.028409166733275</text:p>
          </table:table-cell>
          <table:table-cell office:value-type="float" office:value="-0.00144739986618437" calcext:value-type="float">
            <text:p>-0.001447399866184</text:p>
          </table:table-cell>
          <table:table-cell office:value-type="float" office:value="-23.2793625179057" calcext:value-type="float">
            <text:p>-23.2793625179057</text:p>
          </table:table-cell>
        </table:table-row>
        <table:table-row table:style-name="ro1">
          <table:table-cell office:value-type="float" office:value="-9.5379" calcext:value-type="float">
            <text:p>-9.5379</text:p>
          </table:table-cell>
          <table:table-cell office:value-type="float" office:value="-5.3084" calcext:value-type="float">
            <text:p>-5.3084</text:p>
          </table:table-cell>
          <table:table-cell office:value-type="float" office:value="0.5231" calcext:value-type="float">
            <text:p>0.5231</text:p>
          </table:table-cell>
          <table:table-cell office:value-type="float" office:value="10.5415" calcext:value-type="float">
            <text:p>10.5415</text:p>
          </table:table-cell>
          <table:table-cell/>
          <table:table-cell office:value-type="float" office:value="0.0970186215241471" calcext:value-type="float">
            <text:p>0.097018621524147</text:p>
          </table:table-cell>
          <table:table-cell office:value-type="float" office:value="0.0262648014434916" calcext:value-type="float">
            <text:p>0.026264801443492</text:p>
          </table:table-cell>
          <table:table-cell office:value-type="float" office:value="-0.000191225131386964" calcext:value-type="float">
            <text:p>-0.000191225131387</text:p>
          </table:table-cell>
          <table:table-cell office:value-type="float" office:value="-26.4962825582275" calcext:value-type="float">
            <text:p>-26.4962825582275</text:p>
          </table:table-cell>
        </table:table-row>
        <table:table-row table:style-name="ro1">
          <table:table-cell office:value-type="float" office:value="-9.5199" calcext:value-type="float">
            <text:p>-9.5199</text:p>
          </table:table-cell>
          <table:table-cell office:value-type="float" office:value="-5.0696" calcext:value-type="float">
            <text:p>-5.0696</text:p>
          </table:table-cell>
          <table:table-cell office:value-type="float" office:value="0.4711" calcext:value-type="float">
            <text:p>0.4711</text:p>
          </table:table-cell>
          <table:table-cell office:value-type="float" office:value="10.7665" calcext:value-type="float">
            <text:p>10.7665</text:p>
          </table:table-cell>
          <table:table-cell/>
          <table:table-cell office:value-type="float" office:value="0.0973254873637407" calcext:value-type="float">
            <text:p>0.097325487363741</text:p>
          </table:table-cell>
          <table:table-cell office:value-type="float" office:value="0.0296831048659746" calcext:value-type="float">
            <text:p>0.029683104865975</text:p>
          </table:table-cell>
          <table:table-cell office:value-type="float" office:value="-0.00331405332977929" calcext:value-type="float">
            <text:p>-0.003314053329779</text:p>
          </table:table-cell>
          <table:table-cell office:value-type="float" office:value="-24.8705683222291" calcext:value-type="float">
            <text:p>-24.8705683222291</text:p>
          </table:table-cell>
        </table:table-row>
        <table:table-row table:style-name="ro1">
          <table:table-cell office:value-type="float" office:value="-9.9246" calcext:value-type="float">
            <text:p>-9.9246</text:p>
          </table:table-cell>
          <table:table-cell office:value-type="float" office:value="-5.9679" calcext:value-type="float">
            <text:p>-5.96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10.9346" calcext:value-type="float">
            <text:p>10.9346</text:p>
          </table:table-cell>
          <table:table-cell/>
          <table:table-cell office:value-type="float" office:value="0.115798019893859" calcext:value-type="float">
            <text:p>0.115798019893859</text:p>
          </table:table-cell>
          <table:table-cell office:value-type="float" office:value="0.0240076408326042" calcext:value-type="float">
            <text:p>0.024007640832604</text:p>
          </table:table-cell>
          <table:table-cell office:value-type="float" office:value="-0.00141542565307933" calcext:value-type="float">
            <text:p>-0.001415425653079</text:p>
          </table:table-cell>
          <table:table-cell office:value-type="float" office:value="-25.3502826212958" calcext:value-type="float">
            <text:p>-25.3502826212958</text:p>
          </table:table-cell>
        </table:table-row>
        <table:table-row table:style-name="ro1">
          <table:table-cell office:value-type="float" office:value="-9.6028" calcext:value-type="float">
            <text:p>-9.6028</text:p>
          </table:table-cell>
          <table:table-cell office:value-type="float" office:value="-5.6516" calcext:value-type="float">
            <text:p>-5.6516</text:p>
          </table:table-cell>
          <table:table-cell office:value-type="float" office:value="0.912" calcext:value-type="float">
            <text:p>0.912</text:p>
          </table:table-cell>
          <table:table-cell office:value-type="float" office:value="10.8081" calcext:value-type="float">
            <text:p>10.8081</text:p>
          </table:table-cell>
          <table:table-cell/>
          <table:table-cell office:value-type="float" office:value="0.124806519396829" calcext:value-type="float">
            <text:p>0.124806519396829</text:p>
          </table:table-cell>
          <table:table-cell office:value-type="float" office:value="0.0214794666491452" calcext:value-type="float">
            <text:p>0.021479466649145</text:p>
          </table:table-cell>
          <table:table-cell table:style-name="ce1" office:value-type="float" office:value="0.000037181960569161" calcext:value-type="float">
            <text:p>3.72E-05</text:p>
          </table:table-cell>
          <table:table-cell office:value-type="float" office:value="-24.7033741636025" calcext:value-type="float">
            <text:p>-24.7033741636025</text:p>
          </table:table-cell>
        </table:table-row>
        <table:table-row table:style-name="ro1">
          <table:table-cell office:value-type="float" office:value="-9.9459" calcext:value-type="float">
            <text:p>-9.9459</text:p>
          </table:table-cell>
          <table:table-cell office:value-type="float" office:value="-5.3307" calcext:value-type="float">
            <text:p>-5.3307</text:p>
          </table:table-cell>
          <table:table-cell office:value-type="float" office:value="0.9949" calcext:value-type="float">
            <text:p>0.9949</text:p>
          </table:table-cell>
          <table:table-cell office:value-type="float" office:value="10.3017" calcext:value-type="float">
            <text:p>10.3017</text:p>
          </table:table-cell>
          <table:table-cell/>
          <table:table-cell office:value-type="float" office:value="0.0979076406982403" calcext:value-type="float">
            <text:p>0.09790764069824</text:p>
          </table:table-cell>
          <table:table-cell office:value-type="float" office:value="0.0286356646752994" calcext:value-type="float">
            <text:p>0.028635664675299</text:p>
          </table:table-cell>
          <table:table-cell office:value-type="float" office:value="0.000392167226979722" calcext:value-type="float">
            <text:p>0.00039216722698</text:p>
          </table:table-cell>
          <table:table-cell office:value-type="float" office:value="-22.5094881794267" calcext:value-type="float">
            <text:p>-22.5094881794267</text:p>
          </table:table-cell>
        </table:table-row>
        <table:table-row table:style-name="ro1">
          <table:table-cell office:value-type="float" office:value="-9.169" calcext:value-type="float">
            <text:p>-9.169</text:p>
          </table:table-cell>
          <table:table-cell office:value-type="float" office:value="-5.999" calcext:value-type="float">
            <text:p>-5.999</text:p>
          </table:table-cell>
          <table:table-cell office:value-type="float" office:value="0.0563" calcext:value-type="float">
            <text:p>0.0563</text:p>
          </table:table-cell>
          <table:table-cell office:value-type="float" office:value="10.7476" calcext:value-type="float">
            <text:p>10.7476</text:p>
          </table:table-cell>
          <table:table-cell/>
          <table:table-cell office:value-type="float" office:value="0.107669932497025" calcext:value-type="float">
            <text:p>0.107669932497025</text:p>
          </table:table-cell>
          <table:table-cell office:value-type="float" office:value="0.0279298601306936" calcext:value-type="float">
            <text:p>0.027929860130694</text:p>
          </table:table-cell>
          <table:table-cell table:style-name="ce1" office:value-type="float" office:value="-0.0000381749408472488" calcext:value-type="float">
            <text:p>-3.82E-05</text:p>
          </table:table-cell>
          <table:table-cell office:value-type="float" office:value="-23.3560355896098" calcext:value-type="float">
            <text:p>-23.3560355896098</text:p>
          </table:table-cell>
        </table:table-row>
        <table:table-row table:style-name="ro1">
          <table:table-cell office:value-type="float" office:value="-9.4684" calcext:value-type="float">
            <text:p>-9.4684</text:p>
          </table:table-cell>
          <table:table-cell office:value-type="float" office:value="-5.0149" calcext:value-type="float">
            <text:p>-5.0149</text:p>
          </table:table-cell>
          <table:table-cell office:value-type="float" office:value="0.4425" calcext:value-type="float">
            <text:p>0.4425</text:p>
          </table:table-cell>
          <table:table-cell office:value-type="float" office:value="10.4272" calcext:value-type="float">
            <text:p>10.4272</text:p>
          </table:table-cell>
          <table:table-cell/>
          <table:table-cell office:value-type="float" office:value="0.112806999060473" calcext:value-type="float">
            <text:p>0.112806999060473</text:p>
          </table:table-cell>
          <table:table-cell office:value-type="float" office:value="0.0137642963375904" calcext:value-type="float">
            <text:p>0.01376429633759</text:p>
          </table:table-cell>
          <table:table-cell office:value-type="float" office:value="-0.00556900778154649" calcext:value-type="float">
            <text:p>-0.005569007781547</text:p>
          </table:table-cell>
          <table:table-cell office:value-type="float" office:value="-23.8831422719547" calcext:value-type="float">
            <text:p>-23.8831422719547</text:p>
          </table:table-cell>
        </table:table-row>
        <table:table-row table:style-name="ro1">
          <table:table-cell office:value-type="float" office:value="-9.5198" calcext:value-type="float">
            <text:p>-9.5198</text:p>
          </table:table-cell>
          <table:table-cell office:value-type="float" office:value="-5.8396" calcext:value-type="float">
            <text:p>-5.8396</text:p>
          </table:table-cell>
          <table:table-cell office:value-type="float" office:value="0.9158" calcext:value-type="float">
            <text:p>0.9158</text:p>
          </table:table-cell>
          <table:table-cell office:value-type="float" office:value="10.2571" calcext:value-type="float">
            <text:p>10.2571</text:p>
          </table:table-cell>
          <table:table-cell/>
          <table:table-cell office:value-type="float" office:value="0.118530771271793" calcext:value-type="float">
            <text:p>0.118530771271793</text:p>
          </table:table-cell>
          <table:table-cell office:value-type="float" office:value="0.0190027838970727" calcext:value-type="float">
            <text:p>0.019002783897073</text:p>
          </table:table-cell>
          <table:table-cell office:value-type="float" office:value="-0.000702830271939336" calcext:value-type="float">
            <text:p>-0.000702830271939</text:p>
          </table:table-cell>
          <table:table-cell office:value-type="float" office:value="-25.6571221920269" calcext:value-type="float">
            <text:p>-25.6571221920269</text:p>
          </table:table-cell>
        </table:table-row>
        <table:table-row table:style-name="ro1">
          <table:table-cell office:value-type="float" office:value="-9.8382" calcext:value-type="float">
            <text:p>-9.8382</text:p>
          </table:table-cell>
          <table:table-cell office:value-type="float" office:value="-5.3206" calcext:value-type="float">
            <text:p>-5.3206</text:p>
          </table:table-cell>
          <table:table-cell office:value-type="float" office:value="0.2191" calcext:value-type="float">
            <text:p>0.2191</text:p>
          </table:table-cell>
          <table:table-cell office:value-type="float" office:value="10.9082" calcext:value-type="float">
            <text:p>10.9082</text:p>
          </table:table-cell>
          <table:table-cell/>
          <table:table-cell office:value-type="float" office:value="0.113665723282632" calcext:value-type="float">
            <text:p>0.113665723282632</text:p>
          </table:table-cell>
          <table:table-cell office:value-type="float" office:value="0.0206115466129006" calcext:value-type="float">
            <text:p>0.020611546612901</text:p>
          </table:table-cell>
          <table:table-cell office:value-type="float" office:value="-0.00847003038329979" calcext:value-type="float">
            <text:p>-0.0084700303833</text:p>
          </table:table-cell>
          <table:table-cell office:value-type="float" office:value="-26.7873969906401" calcext:value-type="float">
            <text:p>-26.7873969906401</text:p>
          </table:table-cell>
        </table:table-row>
        <table:table-row table:style-name="ro1">
          <table:table-cell office:value-type="float" office:value="-9.4783" calcext:value-type="float">
            <text:p>-9.4783</text:p>
          </table:table-cell>
          <table:table-cell office:value-type="float" office:value="-5.6685" calcext:value-type="float">
            <text:p>-5.6685</text:p>
          </table:table-cell>
          <table:table-cell office:value-type="float" office:value="0.112" calcext:value-type="float">
            <text:p>0.112</text:p>
          </table:table-cell>
          <table:table-cell office:value-type="float" office:value="10.3269" calcext:value-type="float">
            <text:p>10.3269</text:p>
          </table:table-cell>
          <table:table-cell/>
          <table:table-cell office:value-type="float" office:value="0.0964027205347805" calcext:value-type="float">
            <text:p>0.096402720534781</text:p>
          </table:table-cell>
          <table:table-cell office:value-type="float" office:value="0.0335162215657122" calcext:value-type="float">
            <text:p>0.033516221565712</text:p>
          </table:table-cell>
          <table:table-cell office:value-type="float" office:value="-0.00376171953468059" calcext:value-type="float">
            <text:p>-0.003761719534681</text:p>
          </table:table-cell>
          <table:table-cell office:value-type="float" office:value="-26.0583384829325" calcext:value-type="float">
            <text:p>-26.0583384829325</text:p>
          </table:table-cell>
        </table:table-row>
        <table:table-row table:style-name="ro1">
          <table:table-cell office:value-type="float" office:value="-9.2309" calcext:value-type="float">
            <text:p>-9.2309</text:p>
          </table:table-cell>
          <table:table-cell office:value-type="float" office:value="-5.9886" calcext:value-type="float">
            <text:p>-5.9886</text:p>
          </table:table-cell>
          <table:table-cell office:value-type="float" office:value="0.0714" calcext:value-type="float">
            <text:p>0.0714</text:p>
          </table:table-cell>
          <table:table-cell office:value-type="float" office:value="10.78" calcext:value-type="float">
            <text:p>10.78</text:p>
          </table:table-cell>
          <table:table-cell/>
          <table:table-cell office:value-type="float" office:value="0.0939031972808713" calcext:value-type="float">
            <text:p>0.093903197280871</text:p>
          </table:table-cell>
          <table:table-cell office:value-type="float" office:value="0.0252680068673507" calcext:value-type="float">
            <text:p>0.025268006867351</text:p>
          </table:table-cell>
          <table:table-cell office:value-type="float" office:value="-0.000478430368446667" calcext:value-type="float">
            <text:p>-0.000478430368447</text:p>
          </table:table-cell>
          <table:table-cell office:value-type="float" office:value="-24.1351086606495" calcext:value-type="float">
            <text:p>-24.1351086606495</text:p>
          </table:table-cell>
        </table:table-row>
        <table:table-row table:style-name="ro1">
          <table:table-cell office:value-type="float" office:value="-9.6247" calcext:value-type="float">
            <text:p>-9.6247</text:p>
          </table:table-cell>
          <table:table-cell office:value-type="float" office:value="-5.5399" calcext:value-type="float">
            <text:p>-5.5399</text:p>
          </table:table-cell>
          <table:table-cell office:value-type="float" office:value="0.0391" calcext:value-type="float">
            <text:p>0.0391</text:p>
          </table:table-cell>
          <table:table-cell office:value-type="float" office:value="10.5271" calcext:value-type="float">
            <text:p>10.5271</text:p>
          </table:table-cell>
          <table:table-cell/>
          <table:table-cell office:value-type="float" office:value="0.102735397660491" calcext:value-type="float">
            <text:p>0.102735397660491</text:p>
          </table:table-cell>
          <table:table-cell office:value-type="float" office:value="0.0248452560222379" calcext:value-type="float">
            <text:p>0.024845256022238</text:p>
          </table:table-cell>
          <table:table-cell office:value-type="float" office:value="0.000386573866007048" calcext:value-type="float">
            <text:p>0.000386573866007</text:p>
          </table:table-cell>
          <table:table-cell office:value-type="float" office:value="-22.6141046278544" calcext:value-type="float">
            <text:p>-22.6141046278544</text:p>
          </table:table-cell>
        </table:table-row>
        <table:table-row table:style-name="ro1">
          <table:table-cell office:value-type="float" office:value="-9.9029" calcext:value-type="float">
            <text:p>-9.9029</text:p>
          </table:table-cell>
          <table:table-cell office:value-type="float" office:value="-5.1293" calcext:value-type="float">
            <text:p>-5.1293</text:p>
          </table:table-cell>
          <table:table-cell office:value-type="float" office:value="0.4721" calcext:value-type="float">
            <text:p>0.4721</text:p>
          </table:table-cell>
          <table:table-cell office:value-type="float" office:value="10.9997" calcext:value-type="float">
            <text:p>10.9997</text:p>
          </table:table-cell>
          <table:table-cell/>
          <table:table-cell office:value-type="float" office:value="0.112765679072617" calcext:value-type="float">
            <text:p>0.112765679072617</text:p>
          </table:table-cell>
          <table:table-cell office:value-type="float" office:value="0.0237818093070447" calcext:value-type="float">
            <text:p>0.023781809307045</text:p>
          </table:table-cell>
          <table:table-cell office:value-type="float" office:value="-0.000424220015557777" calcext:value-type="float">
            <text:p>-0.000424220015558</text:p>
          </table:table-cell>
          <table:table-cell office:value-type="float" office:value="-25.0710571538263" calcext:value-type="float">
            <text:p>-25.0710571538263</text:p>
          </table:table-cell>
        </table:table-row>
        <table:table-row table:style-name="ro1">
          <table:table-cell office:value-type="float" office:value="-9.9078" calcext:value-type="float">
            <text:p>-9.9078</text:p>
          </table:table-cell>
          <table:table-cell office:value-type="float" office:value="-5.1018" calcext:value-type="float">
            <text:p>-5.1018</text:p>
          </table:table-cell>
          <table:table-cell office:value-type="float" office:value="0.3502" calcext:value-type="float">
            <text:p>0.3502</text:p>
          </table:table-cell>
          <table:table-cell office:value-type="float" office:value="10.5487" calcext:value-type="float">
            <text:p>10.5487</text:p>
          </table:table-cell>
          <table:table-cell/>
          <table:table-cell office:value-type="float" office:value="0.110649360680419" calcext:value-type="float">
            <text:p>0.110649360680419</text:p>
          </table:table-cell>
          <table:table-cell office:value-type="float" office:value="0.0236760472982946" calcext:value-type="float">
            <text:p>0.023676047298295</text:p>
          </table:table-cell>
          <table:table-cell office:value-type="float" office:value="-0.00116430719843992" calcext:value-type="float">
            <text:p>-0.00116430719844</text:p>
          </table:table-cell>
          <table:table-cell office:value-type="float" office:value="-23.2479301385741" calcext:value-type="float">
            <text:p>-23.2479301385741</text:p>
          </table:table-cell>
        </table:table-row>
        <table:table-row table:style-name="ro1">
          <table:table-cell office:value-type="float" office:value="-9.2555" calcext:value-type="float">
            <text:p>-9.2555</text:p>
          </table:table-cell>
          <table:table-cell office:value-type="float" office:value="-5.4769" calcext:value-type="float">
            <text:p>-5.4769</text:p>
          </table:table-cell>
          <table:table-cell office:value-type="float" office:value="0.8852" calcext:value-type="float">
            <text:p>0.8852</text:p>
          </table:table-cell>
          <table:table-cell office:value-type="float" office:value="10.1759" calcext:value-type="float">
            <text:p>10.1759</text:p>
          </table:table-cell>
          <table:table-cell/>
          <table:table-cell office:value-type="float" office:value="0.107762449640859" calcext:value-type="float">
            <text:p>0.107762449640859</text:p>
          </table:table-cell>
          <table:table-cell office:value-type="float" office:value="0.0172885697347924" calcext:value-type="float">
            <text:p>0.017288569734792</text:p>
          </table:table-cell>
          <table:table-cell office:value-type="float" office:value="0.00046589977229396" calcext:value-type="float">
            <text:p>0.000465899772294</text:p>
          </table:table-cell>
          <table:table-cell office:value-type="float" office:value="-25.2154850858147" calcext:value-type="float">
            <text:p>-25.2154850858147</text:p>
          </table:table-cell>
        </table:table-row>
        <table:table-row table:style-name="ro1">
          <table:table-cell office:value-type="float" office:value="-9.8608" calcext:value-type="float">
            <text:p>-9.8608</text:p>
          </table:table-cell>
          <table:table-cell office:value-type="float" office:value="-5.4412" calcext:value-type="float">
            <text:p>-5.4412</text:p>
          </table:table-cell>
          <table:table-cell office:value-type="float" office:value="0.3274" calcext:value-type="float">
            <text:p>0.3274</text:p>
          </table:table-cell>
          <table:table-cell office:value-type="float" office:value="10.9724" calcext:value-type="float">
            <text:p>10.9724</text:p>
          </table:table-cell>
          <table:table-cell/>
          <table:table-cell office:value-type="float" office:value="0.117388736361775" calcext:value-type="float">
            <text:p>0.117388736361775</text:p>
          </table:table-cell>
          <table:table-cell office:value-type="float" office:value="0.0184568938116632" calcext:value-type="float">
            <text:p>0.018456893811663</text:p>
          </table:table-cell>
          <table:table-cell office:value-type="float" office:value="-0.000726240315727155" calcext:value-type="float">
            <text:p>-0.000726240315727</text:p>
          </table:table-cell>
          <table:table-cell office:value-type="float" office:value="-25.8867171840406" calcext:value-type="float">
            <text:p>-25.8867171840406</text:p>
          </table:table-cell>
        </table:table-row>
        <table:table-row table:style-name="ro1">
          <table:table-cell office:value-type="float" office:value="-9.873" calcext:value-type="float">
            <text:p>-9.873</text:p>
          </table:table-cell>
          <table:table-cell office:value-type="float" office:value="-5.6428" calcext:value-type="float">
            <text:p>-5.6428</text:p>
          </table:table-cell>
          <table:table-cell office:value-type="float" office:value="0.1179" calcext:value-type="float">
            <text:p>0.1179</text:p>
          </table:table-cell>
          <table:table-cell office:value-type="float" office:value="10.4108" calcext:value-type="float">
            <text:p>10.4108</text:p>
          </table:table-cell>
          <table:table-cell/>
          <table:table-cell office:value-type="float" office:value="0.117131083862561" calcext:value-type="float">
            <text:p>0.117131083862561</text:p>
          </table:table-cell>
          <table:table-cell office:value-type="float" office:value="0.0238495738682628" calcext:value-type="float">
            <text:p>0.023849573868263</text:p>
          </table:table-cell>
          <table:table-cell office:value-type="float" office:value="-0.000999757575332678" calcext:value-type="float">
            <text:p>-0.000999757575333</text:p>
          </table:table-cell>
          <table:table-cell office:value-type="float" office:value="-24.92415485785" calcext:value-type="float">
            <text:p>-24.92415485785</text:p>
          </table:table-cell>
        </table:table-row>
        <table:table-row table:style-name="ro1">
          <table:table-cell office:value-type="float" office:value="-9.4827" calcext:value-type="float">
            <text:p>-9.4827</text:p>
          </table:table-cell>
          <table:table-cell office:value-type="float" office:value="-5.2981" calcext:value-type="float">
            <text:p>-5.2981</text:p>
          </table:table-cell>
          <table:table-cell office:value-type="float" office:value="0.215" calcext:value-type="float">
            <text:p>0.215</text:p>
          </table:table-cell>
          <table:table-cell office:value-type="float" office:value="10.6891" calcext:value-type="float">
            <text:p>10.6891</text:p>
          </table:table-cell>
          <table:table-cell/>
          <table:table-cell office:value-type="float" office:value="0.115222308423955" calcext:value-type="float">
            <text:p>0.115222308423955</text:p>
          </table:table-cell>
          <table:table-cell office:value-type="float" office:value="0.0200477266652522" calcext:value-type="float">
            <text:p>0.020047726665252</text:p>
          </table:table-cell>
          <table:table-cell office:value-type="float" office:value="-0.00157151422020034" calcext:value-type="float">
            <text:p>-0.0015715142202</text:p>
          </table:table-cell>
          <table:table-cell office:value-type="float" office:value="-23.9437274321389" calcext:value-type="float">
            <text:p>-23.9437274321389</text:p>
          </table:table-cell>
        </table:table-row>
        <table:table-row table:style-name="ro1">
          <table:table-cell office:value-type="float" office:value="-9.1467" calcext:value-type="float">
            <text:p>-9.1467</text:p>
          </table:table-cell>
          <table:table-cell office:value-type="float" office:value="-5.0601" calcext:value-type="float">
            <text:p>-5.0601</text:p>
          </table:table-cell>
          <table:table-cell office:value-type="float" office:value="0.939" calcext:value-type="float">
            <text:p>0.939</text:p>
          </table:table-cell>
          <table:table-cell office:value-type="float" office:value="10.2008" calcext:value-type="float">
            <text:p>10.2008</text:p>
          </table:table-cell>
          <table:table-cell/>
          <table:table-cell office:value-type="float" office:value="0.099444198101702" calcext:value-type="float">
            <text:p>0.099444198101702</text:p>
          </table:table-cell>
          <table:table-cell office:value-type="float" office:value="0.0214172232495912" calcext:value-type="float">
            <text:p>0.021417223249591</text:p>
          </table:table-cell>
          <table:table-cell office:value-type="float" office:value="0.00025266465469151" calcext:value-type="float">
            <text:p>0.000252664654692</text:p>
          </table:table-cell>
          <table:table-cell office:value-type="float" office:value="-24.4085924692259" calcext:value-type="float">
            <text:p>-24.4085924692259</text:p>
          </table:table-cell>
        </table:table-row>
        <table:table-row table:style-name="ro1">
          <table:table-cell office:value-type="float" office:value="-9.0589" calcext:value-type="float">
            <text:p>-9.0589</text:p>
          </table:table-cell>
          <table:table-cell office:value-type="float" office:value="-5.9792" calcext:value-type="float">
            <text:p>-5.9792</text:p>
          </table:table-cell>
          <table:table-cell office:value-type="float" office:value="0.7494" calcext:value-type="float">
            <text:p>0.7494</text:p>
          </table:table-cell>
          <table:table-cell office:value-type="float" office:value="10.3624" calcext:value-type="float">
            <text:p>10.3624</text:p>
          </table:table-cell>
          <table:table-cell/>
          <table:table-cell office:value-type="float" office:value="0.106558063027577" calcext:value-type="float">
            <text:p>0.106558063027577</text:p>
          </table:table-cell>
          <table:table-cell office:value-type="float" office:value="0.0146938854755141" calcext:value-type="float">
            <text:p>0.014693885475514</text:p>
          </table:table-cell>
          <table:table-cell office:value-type="float" office:value="0.00135419986050754" calcext:value-type="float">
            <text:p>0.001354199860508</text:p>
          </table:table-cell>
          <table:table-cell office:value-type="float" office:value="-23.5630235881924" calcext:value-type="float">
            <text:p>-23.5630235881924</text:p>
          </table:table-cell>
        </table:table-row>
        <table:table-row table:style-name="ro1">
          <table:table-cell office:value-type="float" office:value="-9.9655" calcext:value-type="float">
            <text:p>-9.9655</text:p>
          </table:table-cell>
          <table:table-cell office:value-type="float" office:value="-5.0089" calcext:value-type="float">
            <text:p>-5.0089</text:p>
          </table:table-cell>
          <table:table-cell office:value-type="float" office:value="0.1893" calcext:value-type="float">
            <text:p>0.1893</text:p>
          </table:table-cell>
          <table:table-cell office:value-type="float" office:value="10.0323" calcext:value-type="float">
            <text:p>10.0323</text:p>
          </table:table-cell>
          <table:table-cell/>
          <table:table-cell office:value-type="float" office:value="0.101143144242087" calcext:value-type="float">
            <text:p>0.101143144242087</text:p>
          </table:table-cell>
          <table:table-cell office:value-type="float" office:value="0.0303795595873537" calcext:value-type="float">
            <text:p>0.030379559587354</text:p>
          </table:table-cell>
          <table:table-cell office:value-type="float" office:value="-0.000494258382836611" calcext:value-type="float">
            <text:p>-0.000494258382837</text:p>
          </table:table-cell>
          <table:table-cell office:value-type="float" office:value="-22.9706443853097" calcext:value-type="float">
            <text:p>-22.9706443853097</text:p>
          </table:table-cell>
        </table:table-row>
        <table:table-row table:style-name="ro1">
          <table:table-cell office:value-type="float" office:value="-9.145" calcext:value-type="float">
            <text:p>-9.145</text:p>
          </table:table-cell>
          <table:table-cell office:value-type="float" office:value="-5.41" calcext:value-type="float">
            <text:p>-5.41</text:p>
          </table:table-cell>
          <table:table-cell office:value-type="float" office:value="0.0537" calcext:value-type="float">
            <text:p>0.0537</text:p>
          </table:table-cell>
          <table:table-cell office:value-type="float" office:value="10.5322" calcext:value-type="float">
            <text:p>10.5322</text:p>
          </table:table-cell>
          <table:table-cell/>
          <table:table-cell office:value-type="float" office:value="0.108577082838381" calcext:value-type="float">
            <text:p>0.108577082838381</text:p>
          </table:table-cell>
          <table:table-cell office:value-type="float" office:value="0.0210237261833293" calcext:value-type="float">
            <text:p>0.021023726183329</text:p>
          </table:table-cell>
          <table:table-cell office:value-type="float" office:value="-0.000192759232079296" calcext:value-type="float">
            <text:p>-0.000192759232079</text:p>
          </table:table-cell>
          <table:table-cell office:value-type="float" office:value="-25.8662034526377" calcext:value-type="float">
            <text:p>-25.8662034526377</text:p>
          </table:table-cell>
        </table:table-row>
        <table:table-row table:style-name="ro1">
          <table:table-cell office:value-type="float" office:value="-9.4997" calcext:value-type="float">
            <text:p>-9.4997</text:p>
          </table:table-cell>
          <table:table-cell office:value-type="float" office:value="-5.1796" calcext:value-type="float">
            <text:p>-5.1796</text:p>
          </table:table-cell>
          <table:table-cell office:value-type="float" office:value="0.7557" calcext:value-type="float">
            <text:p>0.7557</text:p>
          </table:table-cell>
          <table:table-cell office:value-type="float" office:value="10.6497" calcext:value-type="float">
            <text:p>10.6497</text:p>
          </table:table-cell>
          <table:table-cell/>
          <table:table-cell office:value-type="float" office:value="0.120215759923796" calcext:value-type="float">
            <text:p>0.120215759923796</text:p>
          </table:table-cell>
          <table:table-cell office:value-type="float" office:value="0.0233699956453118" calcext:value-type="float">
            <text:p>0.023369995645312</text:p>
          </table:table-cell>
          <table:table-cell office:value-type="float" office:value="0.00014345180256039" calcext:value-type="float">
            <text:p>0.00014345180256</text:p>
          </table:table-cell>
          <table:table-cell office:value-type="float" office:value="-24.4847044537607" calcext:value-type="float">
            <text:p>-24.4847044537607</text:p>
          </table:table-cell>
        </table:table-row>
        <table:table-row table:style-name="ro1">
          <table:table-cell office:value-type="float" office:value="-9.5899" calcext:value-type="float">
            <text:p>-9.5899</text:p>
          </table:table-cell>
          <table:table-cell office:value-type="float" office:value="-5.8879" calcext:value-type="float">
            <text:p>-5.8879</text:p>
          </table:table-cell>
          <table:table-cell office:value-type="float" office:value="0.2242" calcext:value-type="float">
            <text:p>0.2242</text:p>
          </table:table-cell>
          <table:table-cell office:value-type="float" office:value="10.1649" calcext:value-type="float">
            <text:p>10.1649</text:p>
          </table:table-cell>
          <table:table-cell/>
          <table:table-cell office:value-type="float" office:value="0.115833531102224" calcext:value-type="float">
            <text:p>0.115833531102224</text:p>
          </table:table-cell>
          <table:table-cell office:value-type="float" office:value="0.0167549758088029" calcext:value-type="float">
            <text:p>0.016754975808803</text:p>
          </table:table-cell>
          <table:table-cell office:value-type="float" office:value="0.000503301822531054" calcext:value-type="float">
            <text:p>0.000503301822531</text:p>
          </table:table-cell>
          <table:table-cell office:value-type="float" office:value="-27.3795063576035" calcext:value-type="float">
            <text:p>-27.3795063576035</text:p>
          </table:table-cell>
        </table:table-row>
        <table:table-row table:style-name="ro1">
          <table:table-cell office:value-type="float" office:value="-9.8313" calcext:value-type="float">
            <text:p>-9.8313</text:p>
          </table:table-cell>
          <table:table-cell office:value-type="float" office:value="-5.946" calcext:value-type="float">
            <text:p>-5.946</text:p>
          </table:table-cell>
          <table:table-cell office:value-type="float" office:value="0.8305" calcext:value-type="float">
            <text:p>0.8305</text:p>
          </table:table-cell>
          <table:table-cell office:value-type="float" office:value="10.6604" calcext:value-type="float">
            <text:p>10.6604</text:p>
          </table:table-cell>
          <table:table-cell/>
          <table:table-cell office:value-type="float" office:value="0.108313487319036" calcext:value-type="float">
            <text:p>0.108313487319036</text:p>
          </table:table-cell>
          <table:table-cell office:value-type="float" office:value="0.021321424375411" calcext:value-type="float">
            <text:p>0.021321424375411</text:p>
          </table:table-cell>
          <table:table-cell office:value-type="float" office:value="-0.00462012586245667" calcext:value-type="float">
            <text:p>-0.004620125862457</text:p>
          </table:table-cell>
          <table:table-cell office:value-type="float" office:value="-27.2342442736338" calcext:value-type="float">
            <text:p>-27.2342442736338</text:p>
          </table:table-cell>
        </table:table-row>
        <table:table-row table:style-name="ro1">
          <table:table-cell office:value-type="float" office:value="-9.6844" calcext:value-type="float">
            <text:p>-9.6844</text:p>
          </table:table-cell>
          <table:table-cell office:value-type="float" office:value="-5.1401" calcext:value-type="float">
            <text:p>-5.1401</text:p>
          </table:table-cell>
          <table:table-cell office:value-type="float" office:value="0.0528" calcext:value-type="float">
            <text:p>0.0528</text:p>
          </table:table-cell>
          <table:table-cell office:value-type="float" office:value="10.188" calcext:value-type="float">
            <text:p>10.188</text:p>
          </table:table-cell>
          <table:table-cell/>
          <table:table-cell office:value-type="float" office:value="0.115117650220515" calcext:value-type="float">
            <text:p>0.115117650220515</text:p>
          </table:table-cell>
          <table:table-cell office:value-type="float" office:value="0.0235360898936945" calcext:value-type="float">
            <text:p>0.023536089893695</text:p>
          </table:table-cell>
          <table:table-cell office:value-type="float" office:value="0.000342777388966126" calcext:value-type="float">
            <text:p>0.000342777388966</text:p>
          </table:table-cell>
          <table:table-cell office:value-type="float" office:value="-24.3141632140003" calcext:value-type="float">
            <text:p>-24.3141632140003</text:p>
          </table:table-cell>
        </table:table-row>
        <table:table-row table:style-name="ro1">
          <table:table-cell office:value-type="float" office:value="-9.2821" calcext:value-type="float">
            <text:p>-9.2821</text:p>
          </table:table-cell>
          <table:table-cell office:value-type="float" office:value="-5.0158" calcext:value-type="float">
            <text:p>-5.0158</text:p>
          </table:table-cell>
          <table:table-cell office:value-type="float" office:value="0.2595" calcext:value-type="float">
            <text:p>0.2595</text:p>
          </table:table-cell>
          <table:table-cell office:value-type="float" office:value="10.6649" calcext:value-type="float">
            <text:p>10.6649</text:p>
          </table:table-cell>
          <table:table-cell/>
          <table:table-cell office:value-type="float" office:value="0.111562494646998" calcext:value-type="float">
            <text:p>0.111562494646998</text:p>
          </table:table-cell>
          <table:table-cell office:value-type="float" office:value="0.0206693251328534" calcext:value-type="float">
            <text:p>0.020669325132854</text:p>
          </table:table-cell>
          <table:table-cell office:value-type="float" office:value="0.00100201984131783" calcext:value-type="float">
            <text:p>0.001002019841318</text:p>
          </table:table-cell>
          <table:table-cell office:value-type="float" office:value="-23.9181165158529" calcext:value-type="float">
            <text:p>-23.9181165158529</text:p>
          </table:table-cell>
        </table:table-row>
        <table:table-row table:style-name="ro1">
          <table:table-cell office:value-type="float" office:value="-9.3032" calcext:value-type="float">
            <text:p>-9.3032</text:p>
          </table:table-cell>
          <table:table-cell office:value-type="float" office:value="-5.1085" calcext:value-type="float">
            <text:p>-5.1085</text:p>
          </table:table-cell>
          <table:table-cell office:value-type="float" office:value="0.197" calcext:value-type="float">
            <text:p>0.197</text:p>
          </table:table-cell>
          <table:table-cell office:value-type="float" office:value="10.239" calcext:value-type="float">
            <text:p>10.239</text:p>
          </table:table-cell>
          <table:table-cell/>
          <table:table-cell office:value-type="float" office:value="0.106633196615358" calcext:value-type="float">
            <text:p>0.106633196615358</text:p>
          </table:table-cell>
          <table:table-cell office:value-type="float" office:value="0.0198091316980198" calcext:value-type="float">
            <text:p>0.01980913169802</text:p>
          </table:table-cell>
          <table:table-cell office:value-type="float" office:value="0.000959910901506103" calcext:value-type="float">
            <text:p>0.000959910901506</text:p>
          </table:table-cell>
          <table:table-cell office:value-type="float" office:value="-27.0095833009513" calcext:value-type="float">
            <text:p>-27.0095833009513</text:p>
          </table:table-cell>
        </table:table-row>
        <table:table-row table:style-name="ro1">
          <table:table-cell office:value-type="float" office:value="-9.3997" calcext:value-type="float">
            <text:p>-9.3997</text:p>
          </table:table-cell>
          <table:table-cell office:value-type="float" office:value="-5.3119" calcext:value-type="float">
            <text:p>-5.3119</text:p>
          </table:table-cell>
          <table:table-cell office:value-type="float" office:value="0.9238" calcext:value-type="float">
            <text:p>0.9238</text:p>
          </table:table-cell>
          <table:table-cell office:value-type="float" office:value="10.4721" calcext:value-type="float">
            <text:p>10.4721</text:p>
          </table:table-cell>
          <table:table-cell/>
          <table:table-cell office:value-type="float" office:value="0.116349293487087" calcext:value-type="float">
            <text:p>0.116349293487087</text:p>
          </table:table-cell>
          <table:table-cell office:value-type="float" office:value="0.0199252015948133" calcext:value-type="float">
            <text:p>0.019925201594813</text:p>
          </table:table-cell>
          <table:table-cell office:value-type="float" office:value="-0.00435834941822616" calcext:value-type="float">
            <text:p>-0.004358349418226</text:p>
          </table:table-cell>
          <table:table-cell office:value-type="float" office:value="-26.6269854918466" calcext:value-type="float">
            <text:p>-26.6269854918466</text:p>
          </table:table-cell>
        </table:table-row>
        <table:table-row table:style-name="ro1">
          <table:table-cell office:value-type="float" office:value="-9.1017" calcext:value-type="float">
            <text:p>-9.1017</text:p>
          </table:table-cell>
          <table:table-cell office:value-type="float" office:value="-5.1349" calcext:value-type="float">
            <text:p>-5.1349</text:p>
          </table:table-cell>
          <table:table-cell office:value-type="float" office:value="0.5175" calcext:value-type="float">
            <text:p>0.5175</text:p>
          </table:table-cell>
          <table:table-cell office:value-type="float" office:value="10.512" calcext:value-type="float">
            <text:p>10.512</text:p>
          </table:table-cell>
          <table:table-cell/>
          <table:table-cell office:value-type="float" office:value="0.104257943179952" calcext:value-type="float">
            <text:p>0.104257943179952</text:p>
          </table:table-cell>
          <table:table-cell office:value-type="float" office:value="0.0310480664267578" calcext:value-type="float">
            <text:p>0.031048066426758</text:p>
          </table:table-cell>
          <table:table-cell office:value-type="float" office:value="-0.000772277719018667" calcext:value-type="float">
            <text:p>-0.000772277719019</text:p>
          </table:table-cell>
          <table:table-cell office:value-type="float" office:value="-25.1472509527893" calcext:value-type="float">
            <text:p>-25.1472509527893</text:p>
          </table:table-cell>
        </table:table-row>
        <table:table-row table:style-name="ro1">
          <table:table-cell office:value-type="float" office:value="-9.5198" calcext:value-type="float">
            <text:p>-9.5198</text:p>
          </table:table-cell>
          <table:table-cell office:value-type="float" office:value="-5.7523" calcext:value-type="float">
            <text:p>-5.7523</text:p>
          </table:table-cell>
          <table:table-cell office:value-type="float" office:value="0.0942" calcext:value-type="float">
            <text:p>0.0942</text:p>
          </table:table-cell>
          <table:table-cell office:value-type="float" office:value="10.3008" calcext:value-type="float">
            <text:p>10.3008</text:p>
          </table:table-cell>
          <table:table-cell/>
          <table:table-cell office:value-type="float" office:value="0.116701763738573" calcext:value-type="float">
            <text:p>0.116701763738573</text:p>
          </table:table-cell>
          <table:table-cell office:value-type="float" office:value="0.0300120566270498" calcext:value-type="float">
            <text:p>0.03001205662705</text:p>
          </table:table-cell>
          <table:table-cell office:value-type="float" office:value="0.00149507751787814" calcext:value-type="float">
            <text:p>0.001495077517878</text:p>
          </table:table-cell>
          <table:table-cell office:value-type="float" office:value="-23.7292891341192" calcext:value-type="float">
            <text:p>-23.7292891341192</text:p>
          </table:table-cell>
        </table:table-row>
        <table:table-row table:style-name="ro1">
          <table:table-cell office:value-type="float" office:value="-9.6515" calcext:value-type="float">
            <text:p>-9.6515</text:p>
          </table:table-cell>
          <table:table-cell office:value-type="float" office:value="-5.1801" calcext:value-type="float">
            <text:p>-5.1801</text:p>
          </table:table-cell>
          <table:table-cell office:value-type="float" office:value="0.6832" calcext:value-type="float">
            <text:p>0.6832</text:p>
          </table:table-cell>
          <table:table-cell office:value-type="float" office:value="10.3345" calcext:value-type="float">
            <text:p>10.3345</text:p>
          </table:table-cell>
          <table:table-cell/>
          <table:table-cell office:value-type="float" office:value="0.113166850817739" calcext:value-type="float">
            <text:p>0.113166850817739</text:p>
          </table:table-cell>
          <table:table-cell office:value-type="float" office:value="0.0248712668721067" calcext:value-type="float">
            <text:p>0.024871266872107</text:p>
          </table:table-cell>
          <table:table-cell office:value-type="float" office:value="-0.000112077638831484" calcext:value-type="float">
            <text:p>-0.000112077638831</text:p>
          </table:table-cell>
          <table:table-cell office:value-type="float" office:value="-23.7862086424106" calcext:value-type="float">
            <text:p>-23.7862086424106</text:p>
          </table:table-cell>
        </table:table-row>
        <table:table-row table:style-name="ro1">
          <table:table-cell office:value-type="float" office:value="-9.1871" calcext:value-type="float">
            <text:p>-9.1871</text:p>
          </table:table-cell>
          <table:table-cell office:value-type="float" office:value="-5.6494" calcext:value-type="float">
            <text:p>-5.6494</text:p>
          </table:table-cell>
          <table:table-cell office:value-type="float" office:value="0.0086" calcext:value-type="float">
            <text:p>0.0086</text:p>
          </table:table-cell>
          <table:table-cell office:value-type="float" office:value="10.3037" calcext:value-type="float">
            <text:p>10.3037</text:p>
          </table:table-cell>
          <table:table-cell/>
          <table:table-cell office:value-type="float" office:value="0.0970486568575864" calcext:value-type="float">
            <text:p>0.097048656857587</text:p>
          </table:table-cell>
          <table:table-cell office:value-type="float" office:value="0.025367028265661" calcext:value-type="float">
            <text:p>0.025367028265661</text:p>
          </table:table-cell>
          <table:table-cell office:value-type="float" office:value="-0.000758660839870895" calcext:value-type="float">
            <text:p>-0.000758660839871</text:p>
          </table:table-cell>
          <table:table-cell office:value-type="float" office:value="-24.6291861892182" calcext:value-type="float">
            <text:p>-24.6291861892182</text:p>
          </table:table-cell>
        </table:table-row>
        <table:table-row table:style-name="ro1">
          <table:table-cell office:value-type="float" office:value="-9.4462" calcext:value-type="float">
            <text:p>-9.4462</text:p>
          </table:table-cell>
          <table:table-cell office:value-type="float" office:value="-5.7694" calcext:value-type="float">
            <text:p>-5.7694</text:p>
          </table:table-cell>
          <table:table-cell office:value-type="float" office:value="0.7346" calcext:value-type="float">
            <text:p>0.7346</text:p>
          </table:table-cell>
          <table:table-cell office:value-type="float" office:value="10.4736" calcext:value-type="float">
            <text:p>10.4736</text:p>
          </table:table-cell>
          <table:table-cell/>
          <table:table-cell office:value-type="float" office:value="0.118577720252787" calcext:value-type="float">
            <text:p>0.118577720252787</text:p>
          </table:table-cell>
          <table:table-cell office:value-type="float" office:value="0.0173282832388692" calcext:value-type="float">
            <text:p>0.017328283238869</text:p>
          </table:table-cell>
          <table:table-cell office:value-type="float" office:value="-0.000344662608448103" calcext:value-type="float">
            <text:p>-0.000344662608448</text:p>
          </table:table-cell>
          <table:table-cell office:value-type="float" office:value="-26.848527661583" calcext:value-type="float">
            <text:p>-26.848527661583</text:p>
          </table:table-cell>
        </table:table-row>
        <table:table-row table:style-name="ro1">
          <table:table-cell office:value-type="float" office:value="-9.9327" calcext:value-type="float">
            <text:p>-9.9327</text:p>
          </table:table-cell>
          <table:table-cell office:value-type="float" office:value="-5.6715" calcext:value-type="float">
            <text:p>-5.671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821" calcext:value-type="float">
            <text:p>10.821</text:p>
          </table:table-cell>
          <table:table-cell/>
          <table:table-cell office:value-type="float" office:value="0.100863155890169" calcext:value-type="float">
            <text:p>0.100863155890169</text:p>
          </table:table-cell>
          <table:table-cell office:value-type="float" office:value="0.0270612084188449" calcext:value-type="float">
            <text:p>0.027061208418845</text:p>
          </table:table-cell>
          <table:table-cell office:value-type="float" office:value="-0.00150600672193864" calcext:value-type="float">
            <text:p>-0.001506006721939</text:p>
          </table:table-cell>
          <table:table-cell office:value-type="float" office:value="-22.5690050102972" calcext:value-type="float">
            <text:p>-22.5690050102972</text:p>
          </table:table-cell>
        </table:table-row>
        <table:table-row table:style-name="ro1">
          <table:table-cell office:value-type="float" office:value="-9.1146" calcext:value-type="float">
            <text:p>-9.1146</text:p>
          </table:table-cell>
          <table:table-cell office:value-type="float" office:value="-5.0997" calcext:value-type="float">
            <text:p>-5.0997</text:p>
          </table:table-cell>
          <table:table-cell office:value-type="float" office:value="0.4405" calcext:value-type="float">
            <text:p>0.4405</text:p>
          </table:table-cell>
          <table:table-cell office:value-type="float" office:value="10.4574" calcext:value-type="float">
            <text:p>10.4574</text:p>
          </table:table-cell>
          <table:table-cell/>
          <table:table-cell office:value-type="float" office:value="0.102533665935385" calcext:value-type="float">
            <text:p>0.102533665935385</text:p>
          </table:table-cell>
          <table:table-cell office:value-type="float" office:value="0.0325937090451953" calcext:value-type="float">
            <text:p>0.032593709045195</text:p>
          </table:table-cell>
          <table:table-cell office:value-type="float" office:value="-0.00280161239894357" calcext:value-type="float">
            <text:p>-0.002801612398944</text:p>
          </table:table-cell>
          <table:table-cell office:value-type="float" office:value="-22.834913791993" calcext:value-type="float">
            <text:p>-22.834913791993</text:p>
          </table:table-cell>
        </table:table-row>
        <table:table-row table:style-name="ro1">
          <table:table-cell office:value-type="float" office:value="-9.1966" calcext:value-type="float">
            <text:p>-9.1966</text:p>
          </table:table-cell>
          <table:table-cell office:value-type="float" office:value="-5.8447" calcext:value-type="float">
            <text:p>-5.8447</text:p>
          </table:table-cell>
          <table:table-cell office:value-type="float" office:value="0.0568" calcext:value-type="float">
            <text:p>0.0568</text:p>
          </table:table-cell>
          <table:table-cell office:value-type="float" office:value="10.0859" calcext:value-type="float">
            <text:p>10.0859</text:p>
          </table:table-cell>
          <table:table-cell/>
          <table:table-cell office:value-type="float" office:value="0.117348761730067" calcext:value-type="float">
            <text:p>0.117348761730067</text:p>
          </table:table-cell>
          <table:table-cell office:value-type="float" office:value="0.0205888148895784" calcext:value-type="float">
            <text:p>0.020588814889578</text:p>
          </table:table-cell>
          <table:table-cell office:value-type="float" office:value="0.0005635800117814" calcext:value-type="float">
            <text:p>0.000563580011781</text:p>
          </table:table-cell>
          <table:table-cell office:value-type="float" office:value="-26.3911264480316" calcext:value-type="float">
            <text:p>-26.3911264480316</text:p>
          </table:table-cell>
        </table:table-row>
        <table:table-row table:style-name="ro1">
          <table:table-cell office:value-type="float" office:value="-9.4028" calcext:value-type="float">
            <text:p>-9.4028</text:p>
          </table:table-cell>
          <table:table-cell office:value-type="float" office:value="-5.5292" calcext:value-type="float">
            <text:p>-5.5292</text:p>
          </table:table-cell>
          <table:table-cell office:value-type="float" office:value="0.6218" calcext:value-type="float">
            <text:p>0.6218</text:p>
          </table:table-cell>
          <table:table-cell office:value-type="float" office:value="10.8454" calcext:value-type="float">
            <text:p>10.8454</text:p>
          </table:table-cell>
          <table:table-cell/>
          <table:table-cell office:value-type="float" office:value="0.0971432696427896" calcext:value-type="float">
            <text:p>0.09714326964279</text:p>
          </table:table-cell>
          <table:table-cell office:value-type="float" office:value="0.0252959914757185" calcext:value-type="float">
            <text:p>0.025295991475719</text:p>
          </table:table-cell>
          <table:table-cell office:value-type="float" office:value="-0.00257630759537595" calcext:value-type="float">
            <text:p>-0.002576307595376</text:p>
          </table:table-cell>
          <table:table-cell office:value-type="float" office:value="-23.9905427082508" calcext:value-type="float">
            <text:p>-23.9905427082508</text:p>
          </table:table-cell>
        </table:table-row>
        <table:table-row table:style-name="ro1">
          <table:table-cell office:value-type="float" office:value="-9.2528" calcext:value-type="float">
            <text:p>-9.2528</text:p>
          </table:table-cell>
          <table:table-cell office:value-type="float" office:value="-5.8014" calcext:value-type="float">
            <text:p>-5.8014</text:p>
          </table:table-cell>
          <table:table-cell office:value-type="float" office:value="0.5393" calcext:value-type="float">
            <text:p>0.5393</text:p>
          </table:table-cell>
          <table:table-cell office:value-type="float" office:value="10.8597" calcext:value-type="float">
            <text:p>10.8597</text:p>
          </table:table-cell>
          <table:table-cell/>
          <table:table-cell office:value-type="float" office:value="0.124976422342854" calcext:value-type="float">
            <text:p>0.124976422342854</text:p>
          </table:table-cell>
          <table:table-cell office:value-type="float" office:value="0.0243267723866696" calcext:value-type="float">
            <text:p>0.02432677238667</text:p>
          </table:table-cell>
          <table:table-cell office:value-type="float" office:value="0.000105627551003029" calcext:value-type="float">
            <text:p>0.000105627551003</text:p>
          </table:table-cell>
          <table:table-cell office:value-type="float" office:value="-25.3867132166314" calcext:value-type="float">
            <text:p>-25.3867132166314</text:p>
          </table:table-cell>
        </table:table-row>
        <table:table-row table:style-name="ro1">
          <table:table-cell office:value-type="float" office:value="-9.1318" calcext:value-type="float">
            <text:p>-9.1318</text:p>
          </table:table-cell>
          <table:table-cell office:value-type="float" office:value="-5.52" calcext:value-type="float">
            <text:p>-5.52</text:p>
          </table:table-cell>
          <table:table-cell office:value-type="float" office:value="0.4495" calcext:value-type="float">
            <text:p>0.4495</text:p>
          </table:table-cell>
          <table:table-cell office:value-type="float" office:value="10.7547" calcext:value-type="float">
            <text:p>10.7547</text:p>
          </table:table-cell>
          <table:table-cell/>
          <table:table-cell office:value-type="float" office:value="0.110843618170383" calcext:value-type="float">
            <text:p>0.110843618170383</text:p>
          </table:table-cell>
          <table:table-cell office:value-type="float" office:value="0.0259094847027533" calcext:value-type="float">
            <text:p>0.025909484702753</text:p>
          </table:table-cell>
          <table:table-cell office:value-type="float" office:value="0.000214858414246652" calcext:value-type="float">
            <text:p>0.000214858414247</text:p>
          </table:table-cell>
          <table:table-cell office:value-type="float" office:value="-27.3152205234221" calcext:value-type="float">
            <text:p>-27.3152205234221</text:p>
          </table:table-cell>
        </table:table-row>
        <table:table-row table:style-name="ro1">
          <table:table-cell office:value-type="float" office:value="-9.375" calcext:value-type="float">
            <text:p>-9.375</text:p>
          </table:table-cell>
          <table:table-cell office:value-type="float" office:value="-5.5747" calcext:value-type="float">
            <text:p>-5.5747</text:p>
          </table:table-cell>
          <table:table-cell office:value-type="float" office:value="0.8899" calcext:value-type="float">
            <text:p>0.8899</text:p>
          </table:table-cell>
          <table:table-cell office:value-type="float" office:value="10.5941" calcext:value-type="float">
            <text:p>10.5941</text:p>
          </table:table-cell>
          <table:table-cell/>
          <table:table-cell office:value-type="float" office:value="0.11664205294736" calcext:value-type="float">
            <text:p>0.11664205294736</text:p>
          </table:table-cell>
          <table:table-cell office:value-type="float" office:value="0.0151089620647854" calcext:value-type="float">
            <text:p>0.015108962064786</text:p>
          </table:table-cell>
          <table:table-cell office:value-type="float" office:value="-0.00236039517200422" calcext:value-type="float">
            <text:p>-0.002360395172004</text:p>
          </table:table-cell>
          <table:table-cell office:value-type="float" office:value="-24.9116427017145" calcext:value-type="float">
            <text:p>-24.9116427017145</text:p>
          </table:table-cell>
        </table:table-row>
        <table:table-row table:style-name="ro1">
          <table:table-cell office:value-type="float" office:value="-9.7871" calcext:value-type="float">
            <text:p>-9.7871</text:p>
          </table:table-cell>
          <table:table-cell office:value-type="float" office:value="-5.3344" calcext:value-type="float">
            <text:p>-5.3344</text:p>
          </table:table-cell>
          <table:table-cell office:value-type="float" office:value="0.9261" calcext:value-type="float">
            <text:p>0.9261</text:p>
          </table:table-cell>
          <table:table-cell office:value-type="float" office:value="10.5485" calcext:value-type="float">
            <text:p>10.5485</text:p>
          </table:table-cell>
          <table:table-cell/>
          <table:table-cell office:value-type="float" office:value="0.117759709834415" calcext:value-type="float">
            <text:p>0.117759709834415</text:p>
          </table:table-cell>
          <table:table-cell office:value-type="float" office:value="0.01862757401378" calcext:value-type="float">
            <text:p>0.01862757401378</text:p>
          </table:table-cell>
          <table:table-cell office:value-type="float" office:value="0.00142558954704764" calcext:value-type="float">
            <text:p>0.001425589547048</text:p>
          </table:table-cell>
          <table:table-cell office:value-type="float" office:value="-24.5493222569935" calcext:value-type="float">
            <text:p>-24.5493222569935</text:p>
          </table:table-cell>
        </table:table-row>
        <table:table-row table:style-name="ro1">
          <table:table-cell office:value-type="float" office:value="-9.3647" calcext:value-type="float">
            <text:p>-9.3647</text:p>
          </table:table-cell>
          <table:table-cell office:value-type="float" office:value="-5.6058" calcext:value-type="float">
            <text:p>-5.6058</text:p>
          </table:table-cell>
          <table:table-cell office:value-type="float" office:value="0.1237" calcext:value-type="float">
            <text:p>0.1237</text:p>
          </table:table-cell>
          <table:table-cell office:value-type="float" office:value="10.2123" calcext:value-type="float">
            <text:p>10.2123</text:p>
          </table:table-cell>
          <table:table-cell/>
          <table:table-cell office:value-type="float" office:value="0.105191882983705" calcext:value-type="float">
            <text:p>0.105191882983705</text:p>
          </table:table-cell>
          <table:table-cell office:value-type="float" office:value="0.0302729533781728" calcext:value-type="float">
            <text:p>0.030272953378173</text:p>
          </table:table-cell>
          <table:table-cell office:value-type="float" office:value="-0.000327985665762941" calcext:value-type="float">
            <text:p>-0.000327985665763</text:p>
          </table:table-cell>
          <table:table-cell office:value-type="float" office:value="-26.7829801591556" calcext:value-type="float">
            <text:p>-26.7829801591556</text:p>
          </table:table-cell>
        </table:table-row>
        <table:table-row table:style-name="ro1">
          <table:table-cell office:value-type="float" office:value="-9.9462" calcext:value-type="float">
            <text:p>-9.9462</text:p>
          </table:table-cell>
          <table:table-cell office:value-type="float" office:value="-5.8149" calcext:value-type="float">
            <text:p>-5.8149</text:p>
          </table:table-cell>
          <table:table-cell office:value-type="float" office:value="0.9381" calcext:value-type="float">
            <text:p>0.9381</text:p>
          </table:table-cell>
          <table:table-cell office:value-type="float" office:value="10.5556" calcext:value-type="float">
            <text:p>10.5556</text:p>
          </table:table-cell>
          <table:table-cell/>
          <table:table-cell office:value-type="float" office:value="0.108291365101599" calcext:value-type="float">
            <text:p>0.108291365101599</text:p>
          </table:table-cell>
          <table:table-cell office:value-type="float" office:value="0.0280067086786256" calcext:value-type="float">
            <text:p>0.028006708678626</text:p>
          </table:table-cell>
          <table:table-cell office:value-type="float" office:value="0.000528063018380986" calcext:value-type="float">
            <text:p>0.000528063018381</text:p>
          </table:table-cell>
          <table:table-cell office:value-type="float" office:value="-24.6630608100217" calcext:value-type="float">
            <text:p>-24.6630608100217</text:p>
          </table:table-cell>
        </table:table-row>
        <table:table-row table:style-name="ro1">
          <table:table-cell office:value-type="float" office:value="-9.9156" calcext:value-type="float">
            <text:p>-9.9156</text:p>
          </table:table-cell>
          <table:table-cell office:value-type="float" office:value="-5.5917" calcext:value-type="float">
            <text:p>-5.5917</text:p>
          </table:table-cell>
          <table:table-cell office:value-type="float" office:value="0.9327" calcext:value-type="float">
            <text:p>0.9327</text:p>
          </table:table-cell>
          <table:table-cell office:value-type="float" office:value="10.706" calcext:value-type="float">
            <text:p>10.706</text:p>
          </table:table-cell>
          <table:table-cell/>
          <table:table-cell office:value-type="float" office:value="0.0994513037778396" calcext:value-type="float">
            <text:p>0.09945130377784</text:p>
          </table:table-cell>
          <table:table-cell office:value-type="float" office:value="0.0235182677130459" calcext:value-type="float">
            <text:p>0.023518267713046</text:p>
          </table:table-cell>
          <table:table-cell office:value-type="float" office:value="-0.00151565382656305" calcext:value-type="float">
            <text:p>-0.001515653826563</text:p>
          </table:table-cell>
          <table:table-cell office:value-type="float" office:value="-25.2184230057775" calcext:value-type="float">
            <text:p>-25.2184230057775</text:p>
          </table:table-cell>
        </table:table-row>
        <table:table-row table:style-name="ro1">
          <table:table-cell office:value-type="float" office:value="-9.7267" calcext:value-type="float">
            <text:p>-9.7267</text:p>
          </table:table-cell>
          <table:table-cell office:value-type="float" office:value="-5.6501" calcext:value-type="float">
            <text:p>-5.6501</text:p>
          </table:table-cell>
          <table:table-cell office:value-type="float" office:value="0.0588" calcext:value-type="float">
            <text:p>0.0588</text:p>
          </table:table-cell>
          <table:table-cell office:value-type="float" office:value="10.2964" calcext:value-type="float">
            <text:p>10.2964</text:p>
          </table:table-cell>
          <table:table-cell/>
          <table:table-cell office:value-type="float" office:value="0.106827192105923" calcext:value-type="float">
            <text:p>0.106827192105923</text:p>
          </table:table-cell>
          <table:table-cell office:value-type="float" office:value="0.0271213436168541" calcext:value-type="float">
            <text:p>0.027121343616854</text:p>
          </table:table-cell>
          <table:table-cell office:value-type="float" office:value="-0.000899817290754715" calcext:value-type="float">
            <text:p>-0.000899817290755</text:p>
          </table:table-cell>
          <table:table-cell office:value-type="float" office:value="-24.8417992851497" calcext:value-type="float">
            <text:p>-24.8417992851497</text:p>
          </table:table-cell>
        </table:table-row>
        <table:table-row table:style-name="ro1">
          <table:table-cell office:value-type="float" office:value="-9.3314" calcext:value-type="float">
            <text:p>-9.3314</text:p>
          </table:table-cell>
          <table:table-cell office:value-type="float" office:value="-5.9551" calcext:value-type="float">
            <text:p>-5.9551</text:p>
          </table:table-cell>
          <table:table-cell office:value-type="float" office:value="0.4686" calcext:value-type="float">
            <text:p>0.4686</text:p>
          </table:table-cell>
          <table:table-cell office:value-type="float" office:value="10.1534" calcext:value-type="float">
            <text:p>10.1534</text:p>
          </table:table-cell>
          <table:table-cell/>
          <table:table-cell office:value-type="float" office:value="0.113554404105544" calcext:value-type="float">
            <text:p>0.113554404105544</text:p>
          </table:table-cell>
          <table:table-cell office:value-type="float" office:value="0.0239117019963286" calcext:value-type="float">
            <text:p>0.023911701996329</text:p>
          </table:table-cell>
          <table:table-cell office:value-type="float" office:value="-0.00403309749786041" calcext:value-type="float">
            <text:p>-0.00403309749786</text:p>
          </table:table-cell>
          <table:table-cell office:value-type="float" office:value="-22.391678330992" calcext:value-type="float">
            <text:p>-22.391678330992</text:p>
          </table:table-cell>
        </table:table-row>
        <table:table-row table:style-name="ro1">
          <table:table-cell office:value-type="float" office:value="-9.7017" calcext:value-type="float">
            <text:p>-9.7017</text:p>
          </table:table-cell>
          <table:table-cell office:value-type="float" office:value="-5.638" calcext:value-type="float">
            <text:p>-5.638</text:p>
          </table:table-cell>
          <table:table-cell office:value-type="float" office:value="0.3157" calcext:value-type="float">
            <text:p>0.3157</text:p>
          </table:table-cell>
          <table:table-cell office:value-type="float" office:value="10.4869" calcext:value-type="float">
            <text:p>10.4869</text:p>
          </table:table-cell>
          <table:table-cell/>
          <table:table-cell office:value-type="float" office:value="0.12000402061624" calcext:value-type="float">
            <text:p>0.12000402061624</text:p>
          </table:table-cell>
          <table:table-cell office:value-type="float" office:value="0.0179245523626444" calcext:value-type="float">
            <text:p>0.017924552362644</text:p>
          </table:table-cell>
          <table:table-cell office:value-type="float" office:value="0.000358920579391406" calcext:value-type="float">
            <text:p>0.000358920579391</text:p>
          </table:table-cell>
          <table:table-cell office:value-type="float" office:value="-24.0568655175094" calcext:value-type="float">
            <text:p>-24.0568655175094</text:p>
          </table:table-cell>
        </table:table-row>
        <table:table-row table:style-name="ro1">
          <table:table-cell office:value-type="float" office:value="-9.0657" calcext:value-type="float">
            <text:p>-9.0657</text:p>
          </table:table-cell>
          <table:table-cell office:value-type="float" office:value="-5.7596" calcext:value-type="float">
            <text:p>-5.7596</text:p>
          </table:table-cell>
          <table:table-cell office:value-type="float" office:value="0.4197" calcext:value-type="float">
            <text:p>0.4197</text:p>
          </table:table-cell>
          <table:table-cell office:value-type="float" office:value="10.6621" calcext:value-type="float">
            <text:p>10.6621</text:p>
          </table:table-cell>
          <table:table-cell/>
          <table:table-cell office:value-type="float" office:value="0.103779691807834" calcext:value-type="float">
            <text:p>0.103779691807834</text:p>
          </table:table-cell>
          <table:table-cell office:value-type="float" office:value="0.0269627413597446" calcext:value-type="float">
            <text:p>0.026962741359745</text:p>
          </table:table-cell>
          <table:table-cell office:value-type="float" office:value="0.000656434139603173" calcext:value-type="float">
            <text:p>0.000656434139603</text:p>
          </table:table-cell>
          <table:table-cell office:value-type="float" office:value="-26.3743226609336" calcext:value-type="float">
            <text:p>-26.3743226609336</text:p>
          </table:table-cell>
        </table:table-row>
        <table:table-row table:style-name="ro1">
          <table:table-cell office:value-type="float" office:value="-9.5037" calcext:value-type="float">
            <text:p>-9.5037</text:p>
          </table:table-cell>
          <table:table-cell office:value-type="float" office:value="-5.2919" calcext:value-type="float">
            <text:p>-5.2919</text:p>
          </table:table-cell>
          <table:table-cell office:value-type="float" office:value="0.1179" calcext:value-type="float">
            <text:p>0.1179</text:p>
          </table:table-cell>
          <table:table-cell office:value-type="float" office:value="10.5869" calcext:value-type="float">
            <text:p>10.5869</text:p>
          </table:table-cell>
          <table:table-cell/>
          <table:table-cell office:value-type="float" office:value="0.106552048506853" calcext:value-type="float">
            <text:p>0.106552048506853</text:p>
          </table:table-cell>
          <table:table-cell office:value-type="float" office:value="0.0238046340317593" calcext:value-type="float">
            <text:p>0.023804634031759</text:p>
          </table:table-cell>
          <table:table-cell office:value-type="float" office:value="-0.00164991388036488" calcext:value-type="float">
            <text:p>-0.001649913880365</text:p>
          </table:table-cell>
          <table:table-cell office:value-type="float" office:value="-21.8434731312817" calcext:value-type="float">
            <text:p>-21.8434731312817</text:p>
          </table:table-cell>
        </table:table-row>
        <table:table-row table:style-name="ro1">
          <table:table-cell table:number-columns-repeated="5"/>
          <table:table-cell table:formula="of:=AVERAGE([.F2:.F101])" office:value-type="float" office:value="0.110878520124444" calcext:value-type="float">
            <text:p>0.110878520124444</text:p>
          </table:table-cell>
          <table:table-cell table:formula="of:=AVERAGE([.G2:.G101])" office:value-type="float" office:value="0.0234679421793595" calcext:value-type="float">
            <text:p>0.02346794217936</text:p>
          </table:table-cell>
          <table:table-cell table:formula="of:=AVERAGE([.H2:.H101])" office:value-type="float" office:value="-0.000970819870679659" calcext:value-type="float">
            <text:p>-0.00097081987068</text:p>
          </table:table-cell>
          <table:table-cell table:formula="of:=AVERAGE([.I2:.I101])" office:value-type="float" office:value="-24.7691572730622" calcext:value-type="float">
            <text:p>-24.7691572730622</text:p>
          </table:table-cell>
        </table:table-row>
      </table:table>
      <table:table table:name="GR7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GR(dim, a, b, d, epsilon) = (7, 0.32, 4, 2, 0.1)</text:p>
          </table:table-cell>
          <table:table-cell table:number-columns-repeated="3"/>
          <table:table-cell table:style-name="ce1" office:value-type="float" office:value="0.01" calcext:value-type="float">
            <text:p>1.00E-02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float" office:value="0.678535849150633" calcext:value-type="float">
            <text:p>0.678535849150633</text:p>
          </table:table-cell>
          <table:table-cell office:value-type="float" office:value="0.0653931993769875" calcext:value-type="float">
            <text:p>0.065393199376988</text:p>
          </table:table-cell>
          <table:table-cell office:value-type="float" office:value="0.390674183186288" calcext:value-type="float">
            <text:p>0.390674183186288</text:p>
          </table:table-cell>
          <table:table-cell office:value-type="float" office:value="0.238287703372957" calcext:value-type="float">
            <text:p>0.238287703372957</text:p>
          </table:table-cell>
          <table:table-cell office:value-type="float" office:value="0.648481457743827" calcext:value-type="float">
            <text:p>0.648481457743827</text:p>
          </table:table-cell>
          <table:table-cell office:value-type="float" office:value="0.507805721872925" calcext:value-type="float">
            <text:p>0.507805721872925</text:p>
          </table:table-cell>
          <table:table-cell office:value-type="float" office:value="0.188357996610202" calcext:value-type="float">
            <text:p>0.188357996610202</text:p>
          </table:table-cell>
          <table:table-cell table:number-columns-repeated="8"/>
        </table:table-row>
        <table:table-row table:style-name="ro1">
          <table:table-cell office:value-type="float" office:value="0.988959782650182" calcext:value-type="float">
            <text:p>0.988959782650182</text:p>
          </table:table-cell>
          <table:table-cell office:value-type="float" office:value="0.0160377720380221" calcext:value-type="float">
            <text:p>0.016037772038022</text:p>
          </table:table-cell>
          <table:table-cell office:value-type="float" office:value="0.962089939900603" calcext:value-type="float">
            <text:p>0.962089939900603</text:p>
          </table:table-cell>
          <table:table-cell office:value-type="float" office:value="0.0285041831075064" calcext:value-type="float">
            <text:p>0.028504183107506</text:p>
          </table:table-cell>
          <table:table-cell office:value-type="float" office:value="0.869678102663546" calcext:value-type="float">
            <text:p>0.869678102663546</text:p>
          </table:table-cell>
          <table:table-cell office:value-type="float" office:value="0.609794246720952" calcext:value-type="float">
            <text:p>0.609794246720952</text:p>
          </table:table-cell>
          <table:table-cell office:value-type="float" office:value="0.497535257532447" calcext:value-type="float">
            <text:p>0.497535257532447</text:p>
          </table:table-cell>
          <table:table-cell table:number-columns-repeated="8"/>
        </table:table-row>
        <table:table-row table:style-name="ro1">
          <table:table-cell office:value-type="float" office:value="0.38507460812486" calcext:value-type="float">
            <text:p>0.38507460812486</text:p>
          </table:table-cell>
          <table:table-cell office:value-type="float" office:value="0.383848907855856" calcext:value-type="float">
            <text:p>0.383848907855856</text:p>
          </table:table-cell>
          <table:table-cell office:value-type="float" office:value="0.155582118880146" calcext:value-type="float">
            <text:p>0.155582118880146</text:p>
          </table:table-cell>
          <table:table-cell office:value-type="float" office:value="0.354212954430624" calcext:value-type="float">
            <text:p>0.354212954430624</text:p>
          </table:table-cell>
          <table:table-cell office:value-type="float" office:value="0.378877416438203" calcext:value-type="float">
            <text:p>0.378877416438203</text:p>
          </table:table-cell>
          <table:table-cell office:value-type="float" office:value="0.595874174820921" calcext:value-type="float">
            <text:p>0.595874174820921</text:p>
          </table:table-cell>
          <table:table-cell office:value-type="float" office:value="0.568274758080924" calcext:value-type="float">
            <text:p>0.568274758080924</text:p>
          </table:table-cell>
          <table:table-cell table:number-columns-repeated="8"/>
        </table:table-row>
        <table:table-row table:style-name="ro1">
          <table:table-cell office:value-type="float" office:value="0.838571909512737" calcext:value-type="float">
            <text:p>0.838571909512737</text:p>
          </table:table-cell>
          <table:table-cell office:value-type="float" office:value="0.408351289637176" calcext:value-type="float">
            <text:p>0.408351289637176</text:p>
          </table:table-cell>
          <table:table-cell office:value-type="float" office:value="0.975872230764274" calcext:value-type="float">
            <text:p>0.975872230764274</text:p>
          </table:table-cell>
          <table:table-cell office:value-type="float" office:value="0.0201335867479844" calcext:value-type="float">
            <text:p>0.020133586747984</text:p>
          </table:table-cell>
          <table:table-cell office:value-type="float" office:value="0.10664138335188" calcext:value-type="float">
            <text:p>0.10664138335188</text:p>
          </table:table-cell>
          <table:table-cell office:value-type="float" office:value="0.977447900625014" calcext:value-type="float">
            <text:p>0.977447900625014</text:p>
          </table:table-cell>
          <table:table-cell office:value-type="float" office:value="0.480663118745947" calcext:value-type="float">
            <text:p>0.480663118745947</text:p>
          </table:table-cell>
          <table:table-cell table:number-columns-repeated="8"/>
        </table:table-row>
        <table:table-row table:style-name="ro1">
          <table:table-cell office:value-type="float" office:value="0.751257056219904" calcext:value-type="float">
            <text:p>0.751257056219904</text:p>
          </table:table-cell>
          <table:table-cell office:value-type="float" office:value="0.821683034810722" calcext:value-type="float">
            <text:p>0.821683034810722</text:p>
          </table:table-cell>
          <table:table-cell office:value-type="float" office:value="0.21743356975009" calcext:value-type="float">
            <text:p>0.21743356975009</text:p>
          </table:table-cell>
          <table:table-cell office:value-type="float" office:value="0.191122828960524" calcext:value-type="float">
            <text:p>0.191122828960524</text:p>
          </table:table-cell>
          <table:table-cell office:value-type="float" office:value="0.632645259227797" calcext:value-type="float">
            <text:p>0.632645259227797</text:p>
          </table:table-cell>
          <table:table-cell office:value-type="float" office:value="0.0423908246396827" calcext:value-type="float">
            <text:p>0.042390824639683</text:p>
          </table:table-cell>
          <table:table-cell office:value-type="float" office:value="0.624466931520095" calcext:value-type="float">
            <text:p>0.624466931520095</text:p>
          </table:table-cell>
          <table:table-cell table:number-columns-repeated="8"/>
        </table:table-row>
        <table:table-row table:style-name="ro1">
          <table:table-cell office:value-type="float" office:value="0.709005030703355" calcext:value-type="float">
            <text:p>0.709005030703355</text:p>
          </table:table-cell>
          <table:table-cell office:value-type="float" office:value="0.111244398562009" calcext:value-type="float">
            <text:p>0.111244398562009</text:p>
          </table:table-cell>
          <table:table-cell office:value-type="float" office:value="0.437260219882947" calcext:value-type="float">
            <text:p>0.437260219882947</text:p>
          </table:table-cell>
          <table:table-cell office:value-type="float" office:value="0.255856250229279" calcext:value-type="float">
            <text:p>0.255856250229279</text:p>
          </table:table-cell>
          <table:table-cell office:value-type="float" office:value="0.302426835155993" calcext:value-type="float">
            <text:p>0.302426835155993</text:p>
          </table:table-cell>
          <table:table-cell office:value-type="float" office:value="0.939484562280767" calcext:value-type="float">
            <text:p>0.939484562280767</text:p>
          </table:table-cell>
          <table:table-cell office:value-type="float" office:value="0.214603839360078" calcext:value-type="float">
            <text:p>0.214603839360078</text:p>
          </table:table-cell>
          <table:table-cell table:number-columns-repeated="8"/>
        </table:table-row>
        <table:table-row table:style-name="ro1">
          <table:table-cell office:value-type="float" office:value="0.624382510227046" calcext:value-type="float">
            <text:p>0.624382510227046</text:p>
          </table:table-cell>
          <table:table-cell office:value-type="float" office:value="0.885268339012694" calcext:value-type="float">
            <text:p>0.885268339012694</text:p>
          </table:table-cell>
          <table:table-cell office:value-type="float" office:value="0.478682308410842" calcext:value-type="float">
            <text:p>0.478682308410842</text:p>
          </table:table-cell>
          <table:table-cell office:value-type="float" office:value="0.834978089090507" calcext:value-type="float">
            <text:p>0.834978089090507</text:p>
          </table:table-cell>
          <table:table-cell office:value-type="float" office:value="0.874159696503066" calcext:value-type="float">
            <text:p>0.874159696503066</text:p>
          </table:table-cell>
          <table:table-cell office:value-type="float" office:value="0.958097264344998" calcext:value-type="float">
            <text:p>0.958097264344998</text:p>
          </table:table-cell>
          <table:table-cell office:value-type="float" office:value="0.894900630491646" calcext:value-type="float">
            <text:p>0.894900630491646</text:p>
          </table:table-cell>
          <table:table-cell table:number-columns-repeated="8"/>
        </table:table-row>
        <table:table-row table:style-name="ro1">
          <table:table-cell office:value-type="float" office:value="0.926906054681807" calcext:value-type="float">
            <text:p>0.926906054681807</text:p>
          </table:table-cell>
          <table:table-cell office:value-type="float" office:value="0.87520568287315" calcext:value-type="float">
            <text:p>0.87520568287315</text:p>
          </table:table-cell>
          <table:table-cell office:value-type="float" office:value="0.876077104619575" calcext:value-type="float">
            <text:p>0.876077104619575</text:p>
          </table:table-cell>
          <table:table-cell office:value-type="float" office:value="0.0698187074659237" calcext:value-type="float">
            <text:p>0.069818707465924</text:p>
          </table:table-cell>
          <table:table-cell office:value-type="float" office:value="0.723356234651941" calcext:value-type="float">
            <text:p>0.723356234651941</text:p>
          </table:table-cell>
          <table:table-cell office:value-type="float" office:value="0.777532810118391" calcext:value-type="float">
            <text:p>0.777532810118391</text:p>
          </table:table-cell>
          <table:table-cell office:value-type="float" office:value="0.641941470471916" calcext:value-type="float">
            <text:p>0.641941470471916</text:p>
          </table:table-cell>
          <table:table-cell table:number-columns-repeated="8"/>
        </table:table-row>
        <table:table-row table:style-name="ro1">
          <table:table-cell office:value-type="float" office:value="0.219237804756149" calcext:value-type="float">
            <text:p>0.219237804756149</text:p>
          </table:table-cell>
          <table:table-cell office:value-type="float" office:value="0.167503067147305" calcext:value-type="float">
            <text:p>0.167503067147305</text:p>
          </table:table-cell>
          <table:table-cell office:value-type="float" office:value="0.145495532253467" calcext:value-type="float">
            <text:p>0.145495532253467</text:p>
          </table:table-cell>
          <table:table-cell office:value-type="float" office:value="0.520710681938703" calcext:value-type="float">
            <text:p>0.520710681938703</text:p>
          </table:table-cell>
          <table:table-cell office:value-type="float" office:value="0.750898866550921" calcext:value-type="float">
            <text:p>0.750898866550921</text:p>
          </table:table-cell>
          <table:table-cell office:value-type="float" office:value="0.691581719360751" calcext:value-type="float">
            <text:p>0.691581719360751</text:p>
          </table:table-cell>
          <table:table-cell office:value-type="float" office:value="0.940967714367105" calcext:value-type="float">
            <text:p>0.940967714367105</text:p>
          </table:table-cell>
          <table:table-cell table:number-columns-repeated="8"/>
        </table:table-row>
        <table:table-row table:style-name="ro1">
          <table:table-cell office:value-type="float" office:value="0.847607895292034" calcext:value-type="float">
            <text:p>0.847607895292034</text:p>
          </table:table-cell>
          <table:table-cell office:value-type="float" office:value="0.552613988119932" calcext:value-type="float">
            <text:p>0.552613988119932</text:p>
          </table:table-cell>
          <table:table-cell office:value-type="float" office:value="0.504946801450413" calcext:value-type="float">
            <text:p>0.504946801450413</text:p>
          </table:table-cell>
          <table:table-cell office:value-type="float" office:value="0.387216031568026" calcext:value-type="float">
            <text:p>0.387216031568026</text:p>
          </table:table-cell>
          <table:table-cell office:value-type="float" office:value="0.52147088692834" calcext:value-type="float">
            <text:p>0.52147088692834</text:p>
          </table:table-cell>
          <table:table-cell office:value-type="float" office:value="0.496710171640637" calcext:value-type="float">
            <text:p>0.496710171640637</text:p>
          </table:table-cell>
          <table:table-cell office:value-type="float" office:value="0.679343422324029" calcext:value-type="float">
            <text:p>0.679343422324029</text:p>
          </table:table-cell>
          <table:table-cell table:number-columns-repeated="8"/>
        </table:table-row>
        <table:table-row table:style-name="ro1">
          <table:table-cell office:value-type="float" office:value="0.481399489138757" calcext:value-type="float">
            <text:p>0.481399489138757</text:p>
          </table:table-cell>
          <table:table-cell office:value-type="float" office:value="0.0961754306184968" calcext:value-type="float">
            <text:p>0.096175430618497</text:p>
          </table:table-cell>
          <table:table-cell office:value-type="float" office:value="0.845800988468573" calcext:value-type="float">
            <text:p>0.845800988468573</text:p>
          </table:table-cell>
          <table:table-cell office:value-type="float" office:value="0.638833509435959" calcext:value-type="float">
            <text:p>0.638833509435959</text:p>
          </table:table-cell>
          <table:table-cell office:value-type="float" office:value="0.199874779878722" calcext:value-type="float">
            <text:p>0.199874779878722</text:p>
          </table:table-cell>
          <table:table-cell office:value-type="float" office:value="0.0958288918923684" calcext:value-type="float">
            <text:p>0.095828891892368</text:p>
          </table:table-cell>
          <table:table-cell office:value-type="float" office:value="0.225475047629168" calcext:value-type="float">
            <text:p>0.225475047629168</text:p>
          </table:table-cell>
          <table:table-cell table:number-columns-repeated="8"/>
        </table:table-row>
        <table:table-row table:style-name="ro1">
          <table:table-cell office:value-type="float" office:value="0.372502162533247" calcext:value-type="float">
            <text:p>0.372502162533247</text:p>
          </table:table-cell>
          <table:table-cell office:value-type="float" office:value="0.440675635250376" calcext:value-type="float">
            <text:p>0.440675635250376</text:p>
          </table:table-cell>
          <table:table-cell office:value-type="float" office:value="0.917357527602993" calcext:value-type="float">
            <text:p>0.917357527602993</text:p>
          </table:table-cell>
          <table:table-cell office:value-type="float" office:value="0.760365318188318" calcext:value-type="float">
            <text:p>0.760365318188318</text:p>
          </table:table-cell>
          <table:table-cell office:value-type="float" office:value="0.0196461406483587" calcext:value-type="float">
            <text:p>0.019646140648359</text:p>
          </table:table-cell>
          <table:table-cell office:value-type="float" office:value="0.637225362477876" calcext:value-type="float">
            <text:p>0.637225362477876</text:p>
          </table:table-cell>
          <table:table-cell office:value-type="float" office:value="0.203942212202947" calcext:value-type="float">
            <text:p>0.203942212202947</text:p>
          </table:table-cell>
          <table:table-cell table:number-columns-repeated="8"/>
        </table:table-row>
        <table:table-row table:style-name="ro1">
          <table:table-cell office:value-type="float" office:value="0.370259362378576" calcext:value-type="float">
            <text:p>0.370259362378576</text:p>
          </table:table-cell>
          <table:table-cell office:value-type="float" office:value="0.583746350615359" calcext:value-type="float">
            <text:p>0.583746350615359</text:p>
          </table:table-cell>
          <table:table-cell office:value-type="float" office:value="0.89800640995121" calcext:value-type="float">
            <text:p>0.89800640995121</text:p>
          </table:table-cell>
          <table:table-cell office:value-type="float" office:value="0.2812917544193" calcext:value-type="float">
            <text:p>0.2812917544193</text:p>
          </table:table-cell>
          <table:table-cell office:value-type="float" office:value="0.943100763647346" calcext:value-type="float">
            <text:p>0.943100763647346</text:p>
          </table:table-cell>
          <table:table-cell office:value-type="float" office:value="0.651251939384964" calcext:value-type="float">
            <text:p>0.651251939384964</text:p>
          </table:table-cell>
          <table:table-cell office:value-type="float" office:value="0.0241913112859453" calcext:value-type="float">
            <text:p>0.024191311285945</text:p>
          </table:table-cell>
          <table:table-cell table:number-columns-repeated="8"/>
        </table:table-row>
        <table:table-row table:style-name="ro1">
          <table:table-cell office:value-type="float" office:value="0.705820663221391" calcext:value-type="float">
            <text:p>0.705820663221391</text:p>
          </table:table-cell>
          <table:table-cell office:value-type="float" office:value="0.208844219056151" calcext:value-type="float">
            <text:p>0.208844219056151</text:p>
          </table:table-cell>
          <table:table-cell office:value-type="float" office:value="0.146279459579359" calcext:value-type="float">
            <text:p>0.146279459579359</text:p>
          </table:table-cell>
          <table:table-cell office:value-type="float" office:value="0.749994115705819" calcext:value-type="float">
            <text:p>0.749994115705819</text:p>
          </table:table-cell>
          <table:table-cell office:value-type="float" office:value="0.973809128716562" calcext:value-type="float">
            <text:p>0.973809128716562</text:p>
          </table:table-cell>
          <table:table-cell office:value-type="float" office:value="0.335676658380126" calcext:value-type="float">
            <text:p>0.335676658380126</text:p>
          </table:table-cell>
          <table:table-cell office:value-type="float" office:value="0.362824290083323" calcext:value-type="float">
            <text:p>0.362824290083323</text:p>
          </table:table-cell>
          <table:table-cell table:number-columns-repeated="8"/>
        </table:table-row>
        <table:table-row table:style-name="ro1">
          <table:table-cell office:value-type="float" office:value="0.138870770297317" calcext:value-type="float">
            <text:p>0.138870770297317</text:p>
          </table:table-cell>
          <table:table-cell office:value-type="float" office:value="0.404743618402349" calcext:value-type="float">
            <text:p>0.404743618402349</text:p>
          </table:table-cell>
          <table:table-cell office:value-type="float" office:value="0.175087383332678" calcext:value-type="float">
            <text:p>0.175087383332678</text:p>
          </table:table-cell>
          <table:table-cell office:value-type="float" office:value="0.0906894976675394" calcext:value-type="float">
            <text:p>0.090689497667539</text:p>
          </table:table-cell>
          <table:table-cell office:value-type="float" office:value="0.529405210024001" calcext:value-type="float">
            <text:p>0.529405210024001</text:p>
          </table:table-cell>
          <table:table-cell office:value-type="float" office:value="0.561631697621567" calcext:value-type="float">
            <text:p>0.561631697621567</text:p>
          </table:table-cell>
          <table:table-cell office:value-type="float" office:value="0.363460784495836" calcext:value-type="float">
            <text:p>0.363460784495836</text:p>
          </table:table-cell>
          <table:table-cell table:number-columns-repeated="8"/>
        </table:table-row>
        <table:table-row table:style-name="ro1">
          <table:table-cell office:value-type="float" office:value="0.08010353313068" calcext:value-type="float">
            <text:p>0.08010353313068</text:p>
          </table:table-cell>
          <table:table-cell office:value-type="float" office:value="0.0323610619305652" calcext:value-type="float">
            <text:p>0.032361061930565</text:p>
          </table:table-cell>
          <table:table-cell office:value-type="float" office:value="0.913011859003577" calcext:value-type="float">
            <text:p>0.913011859003577</text:p>
          </table:table-cell>
          <table:table-cell office:value-type="float" office:value="0.797816318410708" calcext:value-type="float">
            <text:p>0.797816318410708</text:p>
          </table:table-cell>
          <table:table-cell office:value-type="float" office:value="0.720950315091736" calcext:value-type="float">
            <text:p>0.720950315091736</text:p>
          </table:table-cell>
          <table:table-cell office:value-type="float" office:value="0.56800931405247" calcext:value-type="float">
            <text:p>0.56800931405247</text:p>
          </table:table-cell>
          <table:table-cell office:value-type="float" office:value="0.779171418102592" calcext:value-type="float">
            <text:p>0.779171418102592</text:p>
          </table:table-cell>
          <table:table-cell table:number-columns-repeated="8"/>
        </table:table-row>
        <table:table-row table:style-name="ro1">
          <table:table-cell office:value-type="float" office:value="0.705743834534249" calcext:value-type="float">
            <text:p>0.705743834534249</text:p>
          </table:table-cell>
          <table:table-cell office:value-type="float" office:value="0.961931391918788" calcext:value-type="float">
            <text:p>0.961931391918788</text:p>
          </table:table-cell>
          <table:table-cell office:value-type="float" office:value="0.276100766471526" calcext:value-type="float">
            <text:p>0.276100766471526</text:p>
          </table:table-cell>
          <table:table-cell office:value-type="float" office:value="0.528122892377966" calcext:value-type="float">
            <text:p>0.528122892377966</text:p>
          </table:table-cell>
          <table:table-cell office:value-type="float" office:value="0.809324849593043" calcext:value-type="float">
            <text:p>0.809324849593043</text:p>
          </table:table-cell>
          <table:table-cell office:value-type="float" office:value="0.864690517881624" calcext:value-type="float">
            <text:p>0.864690517881624</text:p>
          </table:table-cell>
          <table:table-cell office:value-type="float" office:value="0.56036515470022" calcext:value-type="float">
            <text:p>0.56036515470022</text:p>
          </table:table-cell>
          <table:table-cell table:number-columns-repeated="8"/>
        </table:table-row>
        <table:table-row table:style-name="ro1">
          <table:table-cell office:value-type="float" office:value="0.207953767808848" calcext:value-type="float">
            <text:p>0.207953767808848</text:p>
          </table:table-cell>
          <table:table-cell office:value-type="float" office:value="0.540325911849327" calcext:value-type="float">
            <text:p>0.540325911849327</text:p>
          </table:table-cell>
          <table:table-cell office:value-type="float" office:value="0.196400749978302" calcext:value-type="float">
            <text:p>0.196400749978302</text:p>
          </table:table-cell>
          <table:table-cell office:value-type="float" office:value="0.322274327674265" calcext:value-type="float">
            <text:p>0.322274327674265</text:p>
          </table:table-cell>
          <table:table-cell office:value-type="float" office:value="0.729829530415986" calcext:value-type="float">
            <text:p>0.729829530415986</text:p>
          </table:table-cell>
          <table:table-cell office:value-type="float" office:value="0.141732541782933" calcext:value-type="float">
            <text:p>0.141732541782933</text:p>
          </table:table-cell>
          <table:table-cell office:value-type="float" office:value="0.0124943832752294" calcext:value-type="float">
            <text:p>0.012494383275229</text:p>
          </table:table-cell>
          <table:table-cell table:number-columns-repeated="8"/>
        </table:table-row>
        <table:table-row table:style-name="ro1">
          <table:table-cell office:value-type="float" office:value="0.269163708873806" calcext:value-type="float">
            <text:p>0.269163708873806</text:p>
          </table:table-cell>
          <table:table-cell office:value-type="float" office:value="0.130915228295943" calcext:value-type="float">
            <text:p>0.130915228295943</text:p>
          </table:table-cell>
          <table:table-cell office:value-type="float" office:value="0.174740562473647" calcext:value-type="float">
            <text:p>0.174740562473647</text:p>
          </table:table-cell>
          <table:table-cell office:value-type="float" office:value="0.537494324167237" calcext:value-type="float">
            <text:p>0.537494324167237</text:p>
          </table:table-cell>
          <table:table-cell office:value-type="float" office:value="0.859030067906655" calcext:value-type="float">
            <text:p>0.859030067906655</text:p>
          </table:table-cell>
          <table:table-cell office:value-type="float" office:value="0.440188546098784" calcext:value-type="float">
            <text:p>0.440188546098784</text:p>
          </table:table-cell>
          <table:table-cell office:value-type="float" office:value="0.735192978834863" calcext:value-type="float">
            <text:p>0.735192978834863</text:p>
          </table:table-cell>
          <table:table-cell table:number-columns-repeated="8"/>
        </table:table-row>
        <table:table-row table:style-name="ro1">
          <table:table-cell office:value-type="float" office:value="0.161082915457333" calcext:value-type="float">
            <text:p>0.161082915457333</text:p>
          </table:table-cell>
          <table:table-cell office:value-type="float" office:value="0.474821095716396" calcext:value-type="float">
            <text:p>0.474821095716396</text:p>
          </table:table-cell>
          <table:table-cell office:value-type="float" office:value="0.458785891841938" calcext:value-type="float">
            <text:p>0.458785891841938</text:p>
          </table:table-cell>
          <table:table-cell office:value-type="float" office:value="0.980236152534548" calcext:value-type="float">
            <text:p>0.980236152534548</text:p>
          </table:table-cell>
          <table:table-cell office:value-type="float" office:value="0.15721987079898" calcext:value-type="float">
            <text:p>0.15721987079898</text:p>
          </table:table-cell>
          <table:table-cell office:value-type="float" office:value="0.611983981934531" calcext:value-type="float">
            <text:p>0.611983981934531</text:p>
          </table:table-cell>
          <table:table-cell office:value-type="float" office:value="0.0186559504545433" calcext:value-type="float">
            <text:p>0.018655950454543</text:p>
          </table:table-cell>
          <table:table-cell table:number-columns-repeated="8"/>
        </table:table-row>
        <table:table-row table:style-name="ro1">
          <table:table-cell office:value-type="float" office:value="0.532859346248591" calcext:value-type="float">
            <text:p>0.532859346248591</text:p>
          </table:table-cell>
          <table:table-cell office:value-type="float" office:value="0.898540865641405" calcext:value-type="float">
            <text:p>0.898540865641405</text:p>
          </table:table-cell>
          <table:table-cell office:value-type="float" office:value="0.143984964807273" calcext:value-type="float">
            <text:p>0.143984964807273</text:p>
          </table:table-cell>
          <table:table-cell office:value-type="float" office:value="0.825358694973147" calcext:value-type="float">
            <text:p>0.825358694973147</text:p>
          </table:table-cell>
          <table:table-cell office:value-type="float" office:value="0.297913196812829" calcext:value-type="float">
            <text:p>0.297913196812829</text:p>
          </table:table-cell>
          <table:table-cell office:value-type="float" office:value="0.943916057870049" calcext:value-type="float">
            <text:p>0.943916057870049</text:p>
          </table:table-cell>
          <table:table-cell office:value-type="float" office:value="0.853428217592789" calcext:value-type="float">
            <text:p>0.853428217592789</text:p>
          </table:table-cell>
          <table:table-cell table:number-columns-repeated="8"/>
        </table:table-row>
        <table:table-row table:style-name="ro1">
          <table:table-cell office:value-type="float" office:value="0.853175419171209" calcext:value-type="float">
            <text:p>0.853175419171209</text:p>
          </table:table-cell>
          <table:table-cell office:value-type="float" office:value="0.0131850369094305" calcext:value-type="float">
            <text:p>0.013185036909431</text:p>
          </table:table-cell>
          <table:table-cell office:value-type="float" office:value="0.848776781647861" calcext:value-type="float">
            <text:p>0.848776781647861</text:p>
          </table:table-cell>
          <table:table-cell office:value-type="float" office:value="0.163102934039959" calcext:value-type="float">
            <text:p>0.163102934039959</text:p>
          </table:table-cell>
          <table:table-cell office:value-type="float" office:value="0.468762302442604" calcext:value-type="float">
            <text:p>0.468762302442604</text:p>
          </table:table-cell>
          <table:table-cell office:value-type="float" office:value="0.17661508635451" calcext:value-type="float">
            <text:p>0.17661508635451</text:p>
          </table:table-cell>
          <table:table-cell office:value-type="float" office:value="0.960122224270811" calcext:value-type="float">
            <text:p>0.960122224270811</text:p>
          </table:table-cell>
          <table:table-cell table:number-columns-repeated="8"/>
        </table:table-row>
        <table:table-row table:style-name="ro1">
          <table:table-cell office:value-type="float" office:value="0.837437558033927" calcext:value-type="float">
            <text:p>0.837437558033927</text:p>
          </table:table-cell>
          <table:table-cell office:value-type="float" office:value="0.564306268177475" calcext:value-type="float">
            <text:p>0.564306268177475</text:p>
          </table:table-cell>
          <table:table-cell office:value-type="float" office:value="0.953519559087692" calcext:value-type="float">
            <text:p>0.953519559087692</text:p>
          </table:table-cell>
          <table:table-cell office:value-type="float" office:value="0.222540892987116" calcext:value-type="float">
            <text:p>0.222540892987116</text:p>
          </table:table-cell>
          <table:table-cell office:value-type="float" office:value="0.551685130189296" calcext:value-type="float">
            <text:p>0.551685130189296</text:p>
          </table:table-cell>
          <table:table-cell office:value-type="float" office:value="0.169159071379833" calcext:value-type="float">
            <text:p>0.169159071379833</text:p>
          </table:table-cell>
          <table:table-cell office:value-type="float" office:value="0.532424873259781" calcext:value-type="float">
            <text:p>0.532424873259781</text:p>
          </table:table-cell>
          <table:table-cell table:number-columns-repeated="8"/>
        </table:table-row>
        <table:table-row table:style-name="ro1">
          <table:table-cell office:value-type="float" office:value="0.190646813187083" calcext:value-type="float">
            <text:p>0.190646813187083</text:p>
          </table:table-cell>
          <table:table-cell office:value-type="float" office:value="0.213369517814665" calcext:value-type="float">
            <text:p>0.213369517814665</text:p>
          </table:table-cell>
          <table:table-cell office:value-type="float" office:value="0.410099245567189" calcext:value-type="float">
            <text:p>0.410099245567189</text:p>
          </table:table-cell>
          <table:table-cell office:value-type="float" office:value="0.253860484122255" calcext:value-type="float">
            <text:p>0.253860484122255</text:p>
          </table:table-cell>
          <table:table-cell office:value-type="float" office:value="0.634416662212852" calcext:value-type="float">
            <text:p>0.634416662212852</text:p>
          </table:table-cell>
          <table:table-cell office:value-type="float" office:value="0.319339956852111" calcext:value-type="float">
            <text:p>0.319339956852111</text:p>
          </table:table-cell>
          <table:table-cell office:value-type="float" office:value="0.205947232727487" calcext:value-type="float">
            <text:p>0.205947232727487</text:p>
          </table:table-cell>
          <table:table-cell table:number-columns-repeated="8"/>
        </table:table-row>
        <table:table-row table:style-name="ro1">
          <table:table-cell office:value-type="float" office:value="0.744056271859822" calcext:value-type="float">
            <text:p>0.744056271859822</text:p>
          </table:table-cell>
          <table:table-cell office:value-type="float" office:value="0.666640468445839" calcext:value-type="float">
            <text:p>0.666640468445839</text:p>
          </table:table-cell>
          <table:table-cell office:value-type="float" office:value="0.69554689510871" calcext:value-type="float">
            <text:p>0.69554689510871</text:p>
          </table:table-cell>
          <table:table-cell office:value-type="float" office:value="0.841109716836773" calcext:value-type="float">
            <text:p>0.841109716836773</text:p>
          </table:table-cell>
          <table:table-cell office:value-type="float" office:value="0.425267764335336" calcext:value-type="float">
            <text:p>0.425267764335336</text:p>
          </table:table-cell>
          <table:table-cell office:value-type="float" office:value="0.412243762199476" calcext:value-type="float">
            <text:p>0.412243762199476</text:p>
          </table:table-cell>
          <table:table-cell office:value-type="float" office:value="0.0160432395477578" calcext:value-type="float">
            <text:p>0.016043239547758</text:p>
          </table:table-cell>
          <table:table-cell table:number-columns-repeated="8"/>
        </table:table-row>
        <table:table-row table:style-name="ro1">
          <table:table-cell office:value-type="float" office:value="0.0450914898953582" calcext:value-type="float">
            <text:p>0.045091489895358</text:p>
          </table:table-cell>
          <table:table-cell office:value-type="float" office:value="0.412498169468384" calcext:value-type="float">
            <text:p>0.412498169468384</text:p>
          </table:table-cell>
          <table:table-cell office:value-type="float" office:value="0.952390268710689" calcext:value-type="float">
            <text:p>0.952390268710689</text:p>
          </table:table-cell>
          <table:table-cell office:value-type="float" office:value="0.00167818826392774" calcext:value-type="float">
            <text:p>0.001678188263928</text:p>
          </table:table-cell>
          <table:table-cell office:value-type="float" office:value="0.494729201126943" calcext:value-type="float">
            <text:p>0.494729201126943</text:p>
          </table:table-cell>
          <table:table-cell office:value-type="float" office:value="0.525053638745105" calcext:value-type="float">
            <text:p>0.525053638745105</text:p>
          </table:table-cell>
          <table:table-cell office:value-type="float" office:value="0.769366270847268" calcext:value-type="float">
            <text:p>0.769366270847268</text:p>
          </table:table-cell>
          <table:table-cell table:number-columns-repeated="8"/>
        </table:table-row>
        <table:table-row table:style-name="ro1">
          <table:table-cell office:value-type="float" office:value="0.655250563672302" calcext:value-type="float">
            <text:p>0.655250563672302</text:p>
          </table:table-cell>
          <table:table-cell office:value-type="float" office:value="0.123587196455106" calcext:value-type="float">
            <text:p>0.123587196455106</text:p>
          </table:table-cell>
          <table:table-cell office:value-type="float" office:value="0.00330861203494948" calcext:value-type="float">
            <text:p>0.003308612034949</text:p>
          </table:table-cell>
          <table:table-cell office:value-type="float" office:value="0.730120712777759" calcext:value-type="float">
            <text:p>0.730120712777759</text:p>
          </table:table-cell>
          <table:table-cell office:value-type="float" office:value="0.400331521432796" calcext:value-type="float">
            <text:p>0.400331521432796</text:p>
          </table:table-cell>
          <table:table-cell office:value-type="float" office:value="0.254207965586252" calcext:value-type="float">
            <text:p>0.254207965586252</text:p>
          </table:table-cell>
          <table:table-cell office:value-type="float" office:value="0.0687745724884497" calcext:value-type="float">
            <text:p>0.06877457248845</text:p>
          </table:table-cell>
          <table:table-cell table:number-columns-repeated="8"/>
        </table:table-row>
        <table:table-row table:style-name="ro1">
          <table:table-cell office:value-type="float" office:value="0.372527052764259" calcext:value-type="float">
            <text:p>0.372527052764259</text:p>
          </table:table-cell>
          <table:table-cell office:value-type="float" office:value="0.742497020743777" calcext:value-type="float">
            <text:p>0.742497020743777</text:p>
          </table:table-cell>
          <table:table-cell office:value-type="float" office:value="0.989347942757301" calcext:value-type="float">
            <text:p>0.989347942757301</text:p>
          </table:table-cell>
          <table:table-cell office:value-type="float" office:value="0.47851626303452" calcext:value-type="float">
            <text:p>0.47851626303452</text:p>
          </table:table-cell>
          <table:table-cell office:value-type="float" office:value="0.625732550504117" calcext:value-type="float">
            <text:p>0.625732550504117</text:p>
          </table:table-cell>
          <table:table-cell office:value-type="float" office:value="0.385959457470572" calcext:value-type="float">
            <text:p>0.385959457470572</text:p>
          </table:table-cell>
          <table:table-cell office:value-type="float" office:value="0.763801891001256" calcext:value-type="float">
            <text:p>0.763801891001256</text:p>
          </table:table-cell>
          <table:table-cell table:number-columns-repeated="8"/>
        </table:table-row>
        <table:table-row table:style-name="ro1">
          <table:table-cell office:value-type="float" office:value="0.665967786298892" calcext:value-type="float">
            <text:p>0.665967786298892</text:p>
          </table:table-cell>
          <table:table-cell office:value-type="float" office:value="0.74092445258656" calcext:value-type="float">
            <text:p>0.74092445258656</text:p>
          </table:table-cell>
          <table:table-cell office:value-type="float" office:value="0.0688250126633382" calcext:value-type="float">
            <text:p>0.068825012663338</text:p>
          </table:table-cell>
          <table:table-cell office:value-type="float" office:value="0.229228230699036" calcext:value-type="float">
            <text:p>0.229228230699036</text:p>
          </table:table-cell>
          <table:table-cell office:value-type="float" office:value="0.25284546526799" calcext:value-type="float">
            <text:p>0.25284546526799</text:p>
          </table:table-cell>
          <table:table-cell office:value-type="float" office:value="0.729211462437537" calcext:value-type="float">
            <text:p>0.729211462437537</text:p>
          </table:table-cell>
          <table:table-cell office:value-type="float" office:value="0.335775146712799" calcext:value-type="float">
            <text:p>0.335775146712799</text:p>
          </table:table-cell>
          <table:table-cell table:number-columns-repeated="8"/>
        </table:table-row>
        <table:table-row table:style-name="ro1">
          <table:table-cell office:value-type="float" office:value="0.802714734737282" calcext:value-type="float">
            <text:p>0.802714734737282</text:p>
          </table:table-cell>
          <table:table-cell office:value-type="float" office:value="0.301116347547438" calcext:value-type="float">
            <text:p>0.301116347547438</text:p>
          </table:table-cell>
          <table:table-cell office:value-type="float" office:value="0.666681249436801" calcext:value-type="float">
            <text:p>0.666681249436801</text:p>
          </table:table-cell>
          <table:table-cell office:value-type="float" office:value="0.024107156137979" calcext:value-type="float">
            <text:p>0.024107156137979</text:p>
          </table:table-cell>
          <table:table-cell office:value-type="float" office:value="0.0894414894508294" calcext:value-type="float">
            <text:p>0.089441489450829</text:p>
          </table:table-cell>
          <table:table-cell office:value-type="float" office:value="0.562783376127862" calcext:value-type="float">
            <text:p>0.562783376127862</text:p>
          </table:table-cell>
          <table:table-cell office:value-type="float" office:value="0.0363452428610547" calcext:value-type="float">
            <text:p>0.036345242861055</text:p>
          </table:table-cell>
          <table:table-cell table:number-columns-repeated="8"/>
        </table:table-row>
        <table:table-row table:style-name="ro1">
          <table:table-cell office:value-type="float" office:value="0.586176321763646" calcext:value-type="float">
            <text:p>0.586176321763646</text:p>
          </table:table-cell>
          <table:table-cell office:value-type="float" office:value="0.422609912760005" calcext:value-type="float">
            <text:p>0.422609912760005</text:p>
          </table:table-cell>
          <table:table-cell office:value-type="float" office:value="0.975583499745687" calcext:value-type="float">
            <text:p>0.975583499745687</text:p>
          </table:table-cell>
          <table:table-cell office:value-type="float" office:value="0.927289774190925" calcext:value-type="float">
            <text:p>0.927289774190925</text:p>
          </table:table-cell>
          <table:table-cell office:value-type="float" office:value="0.0156743889405687" calcext:value-type="float">
            <text:p>0.015674388940569</text:p>
          </table:table-cell>
          <table:table-cell office:value-type="float" office:value="0.974019061369638" calcext:value-type="float">
            <text:p>0.974019061369638</text:p>
          </table:table-cell>
          <table:table-cell office:value-type="float" office:value="0.552996309501466" calcext:value-type="float">
            <text:p>0.552996309501466</text:p>
          </table:table-cell>
          <table:table-cell table:number-columns-repeated="8"/>
        </table:table-row>
        <table:table-row table:style-name="ro1">
          <table:table-cell office:value-type="float" office:value="0.719961212342442" calcext:value-type="float">
            <text:p>0.719961212342442</text:p>
          </table:table-cell>
          <table:table-cell office:value-type="float" office:value="0.045168337125891" calcext:value-type="float">
            <text:p>0.045168337125891</text:p>
          </table:table-cell>
          <table:table-cell office:value-type="float" office:value="0.899190392417128" calcext:value-type="float">
            <text:p>0.899190392417128</text:p>
          </table:table-cell>
          <table:table-cell office:value-type="float" office:value="0.465951045261589" calcext:value-type="float">
            <text:p>0.465951045261589</text:p>
          </table:table-cell>
          <table:table-cell office:value-type="float" office:value="0.259141211009461" calcext:value-type="float">
            <text:p>0.259141211009461</text:p>
          </table:table-cell>
          <table:table-cell office:value-type="float" office:value="0.601220626818105" calcext:value-type="float">
            <text:p>0.601220626818105</text:p>
          </table:table-cell>
          <table:table-cell office:value-type="float" office:value="0.892289751204643" calcext:value-type="float">
            <text:p>0.892289751204643</text:p>
          </table:table-cell>
          <table:table-cell table:number-columns-repeated="8"/>
        </table:table-row>
        <table:table-row table:style-name="ro1">
          <table:table-cell office:value-type="float" office:value="0.513548492404531" calcext:value-type="float">
            <text:p>0.513548492404531</text:p>
          </table:table-cell>
          <table:table-cell office:value-type="float" office:value="0.463999192322074" calcext:value-type="float">
            <text:p>0.463999192322074</text:p>
          </table:table-cell>
          <table:table-cell office:value-type="float" office:value="0.825906528122929" calcext:value-type="float">
            <text:p>0.825906528122929</text:p>
          </table:table-cell>
          <table:table-cell office:value-type="float" office:value="0.293824589412268" calcext:value-type="float">
            <text:p>0.293824589412268</text:p>
          </table:table-cell>
          <table:table-cell office:value-type="float" office:value="0.324593695648373" calcext:value-type="float">
            <text:p>0.324593695648373</text:p>
          </table:table-cell>
          <table:table-cell office:value-type="float" office:value="0.790406174872784" calcext:value-type="float">
            <text:p>0.790406174872784</text:p>
          </table:table-cell>
          <table:table-cell office:value-type="float" office:value="0.99852473800222" calcext:value-type="float">
            <text:p>0.99852473800222</text:p>
          </table:table-cell>
          <table:table-cell table:number-columns-repeated="8"/>
        </table:table-row>
        <table:table-row table:style-name="ro1">
          <table:table-cell office:value-type="float" office:value="0.156856229845416" calcext:value-type="float">
            <text:p>0.156856229845416</text:p>
          </table:table-cell>
          <table:table-cell office:value-type="float" office:value="0.949932748697422" calcext:value-type="float">
            <text:p>0.949932748697422</text:p>
          </table:table-cell>
          <table:table-cell office:value-type="float" office:value="0.431390814509547" calcext:value-type="float">
            <text:p>0.431390814509547</text:p>
          </table:table-cell>
          <table:table-cell office:value-type="float" office:value="0.609792695973207" calcext:value-type="float">
            <text:p>0.609792695973207</text:p>
          </table:table-cell>
          <table:table-cell office:value-type="float" office:value="0.851116049458999" calcext:value-type="float">
            <text:p>0.851116049458999</text:p>
          </table:table-cell>
          <table:table-cell office:value-type="float" office:value="0.21209651555921" calcext:value-type="float">
            <text:p>0.21209651555921</text:p>
          </table:table-cell>
          <table:table-cell office:value-type="float" office:value="0.293794991430877" calcext:value-type="float">
            <text:p>0.293794991430877</text:p>
          </table:table-cell>
          <table:table-cell table:number-columns-repeated="8"/>
        </table:table-row>
        <table:table-row table:style-name="ro1">
          <table:table-cell office:value-type="float" office:value="0.177634673073511" calcext:value-type="float">
            <text:p>0.177634673073511</text:p>
          </table:table-cell>
          <table:table-cell office:value-type="float" office:value="0.882532439519125" calcext:value-type="float">
            <text:p>0.882532439519125</text:p>
          </table:table-cell>
          <table:table-cell office:value-type="float" office:value="0.19989077847972" calcext:value-type="float">
            <text:p>0.19989077847972</text:p>
          </table:table-cell>
          <table:table-cell office:value-type="float" office:value="0.297813250416696" calcext:value-type="float">
            <text:p>0.297813250416696</text:p>
          </table:table-cell>
          <table:table-cell office:value-type="float" office:value="0.701710930289779" calcext:value-type="float">
            <text:p>0.701710930289779</text:p>
          </table:table-cell>
          <table:table-cell office:value-type="float" office:value="0.0538819175078729" calcext:value-type="float">
            <text:p>0.053881917507873</text:p>
          </table:table-cell>
          <table:table-cell office:value-type="float" office:value="0.918416949838099" calcext:value-type="float">
            <text:p>0.918416949838099</text:p>
          </table:table-cell>
          <table:table-cell table:number-columns-repeated="8"/>
        </table:table-row>
        <table:table-row table:style-name="ro1">
          <table:table-cell office:value-type="float" office:value="0.594901392301835" calcext:value-type="float">
            <text:p>0.594901392301835</text:p>
          </table:table-cell>
          <table:table-cell office:value-type="float" office:value="0.508948483659125" calcext:value-type="float">
            <text:p>0.508948483659125</text:p>
          </table:table-cell>
          <table:table-cell office:value-type="float" office:value="0.335310601569631" calcext:value-type="float">
            <text:p>0.335310601569631</text:p>
          </table:table-cell>
          <table:table-cell office:value-type="float" office:value="0.618082730928098" calcext:value-type="float">
            <text:p>0.618082730928098</text:p>
          </table:table-cell>
          <table:table-cell office:value-type="float" office:value="0.339708266837108" calcext:value-type="float">
            <text:p>0.339708266837108</text:p>
          </table:table-cell>
          <table:table-cell office:value-type="float" office:value="0.568955800375158" calcext:value-type="float">
            <text:p>0.568955800375158</text:p>
          </table:table-cell>
          <table:table-cell office:value-type="float" office:value="0.597015441079985" calcext:value-type="float">
            <text:p>0.597015441079985</text:p>
          </table:table-cell>
          <table:table-cell table:number-columns-repeated="8"/>
        </table:table-row>
        <table:table-row table:style-name="ro1">
          <table:table-cell office:value-type="float" office:value="0.078746349608696" calcext:value-type="float">
            <text:p>0.078746349608696</text:p>
          </table:table-cell>
          <table:table-cell office:value-type="float" office:value="0.749479755836526" calcext:value-type="float">
            <text:p>0.749479755836526</text:p>
          </table:table-cell>
          <table:table-cell office:value-type="float" office:value="0.655508210651167" calcext:value-type="float">
            <text:p>0.655508210651167</text:p>
          </table:table-cell>
          <table:table-cell office:value-type="float" office:value="0.232977942182863" calcext:value-type="float">
            <text:p>0.232977942182863</text:p>
          </table:table-cell>
          <table:table-cell office:value-type="float" office:value="0.0345804813892556" calcext:value-type="float">
            <text:p>0.034580481389256</text:p>
          </table:table-cell>
          <table:table-cell office:value-type="float" office:value="0.766370669853884" calcext:value-type="float">
            <text:p>0.766370669853884</text:p>
          </table:table-cell>
          <table:table-cell office:value-type="float" office:value="0.937301946226203" calcext:value-type="float">
            <text:p>0.937301946226203</text:p>
          </table:table-cell>
          <table:table-cell table:number-columns-repeated="8"/>
        </table:table-row>
        <table:table-row table:style-name="ro1">
          <table:table-cell office:value-type="float" office:value="0.408158147433738" calcext:value-type="float">
            <text:p>0.408158147433738</text:p>
          </table:table-cell>
          <table:table-cell office:value-type="float" office:value="0.639713765620848" calcext:value-type="float">
            <text:p>0.639713765620848</text:p>
          </table:table-cell>
          <table:table-cell office:value-type="float" office:value="0.768597801689755" calcext:value-type="float">
            <text:p>0.768597801689755</text:p>
          </table:table-cell>
          <table:table-cell office:value-type="float" office:value="0.865434085865495" calcext:value-type="float">
            <text:p>0.865434085865495</text:p>
          </table:table-cell>
          <table:table-cell office:value-type="float" office:value="0.665179566832772" calcext:value-type="float">
            <text:p>0.665179566832772</text:p>
          </table:table-cell>
          <table:table-cell office:value-type="float" office:value="0.97099202973628" calcext:value-type="float">
            <text:p>0.97099202973628</text:p>
          </table:table-cell>
          <table:table-cell office:value-type="float" office:value="0.108544152645234" calcext:value-type="float">
            <text:p>0.108544152645234</text:p>
          </table:table-cell>
          <table:table-cell table:number-columns-repeated="8"/>
        </table:table-row>
        <table:table-row table:style-name="ro1">
          <table:table-cell office:value-type="float" office:value="0.158870441459669" calcext:value-type="float">
            <text:p>0.158870441459669</text:p>
          </table:table-cell>
          <table:table-cell office:value-type="float" office:value="0.937051825253532" calcext:value-type="float">
            <text:p>0.937051825253532</text:p>
          </table:table-cell>
          <table:table-cell office:value-type="float" office:value="0.860374787581257" calcext:value-type="float">
            <text:p>0.860374787581257</text:p>
          </table:table-cell>
          <table:table-cell office:value-type="float" office:value="0.364716430762993" calcext:value-type="float">
            <text:p>0.364716430762993</text:p>
          </table:table-cell>
          <table:table-cell office:value-type="float" office:value="0.124076119465847" calcext:value-type="float">
            <text:p>0.124076119465847</text:p>
          </table:table-cell>
          <table:table-cell office:value-type="float" office:value="0.40467156553736" calcext:value-type="float">
            <text:p>0.40467156553736</text:p>
          </table:table-cell>
          <table:table-cell office:value-type="float" office:value="0.118599568419032" calcext:value-type="float">
            <text:p>0.118599568419032</text:p>
          </table:table-cell>
          <table:table-cell table:number-columns-repeated="8"/>
        </table:table-row>
        <table:table-row table:style-name="ro1">
          <table:table-cell office:value-type="float" office:value="0.648857581093763" calcext:value-type="float">
            <text:p>0.648857581093763</text:p>
          </table:table-cell>
          <table:table-cell office:value-type="float" office:value="0.458320986370658" calcext:value-type="float">
            <text:p>0.458320986370658</text:p>
          </table:table-cell>
          <table:table-cell office:value-type="float" office:value="0.068546888398227" calcext:value-type="float">
            <text:p>0.068546888398227</text:p>
          </table:table-cell>
          <table:table-cell office:value-type="float" office:value="0.472531765077596" calcext:value-type="float">
            <text:p>0.472531765077596</text:p>
          </table:table-cell>
          <table:table-cell office:value-type="float" office:value="0.609515399070493" calcext:value-type="float">
            <text:p>0.609515399070493</text:p>
          </table:table-cell>
          <table:table-cell office:value-type="float" office:value="0.998221616171642" calcext:value-type="float">
            <text:p>0.998221616171642</text:p>
          </table:table-cell>
          <table:table-cell office:value-type="float" office:value="0.773074130462913" calcext:value-type="float">
            <text:p>0.773074130462913</text:p>
          </table:table-cell>
          <table:table-cell table:number-columns-repeated="8"/>
        </table:table-row>
        <table:table-row table:style-name="ro1">
          <table:table-cell office:value-type="float" office:value="0.730023556345195" calcext:value-type="float">
            <text:p>0.730023556345195</text:p>
          </table:table-cell>
          <table:table-cell office:value-type="float" office:value="0.789761094569869" calcext:value-type="float">
            <text:p>0.789761094569869</text:p>
          </table:table-cell>
          <table:table-cell office:value-type="float" office:value="0.137713027237232" calcext:value-type="float">
            <text:p>0.137713027237232</text:p>
          </table:table-cell>
          <table:table-cell office:value-type="float" office:value="0.304984074759399" calcext:value-type="float">
            <text:p>0.304984074759399</text:p>
          </table:table-cell>
          <table:table-cell office:value-type="float" office:value="0.847893324043194" calcext:value-type="float">
            <text:p>0.847893324043194</text:p>
          </table:table-cell>
          <table:table-cell office:value-type="float" office:value="0.634533362476082" calcext:value-type="float">
            <text:p>0.634533362476082</text:p>
          </table:table-cell>
          <table:table-cell office:value-type="float" office:value="0.0980365994121863" calcext:value-type="float">
            <text:p>0.098036599412186</text:p>
          </table:table-cell>
          <table:table-cell table:number-columns-repeated="8"/>
        </table:table-row>
        <table:table-row table:style-name="ro1">
          <table:table-cell office:value-type="float" office:value="0.304522568324682" calcext:value-type="float">
            <text:p>0.304522568324682</text:p>
          </table:table-cell>
          <table:table-cell office:value-type="float" office:value="0.552453563820925" calcext:value-type="float">
            <text:p>0.552453563820925</text:p>
          </table:table-cell>
          <table:table-cell office:value-type="float" office:value="0.793934555212988" calcext:value-type="float">
            <text:p>0.793934555212988</text:p>
          </table:table-cell>
          <table:table-cell office:value-type="float" office:value="0.72434467580232" calcext:value-type="float">
            <text:p>0.72434467580232</text:p>
          </table:table-cell>
          <table:table-cell office:value-type="float" office:value="0.288633684293513" calcext:value-type="float">
            <text:p>0.288633684293513</text:p>
          </table:table-cell>
          <table:table-cell office:value-type="float" office:value="0.862054874448151" calcext:value-type="float">
            <text:p>0.862054874448151</text:p>
          </table:table-cell>
          <table:table-cell office:value-type="float" office:value="0.911164296059613" calcext:value-type="float">
            <text:p>0.911164296059613</text:p>
          </table:table-cell>
          <table:table-cell table:number-columns-repeated="8"/>
        </table:table-row>
        <table:table-row table:style-name="ro1">
          <table:table-cell office:value-type="float" office:value="0.4465250820613" calcext:value-type="float">
            <text:p>0.4465250820613</text:p>
          </table:table-cell>
          <table:table-cell office:value-type="float" office:value="0.887900310037393" calcext:value-type="float">
            <text:p>0.887900310037393</text:p>
          </table:table-cell>
          <table:table-cell office:value-type="float" office:value="0.526265238388484" calcext:value-type="float">
            <text:p>0.526265238388484</text:p>
          </table:table-cell>
          <table:table-cell office:value-type="float" office:value="0.319591180506753" calcext:value-type="float">
            <text:p>0.319591180506753</text:p>
          </table:table-cell>
          <table:table-cell office:value-type="float" office:value="0.218981370894084" calcext:value-type="float">
            <text:p>0.218981370894084</text:p>
          </table:table-cell>
          <table:table-cell office:value-type="float" office:value="0.440957738058543" calcext:value-type="float">
            <text:p>0.440957738058543</text:p>
          </table:table-cell>
          <table:table-cell office:value-type="float" office:value="0.833779798174055" calcext:value-type="float">
            <text:p>0.833779798174055</text:p>
          </table:table-cell>
          <table:table-cell table:number-columns-repeated="8"/>
        </table:table-row>
        <table:table-row table:style-name="ro1">
          <table:table-cell office:value-type="float" office:value="0.492722542853981" calcext:value-type="float">
            <text:p>0.492722542853981</text:p>
          </table:table-cell>
          <table:table-cell office:value-type="float" office:value="0.981444229243928" calcext:value-type="float">
            <text:p>0.981444229243928</text:p>
          </table:table-cell>
          <table:table-cell office:value-type="float" office:value="0.639444183572304" calcext:value-type="float">
            <text:p>0.639444183572304</text:p>
          </table:table-cell>
          <table:table-cell office:value-type="float" office:value="0.26719985117414" calcext:value-type="float">
            <text:p>0.26719985117414</text:p>
          </table:table-cell>
          <table:table-cell office:value-type="float" office:value="0.709000600964908" calcext:value-type="float">
            <text:p>0.709000600964908</text:p>
          </table:table-cell>
          <table:table-cell office:value-type="float" office:value="0.703418090568595" calcext:value-type="float">
            <text:p>0.703418090568595</text:p>
          </table:table-cell>
          <table:table-cell office:value-type="float" office:value="0.0414956059332332" calcext:value-type="float">
            <text:p>0.041495605933233</text:p>
          </table:table-cell>
          <table:table-cell table:number-columns-repeated="8"/>
        </table:table-row>
        <table:table-row table:style-name="ro1">
          <table:table-cell office:value-type="float" office:value="0.675822456573864" calcext:value-type="float">
            <text:p>0.675822456573864</text:p>
          </table:table-cell>
          <table:table-cell office:value-type="float" office:value="0.906179233087083" calcext:value-type="float">
            <text:p>0.906179233087083</text:p>
          </table:table-cell>
          <table:table-cell office:value-type="float" office:value="0.241225459116793" calcext:value-type="float">
            <text:p>0.241225459116793</text:p>
          </table:table-cell>
          <table:table-cell office:value-type="float" office:value="0.742509623823551" calcext:value-type="float">
            <text:p>0.742509623823551</text:p>
          </table:table-cell>
          <table:table-cell office:value-type="float" office:value="0.699576444115417" calcext:value-type="float">
            <text:p>0.699576444115417</text:p>
          </table:table-cell>
          <table:table-cell office:value-type="float" office:value="0.861869021318799" calcext:value-type="float">
            <text:p>0.861869021318799</text:p>
          </table:table-cell>
          <table:table-cell office:value-type="float" office:value="0.668837663579589" calcext:value-type="float">
            <text:p>0.668837663579589</text:p>
          </table:table-cell>
          <table:table-cell table:number-columns-repeated="8"/>
        </table:table-row>
        <table:table-row table:style-name="ro1">
          <table:table-cell office:value-type="float" office:value="0.969108648550396" calcext:value-type="float">
            <text:p>0.969108648550396</text:p>
          </table:table-cell>
          <table:table-cell office:value-type="float" office:value="0.417892683427823" calcext:value-type="float">
            <text:p>0.417892683427823</text:p>
          </table:table-cell>
          <table:table-cell office:value-type="float" office:value="0.748043433844405" calcext:value-type="float">
            <text:p>0.748043433844405</text:p>
          </table:table-cell>
          <table:table-cell office:value-type="float" office:value="0.174166205273322" calcext:value-type="float">
            <text:p>0.174166205273322</text:p>
          </table:table-cell>
          <table:table-cell office:value-type="float" office:value="0.533150655311982" calcext:value-type="float">
            <text:p>0.533150655311982</text:p>
          </table:table-cell>
          <table:table-cell office:value-type="float" office:value="0.225466970812314" calcext:value-type="float">
            <text:p>0.225466970812314</text:p>
          </table:table-cell>
          <table:table-cell office:value-type="float" office:value="0.143689525948405" calcext:value-type="float">
            <text:p>0.143689525948405</text:p>
          </table:table-cell>
          <table:table-cell table:number-columns-repeated="8"/>
        </table:table-row>
        <table:table-row table:style-name="ro1">
          <table:table-cell office:value-type="float" office:value="0.724190636368031" calcext:value-type="float">
            <text:p>0.724190636368031</text:p>
          </table:table-cell>
          <table:table-cell office:value-type="float" office:value="0.794077327255776" calcext:value-type="float">
            <text:p>0.794077327255776</text:p>
          </table:table-cell>
          <table:table-cell office:value-type="float" office:value="0.191597618639004" calcext:value-type="float">
            <text:p>0.191597618639004</text:p>
          </table:table-cell>
          <table:table-cell office:value-type="float" office:value="0.803085300432069" calcext:value-type="float">
            <text:p>0.803085300432069</text:p>
          </table:table-cell>
          <table:table-cell office:value-type="float" office:value="0.976178737417905" calcext:value-type="float">
            <text:p>0.976178737417905</text:p>
          </table:table-cell>
          <table:table-cell office:value-type="float" office:value="0.524103717624768" calcext:value-type="float">
            <text:p>0.524103717624768</text:p>
          </table:table-cell>
          <table:table-cell office:value-type="float" office:value="0.402295851195248" calcext:value-type="float">
            <text:p>0.402295851195248</text:p>
          </table:table-cell>
          <table:table-cell table:number-columns-repeated="8"/>
        </table:table-row>
        <table:table-row table:style-name="ro1">
          <table:table-cell office:value-type="float" office:value="0.720329639449796" calcext:value-type="float">
            <text:p>0.720329639449796</text:p>
          </table:table-cell>
          <table:table-cell office:value-type="float" office:value="0.901494579993549" calcext:value-type="float">
            <text:p>0.901494579993549</text:p>
          </table:table-cell>
          <table:table-cell office:value-type="float" office:value="0.491043098298124" calcext:value-type="float">
            <text:p>0.491043098298124</text:p>
          </table:table-cell>
          <table:table-cell office:value-type="float" office:value="0.90423820589293" calcext:value-type="float">
            <text:p>0.90423820589293</text:p>
          </table:table-cell>
          <table:table-cell office:value-type="float" office:value="0.865100695630886" calcext:value-type="float">
            <text:p>0.865100695630886</text:p>
          </table:table-cell>
          <table:table-cell office:value-type="float" office:value="0.0790978319479309" calcext:value-type="float">
            <text:p>0.079097831947931</text:p>
          </table:table-cell>
          <table:table-cell office:value-type="float" office:value="0.331266167383717" calcext:value-type="float">
            <text:p>0.331266167383717</text:p>
          </table:table-cell>
          <table:table-cell table:number-columns-repeated="8"/>
        </table:table-row>
        <table:table-row table:style-name="ro1">
          <table:table-cell office:value-type="float" office:value="0.282169882773392" calcext:value-type="float">
            <text:p>0.282169882773392</text:p>
          </table:table-cell>
          <table:table-cell office:value-type="float" office:value="0.610221974645673" calcext:value-type="float">
            <text:p>0.610221974645673</text:p>
          </table:table-cell>
          <table:table-cell office:value-type="float" office:value="0.973407185701055" calcext:value-type="float">
            <text:p>0.973407185701055</text:p>
          </table:table-cell>
          <table:table-cell office:value-type="float" office:value="0.248394473657215" calcext:value-type="float">
            <text:p>0.248394473657215</text:p>
          </table:table-cell>
          <table:table-cell office:value-type="float" office:value="0.406047189711564" calcext:value-type="float">
            <text:p>0.406047189711564</text:p>
          </table:table-cell>
          <table:table-cell office:value-type="float" office:value="0.00592752759197734" calcext:value-type="float">
            <text:p>0.005927527591977</text:p>
          </table:table-cell>
          <table:table-cell office:value-type="float" office:value="0.880213469612468" calcext:value-type="float">
            <text:p>0.880213469612468</text:p>
          </table:table-cell>
          <table:table-cell table:number-columns-repeated="8"/>
        </table:table-row>
        <table:table-row table:style-name="ro1">
          <table:table-cell office:value-type="float" office:value="0.5165232455551" calcext:value-type="float">
            <text:p>0.5165232455551</text:p>
          </table:table-cell>
          <table:table-cell office:value-type="float" office:value="0.518608379495167" calcext:value-type="float">
            <text:p>0.518608379495167</text:p>
          </table:table-cell>
          <table:table-cell office:value-type="float" office:value="0.325079294638275" calcext:value-type="float">
            <text:p>0.325079294638275</text:p>
          </table:table-cell>
          <table:table-cell office:value-type="float" office:value="0.311661956177455" calcext:value-type="float">
            <text:p>0.311661956177455</text:p>
          </table:table-cell>
          <table:table-cell office:value-type="float" office:value="0.0959111932776182" calcext:value-type="float">
            <text:p>0.095911193277618</text:p>
          </table:table-cell>
          <table:table-cell office:value-type="float" office:value="0.328885718985684" calcext:value-type="float">
            <text:p>0.328885718985684</text:p>
          </table:table-cell>
          <table:table-cell office:value-type="float" office:value="0.00495130452021064" calcext:value-type="float">
            <text:p>0.004951304520211</text:p>
          </table:table-cell>
          <table:table-cell table:number-columns-repeated="8"/>
        </table:table-row>
        <table:table-row table:style-name="ro1">
          <table:table-cell office:value-type="float" office:value="0.520480123297955" calcext:value-type="float">
            <text:p>0.520480123297955</text:p>
          </table:table-cell>
          <table:table-cell office:value-type="float" office:value="0.549121608528226" calcext:value-type="float">
            <text:p>0.549121608528226</text:p>
          </table:table-cell>
          <table:table-cell office:value-type="float" office:value="0.258469694395995" calcext:value-type="float">
            <text:p>0.258469694395995</text:p>
          </table:table-cell>
          <table:table-cell office:value-type="float" office:value="0.556934581735829" calcext:value-type="float">
            <text:p>0.556934581735829</text:p>
          </table:table-cell>
          <table:table-cell office:value-type="float" office:value="0.169694653528409" calcext:value-type="float">
            <text:p>0.169694653528409</text:p>
          </table:table-cell>
          <table:table-cell office:value-type="float" office:value="0.829563116030936" calcext:value-type="float">
            <text:p>0.829563116030936</text:p>
          </table:table-cell>
          <table:table-cell office:value-type="float" office:value="0.358076930229444" calcext:value-type="float">
            <text:p>0.358076930229444</text:p>
          </table:table-cell>
          <table:table-cell table:number-columns-repeated="8"/>
        </table:table-row>
        <table:table-row table:style-name="ro1">
          <table:table-cell office:value-type="float" office:value="0.963100322347993" calcext:value-type="float">
            <text:p>0.963100322347993</text:p>
          </table:table-cell>
          <table:table-cell office:value-type="float" office:value="0.328349391776603" calcext:value-type="float">
            <text:p>0.328349391776603</text:p>
          </table:table-cell>
          <table:table-cell office:value-type="float" office:value="0.581674138203595" calcext:value-type="float">
            <text:p>0.581674138203595</text:p>
          </table:table-cell>
          <table:table-cell office:value-type="float" office:value="0.610679693191939" calcext:value-type="float">
            <text:p>0.610679693191939</text:p>
          </table:table-cell>
          <table:table-cell office:value-type="float" office:value="0.142193110640321" calcext:value-type="float">
            <text:p>0.142193110640321</text:p>
          </table:table-cell>
          <table:table-cell office:value-type="float" office:value="0.287339467741257" calcext:value-type="float">
            <text:p>0.287339467741257</text:p>
          </table:table-cell>
          <table:table-cell office:value-type="float" office:value="0.34820436440965" calcext:value-type="float">
            <text:p>0.34820436440965</text:p>
          </table:table-cell>
          <table:table-cell table:number-columns-repeated="8"/>
        </table:table-row>
        <table:table-row table:style-name="ro1">
          <table:table-cell office:value-type="float" office:value="0.585034422705224" calcext:value-type="float">
            <text:p>0.585034422705224</text:p>
          </table:table-cell>
          <table:table-cell office:value-type="float" office:value="0.108279805994381" calcext:value-type="float">
            <text:p>0.108279805994381</text:p>
          </table:table-cell>
          <table:table-cell office:value-type="float" office:value="0.817515024093207" calcext:value-type="float">
            <text:p>0.817515024093207</text:p>
          </table:table-cell>
          <table:table-cell office:value-type="float" office:value="0.915758441442273" calcext:value-type="float">
            <text:p>0.915758441442273</text:p>
          </table:table-cell>
          <table:table-cell office:value-type="float" office:value="0.665634729428215" calcext:value-type="float">
            <text:p>0.665634729428215</text:p>
          </table:table-cell>
          <table:table-cell office:value-type="float" office:value="0.695520202315164" calcext:value-type="float">
            <text:p>0.695520202315164</text:p>
          </table:table-cell>
          <table:table-cell office:value-type="float" office:value="0.018333362013113" calcext:value-type="float">
            <text:p>0.018333362013113</text:p>
          </table:table-cell>
          <table:table-cell table:number-columns-repeated="8"/>
        </table:table-row>
        <table:table-row table:style-name="ro1">
          <table:table-cell office:value-type="float" office:value="0.288786496683485" calcext:value-type="float">
            <text:p>0.288786496683485</text:p>
          </table:table-cell>
          <table:table-cell office:value-type="float" office:value="0.798685813538041" calcext:value-type="float">
            <text:p>0.798685813538041</text:p>
          </table:table-cell>
          <table:table-cell office:value-type="float" office:value="0.926764695627547" calcext:value-type="float">
            <text:p>0.926764695627547</text:p>
          </table:table-cell>
          <table:table-cell office:value-type="float" office:value="0.167783106264102" calcext:value-type="float">
            <text:p>0.167783106264102</text:p>
          </table:table-cell>
          <table:table-cell office:value-type="float" office:value="0.979220099606624" calcext:value-type="float">
            <text:p>0.979220099606624</text:p>
          </table:table-cell>
          <table:table-cell office:value-type="float" office:value="0.922804041131208" calcext:value-type="float">
            <text:p>0.922804041131208</text:p>
          </table:table-cell>
          <table:table-cell office:value-type="float" office:value="0.626011694899222" calcext:value-type="float">
            <text:p>0.626011694899222</text:p>
          </table:table-cell>
          <table:table-cell table:number-columns-repeated="8"/>
        </table:table-row>
        <table:table-row table:style-name="ro1">
          <table:table-cell office:value-type="float" office:value="0.637877704626351" calcext:value-type="float">
            <text:p>0.637877704626351</text:p>
          </table:table-cell>
          <table:table-cell office:value-type="float" office:value="0.800019422733642" calcext:value-type="float">
            <text:p>0.800019422733642</text:p>
          </table:table-cell>
          <table:table-cell office:value-type="float" office:value="0.865293063012172" calcext:value-type="float">
            <text:p>0.865293063012172</text:p>
          </table:table-cell>
          <table:table-cell office:value-type="float" office:value="0.850064153858443" calcext:value-type="float">
            <text:p>0.850064153858443</text:p>
          </table:table-cell>
          <table:table-cell office:value-type="float" office:value="0.29299526583084" calcext:value-type="float">
            <text:p>0.29299526583084</text:p>
          </table:table-cell>
          <table:table-cell office:value-type="float" office:value="0.389253922100477" calcext:value-type="float">
            <text:p>0.389253922100477</text:p>
          </table:table-cell>
          <table:table-cell office:value-type="float" office:value="0.115765438466876" calcext:value-type="float">
            <text:p>0.115765438466876</text:p>
          </table:table-cell>
          <table:table-cell table:number-columns-repeated="8"/>
        </table:table-row>
        <table:table-row table:style-name="ro1">
          <table:table-cell office:value-type="float" office:value="0.686806953497394" calcext:value-type="float">
            <text:p>0.686806953497394</text:p>
          </table:table-cell>
          <table:table-cell office:value-type="float" office:value="0.700195943289491" calcext:value-type="float">
            <text:p>0.700195943289491</text:p>
          </table:table-cell>
          <table:table-cell office:value-type="float" office:value="0.477263261106595" calcext:value-type="float">
            <text:p>0.477263261106595</text:p>
          </table:table-cell>
          <table:table-cell office:value-type="float" office:value="0.757764940425252" calcext:value-type="float">
            <text:p>0.757764940425252</text:p>
          </table:table-cell>
          <table:table-cell office:value-type="float" office:value="0.442890907154493" calcext:value-type="float">
            <text:p>0.442890907154493</text:p>
          </table:table-cell>
          <table:table-cell office:value-type="float" office:value="0.199164309821422" calcext:value-type="float">
            <text:p>0.199164309821422</text:p>
          </table:table-cell>
          <table:table-cell office:value-type="float" office:value="0.746757804515838" calcext:value-type="float">
            <text:p>0.746757804515838</text:p>
          </table:table-cell>
          <table:table-cell table:number-columns-repeated="8"/>
        </table:table-row>
        <table:table-row table:style-name="ro1">
          <table:table-cell office:value-type="float" office:value="0.306858354657742" calcext:value-type="float">
            <text:p>0.306858354657742</text:p>
          </table:table-cell>
          <table:table-cell office:value-type="float" office:value="0.3072594793511" calcext:value-type="float">
            <text:p>0.3072594793511</text:p>
          </table:table-cell>
          <table:table-cell office:value-type="float" office:value="0.411320210749805" calcext:value-type="float">
            <text:p>0.411320210749805</text:p>
          </table:table-cell>
          <table:table-cell office:value-type="float" office:value="0.235640978335395" calcext:value-type="float">
            <text:p>0.235640978335395</text:p>
          </table:table-cell>
          <table:table-cell office:value-type="float" office:value="0.684425845001199" calcext:value-type="float">
            <text:p>0.684425845001199</text:p>
          </table:table-cell>
          <table:table-cell office:value-type="float" office:value="0.961785344922" calcext:value-type="float">
            <text:p>0.961785344922</text:p>
          </table:table-cell>
          <table:table-cell office:value-type="float" office:value="0.360143320190033" calcext:value-type="float">
            <text:p>0.360143320190033</text:p>
          </table:table-cell>
          <table:table-cell table:number-columns-repeated="8"/>
        </table:table-row>
        <table:table-row table:style-name="ro1">
          <table:table-cell office:value-type="float" office:value="0.646685348195017" calcext:value-type="float">
            <text:p>0.646685348195017</text:p>
          </table:table-cell>
          <table:table-cell office:value-type="float" office:value="0.466764832125267" calcext:value-type="float">
            <text:p>0.466764832125267</text:p>
          </table:table-cell>
          <table:table-cell office:value-type="float" office:value="0.0589845288034389" calcext:value-type="float">
            <text:p>0.058984528803439</text:p>
          </table:table-cell>
          <table:table-cell office:value-type="float" office:value="0.330641317023738" calcext:value-type="float">
            <text:p>0.330641317023738</text:p>
          </table:table-cell>
          <table:table-cell office:value-type="float" office:value="0.07817915025405" calcext:value-type="float">
            <text:p>0.07817915025405</text:p>
          </table:table-cell>
          <table:table-cell office:value-type="float" office:value="0.412500000661865" calcext:value-type="float">
            <text:p>0.412500000661865</text:p>
          </table:table-cell>
          <table:table-cell office:value-type="float" office:value="0.48025061024406" calcext:value-type="float">
            <text:p>0.48025061024406</text:p>
          </table:table-cell>
          <table:table-cell table:number-columns-repeated="8"/>
        </table:table-row>
        <table:table-row table:style-name="ro1">
          <table:table-cell office:value-type="float" office:value="0.20962035291082" calcext:value-type="float">
            <text:p>0.20962035291082</text:p>
          </table:table-cell>
          <table:table-cell office:value-type="float" office:value="0.93471036733157" calcext:value-type="float">
            <text:p>0.93471036733157</text:p>
          </table:table-cell>
          <table:table-cell office:value-type="float" office:value="0.40747789733611" calcext:value-type="float">
            <text:p>0.40747789733611</text:p>
          </table:table-cell>
          <table:table-cell office:value-type="float" office:value="0.130633687716784" calcext:value-type="float">
            <text:p>0.130633687716784</text:p>
          </table:table-cell>
          <table:table-cell office:value-type="float" office:value="0.371555381523699" calcext:value-type="float">
            <text:p>0.371555381523699</text:p>
          </table:table-cell>
          <table:table-cell office:value-type="float" office:value="0.885407493686612" calcext:value-type="float">
            <text:p>0.885407493686612</text:p>
          </table:table-cell>
          <table:table-cell office:value-type="float" office:value="0.529311240187537" calcext:value-type="float">
            <text:p>0.529311240187537</text:p>
          </table:table-cell>
          <table:table-cell table:number-columns-repeated="8"/>
        </table:table-row>
        <table:table-row table:style-name="ro1">
          <table:table-cell office:value-type="float" office:value="0.837149310912379" calcext:value-type="float">
            <text:p>0.837149310912379</text:p>
          </table:table-cell>
          <table:table-cell office:value-type="float" office:value="0.701381618890657" calcext:value-type="float">
            <text:p>0.701381618890657</text:p>
          </table:table-cell>
          <table:table-cell office:value-type="float" office:value="0.882540670999308" calcext:value-type="float">
            <text:p>0.882540670999308</text:p>
          </table:table-cell>
          <table:table-cell office:value-type="float" office:value="0.696045330528563" calcext:value-type="float">
            <text:p>0.696045330528563</text:p>
          </table:table-cell>
          <table:table-cell office:value-type="float" office:value="0.756260923082001" calcext:value-type="float">
            <text:p>0.756260923082001</text:p>
          </table:table-cell>
          <table:table-cell office:value-type="float" office:value="0.798665378213018" calcext:value-type="float">
            <text:p>0.798665378213018</text:p>
          </table:table-cell>
          <table:table-cell office:value-type="float" office:value="0.994141023821966" calcext:value-type="float">
            <text:p>0.994141023821966</text:p>
          </table:table-cell>
          <table:table-cell table:number-columns-repeated="8"/>
        </table:table-row>
        <table:table-row table:style-name="ro1">
          <table:table-cell office:value-type="float" office:value="0.603654114587215" calcext:value-type="float">
            <text:p>0.603654114587215</text:p>
          </table:table-cell>
          <table:table-cell office:value-type="float" office:value="0.199269995902078" calcext:value-type="float">
            <text:p>0.199269995902078</text:p>
          </table:table-cell>
          <table:table-cell office:value-type="float" office:value="0.922903852830479" calcext:value-type="float">
            <text:p>0.922903852830479</text:p>
          </table:table-cell>
          <table:table-cell office:value-type="float" office:value="0.0662091720666823" calcext:value-type="float">
            <text:p>0.066209172066682</text:p>
          </table:table-cell>
          <table:table-cell office:value-type="float" office:value="0.575051326325245" calcext:value-type="float">
            <text:p>0.575051326325245</text:p>
          </table:table-cell>
          <table:table-cell office:value-type="float" office:value="0.443626961210109" calcext:value-type="float">
            <text:p>0.443626961210109</text:p>
          </table:table-cell>
          <table:table-cell office:value-type="float" office:value="0.934101347952441" calcext:value-type="float">
            <text:p>0.934101347952441</text:p>
          </table:table-cell>
          <table:table-cell table:number-columns-repeated="8"/>
        </table:table-row>
        <table:table-row table:style-name="ro1">
          <table:table-cell office:value-type="float" office:value="0.516439420593798" calcext:value-type="float">
            <text:p>0.516439420593798</text:p>
          </table:table-cell>
          <table:table-cell office:value-type="float" office:value="0.893638323231318" calcext:value-type="float">
            <text:p>0.893638323231318</text:p>
          </table:table-cell>
          <table:table-cell office:value-type="float" office:value="0.950184164341299" calcext:value-type="float">
            <text:p>0.950184164341299</text:p>
          </table:table-cell>
          <table:table-cell office:value-type="float" office:value="0.145464469607014" calcext:value-type="float">
            <text:p>0.145464469607014</text:p>
          </table:table-cell>
          <table:table-cell office:value-type="float" office:value="0.969417311552689" calcext:value-type="float">
            <text:p>0.969417311552689</text:p>
          </table:table-cell>
          <table:table-cell office:value-type="float" office:value="0.242421163730417" calcext:value-type="float">
            <text:p>0.242421163730417</text:p>
          </table:table-cell>
          <table:table-cell office:value-type="float" office:value="0.529353733032148" calcext:value-type="float">
            <text:p>0.529353733032148</text:p>
          </table:table-cell>
          <table:table-cell table:number-columns-repeated="8"/>
        </table:table-row>
        <table:table-row table:style-name="ro1">
          <table:table-cell office:value-type="float" office:value="0.178933619144272" calcext:value-type="float">
            <text:p>0.178933619144272</text:p>
          </table:table-cell>
          <table:table-cell office:value-type="float" office:value="0.6131935638699" calcext:value-type="float">
            <text:p>0.6131935638699</text:p>
          </table:table-cell>
          <table:table-cell office:value-type="float" office:value="0.924600513248549" calcext:value-type="float">
            <text:p>0.924600513248549</text:p>
          </table:table-cell>
          <table:table-cell office:value-type="float" office:value="0.213285655707204" calcext:value-type="float">
            <text:p>0.213285655707204</text:p>
          </table:table-cell>
          <table:table-cell office:value-type="float" office:value="0.042440257711521" calcext:value-type="float">
            <text:p>0.042440257711521</text:p>
          </table:table-cell>
          <table:table-cell office:value-type="float" office:value="0.10610402481124" calcext:value-type="float">
            <text:p>0.10610402481124</text:p>
          </table:table-cell>
          <table:table-cell office:value-type="float" office:value="0.0014201564925832" calcext:value-type="float">
            <text:p>0.001420156492583</text:p>
          </table:table-cell>
          <table:table-cell table:number-columns-repeated="8"/>
        </table:table-row>
        <table:table-row table:style-name="ro1">
          <table:table-cell office:value-type="float" office:value="0.34406919387565" calcext:value-type="float">
            <text:p>0.34406919387565</text:p>
          </table:table-cell>
          <table:table-cell office:value-type="float" office:value="0.160297065051322" calcext:value-type="float">
            <text:p>0.160297065051322</text:p>
          </table:table-cell>
          <table:table-cell office:value-type="float" office:value="0.628571547791501" calcext:value-type="float">
            <text:p>0.628571547791501</text:p>
          </table:table-cell>
          <table:table-cell office:value-type="float" office:value="0.582622073912182" calcext:value-type="float">
            <text:p>0.582622073912182</text:p>
          </table:table-cell>
          <table:table-cell office:value-type="float" office:value="0.931794757956581" calcext:value-type="float">
            <text:p>0.931794757956581</text:p>
          </table:table-cell>
          <table:table-cell office:value-type="float" office:value="0.632362284457597" calcext:value-type="float">
            <text:p>0.632362284457597</text:p>
          </table:table-cell>
          <table:table-cell office:value-type="float" office:value="0.846571212807105" calcext:value-type="float">
            <text:p>0.846571212807105</text:p>
          </table:table-cell>
          <table:table-cell table:number-columns-repeated="8"/>
        </table:table-row>
        <table:table-row table:style-name="ro1">
          <table:table-cell office:value-type="float" office:value="0.388468798312561" calcext:value-type="float">
            <text:p>0.388468798312561</text:p>
          </table:table-cell>
          <table:table-cell office:value-type="float" office:value="0.343291185811607" calcext:value-type="float">
            <text:p>0.343291185811607</text:p>
          </table:table-cell>
          <table:table-cell office:value-type="float" office:value="0.321067760944489" calcext:value-type="float">
            <text:p>0.321067760944489</text:p>
          </table:table-cell>
          <table:table-cell office:value-type="float" office:value="0.76738488848405" calcext:value-type="float">
            <text:p>0.76738488848405</text:p>
          </table:table-cell>
          <table:table-cell office:value-type="float" office:value="0.367046252766027" calcext:value-type="float">
            <text:p>0.367046252766027</text:p>
          </table:table-cell>
          <table:table-cell office:value-type="float" office:value="0.363444793704692" calcext:value-type="float">
            <text:p>0.363444793704692</text:p>
          </table:table-cell>
          <table:table-cell office:value-type="float" office:value="0.394643033980215" calcext:value-type="float">
            <text:p>0.394643033980215</text:p>
          </table:table-cell>
          <table:table-cell table:number-columns-repeated="8"/>
        </table:table-row>
        <table:table-row table:style-name="ro1">
          <table:table-cell office:value-type="float" office:value="0.320820123206589" calcext:value-type="float">
            <text:p>0.320820123206589</text:p>
          </table:table-cell>
          <table:table-cell office:value-type="float" office:value="0.821787073030195" calcext:value-type="float">
            <text:p>0.821787073030195</text:p>
          </table:table-cell>
          <table:table-cell office:value-type="float" office:value="0.516624787230869" calcext:value-type="float">
            <text:p>0.516624787230869</text:p>
          </table:table-cell>
          <table:table-cell office:value-type="float" office:value="0.71985851098465" calcext:value-type="float">
            <text:p>0.71985851098465</text:p>
          </table:table-cell>
          <table:table-cell office:value-type="float" office:value="0.239758832481191" calcext:value-type="float">
            <text:p>0.239758832481191</text:p>
          </table:table-cell>
          <table:table-cell office:value-type="float" office:value="0.0106725500204443" calcext:value-type="float">
            <text:p>0.010672550020444</text:p>
          </table:table-cell>
          <table:table-cell office:value-type="float" office:value="0.116469472599712" calcext:value-type="float">
            <text:p>0.116469472599712</text:p>
          </table:table-cell>
          <table:table-cell table:number-columns-repeated="8"/>
        </table:table-row>
        <table:table-row table:style-name="ro1">
          <table:table-cell office:value-type="float" office:value="0.622907911316263" calcext:value-type="float">
            <text:p>0.622907911316263</text:p>
          </table:table-cell>
          <table:table-cell office:value-type="float" office:value="0.050852848892993" calcext:value-type="float">
            <text:p>0.050852848892993</text:p>
          </table:table-cell>
          <table:table-cell office:value-type="float" office:value="0.334213078585248" calcext:value-type="float">
            <text:p>0.334213078585248</text:p>
          </table:table-cell>
          <table:table-cell office:value-type="float" office:value="0.925579550420185" calcext:value-type="float">
            <text:p>0.925579550420185</text:p>
          </table:table-cell>
          <table:table-cell office:value-type="float" office:value="0.760204096601704" calcext:value-type="float">
            <text:p>0.760204096601704</text:p>
          </table:table-cell>
          <table:table-cell office:value-type="float" office:value="0.702508361000159" calcext:value-type="float">
            <text:p>0.702508361000159</text:p>
          </table:table-cell>
          <table:table-cell office:value-type="float" office:value="0.425323014812853" calcext:value-type="float">
            <text:p>0.425323014812853</text:p>
          </table:table-cell>
          <table:table-cell table:number-columns-repeated="8"/>
        </table:table-row>
        <table:table-row table:style-name="ro1">
          <table:table-cell office:value-type="float" office:value="0.92677935047354" calcext:value-type="float">
            <text:p>0.92677935047354</text:p>
          </table:table-cell>
          <table:table-cell office:value-type="float" office:value="0.871426864970861" calcext:value-type="float">
            <text:p>0.871426864970861</text:p>
          </table:table-cell>
          <table:table-cell office:value-type="float" office:value="0.058467381968896" calcext:value-type="float">
            <text:p>0.058467381968896</text:p>
          </table:table-cell>
          <table:table-cell office:value-type="float" office:value="0.975784720508391" calcext:value-type="float">
            <text:p>0.975784720508391</text:p>
          </table:table-cell>
          <table:table-cell office:value-type="float" office:value="0.554116736956705" calcext:value-type="float">
            <text:p>0.554116736956705</text:p>
          </table:table-cell>
          <table:table-cell office:value-type="float" office:value="0.953237632264251" calcext:value-type="float">
            <text:p>0.953237632264251</text:p>
          </table:table-cell>
          <table:table-cell office:value-type="float" office:value="0.856457797709174" calcext:value-type="float">
            <text:p>0.856457797709174</text:p>
          </table:table-cell>
          <table:table-cell/>
          <table:table-cell office:value-type="float" office:value="0.0731807822195534" calcext:value-type="float">
            <text:p>0.073180782219553</text:p>
          </table:table-cell>
          <table:table-cell office:value-type="float" office:value="0.0618777047159303" calcext:value-type="float">
            <text:p>0.06187770471593</text:p>
          </table:table-cell>
          <table:table-cell office:value-type="float" office:value="0.0523585308839213" calcext:value-type="float">
            <text:p>0.052358530883921</text:p>
          </table:table-cell>
          <table:table-cell office:value-type="float" office:value="0.0373221236920911" calcext:value-type="float">
            <text:p>0.037322123692091</text:p>
          </table:table-cell>
          <table:table-cell office:value-type="float" office:value="0.0175085010563678" calcext:value-type="float">
            <text:p>0.017508501056368</text:p>
          </table:table-cell>
          <table:table-cell office:value-type="float" office:value="-0.0112588355141828" calcext:value-type="float">
            <text:p>-0.011258835514183</text:p>
          </table:table-cell>
          <table:table-cell office:value-type="float" office:value="-7.45347492344184" calcext:value-type="float">
            <text:p>-7.45347492344184</text:p>
          </table:table-cell>
        </table:table-row>
        <table:table-row table:style-name="ro1">
          <table:table-cell office:value-type="float" office:value="0.662150426111479" calcext:value-type="float">
            <text:p>0.662150426111479</text:p>
          </table:table-cell>
          <table:table-cell office:value-type="float" office:value="0.109490830020186" calcext:value-type="float">
            <text:p>0.109490830020186</text:p>
          </table:table-cell>
          <table:table-cell office:value-type="float" office:value="0.659315533155773" calcext:value-type="float">
            <text:p>0.659315533155773</text:p>
          </table:table-cell>
          <table:table-cell office:value-type="float" office:value="0.287214657793359" calcext:value-type="float">
            <text:p>0.287214657793359</text:p>
          </table:table-cell>
          <table:table-cell office:value-type="float" office:value="0.710929502497976" calcext:value-type="float">
            <text:p>0.710929502497976</text:p>
          </table:table-cell>
          <table:table-cell office:value-type="float" office:value="0.973835429938973" calcext:value-type="float">
            <text:p>0.973835429938973</text:p>
          </table:table-cell>
          <table:table-cell office:value-type="float" office:value="0.911419382082332" calcext:value-type="float">
            <text:p>0.911419382082332</text:p>
          </table:table-cell>
          <table:table-cell/>
          <table:table-cell office:value-type="float" office:value="0.072213362041307" calcext:value-type="float">
            <text:p>0.072213362041307</text:p>
          </table:table-cell>
          <table:table-cell office:value-type="float" office:value="0.0622773824438042" calcext:value-type="float">
            <text:p>0.062277382443804</text:p>
          </table:table-cell>
          <table:table-cell office:value-type="float" office:value="0.0523719799251628" calcext:value-type="float">
            <text:p>0.052371979925163</text:p>
          </table:table-cell>
          <table:table-cell office:value-type="float" office:value="0.0379421605892196" calcext:value-type="float">
            <text:p>0.03794216058922</text:p>
          </table:table-cell>
          <table:table-cell office:value-type="float" office:value="0.0174645476173677" calcext:value-type="float">
            <text:p>0.017464547617368</text:p>
          </table:table-cell>
          <table:table-cell office:value-type="float" office:value="-0.00758505480578325" calcext:value-type="float">
            <text:p>-0.007585054805783</text:p>
          </table:table-cell>
          <table:table-cell office:value-type="float" office:value="-7.445842691193" calcext:value-type="float">
            <text:p>-7.445842691193</text:p>
          </table:table-cell>
        </table:table-row>
        <table:table-row table:style-name="ro1">
          <table:table-cell office:value-type="float" office:value="0.252607153087903" calcext:value-type="float">
            <text:p>0.252607153087903</text:p>
          </table:table-cell>
          <table:table-cell office:value-type="float" office:value="0.462668753202685" calcext:value-type="float">
            <text:p>0.462668753202685</text:p>
          </table:table-cell>
          <table:table-cell office:value-type="float" office:value="0.384256199843549" calcext:value-type="float">
            <text:p>0.384256199843549</text:p>
          </table:table-cell>
          <table:table-cell office:value-type="float" office:value="0.482125766957625" calcext:value-type="float">
            <text:p>0.482125766957625</text:p>
          </table:table-cell>
          <table:table-cell office:value-type="float" office:value="0.309397051085809" calcext:value-type="float">
            <text:p>0.309397051085809</text:p>
          </table:table-cell>
          <table:table-cell office:value-type="float" office:value="0.659222662445646" calcext:value-type="float">
            <text:p>0.659222662445646</text:p>
          </table:table-cell>
          <table:table-cell office:value-type="float" office:value="0.209845733212562" calcext:value-type="float">
            <text:p>0.209845733212562</text:p>
          </table:table-cell>
          <table:table-cell/>
          <table:table-cell office:value-type="float" office:value="0.0715361252873944" calcext:value-type="float">
            <text:p>0.071536125287394</text:p>
          </table:table-cell>
          <table:table-cell office:value-type="float" office:value="0.0636727087921924" calcext:value-type="float">
            <text:p>0.063672708792192</text:p>
          </table:table-cell>
          <table:table-cell office:value-type="float" office:value="0.0520524020516204" calcext:value-type="float">
            <text:p>0.05205240205162</text:p>
          </table:table-cell>
          <table:table-cell office:value-type="float" office:value="0.0342630622333411" calcext:value-type="float">
            <text:p>0.034263062233341</text:p>
          </table:table-cell>
          <table:table-cell office:value-type="float" office:value="0.0165480207552915" calcext:value-type="float">
            <text:p>0.016548020755292</text:p>
          </table:table-cell>
          <table:table-cell office:value-type="float" office:value="-0.0100803267598872" calcext:value-type="float">
            <text:p>-0.010080326759887</text:p>
          </table:table-cell>
          <table:table-cell office:value-type="float" office:value="-7.44059697073622" calcext:value-type="float">
            <text:p>-7.44059697073622</text:p>
          </table:table-cell>
        </table:table-row>
        <table:table-row table:style-name="ro1">
          <table:table-cell office:value-type="float" office:value="0.318609883759668" calcext:value-type="float">
            <text:p>0.318609883759668</text:p>
          </table:table-cell>
          <table:table-cell office:value-type="float" office:value="0.214620693123651" calcext:value-type="float">
            <text:p>0.214620693123651</text:p>
          </table:table-cell>
          <table:table-cell office:value-type="float" office:value="0.43778622765969" calcext:value-type="float">
            <text:p>0.43778622765969</text:p>
          </table:table-cell>
          <table:table-cell office:value-type="float" office:value="0.496198628315897" calcext:value-type="float">
            <text:p>0.496198628315897</text:p>
          </table:table-cell>
          <table:table-cell office:value-type="float" office:value="0.957393556855961" calcext:value-type="float">
            <text:p>0.957393556855961</text:p>
          </table:table-cell>
          <table:table-cell office:value-type="float" office:value="0.216707797933442" calcext:value-type="float">
            <text:p>0.216707797933442</text:p>
          </table:table-cell>
          <table:table-cell office:value-type="float" office:value="0.364536288163497" calcext:value-type="float">
            <text:p>0.364536288163497</text:p>
          </table:table-cell>
          <table:table-cell/>
          <table:table-cell office:value-type="float" office:value="0.0714794562483423" calcext:value-type="float">
            <text:p>0.071479456248342</text:p>
          </table:table-cell>
          <table:table-cell office:value-type="float" office:value="0.0638849558447997" calcext:value-type="float">
            <text:p>0.0638849558448</text:p>
          </table:table-cell>
          <table:table-cell office:value-type="float" office:value="0.0504364015076493" calcext:value-type="float">
            <text:p>0.050436401507649</text:p>
          </table:table-cell>
          <table:table-cell office:value-type="float" office:value="0.0355349021743255" calcext:value-type="float">
            <text:p>0.035534902174326</text:p>
          </table:table-cell>
          <table:table-cell office:value-type="float" office:value="0.0141065221292615" calcext:value-type="float">
            <text:p>0.014106522129262</text:p>
          </table:table-cell>
          <table:table-cell office:value-type="float" office:value="-0.0085463744480818" calcext:value-type="float">
            <text:p>-0.008546374448082</text:p>
          </table:table-cell>
          <table:table-cell office:value-type="float" office:value="-7.43362908515182" calcext:value-type="float">
            <text:p>-7.43362908515182</text:p>
          </table:table-cell>
        </table:table-row>
        <table:table-row table:style-name="ro1">
          <table:table-cell office:value-type="float" office:value="0.402181177080541" calcext:value-type="float">
            <text:p>0.402181177080541</text:p>
          </table:table-cell>
          <table:table-cell office:value-type="float" office:value="0.824300883650402" calcext:value-type="float">
            <text:p>0.824300883650402</text:p>
          </table:table-cell>
          <table:table-cell office:value-type="float" office:value="0.412688868482016" calcext:value-type="float">
            <text:p>0.412688868482016</text:p>
          </table:table-cell>
          <table:table-cell office:value-type="float" office:value="0.932939912848673" calcext:value-type="float">
            <text:p>0.932939912848673</text:p>
          </table:table-cell>
          <table:table-cell office:value-type="float" office:value="0.0960103782196722" calcext:value-type="float">
            <text:p>0.096010378219672</text:p>
          </table:table-cell>
          <table:table-cell office:value-type="float" office:value="0.461120955315678" calcext:value-type="float">
            <text:p>0.461120955315678</text:p>
          </table:table-cell>
          <table:table-cell office:value-type="float" office:value="0.323056778767757" calcext:value-type="float">
            <text:p>0.323056778767757</text:p>
          </table:table-cell>
          <table:table-cell/>
          <table:table-cell office:value-type="float" office:value="0.070507273543494" calcext:value-type="float">
            <text:p>0.070507273543494</text:p>
          </table:table-cell>
          <table:table-cell office:value-type="float" office:value="0.0635405386653101" calcext:value-type="float">
            <text:p>0.06354053866531</text:p>
          </table:table-cell>
          <table:table-cell office:value-type="float" office:value="0.0504613329364212" calcext:value-type="float">
            <text:p>0.050461332936421</text:p>
          </table:table-cell>
          <table:table-cell office:value-type="float" office:value="0.0350139643808884" calcext:value-type="float">
            <text:p>0.035013964380888</text:p>
          </table:table-cell>
          <table:table-cell office:value-type="float" office:value="0.0141755488200956" calcext:value-type="float">
            <text:p>0.014175548820096</text:p>
          </table:table-cell>
          <table:table-cell office:value-type="float" office:value="-0.00775497856162422" calcext:value-type="float">
            <text:p>-0.007754978561624</text:p>
          </table:table-cell>
          <table:table-cell office:value-type="float" office:value="-7.43059890647315" calcext:value-type="float">
            <text:p>-7.43059890647315</text:p>
          </table:table-cell>
        </table:table-row>
        <table:table-row table:style-name="ro1">
          <table:table-cell office:value-type="float" office:value="0.297852724844221" calcext:value-type="float">
            <text:p>0.297852724844221</text:p>
          </table:table-cell>
          <table:table-cell office:value-type="float" office:value="0.335569743053203" calcext:value-type="float">
            <text:p>0.335569743053203</text:p>
          </table:table-cell>
          <table:table-cell office:value-type="float" office:value="0.585907057466068" calcext:value-type="float">
            <text:p>0.585907057466068</text:p>
          </table:table-cell>
          <table:table-cell office:value-type="float" office:value="0.263919171427926" calcext:value-type="float">
            <text:p>0.263919171427926</text:p>
          </table:table-cell>
          <table:table-cell office:value-type="float" office:value="0.950403941659384" calcext:value-type="float">
            <text:p>0.950403941659384</text:p>
          </table:table-cell>
          <table:table-cell office:value-type="float" office:value="0.855176003292549" calcext:value-type="float">
            <text:p>0.855176003292549</text:p>
          </table:table-cell>
          <table:table-cell office:value-type="float" office:value="0.778845535853122" calcext:value-type="float">
            <text:p>0.778845535853122</text:p>
          </table:table-cell>
          <table:table-cell/>
          <table:table-cell office:value-type="float" office:value="0.0718460160703283" calcext:value-type="float">
            <text:p>0.071846016070328</text:p>
          </table:table-cell>
          <table:table-cell office:value-type="float" office:value="0.0651765997183494" calcext:value-type="float">
            <text:p>0.065176599718349</text:p>
          </table:table-cell>
          <table:table-cell office:value-type="float" office:value="0.0516257948727514" calcext:value-type="float">
            <text:p>0.051625794872751</text:p>
          </table:table-cell>
          <table:table-cell office:value-type="float" office:value="0.0368262268669449" calcext:value-type="float">
            <text:p>0.036826226866945</text:p>
          </table:table-cell>
          <table:table-cell office:value-type="float" office:value="0.0159943903816857" calcext:value-type="float">
            <text:p>0.015994390381686</text:p>
          </table:table-cell>
          <table:table-cell office:value-type="float" office:value="-0.0101523584512904" calcext:value-type="float">
            <text:p>-0.01015235845129</text:p>
          </table:table-cell>
          <table:table-cell office:value-type="float" office:value="-7.41892756333246" calcext:value-type="float">
            <text:p>-7.41892756333246</text:p>
          </table:table-cell>
        </table:table-row>
        <table:table-row table:style-name="ro1">
          <table:table-cell office:value-type="float" office:value="0.71169264314431" calcext:value-type="float">
            <text:p>0.71169264314431</text:p>
          </table:table-cell>
          <table:table-cell office:value-type="float" office:value="0.309008911520064" calcext:value-type="float">
            <text:p>0.309008911520064</text:p>
          </table:table-cell>
          <table:table-cell office:value-type="float" office:value="0.479273719700127" calcext:value-type="float">
            <text:p>0.479273719700127</text:p>
          </table:table-cell>
          <table:table-cell office:value-type="float" office:value="0.624877517001355" calcext:value-type="float">
            <text:p>0.624877517001355</text:p>
          </table:table-cell>
          <table:table-cell office:value-type="float" office:value="0.232407546522117" calcext:value-type="float">
            <text:p>0.232407546522117</text:p>
          </table:table-cell>
          <table:table-cell office:value-type="float" office:value="0.645654094410077" calcext:value-type="float">
            <text:p>0.645654094410077</text:p>
          </table:table-cell>
          <table:table-cell office:value-type="float" office:value="0.636935463503952" calcext:value-type="float">
            <text:p>0.636935463503952</text:p>
          </table:table-cell>
          <table:table-cell/>
          <table:table-cell office:value-type="float" office:value="0.0726007600424981" calcext:value-type="float">
            <text:p>0.072600760042498</text:p>
          </table:table-cell>
          <table:table-cell office:value-type="float" office:value="0.0627006637030472" calcext:value-type="float">
            <text:p>0.062700663703047</text:p>
          </table:table-cell>
          <table:table-cell office:value-type="float" office:value="0.0533151835696431" calcext:value-type="float">
            <text:p>0.053315183569643</text:p>
          </table:table-cell>
          <table:table-cell office:value-type="float" office:value="0.0375197762216164" calcext:value-type="float">
            <text:p>0.037519776221616</text:p>
          </table:table-cell>
          <table:table-cell office:value-type="float" office:value="0.0146636965893074" calcext:value-type="float">
            <text:p>0.014663696589307</text:p>
          </table:table-cell>
          <table:table-cell office:value-type="float" office:value="-0.0104432647487235" calcext:value-type="float">
            <text:p>-0.010443264748724</text:p>
          </table:table-cell>
          <table:table-cell office:value-type="float" office:value="-7.4181664177816" calcext:value-type="float">
            <text:p>-7.4181664177816</text:p>
          </table:table-cell>
        </table:table-row>
        <table:table-row table:style-name="ro1">
          <table:table-cell office:value-type="float" office:value="0.386992607120785" calcext:value-type="float">
            <text:p>0.386992607120785</text:p>
          </table:table-cell>
          <table:table-cell office:value-type="float" office:value="0.880196961688778" calcext:value-type="float">
            <text:p>0.880196961688778</text:p>
          </table:table-cell>
          <table:table-cell office:value-type="float" office:value="0.928532010565112" calcext:value-type="float">
            <text:p>0.928532010565112</text:p>
          </table:table-cell>
          <table:table-cell office:value-type="float" office:value="0.428302116574969" calcext:value-type="float">
            <text:p>0.428302116574969</text:p>
          </table:table-cell>
          <table:table-cell office:value-type="float" office:value="0.681452747146904" calcext:value-type="float">
            <text:p>0.681452747146904</text:p>
          </table:table-cell>
          <table:table-cell office:value-type="float" office:value="0.225137108727033" calcext:value-type="float">
            <text:p>0.225137108727033</text:p>
          </table:table-cell>
          <table:table-cell office:value-type="float" office:value="0.953157873167616" calcext:value-type="float">
            <text:p>0.953157873167616</text:p>
          </table:table-cell>
          <table:table-cell/>
          <table:table-cell office:value-type="float" office:value="0.071246466473773" calcext:value-type="float">
            <text:p>0.071246466473773</text:p>
          </table:table-cell>
          <table:table-cell office:value-type="float" office:value="0.0634954218754379" calcext:value-type="float">
            <text:p>0.063495421875438</text:p>
          </table:table-cell>
          <table:table-cell office:value-type="float" office:value="0.0539571831431655" calcext:value-type="float">
            <text:p>0.053957183143166</text:p>
          </table:table-cell>
          <table:table-cell office:value-type="float" office:value="0.0369131283578059" calcext:value-type="float">
            <text:p>0.036913128357806</text:p>
          </table:table-cell>
          <table:table-cell office:value-type="float" office:value="0.0147997334183986" calcext:value-type="float">
            <text:p>0.014799733418399</text:p>
          </table:table-cell>
          <table:table-cell office:value-type="float" office:value="-0.00660265232687734" calcext:value-type="float">
            <text:p>-0.006602652326877</text:p>
          </table:table-cell>
          <table:table-cell office:value-type="float" office:value="-7.41662785026502" calcext:value-type="float">
            <text:p>-7.41662785026502</text:p>
          </table:table-cell>
        </table:table-row>
        <table:table-row table:style-name="ro1">
          <table:table-cell office:value-type="float" office:value="0.743703962055191" calcext:value-type="float">
            <text:p>0.743703962055191</text:p>
          </table:table-cell>
          <table:table-cell office:value-type="float" office:value="0.311816263857326" calcext:value-type="float">
            <text:p>0.311816263857326</text:p>
          </table:table-cell>
          <table:table-cell office:value-type="float" office:value="0.465823136290565" calcext:value-type="float">
            <text:p>0.465823136290565</text:p>
          </table:table-cell>
          <table:table-cell office:value-type="float" office:value="0.704401486683137" calcext:value-type="float">
            <text:p>0.704401486683137</text:p>
          </table:table-cell>
          <table:table-cell office:value-type="float" office:value="0.893215530382173" calcext:value-type="float">
            <text:p>0.893215530382173</text:p>
          </table:table-cell>
          <table:table-cell office:value-type="float" office:value="0.983283235280187" calcext:value-type="float">
            <text:p>0.983283235280187</text:p>
          </table:table-cell>
          <table:table-cell office:value-type="float" office:value="0.153651260176102" calcext:value-type="float">
            <text:p>0.153651260176102</text:p>
          </table:table-cell>
          <table:table-cell/>
          <table:table-cell office:value-type="float" office:value="0.0732103932541702" calcext:value-type="float">
            <text:p>0.07321039325417</text:p>
          </table:table-cell>
          <table:table-cell office:value-type="float" office:value="0.0639555728298757" calcext:value-type="float">
            <text:p>0.063955572829876</text:p>
          </table:table-cell>
          <table:table-cell office:value-type="float" office:value="0.0507806869965162" calcext:value-type="float">
            <text:p>0.050780686996516</text:p>
          </table:table-cell>
          <table:table-cell office:value-type="float" office:value="0.0356772286121073" calcext:value-type="float">
            <text:p>0.035677228612107</text:p>
          </table:table-cell>
          <table:table-cell office:value-type="float" office:value="0.0167307135101927" calcext:value-type="float">
            <text:p>0.016730713510193</text:p>
          </table:table-cell>
          <table:table-cell office:value-type="float" office:value="-0.00656060712509972" calcext:value-type="float">
            <text:p>-0.0065606071251</text:p>
          </table:table-cell>
          <table:table-cell office:value-type="float" office:value="-7.41043451094372" calcext:value-type="float">
            <text:p>-7.41043451094372</text:p>
          </table:table-cell>
        </table:table-row>
        <table:table-row table:style-name="ro1">
          <table:table-cell office:value-type="float" office:value="0.358210916723879" calcext:value-type="float">
            <text:p>0.358210916723879</text:p>
          </table:table-cell>
          <table:table-cell office:value-type="float" office:value="0.734155551399983" calcext:value-type="float">
            <text:p>0.734155551399983</text:p>
          </table:table-cell>
          <table:table-cell office:value-type="float" office:value="0.976305714599776" calcext:value-type="float">
            <text:p>0.976305714599776</text:p>
          </table:table-cell>
          <table:table-cell office:value-type="float" office:value="0.835336970587987" calcext:value-type="float">
            <text:p>0.835336970587987</text:p>
          </table:table-cell>
          <table:table-cell office:value-type="float" office:value="0.299060586638952" calcext:value-type="float">
            <text:p>0.299060586638952</text:p>
          </table:table-cell>
          <table:table-cell office:value-type="float" office:value="0.996710283660234" calcext:value-type="float">
            <text:p>0.996710283660234</text:p>
          </table:table-cell>
          <table:table-cell office:value-type="float" office:value="0.541480298344214" calcext:value-type="float">
            <text:p>0.541480298344214</text:p>
          </table:table-cell>
          <table:table-cell/>
          <table:table-cell office:value-type="float" office:value="0.0710792394603671" calcext:value-type="float">
            <text:p>0.071079239460367</text:p>
          </table:table-cell>
          <table:table-cell office:value-type="float" office:value="0.0648097567334308" calcext:value-type="float">
            <text:p>0.064809756733431</text:p>
          </table:table-cell>
          <table:table-cell office:value-type="float" office:value="0.0546022289011511" calcext:value-type="float">
            <text:p>0.054602228901151</text:p>
          </table:table-cell>
          <table:table-cell office:value-type="float" office:value="0.0396193546046453" calcext:value-type="float">
            <text:p>0.039619354604645</text:p>
          </table:table-cell>
          <table:table-cell office:value-type="float" office:value="0.0137183054891288" calcext:value-type="float">
            <text:p>0.013718305489129</text:p>
          </table:table-cell>
          <table:table-cell office:value-type="float" office:value="-0.0135240045376132" calcext:value-type="float">
            <text:p>-0.013524004537613</text:p>
          </table:table-cell>
          <table:table-cell office:value-type="float" office:value="-7.40370027814905" calcext:value-type="float">
            <text:p>-7.40370027814905</text:p>
          </table:table-cell>
        </table:table-row>
        <table:table-row table:style-name="ro1">
          <table:table-cell office:value-type="float" office:value="0.570044187202738" calcext:value-type="float">
            <text:p>0.570044187202738</text:p>
          </table:table-cell>
          <table:table-cell office:value-type="float" office:value="0.760524172686059" calcext:value-type="float">
            <text:p>0.760524172686059</text:p>
          </table:table-cell>
          <table:table-cell office:value-type="float" office:value="0.702003551164667" calcext:value-type="float">
            <text:p>0.702003551164667</text:p>
          </table:table-cell>
          <table:table-cell office:value-type="float" office:value="0.803791518142828" calcext:value-type="float">
            <text:p>0.803791518142828</text:p>
          </table:table-cell>
          <table:table-cell office:value-type="float" office:value="0.170628593700356" calcext:value-type="float">
            <text:p>0.170628593700356</text:p>
          </table:table-cell>
          <table:table-cell office:value-type="float" office:value="0.884905416091145" calcext:value-type="float">
            <text:p>0.884905416091145</text:p>
          </table:table-cell>
          <table:table-cell office:value-type="float" office:value="0.31171517606061" calcext:value-type="float">
            <text:p>0.31171517606061</text:p>
          </table:table-cell>
          <table:table-cell/>
          <table:table-cell office:value-type="float" office:value="0.0713242529833917" calcext:value-type="float">
            <text:p>0.071324252983392</text:p>
          </table:table-cell>
          <table:table-cell office:value-type="float" office:value="0.0620498234604443" calcext:value-type="float">
            <text:p>0.062049823460444</text:p>
          </table:table-cell>
          <table:table-cell office:value-type="float" office:value="0.051248167965603" calcext:value-type="float">
            <text:p>0.051248167965603</text:p>
          </table:table-cell>
          <table:table-cell office:value-type="float" office:value="0.0355884750958716" calcext:value-type="float">
            <text:p>0.035588475095872</text:p>
          </table:table-cell>
          <table:table-cell office:value-type="float" office:value="0.0145775166065773" calcext:value-type="float">
            <text:p>0.014577516606577</text:p>
          </table:table-cell>
          <table:table-cell office:value-type="float" office:value="-0.00995807160886576" calcext:value-type="float">
            <text:p>-0.009958071608866</text:p>
          </table:table-cell>
          <table:table-cell office:value-type="float" office:value="-7.40274516073435" calcext:value-type="float">
            <text:p>-7.40274516073435</text:p>
          </table:table-cell>
        </table:table-row>
        <table:table-row table:style-name="ro1">
          <table:table-cell office:value-type="float" office:value="0.414951471339237" calcext:value-type="float">
            <text:p>0.414951471339237</text:p>
          </table:table-cell>
          <table:table-cell office:value-type="float" office:value="0.17037310670678" calcext:value-type="float">
            <text:p>0.17037310670678</text:p>
          </table:table-cell>
          <table:table-cell office:value-type="float" office:value="0.355195825565943" calcext:value-type="float">
            <text:p>0.355195825565943</text:p>
          </table:table-cell>
          <table:table-cell office:value-type="float" office:value="0.139235261408869" calcext:value-type="float">
            <text:p>0.139235261408869</text:p>
          </table:table-cell>
          <table:table-cell office:value-type="float" office:value="0.819298603712848" calcext:value-type="float">
            <text:p>0.819298603712848</text:p>
          </table:table-cell>
          <table:table-cell office:value-type="float" office:value="0.172883955136603" calcext:value-type="float">
            <text:p>0.172883955136603</text:p>
          </table:table-cell>
          <table:table-cell office:value-type="float" office:value="0.605628022947327" calcext:value-type="float">
            <text:p>0.605628022947327</text:p>
          </table:table-cell>
          <table:table-cell/>
          <table:table-cell office:value-type="float" office:value="0.0712675652859239" calcext:value-type="float">
            <text:p>0.071267565285924</text:p>
          </table:table-cell>
          <table:table-cell office:value-type="float" office:value="0.0624916279471318" calcext:value-type="float">
            <text:p>0.062491627947132</text:p>
          </table:table-cell>
          <table:table-cell office:value-type="float" office:value="0.0528375834828394" calcext:value-type="float">
            <text:p>0.052837583482839</text:p>
          </table:table-cell>
          <table:table-cell office:value-type="float" office:value="0.0343985214643965" calcext:value-type="float">
            <text:p>0.034398521464397</text:p>
          </table:table-cell>
          <table:table-cell office:value-type="float" office:value="0.0160543143463153" calcext:value-type="float">
            <text:p>0.016054314346315</text:p>
          </table:table-cell>
          <table:table-cell office:value-type="float" office:value="-0.0060960864059366" calcext:value-type="float">
            <text:p>-0.006096086405937</text:p>
          </table:table-cell>
          <table:table-cell office:value-type="float" office:value="-7.40216301822606" calcext:value-type="float">
            <text:p>-7.40216301822606</text:p>
          </table:table-cell>
        </table:table-row>
        <table:table-row table:style-name="ro1">
          <table:table-cell office:value-type="float" office:value="0.141015173623397" calcext:value-type="float">
            <text:p>0.141015173623397</text:p>
          </table:table-cell>
          <table:table-cell office:value-type="float" office:value="0.207531175980062" calcext:value-type="float">
            <text:p>0.207531175980062</text:p>
          </table:table-cell>
          <table:table-cell office:value-type="float" office:value="0.751683712406903" calcext:value-type="float">
            <text:p>0.751683712406903</text:p>
          </table:table-cell>
          <table:table-cell office:value-type="float" office:value="0.604621126306912" calcext:value-type="float">
            <text:p>0.604621126306912</text:p>
          </table:table-cell>
          <table:table-cell office:value-type="float" office:value="0.413598850849207" calcext:value-type="float">
            <text:p>0.413598850849207</text:p>
          </table:table-cell>
          <table:table-cell office:value-type="float" office:value="0.208505383883511" calcext:value-type="float">
            <text:p>0.208505383883511</text:p>
          </table:table-cell>
          <table:table-cell office:value-type="float" office:value="0.224514201308626" calcext:value-type="float">
            <text:p>0.224514201308626</text:p>
          </table:table-cell>
          <table:table-cell/>
          <table:table-cell office:value-type="float" office:value="0.073748531072295" calcext:value-type="float">
            <text:p>0.073748531072295</text:p>
          </table:table-cell>
          <table:table-cell office:value-type="float" office:value="0.0647277462622885" calcext:value-type="float">
            <text:p>0.064727746262289</text:p>
          </table:table-cell>
          <table:table-cell office:value-type="float" office:value="0.0506586519546289" calcext:value-type="float">
            <text:p>0.050658651954629</text:p>
          </table:table-cell>
          <table:table-cell office:value-type="float" office:value="0.0367946198573015" calcext:value-type="float">
            <text:p>0.036794619857302</text:p>
          </table:table-cell>
          <table:table-cell office:value-type="float" office:value="0.0167575000953664" calcext:value-type="float">
            <text:p>0.016757500095366</text:p>
          </table:table-cell>
          <table:table-cell office:value-type="float" office:value="-0.0107829217430501" calcext:value-type="float">
            <text:p>-0.01078292174305</text:p>
          </table:table-cell>
          <table:table-cell office:value-type="float" office:value="-7.4006417902806" calcext:value-type="float">
            <text:p>-7.4006417902806</text:p>
          </table:table-cell>
        </table:table-row>
        <table:table-row table:style-name="ro1">
          <table:table-cell office:value-type="float" office:value="0.224542682272166" calcext:value-type="float">
            <text:p>0.224542682272166</text:p>
          </table:table-cell>
          <table:table-cell office:value-type="float" office:value="0.767271537681738" calcext:value-type="float">
            <text:p>0.767271537681738</text:p>
          </table:table-cell>
          <table:table-cell office:value-type="float" office:value="0.776397336508414" calcext:value-type="float">
            <text:p>0.776397336508414</text:p>
          </table:table-cell>
          <table:table-cell office:value-type="float" office:value="0.466844192607131" calcext:value-type="float">
            <text:p>0.466844192607131</text:p>
          </table:table-cell>
          <table:table-cell office:value-type="float" office:value="0.82121198230696" calcext:value-type="float">
            <text:p>0.82121198230696</text:p>
          </table:table-cell>
          <table:table-cell office:value-type="float" office:value="0.561891970650928" calcext:value-type="float">
            <text:p>0.561891970650928</text:p>
          </table:table-cell>
          <table:table-cell office:value-type="float" office:value="0.153009629711161" calcext:value-type="float">
            <text:p>0.153009629711161</text:p>
          </table:table-cell>
          <table:table-cell/>
          <table:table-cell office:value-type="float" office:value="0.0723382396017716" calcext:value-type="float">
            <text:p>0.072338239601772</text:p>
          </table:table-cell>
          <table:table-cell office:value-type="float" office:value="0.063393772643324" calcext:value-type="float">
            <text:p>0.063393772643324</text:p>
          </table:table-cell>
          <table:table-cell office:value-type="float" office:value="0.0525302649627448" calcext:value-type="float">
            <text:p>0.052530264962745</text:p>
          </table:table-cell>
          <table:table-cell office:value-type="float" office:value="0.0356782460740855" calcext:value-type="float">
            <text:p>0.035678246074086</text:p>
          </table:table-cell>
          <table:table-cell office:value-type="float" office:value="0.0153806522116584" calcext:value-type="float">
            <text:p>0.015380652211658</text:p>
          </table:table-cell>
          <table:table-cell office:value-type="float" office:value="-0.00525142437552944" calcext:value-type="float">
            <text:p>-0.005251424375529</text:p>
          </table:table-cell>
          <table:table-cell office:value-type="float" office:value="-7.39965972843318" calcext:value-type="float">
            <text:p>-7.39965972843318</text:p>
          </table:table-cell>
        </table:table-row>
        <table:table-row table:style-name="ro1">
          <table:table-cell office:value-type="float" office:value="0.500310340651869" calcext:value-type="float">
            <text:p>0.500310340651869</text:p>
          </table:table-cell>
          <table:table-cell office:value-type="float" office:value="0.0162339946965367" calcext:value-type="float">
            <text:p>0.016233994696537</text:p>
          </table:table-cell>
          <table:table-cell office:value-type="float" office:value="0.539749729148717" calcext:value-type="float">
            <text:p>0.539749729148717</text:p>
          </table:table-cell>
          <table:table-cell office:value-type="float" office:value="0.826485567014583" calcext:value-type="float">
            <text:p>0.826485567014583</text:p>
          </table:table-cell>
          <table:table-cell office:value-type="float" office:value="0.465928408996518" calcext:value-type="float">
            <text:p>0.465928408996518</text:p>
          </table:table-cell>
          <table:table-cell office:value-type="float" office:value="0.778590507208976" calcext:value-type="float">
            <text:p>0.778590507208976</text:p>
          </table:table-cell>
          <table:table-cell office:value-type="float" office:value="0.641033762287545" calcext:value-type="float">
            <text:p>0.641033762287545</text:p>
          </table:table-cell>
          <table:table-cell/>
          <table:table-cell office:value-type="float" office:value="0.0724041184964008" calcext:value-type="float">
            <text:p>0.072404118496401</text:p>
          </table:table-cell>
          <table:table-cell office:value-type="float" office:value="0.0634769976136887" calcext:value-type="float">
            <text:p>0.063476997613689</text:p>
          </table:table-cell>
          <table:table-cell office:value-type="float" office:value="0.0515708093057509" calcext:value-type="float">
            <text:p>0.051570809305751</text:p>
          </table:table-cell>
          <table:table-cell office:value-type="float" office:value="0.0375298460817991" calcext:value-type="float">
            <text:p>0.037529846081799</text:p>
          </table:table-cell>
          <table:table-cell office:value-type="float" office:value="0.0142615218569199" calcext:value-type="float">
            <text:p>0.01426152185692</text:p>
          </table:table-cell>
          <table:table-cell office:value-type="float" office:value="-0.00973600538466799" calcext:value-type="float">
            <text:p>-0.009736005384668</text:p>
          </table:table-cell>
          <table:table-cell office:value-type="float" office:value="-7.39522440932455" calcext:value-type="float">
            <text:p>-7.39522440932455</text:p>
          </table:table-cell>
        </table:table-row>
        <table:table-row table:style-name="ro1">
          <table:table-cell office:value-type="float" office:value="0.896517241521658" calcext:value-type="float">
            <text:p>0.896517241521658</text:p>
          </table:table-cell>
          <table:table-cell office:value-type="float" office:value="0.59976315064308" calcext:value-type="float">
            <text:p>0.59976315064308</text:p>
          </table:table-cell>
          <table:table-cell office:value-type="float" office:value="0.560850697042222" calcext:value-type="float">
            <text:p>0.560850697042222</text:p>
          </table:table-cell>
          <table:table-cell office:value-type="float" office:value="0.930673147632083" calcext:value-type="float">
            <text:p>0.930673147632083</text:p>
          </table:table-cell>
          <table:table-cell office:value-type="float" office:value="0.768929574905292" calcext:value-type="float">
            <text:p>0.768929574905292</text:p>
          </table:table-cell>
          <table:table-cell office:value-type="float" office:value="0.702360417594686" calcext:value-type="float">
            <text:p>0.702360417594686</text:p>
          </table:table-cell>
          <table:table-cell office:value-type="float" office:value="0.338459614167392" calcext:value-type="float">
            <text:p>0.338459614167392</text:p>
          </table:table-cell>
          <table:table-cell/>
          <table:table-cell office:value-type="float" office:value="0.0707570252892558" calcext:value-type="float">
            <text:p>0.070757025289256</text:p>
          </table:table-cell>
          <table:table-cell office:value-type="float" office:value="0.0626035460806517" calcext:value-type="float">
            <text:p>0.062603546080652</text:p>
          </table:table-cell>
          <table:table-cell office:value-type="float" office:value="0.0512693009730551" calcext:value-type="float">
            <text:p>0.051269300973055</text:p>
          </table:table-cell>
          <table:table-cell office:value-type="float" office:value="0.0358140128068647" calcext:value-type="float">
            <text:p>0.035814012806865</text:p>
          </table:table-cell>
          <table:table-cell office:value-type="float" office:value="0.01656654966994" calcext:value-type="float">
            <text:p>0.01656654966994</text:p>
          </table:table-cell>
          <table:table-cell office:value-type="float" office:value="-0.0120103969577953" calcext:value-type="float">
            <text:p>-0.012010396957795</text:p>
          </table:table-cell>
          <table:table-cell office:value-type="float" office:value="-7.39015565278185" calcext:value-type="float">
            <text:p>-7.39015565278185</text:p>
          </table:table-cell>
        </table:table-row>
        <table:table-row table:style-name="ro1">
          <table:table-cell office:value-type="float" office:value="0.863629148975983" calcext:value-type="float">
            <text:p>0.863629148975983</text:p>
          </table:table-cell>
          <table:table-cell office:value-type="float" office:value="0.867779947925157" calcext:value-type="float">
            <text:p>0.867779947925157</text:p>
          </table:table-cell>
          <table:table-cell office:value-type="float" office:value="0.715612453363841" calcext:value-type="float">
            <text:p>0.715612453363841</text:p>
          </table:table-cell>
          <table:table-cell office:value-type="float" office:value="0.147004459555409" calcext:value-type="float">
            <text:p>0.147004459555409</text:p>
          </table:table-cell>
          <table:table-cell office:value-type="float" office:value="0.392937968523175" calcext:value-type="float">
            <text:p>0.392937968523175</text:p>
          </table:table-cell>
          <table:table-cell office:value-type="float" office:value="0.155944963074096" calcext:value-type="float">
            <text:p>0.155944963074096</text:p>
          </table:table-cell>
          <table:table-cell office:value-type="float" office:value="0.413174972041303" calcext:value-type="float">
            <text:p>0.413174972041303</text:p>
          </table:table-cell>
          <table:table-cell/>
          <table:table-cell office:value-type="float" office:value="0.0720417001613165" calcext:value-type="float">
            <text:p>0.072041700161317</text:p>
          </table:table-cell>
          <table:table-cell office:value-type="float" office:value="0.0627656944070872" calcext:value-type="float">
            <text:p>0.062765694407087</text:p>
          </table:table-cell>
          <table:table-cell office:value-type="float" office:value="0.0520119636492763" calcext:value-type="float">
            <text:p>0.052011963649276</text:p>
          </table:table-cell>
          <table:table-cell office:value-type="float" office:value="0.0344151235241078" calcext:value-type="float">
            <text:p>0.034415123524108</text:p>
          </table:table-cell>
          <table:table-cell office:value-type="float" office:value="0.0169029597328006" calcext:value-type="float">
            <text:p>0.016902959732801</text:p>
          </table:table-cell>
          <table:table-cell office:value-type="float" office:value="-0.0085422842561378" calcext:value-type="float">
            <text:p>-0.008542284256138</text:p>
          </table:table-cell>
          <table:table-cell office:value-type="float" office:value="-7.38883871401383" calcext:value-type="float">
            <text:p>-7.38883871401383</text:p>
          </table:table-cell>
        </table:table-row>
        <table:table-row table:style-name="ro1">
          <table:table-cell office:value-type="float" office:value="0.595751922005902" calcext:value-type="float">
            <text:p>0.595751922005902</text:p>
          </table:table-cell>
          <table:table-cell office:value-type="float" office:value="0.0928091649780338" calcext:value-type="float">
            <text:p>0.092809164978034</text:p>
          </table:table-cell>
          <table:table-cell office:value-type="float" office:value="0.117031184695263" calcext:value-type="float">
            <text:p>0.117031184695263</text:p>
          </table:table-cell>
          <table:table-cell office:value-type="float" office:value="0.390624248954259" calcext:value-type="float">
            <text:p>0.390624248954259</text:p>
          </table:table-cell>
          <table:table-cell office:value-type="float" office:value="0.554179493824801" calcext:value-type="float">
            <text:p>0.554179493824801</text:p>
          </table:table-cell>
          <table:table-cell office:value-type="float" office:value="0.395588278525514" calcext:value-type="float">
            <text:p>0.395588278525514</text:p>
          </table:table-cell>
          <table:table-cell office:value-type="float" office:value="0.0371619878217703" calcext:value-type="float">
            <text:p>0.03716198782177</text:p>
          </table:table-cell>
          <table:table-cell/>
          <table:table-cell office:value-type="float" office:value="0.0711469561874955" calcext:value-type="float">
            <text:p>0.071146956187496</text:p>
          </table:table-cell>
          <table:table-cell office:value-type="float" office:value="0.061376630868529" calcext:value-type="float">
            <text:p>0.061376630868529</text:p>
          </table:table-cell>
          <table:table-cell office:value-type="float" office:value="0.0512195970022187" calcext:value-type="float">
            <text:p>0.051219597002219</text:p>
          </table:table-cell>
          <table:table-cell office:value-type="float" office:value="0.0378918129370018" calcext:value-type="float">
            <text:p>0.037891812937002</text:p>
          </table:table-cell>
          <table:table-cell office:value-type="float" office:value="0.0164567577093694" calcext:value-type="float">
            <text:p>0.016456757709369</text:p>
          </table:table-cell>
          <table:table-cell office:value-type="float" office:value="-0.0113190355073098" calcext:value-type="float">
            <text:p>-0.01131903550731</text:p>
          </table:table-cell>
          <table:table-cell office:value-type="float" office:value="-7.38528115439274" calcext:value-type="float">
            <text:p>-7.38528115439274</text:p>
          </table:table-cell>
        </table:table-row>
        <table:table-row table:style-name="ro1">
          <table:table-cell office:value-type="float" office:value="0.554371660278335" calcext:value-type="float">
            <text:p>0.554371660278335</text:p>
          </table:table-cell>
          <table:table-cell office:value-type="float" office:value="0.962924627992942" calcext:value-type="float">
            <text:p>0.962924627992942</text:p>
          </table:table-cell>
          <table:table-cell office:value-type="float" office:value="0.464088376566211" calcext:value-type="float">
            <text:p>0.464088376566211</text:p>
          </table:table-cell>
          <table:table-cell office:value-type="float" office:value="0.487467529979179" calcext:value-type="float">
            <text:p>0.487467529979179</text:p>
          </table:table-cell>
          <table:table-cell office:value-type="float" office:value="0.730756549480676" calcext:value-type="float">
            <text:p>0.730756549480676</text:p>
          </table:table-cell>
          <table:table-cell office:value-type="float" office:value="0.00479847370754771" calcext:value-type="float">
            <text:p>0.004798473707548</text:p>
          </table:table-cell>
          <table:table-cell office:value-type="float" office:value="0.822947443667807" calcext:value-type="float">
            <text:p>0.822947443667807</text:p>
          </table:table-cell>
          <table:table-cell/>
          <table:table-cell office:value-type="float" office:value="0.070565469901904" calcext:value-type="float">
            <text:p>0.070565469901904</text:p>
          </table:table-cell>
          <table:table-cell office:value-type="float" office:value="0.0630091681803759" calcext:value-type="float">
            <text:p>0.063009168180376</text:p>
          </table:table-cell>
          <table:table-cell office:value-type="float" office:value="0.0543589111742065" calcext:value-type="float">
            <text:p>0.054358911174207</text:p>
          </table:table-cell>
          <table:table-cell office:value-type="float" office:value="0.0371230648091212" calcext:value-type="float">
            <text:p>0.037123064809121</text:p>
          </table:table-cell>
          <table:table-cell office:value-type="float" office:value="0.0166592837651531" calcext:value-type="float">
            <text:p>0.016659283765153</text:p>
          </table:table-cell>
          <table:table-cell office:value-type="float" office:value="-0.00802406790880039" calcext:value-type="float">
            <text:p>-0.0080240679088</text:p>
          </table:table-cell>
          <table:table-cell office:value-type="float" office:value="-7.38352331677723" calcext:value-type="float">
            <text:p>-7.38352331677723</text:p>
          </table:table-cell>
        </table:table-row>
        <table:table-row table:style-name="ro1">
          <table:table-cell office:value-type="float" office:value="0.500263711953788" calcext:value-type="float">
            <text:p>0.500263711953788</text:p>
          </table:table-cell>
          <table:table-cell office:value-type="float" office:value="0.953432507328971" calcext:value-type="float">
            <text:p>0.953432507328971</text:p>
          </table:table-cell>
          <table:table-cell office:value-type="float" office:value="0.47641230785708" calcext:value-type="float">
            <text:p>0.47641230785708</text:p>
          </table:table-cell>
          <table:table-cell office:value-type="float" office:value="0.434014469938654" calcext:value-type="float">
            <text:p>0.434014469938654</text:p>
          </table:table-cell>
          <table:table-cell office:value-type="float" office:value="0.486863429276275" calcext:value-type="float">
            <text:p>0.486863429276275</text:p>
          </table:table-cell>
          <table:table-cell office:value-type="float" office:value="0.10545068611292" calcext:value-type="float">
            <text:p>0.10545068611292</text:p>
          </table:table-cell>
          <table:table-cell office:value-type="float" office:value="0.255352528477579" calcext:value-type="float">
            <text:p>0.255352528477579</text:p>
          </table:table-cell>
          <table:table-cell/>
          <table:table-cell office:value-type="float" office:value="0.0719166180867793" calcext:value-type="float">
            <text:p>0.071916618086779</text:p>
          </table:table-cell>
          <table:table-cell office:value-type="float" office:value="0.0629075472210082" calcext:value-type="float">
            <text:p>0.062907547221008</text:p>
          </table:table-cell>
          <table:table-cell office:value-type="float" office:value="0.0519455276348253" calcext:value-type="float">
            <text:p>0.051945527634825</text:p>
          </table:table-cell>
          <table:table-cell office:value-type="float" office:value="0.0370095323124787" calcext:value-type="float">
            <text:p>0.037009532312479</text:p>
          </table:table-cell>
          <table:table-cell office:value-type="float" office:value="0.0133282471067256" calcext:value-type="float">
            <text:p>0.013328247106726</text:p>
          </table:table-cell>
          <table:table-cell office:value-type="float" office:value="-0.00929178372691338" calcext:value-type="float">
            <text:p>-0.009291783726913</text:p>
          </table:table-cell>
          <table:table-cell office:value-type="float" office:value="-7.37832665287379" calcext:value-type="float">
            <text:p>-7.37832665287379</text:p>
          </table:table-cell>
        </table:table-row>
        <table:table-row table:style-name="ro1">
          <table:table-cell office:value-type="float" office:value="0.883856495509967" calcext:value-type="float">
            <text:p>0.883856495509967</text:p>
          </table:table-cell>
          <table:table-cell office:value-type="float" office:value="0.0913878790208033" calcext:value-type="float">
            <text:p>0.091387879020803</text:p>
          </table:table-cell>
          <table:table-cell office:value-type="float" office:value="0.970692311657144" calcext:value-type="float">
            <text:p>0.970692311657144</text:p>
          </table:table-cell>
          <table:table-cell office:value-type="float" office:value="0.914645995512634" calcext:value-type="float">
            <text:p>0.914645995512634</text:p>
          </table:table-cell>
          <table:table-cell office:value-type="float" office:value="0.670850903749427" calcext:value-type="float">
            <text:p>0.670850903749427</text:p>
          </table:table-cell>
          <table:table-cell office:value-type="float" office:value="0.0417356286489934" calcext:value-type="float">
            <text:p>0.041735628648993</text:p>
          </table:table-cell>
          <table:table-cell office:value-type="float" office:value="0.219583156813923" calcext:value-type="float">
            <text:p>0.219583156813923</text:p>
          </table:table-cell>
          <table:table-cell/>
          <table:table-cell office:value-type="float" office:value="0.0721267389748017" calcext:value-type="float">
            <text:p>0.072126738974802</text:p>
          </table:table-cell>
          <table:table-cell office:value-type="float" office:value="0.0621781965868926" calcext:value-type="float">
            <text:p>0.062178196586893</text:p>
          </table:table-cell>
          <table:table-cell office:value-type="float" office:value="0.0525100062745956" calcext:value-type="float">
            <text:p>0.052510006274596</text:p>
          </table:table-cell>
          <table:table-cell office:value-type="float" office:value="0.0374821444601947" calcext:value-type="float">
            <text:p>0.037482144460195</text:p>
          </table:table-cell>
          <table:table-cell office:value-type="float" office:value="0.0154618534438754" calcext:value-type="float">
            <text:p>0.015461853443875</text:p>
          </table:table-cell>
          <table:table-cell office:value-type="float" office:value="-0.00713356159007307" calcext:value-type="float">
            <text:p>-0.007133561590073</text:p>
          </table:table-cell>
          <table:table-cell office:value-type="float" office:value="-7.37078220200907" calcext:value-type="float">
            <text:p>-7.37078220200907</text:p>
          </table:table-cell>
        </table:table-row>
        <table:table-row table:style-name="ro1">
          <table:table-cell office:value-type="float" office:value="0.559963072217396" calcext:value-type="float">
            <text:p>0.559963072217396</text:p>
          </table:table-cell>
          <table:table-cell office:value-type="float" office:value="0.0721754178286712" calcext:value-type="float">
            <text:p>0.072175417828671</text:p>
          </table:table-cell>
          <table:table-cell office:value-type="float" office:value="0.506406493689828" calcext:value-type="float">
            <text:p>0.506406493689828</text:p>
          </table:table-cell>
          <table:table-cell office:value-type="float" office:value="0.745536729059226" calcext:value-type="float">
            <text:p>0.745536729059226</text:p>
          </table:table-cell>
          <table:table-cell office:value-type="float" office:value="0.814792501879386" calcext:value-type="float">
            <text:p>0.814792501879386</text:p>
          </table:table-cell>
          <table:table-cell office:value-type="float" office:value="0.245696049055026" calcext:value-type="float">
            <text:p>0.245696049055026</text:p>
          </table:table-cell>
          <table:table-cell office:value-type="float" office:value="0.106233209249108" calcext:value-type="float">
            <text:p>0.106233209249108</text:p>
          </table:table-cell>
          <table:table-cell/>
          <table:table-cell office:value-type="float" office:value="0.072543199415087" calcext:value-type="float">
            <text:p>0.072543199415087</text:p>
          </table:table-cell>
          <table:table-cell office:value-type="float" office:value="0.0631815542270869" calcext:value-type="float">
            <text:p>0.063181554227087</text:p>
          </table:table-cell>
          <table:table-cell office:value-type="float" office:value="0.0534971331615235" calcext:value-type="float">
            <text:p>0.053497133161524</text:p>
          </table:table-cell>
          <table:table-cell office:value-type="float" office:value="0.0353376857852299" calcext:value-type="float">
            <text:p>0.03533768578523</text:p>
          </table:table-cell>
          <table:table-cell office:value-type="float" office:value="0.0147173043519279" calcext:value-type="float">
            <text:p>0.014717304351928</text:p>
          </table:table-cell>
          <table:table-cell office:value-type="float" office:value="-0.0102458990641858" calcext:value-type="float">
            <text:p>-0.010245899064186</text:p>
          </table:table-cell>
          <table:table-cell office:value-type="float" office:value="-7.37033407332545" calcext:value-type="float">
            <text:p>-7.37033407332545</text:p>
          </table:table-cell>
        </table:table-row>
        <table:table-row table:style-name="ro1">
          <table:table-cell office:value-type="float" office:value="0.655551588831569" calcext:value-type="float">
            <text:p>0.655551588831569</text:p>
          </table:table-cell>
          <table:table-cell office:value-type="float" office:value="0.588806954068157" calcext:value-type="float">
            <text:p>0.588806954068157</text:p>
          </table:table-cell>
          <table:table-cell office:value-type="float" office:value="0.434413256656408" calcext:value-type="float">
            <text:p>0.434413256656408</text:p>
          </table:table-cell>
          <table:table-cell office:value-type="float" office:value="0.909180247956586" calcext:value-type="float">
            <text:p>0.909180247956586</text:p>
          </table:table-cell>
          <table:table-cell office:value-type="float" office:value="0.510522226877116" calcext:value-type="float">
            <text:p>0.510522226877116</text:p>
          </table:table-cell>
          <table:table-cell office:value-type="float" office:value="0.468265536531726" calcext:value-type="float">
            <text:p>0.468265536531726</text:p>
          </table:table-cell>
          <table:table-cell office:value-type="float" office:value="0.280603834378801" calcext:value-type="float">
            <text:p>0.280603834378801</text:p>
          </table:table-cell>
          <table:table-cell/>
          <table:table-cell office:value-type="float" office:value="0.0704220569033422" calcext:value-type="float">
            <text:p>0.070422056903342</text:p>
          </table:table-cell>
          <table:table-cell office:value-type="float" office:value="0.0630165760287821" calcext:value-type="float">
            <text:p>0.063016576028782</text:p>
          </table:table-cell>
          <table:table-cell office:value-type="float" office:value="0.050819026097128" calcext:value-type="float">
            <text:p>0.050819026097128</text:p>
          </table:table-cell>
          <table:table-cell office:value-type="float" office:value="0.0337541853323982" calcext:value-type="float">
            <text:p>0.033754185332398</text:p>
          </table:table-cell>
          <table:table-cell office:value-type="float" office:value="0.0173360142739542" calcext:value-type="float">
            <text:p>0.017336014273954</text:p>
          </table:table-cell>
          <table:table-cell office:value-type="float" office:value="-0.00884154255867889" calcext:value-type="float">
            <text:p>-0.008841542558679</text:p>
          </table:table-cell>
          <table:table-cell office:value-type="float" office:value="-7.3692492763346" calcext:value-type="float">
            <text:p>-7.3692492763346</text:p>
          </table:table-cell>
        </table:table-row>
        <table:table-row table:style-name="ro1">
          <table:table-cell office:value-type="float" office:value="0.572545464253489" calcext:value-type="float">
            <text:p>0.572545464253489</text:p>
          </table:table-cell>
          <table:table-cell office:value-type="float" office:value="0.331377508563979" calcext:value-type="float">
            <text:p>0.331377508563979</text:p>
          </table:table-cell>
          <table:table-cell office:value-type="float" office:value="0.462740518549747" calcext:value-type="float">
            <text:p>0.462740518549747</text:p>
          </table:table-cell>
          <table:table-cell office:value-type="float" office:value="0.547273579837602" calcext:value-type="float">
            <text:p>0.547273579837602</text:p>
          </table:table-cell>
          <table:table-cell office:value-type="float" office:value="0.291573359539966" calcext:value-type="float">
            <text:p>0.291573359539966</text:p>
          </table:table-cell>
          <table:table-cell office:value-type="float" office:value="0.995595956211051" calcext:value-type="float">
            <text:p>0.995595956211051</text:p>
          </table:table-cell>
          <table:table-cell office:value-type="float" office:value="0.0110746360343071" calcext:value-type="float">
            <text:p>0.011074636034307</text:p>
          </table:table-cell>
          <table:table-cell/>
          <table:table-cell office:value-type="float" office:value="0.0722834572204914" calcext:value-type="float">
            <text:p>0.072283457220491</text:p>
          </table:table-cell>
          <table:table-cell office:value-type="float" office:value="0.0627512760036327" calcext:value-type="float">
            <text:p>0.062751276003633</text:p>
          </table:table-cell>
          <table:table-cell office:value-type="float" office:value="0.0528715731654641" calcext:value-type="float">
            <text:p>0.052871573165464</text:p>
          </table:table-cell>
          <table:table-cell office:value-type="float" office:value="0.0364850429893089" calcext:value-type="float">
            <text:p>0.036485042989309</text:p>
          </table:table-cell>
          <table:table-cell office:value-type="float" office:value="0.0151776008343346" calcext:value-type="float">
            <text:p>0.015177600834335</text:p>
          </table:table-cell>
          <table:table-cell office:value-type="float" office:value="-0.00634161098842284" calcext:value-type="float">
            <text:p>-0.006341610988423</text:p>
          </table:table-cell>
          <table:table-cell office:value-type="float" office:value="-7.36717270790976" calcext:value-type="float">
            <text:p>-7.36717270790976</text:p>
          </table:table-cell>
        </table:table-row>
        <table:table-row table:style-name="ro1">
          <table:table-cell office:value-type="float" office:value="0.684611829249155" calcext:value-type="float">
            <text:p>0.684611829249155</text:p>
          </table:table-cell>
          <table:table-cell office:value-type="float" office:value="0.82010827936191" calcext:value-type="float">
            <text:p>0.82010827936191</text:p>
          </table:table-cell>
          <table:table-cell office:value-type="float" office:value="0.862487932462271" calcext:value-type="float">
            <text:p>0.862487932462271</text:p>
          </table:table-cell>
          <table:table-cell office:value-type="float" office:value="0.945165368521916" calcext:value-type="float">
            <text:p>0.945165368521916</text:p>
          </table:table-cell>
          <table:table-cell office:value-type="float" office:value="0.177999578386128" calcext:value-type="float">
            <text:p>0.177999578386128</text:p>
          </table:table-cell>
          <table:table-cell office:value-type="float" office:value="0.843408594021605" calcext:value-type="float">
            <text:p>0.843408594021605</text:p>
          </table:table-cell>
          <table:table-cell office:value-type="float" office:value="0.444201638755479" calcext:value-type="float">
            <text:p>0.444201638755479</text:p>
          </table:table-cell>
          <table:table-cell/>
          <table:table-cell office:value-type="float" office:value="0.0716029335964607" calcext:value-type="float">
            <text:p>0.071602933596461</text:p>
          </table:table-cell>
          <table:table-cell office:value-type="float" office:value="0.0635621322014228" calcext:value-type="float">
            <text:p>0.063562132201423</text:p>
          </table:table-cell>
          <table:table-cell office:value-type="float" office:value="0.0516530794383634" calcext:value-type="float">
            <text:p>0.051653079438363</text:p>
          </table:table-cell>
          <table:table-cell office:value-type="float" office:value="0.0349557097260464" calcext:value-type="float">
            <text:p>0.034955709726046</text:p>
          </table:table-cell>
          <table:table-cell office:value-type="float" office:value="0.0167908439995136" calcext:value-type="float">
            <text:p>0.016790843999514</text:p>
          </table:table-cell>
          <table:table-cell office:value-type="float" office:value="-0.0118655189957256" calcext:value-type="float">
            <text:p>-0.011865518995726</text:p>
          </table:table-cell>
          <table:table-cell office:value-type="float" office:value="-7.36254979064798" calcext:value-type="float">
            <text:p>-7.36254979064798</text:p>
          </table:table-cell>
        </table:table-row>
        <table:table-row table:style-name="ro1">
          <table:table-cell office:value-type="float" office:value="0.627788315546695" calcext:value-type="float">
            <text:p>0.627788315546695</text:p>
          </table:table-cell>
          <table:table-cell office:value-type="float" office:value="0.274381980178602" calcext:value-type="float">
            <text:p>0.274381980178602</text:p>
          </table:table-cell>
          <table:table-cell office:value-type="float" office:value="0.812003118956022" calcext:value-type="float">
            <text:p>0.812003118956022</text:p>
          </table:table-cell>
          <table:table-cell office:value-type="float" office:value="0.00356430562696808" calcext:value-type="float">
            <text:p>0.003564305626968</text:p>
          </table:table-cell>
          <table:table-cell office:value-type="float" office:value="0.831262024572791" calcext:value-type="float">
            <text:p>0.831262024572791</text:p>
          </table:table-cell>
          <table:table-cell office:value-type="float" office:value="0.717063617688548" calcext:value-type="float">
            <text:p>0.717063617688548</text:p>
          </table:table-cell>
          <table:table-cell office:value-type="float" office:value="0.957367695338678" calcext:value-type="float">
            <text:p>0.957367695338678</text:p>
          </table:table-cell>
          <table:table-cell/>
          <table:table-cell office:value-type="float" office:value="0.0711278829821898" calcext:value-type="float">
            <text:p>0.07112788298219</text:p>
          </table:table-cell>
          <table:table-cell office:value-type="float" office:value="0.0628122787720264" calcext:value-type="float">
            <text:p>0.062812278772026</text:p>
          </table:table-cell>
          <table:table-cell office:value-type="float" office:value="0.0506867356070061" calcext:value-type="float">
            <text:p>0.050686735607006</text:p>
          </table:table-cell>
          <table:table-cell office:value-type="float" office:value="0.0380280995544631" calcext:value-type="float">
            <text:p>0.038028099554463</text:p>
          </table:table-cell>
          <table:table-cell office:value-type="float" office:value="0.0144765793516857" calcext:value-type="float">
            <text:p>0.014476579351686</text:p>
          </table:table-cell>
          <table:table-cell office:value-type="float" office:value="-0.0117880505606344" calcext:value-type="float">
            <text:p>-0.011788050560634</text:p>
          </table:table-cell>
          <table:table-cell office:value-type="float" office:value="-7.36021156484728" calcext:value-type="float">
            <text:p>-7.36021156484728</text:p>
          </table:table-cell>
        </table:table-row>
        <table:table-row table:style-name="ro1">
          <table:table-cell office:value-type="float" office:value="0.459223483335932" calcext:value-type="float">
            <text:p>0.459223483335932</text:p>
          </table:table-cell>
          <table:table-cell office:value-type="float" office:value="0.46917091928288" calcext:value-type="float">
            <text:p>0.46917091928288</text:p>
          </table:table-cell>
          <table:table-cell office:value-type="float" office:value="0.302915356095121" calcext:value-type="float">
            <text:p>0.302915356095121</text:p>
          </table:table-cell>
          <table:table-cell office:value-type="float" office:value="0.814229871639691" calcext:value-type="float">
            <text:p>0.814229871639691</text:p>
          </table:table-cell>
          <table:table-cell office:value-type="float" office:value="0.0359776212369447" calcext:value-type="float">
            <text:p>0.035977621236945</text:p>
          </table:table-cell>
          <table:table-cell office:value-type="float" office:value="0.650323334408408" calcext:value-type="float">
            <text:p>0.650323334408408</text:p>
          </table:table-cell>
          <table:table-cell office:value-type="float" office:value="0.903912674478022" calcext:value-type="float">
            <text:p>0.903912674478022</text:p>
          </table:table-cell>
          <table:table-cell/>
          <table:table-cell office:value-type="float" office:value="0.0700358551991668" calcext:value-type="float">
            <text:p>0.070035855199167</text:p>
          </table:table-cell>
          <table:table-cell office:value-type="float" office:value="0.0636530779865135" calcext:value-type="float">
            <text:p>0.063653077986514</text:p>
          </table:table-cell>
          <table:table-cell office:value-type="float" office:value="0.0512594283783367" calcext:value-type="float">
            <text:p>0.051259428378337</text:p>
          </table:table-cell>
          <table:table-cell office:value-type="float" office:value="0.0349817125858237" calcext:value-type="float">
            <text:p>0.034981712585824</text:p>
          </table:table-cell>
          <table:table-cell office:value-type="float" office:value="0.0177497790768989" calcext:value-type="float">
            <text:p>0.017749779076899</text:p>
          </table:table-cell>
          <table:table-cell office:value-type="float" office:value="-0.0137059333445774" calcext:value-type="float">
            <text:p>-0.013705933344577</text:p>
          </table:table-cell>
          <table:table-cell office:value-type="float" office:value="-7.35786921123938" calcext:value-type="float">
            <text:p>-7.35786921123938</text:p>
          </table:table-cell>
        </table:table-row>
        <table:table-row table:style-name="ro1">
          <table:table-cell office:value-type="float" office:value="0.327771027308266" calcext:value-type="float">
            <text:p>0.327771027308266</text:p>
          </table:table-cell>
          <table:table-cell office:value-type="float" office:value="0.0590147207687731" calcext:value-type="float">
            <text:p>0.059014720768773</text:p>
          </table:table-cell>
          <table:table-cell office:value-type="float" office:value="0.108183862485152" calcext:value-type="float">
            <text:p>0.108183862485152</text:p>
          </table:table-cell>
          <table:table-cell office:value-type="float" office:value="0.45057633533793" calcext:value-type="float">
            <text:p>0.45057633533793</text:p>
          </table:table-cell>
          <table:table-cell office:value-type="float" office:value="0.398341141750815" calcext:value-type="float">
            <text:p>0.398341141750815</text:p>
          </table:table-cell>
          <table:table-cell office:value-type="float" office:value="0.810242073383234" calcext:value-type="float">
            <text:p>0.810242073383234</text:p>
          </table:table-cell>
          <table:table-cell office:value-type="float" office:value="0.0313930595742055" calcext:value-type="float">
            <text:p>0.031393059574206</text:p>
          </table:table-cell>
          <table:table-cell/>
          <table:table-cell office:value-type="float" office:value="0.071143815746744" calcext:value-type="float">
            <text:p>0.071143815746744</text:p>
          </table:table-cell>
          <table:table-cell office:value-type="float" office:value="0.0629184412102424" calcext:value-type="float">
            <text:p>0.062918441210242</text:p>
          </table:table-cell>
          <table:table-cell office:value-type="float" office:value="0.0524230714431118" calcext:value-type="float">
            <text:p>0.052423071443112</text:p>
          </table:table-cell>
          <table:table-cell office:value-type="float" office:value="0.0382812061164094" calcext:value-type="float">
            <text:p>0.038281206116409</text:p>
          </table:table-cell>
          <table:table-cell office:value-type="float" office:value="0.0138832592401998" calcext:value-type="float">
            <text:p>0.0138832592402</text:p>
          </table:table-cell>
          <table:table-cell office:value-type="float" office:value="-0.0126202878509174" calcext:value-type="float">
            <text:p>-0.012620287850917</text:p>
          </table:table-cell>
          <table:table-cell office:value-type="float" office:value="-7.35209560969241" calcext:value-type="float">
            <text:p>-7.35209560969241</text:p>
          </table:table-cell>
        </table:table-row>
        <table:table-row table:style-name="ro1">
          <table:table-cell office:value-type="float" office:value="0.215589974418548" calcext:value-type="float">
            <text:p>0.215589974418548</text:p>
          </table:table-cell>
          <table:table-cell office:value-type="float" office:value="0.786248540837426" calcext:value-type="float">
            <text:p>0.786248540837426</text:p>
          </table:table-cell>
          <table:table-cell office:value-type="float" office:value="0.50504759746536" calcext:value-type="float">
            <text:p>0.50504759746536</text:p>
          </table:table-cell>
          <table:table-cell office:value-type="float" office:value="0.518663008350521" calcext:value-type="float">
            <text:p>0.518663008350521</text:p>
          </table:table-cell>
          <table:table-cell office:value-type="float" office:value="0.271615708365261" calcext:value-type="float">
            <text:p>0.271615708365261</text:p>
          </table:table-cell>
          <table:table-cell office:value-type="float" office:value="0.460062540276583" calcext:value-type="float">
            <text:p>0.460062540276583</text:p>
          </table:table-cell>
          <table:table-cell office:value-type="float" office:value="0.318322040219957" calcext:value-type="float">
            <text:p>0.318322040219957</text:p>
          </table:table-cell>
          <table:table-cell/>
          <table:table-cell office:value-type="float" office:value="0.0706404218482922" calcext:value-type="float">
            <text:p>0.070640421848292</text:p>
          </table:table-cell>
          <table:table-cell office:value-type="float" office:value="0.0630952546779915" calcext:value-type="float">
            <text:p>0.063095254677992</text:p>
          </table:table-cell>
          <table:table-cell office:value-type="float" office:value="0.0518829168428848" calcext:value-type="float">
            <text:p>0.051882916842885</text:p>
          </table:table-cell>
          <table:table-cell office:value-type="float" office:value="0.0374454079993278" calcext:value-type="float">
            <text:p>0.037445407999328</text:p>
          </table:table-cell>
          <table:table-cell office:value-type="float" office:value="0.0175163910761083" calcext:value-type="float">
            <text:p>0.017516391076108</text:p>
          </table:table-cell>
          <table:table-cell office:value-type="float" office:value="-0.0122348663344465" calcext:value-type="float">
            <text:p>-0.012234866334447</text:p>
          </table:table-cell>
          <table:table-cell office:value-type="float" office:value="-7.34379968824802" calcext:value-type="float">
            <text:p>-7.34379968824802</text:p>
          </table:table-cell>
        </table:table-row>
        <table:table-row table:style-name="ro1">
          <table:table-cell office:value-type="float" office:value="0.656776614839763" calcext:value-type="float">
            <text:p>0.656776614839763</text:p>
          </table:table-cell>
          <table:table-cell office:value-type="float" office:value="0.314792147617198" calcext:value-type="float">
            <text:p>0.314792147617198</text:p>
          </table:table-cell>
          <table:table-cell office:value-type="float" office:value="0.60172540223663" calcext:value-type="float">
            <text:p>0.60172540223663</text:p>
          </table:table-cell>
          <table:table-cell office:value-type="float" office:value="0.929127207205744" calcext:value-type="float">
            <text:p>0.929127207205744</text:p>
          </table:table-cell>
          <table:table-cell office:value-type="float" office:value="0.0760535945936869" calcext:value-type="float">
            <text:p>0.076053594593687</text:p>
          </table:table-cell>
          <table:table-cell office:value-type="float" office:value="0.874790172793551" calcext:value-type="float">
            <text:p>0.874790172793551</text:p>
          </table:table-cell>
          <table:table-cell office:value-type="float" office:value="0.176226489332018" calcext:value-type="float">
            <text:p>0.176226489332018</text:p>
          </table:table-cell>
          <table:table-cell/>
          <table:table-cell office:value-type="float" office:value="0.0713592296184828" calcext:value-type="float">
            <text:p>0.071359229618483</text:p>
          </table:table-cell>
          <table:table-cell office:value-type="float" office:value="0.0615443191203888" calcext:value-type="float">
            <text:p>0.061544319120389</text:p>
          </table:table-cell>
          <table:table-cell office:value-type="float" office:value="0.0517600383673923" calcext:value-type="float">
            <text:p>0.051760038367392</text:p>
          </table:table-cell>
          <table:table-cell office:value-type="float" office:value="0.0355826424189395" calcext:value-type="float">
            <text:p>0.03558264241894</text:p>
          </table:table-cell>
          <table:table-cell office:value-type="float" office:value="0.014339320666815" calcext:value-type="float">
            <text:p>0.014339320666815</text:p>
          </table:table-cell>
          <table:table-cell office:value-type="float" office:value="-0.00747417598779144" calcext:value-type="float">
            <text:p>-0.007474175987791</text:p>
          </table:table-cell>
          <table:table-cell office:value-type="float" office:value="-7.33509313228822" calcext:value-type="float">
            <text:p>-7.33509313228822</text:p>
          </table:table-cell>
        </table:table-row>
        <table:table-row table:style-name="ro1">
          <table:table-cell office:value-type="float" office:value="0.355863021834615" calcext:value-type="float">
            <text:p>0.355863021834615</text:p>
          </table:table-cell>
          <table:table-cell office:value-type="float" office:value="0.0818432657479411" calcext:value-type="float">
            <text:p>0.081843265747941</text:p>
          </table:table-cell>
          <table:table-cell office:value-type="float" office:value="0.428578175077256" calcext:value-type="float">
            <text:p>0.428578175077256</text:p>
          </table:table-cell>
          <table:table-cell office:value-type="float" office:value="0.272260310784868" calcext:value-type="float">
            <text:p>0.272260310784868</text:p>
          </table:table-cell>
          <table:table-cell office:value-type="float" office:value="0.364066146854516" calcext:value-type="float">
            <text:p>0.364066146854516</text:p>
          </table:table-cell>
          <table:table-cell office:value-type="float" office:value="0.953815628659934" calcext:value-type="float">
            <text:p>0.953815628659934</text:p>
          </table:table-cell>
          <table:table-cell office:value-type="float" office:value="0.404178592917753" calcext:value-type="float">
            <text:p>0.404178592917753</text:p>
          </table:table-cell>
          <table:table-cell/>
          <table:table-cell office:value-type="float" office:value="0.0706347817293696" calcext:value-type="float">
            <text:p>0.07063478172937</text:p>
          </table:table-cell>
          <table:table-cell office:value-type="float" office:value="0.0625113811832214" calcext:value-type="float">
            <text:p>0.062511381183221</text:p>
          </table:table-cell>
          <table:table-cell office:value-type="float" office:value="0.0517903592825518" calcext:value-type="float">
            <text:p>0.051790359282552</text:p>
          </table:table-cell>
          <table:table-cell office:value-type="float" office:value="0.0340271447205957" calcext:value-type="float">
            <text:p>0.034027144720596</text:p>
          </table:table-cell>
          <table:table-cell office:value-type="float" office:value="0.0160296050570181" calcext:value-type="float">
            <text:p>0.016029605057018</text:p>
          </table:table-cell>
          <table:table-cell office:value-type="float" office:value="-0.0114887788087692" calcext:value-type="float">
            <text:p>-0.011488778808769</text:p>
          </table:table-cell>
          <table:table-cell office:value-type="float" office:value="-7.31858327567716" calcext:value-type="float">
            <text:p>-7.31858327567716</text:p>
          </table:table-cell>
        </table:table-row>
        <table:table-row table:style-name="ro1">
          <table:table-cell office:value-type="float" office:value="0.492928418468182" calcext:value-type="float">
            <text:p>0.492928418468182</text:p>
          </table:table-cell>
          <table:table-cell office:value-type="float" office:value="0.340234782294647" calcext:value-type="float">
            <text:p>0.340234782294647</text:p>
          </table:table-cell>
          <table:table-cell office:value-type="float" office:value="0.672340441169169" calcext:value-type="float">
            <text:p>0.672340441169169</text:p>
          </table:table-cell>
          <table:table-cell office:value-type="float" office:value="0.136695525254598" calcext:value-type="float">
            <text:p>0.136695525254598</text:p>
          </table:table-cell>
          <table:table-cell office:value-type="float" office:value="0.211357093981725" calcext:value-type="float">
            <text:p>0.211357093981725</text:p>
          </table:table-cell>
          <table:table-cell office:value-type="float" office:value="0.305065262769676" calcext:value-type="float">
            <text:p>0.305065262769676</text:p>
          </table:table-cell>
          <table:table-cell office:value-type="float" office:value="0.485406634491393" calcext:value-type="float">
            <text:p>0.485406634491393</text:p>
          </table:table-cell>
          <table:table-cell/>
          <table:table-cell office:value-type="float" office:value="0.0712188395812263" calcext:value-type="float">
            <text:p>0.071218839581226</text:p>
          </table:table-cell>
          <table:table-cell office:value-type="float" office:value="0.0633685862260522" calcext:value-type="float">
            <text:p>0.063368586226052</text:p>
          </table:table-cell>
          <table:table-cell office:value-type="float" office:value="0.0535615636954348" calcext:value-type="float">
            <text:p>0.053561563695435</text:p>
          </table:table-cell>
          <table:table-cell office:value-type="float" office:value="0.0373586527564865" calcext:value-type="float">
            <text:p>0.037358652756487</text:p>
          </table:table-cell>
          <table:table-cell office:value-type="float" office:value="0.015261910884591" calcext:value-type="float">
            <text:p>0.015261910884591</text:p>
          </table:table-cell>
          <table:table-cell office:value-type="float" office:value="-0.00891850991286709" calcext:value-type="float">
            <text:p>-0.008918509912867</text:p>
          </table:table-cell>
          <table:table-cell office:value-type="float" office:value="-7.31725554717574" calcext:value-type="float">
            <text:p>-7.31725554717574</text:p>
          </table:table-cell>
        </table:table-row>
        <table:table-row table:style-name="ro1">
          <table:table-cell office:value-type="float" office:value="0.240036875473441" calcext:value-type="float">
            <text:p>0.240036875473441</text:p>
          </table:table-cell>
          <table:table-cell office:value-type="float" office:value="0.687324660456042" calcext:value-type="float">
            <text:p>0.687324660456042</text:p>
          </table:table-cell>
          <table:table-cell office:value-type="float" office:value="0.300086715407066" calcext:value-type="float">
            <text:p>0.300086715407066</text:p>
          </table:table-cell>
          <table:table-cell office:value-type="float" office:value="0.98655350260112" calcext:value-type="float">
            <text:p>0.98655350260112</text:p>
          </table:table-cell>
          <table:table-cell office:value-type="float" office:value="0.363663348013936" calcext:value-type="float">
            <text:p>0.363663348013936</text:p>
          </table:table-cell>
          <table:table-cell office:value-type="float" office:value="0.405729737085449" calcext:value-type="float">
            <text:p>0.405729737085449</text:p>
          </table:table-cell>
          <table:table-cell office:value-type="float" office:value="0.0662145436228288" calcext:value-type="float">
            <text:p>0.066214543622829</text:p>
          </table:table-cell>
          <table:table-cell/>
          <table:table-cell office:value-type="float" office:value="0.0718916182061501" calcext:value-type="float">
            <text:p>0.07189161820615</text:p>
          </table:table-cell>
          <table:table-cell office:value-type="float" office:value="0.0625200105473691" calcext:value-type="float">
            <text:p>0.062520010547369</text:p>
          </table:table-cell>
          <table:table-cell office:value-type="float" office:value="0.049208377843571" calcext:value-type="float">
            <text:p>0.049208377843571</text:p>
          </table:table-cell>
          <table:table-cell office:value-type="float" office:value="0.0334163456924231" calcext:value-type="float">
            <text:p>0.033416345692423</text:p>
          </table:table-cell>
          <table:table-cell office:value-type="float" office:value="0.0134079003910687" calcext:value-type="float">
            <text:p>0.013407900391069</text:p>
          </table:table-cell>
          <table:table-cell office:value-type="float" office:value="-0.0109612183903954" calcext:value-type="float">
            <text:p>-0.010961218390395</text:p>
          </table:table-cell>
          <table:table-cell office:value-type="float" office:value="-7.28568381818611" calcext:value-type="float">
            <text:p>-7.28568381818611</text:p>
          </table:table-cell>
        </table:table-row>
        <table:table-row table:style-name="ro1">
          <table:table-cell table:number-columns-repeated="8"/>
          <table:table-cell table:formula="of:=AVERAGE([.I69:.I101])" office:value-type="float" office:value="0.0716194297796838" calcext:value-type="float">
            <text:p>0.071619429779684</text:p>
          </table:table-cell>
          <table:table-cell table:formula="of:=AVERAGE([.J69:.J101])" office:value-type="float" office:value="0.0630699074175251" calcext:value-type="float">
            <text:p>0.063069907417525</text:p>
          </table:table-cell>
          <table:table-cell table:formula="of:=AVERAGE([.K69:.K101])" office:value-type="float" office:value="0.0519859337118338" calcext:value-type="float">
            <text:p>0.051985933711834</text:p>
          </table:table-cell>
          <table:table-cell table:formula="of:=AVERAGE([.L69:.L101])" office:value-type="float" office:value="0.0362427625101109" calcext:value-type="float">
            <text:p>0.036242762510111</text:p>
          </table:table-cell>
          <table:table-cell table:formula="of:=AVERAGE([.M69:.M101])" office:value-type="float" office:value="0.0156001104701792" calcext:value-type="float">
            <text:p>0.015600110470179</text:p>
          </table:table-cell>
          <table:table-cell table:formula="of:=AVERAGE([.N69:.N101])" office:value-type="float" office:value="-0.00961031786489863" calcext:value-type="float">
            <text:p>-0.009610317864899</text:p>
          </table:table-cell>
          <table:table-cell table:formula="of:=AVERAGE([.O69:.O101])" office:value-type="float" office:value="-7.38512844523901" calcext:value-type="float">
            <text:p>-7.38512844523901</text:p>
          </table:table-cell>
        </table:table-row>
        <table:table-row table:style-name="ro1">
          <table:table-cell table:number-columns-repeated="8"/>
          <table:table-cell office:value-type="float" office:value="0.071" calcext:value-type="float">
            <text:p>0.0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7.385" calcext:value-type="float">
            <text:p>-7.3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R(dim, a, b, d, epsilon) = (7, 0.32, 4, 2, 0.1)</text:p>
          </table:table-cell>
          <table:table-cell table:number-columns-repeated="3"/>
          <table:table-cell table:style-name="ce1"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0.00969701513654753" calcext:value-type="float">
            <text:p>0.009697015136548</text:p>
          </table:table-cell>
          <table:table-cell office:value-type="float" office:value="0.286199327872152" calcext:value-type="float">
            <text:p>0.286199327872152</text:p>
          </table:table-cell>
          <table:table-cell office:value-type="float" office:value="0.696441624778646" calcext:value-type="float">
            <text:p>0.696441624778646</text:p>
          </table:table-cell>
          <table:table-cell office:value-type="float" office:value="0.786302194046774" calcext:value-type="float">
            <text:p>0.786302194046774</text:p>
          </table:table-cell>
          <table:table-cell office:value-type="float" office:value="0.80075114290752" calcext:value-type="float">
            <text:p>0.80075114290752</text:p>
          </table:table-cell>
          <table:table-cell office:value-type="float" office:value="0.574808791265439" calcext:value-type="float">
            <text:p>0.574808791265439</text:p>
          </table:table-cell>
          <table:table-cell office:value-type="float" office:value="0.963779255936349" calcext:value-type="float">
            <text:p>0.963779255936349</text:p>
          </table:table-cell>
          <table:table-cell table:number-columns-repeated="8"/>
        </table:table-row>
        <table:table-row table:style-name="ro1">
          <table:table-cell office:value-type="float" office:value="0.819070527937194" calcext:value-type="float">
            <text:p>0.819070527937194</text:p>
          </table:table-cell>
          <table:table-cell office:value-type="float" office:value="0.466239548461088" calcext:value-type="float">
            <text:p>0.466239548461088</text:p>
          </table:table-cell>
          <table:table-cell office:value-type="float" office:value="0.424541606461323" calcext:value-type="float">
            <text:p>0.424541606461323</text:p>
          </table:table-cell>
          <table:table-cell office:value-type="float" office:value="0.187071372333261" calcext:value-type="float">
            <text:p>0.187071372333261</text:p>
          </table:table-cell>
          <table:table-cell office:value-type="float" office:value="0.00856769937403634" calcext:value-type="float">
            <text:p>0.008567699374036</text:p>
          </table:table-cell>
          <table:table-cell office:value-type="float" office:value="0.725515567788688" calcext:value-type="float">
            <text:p>0.725515567788688</text:p>
          </table:table-cell>
          <table:table-cell office:value-type="float" office:value="0.504494077297918" calcext:value-type="float">
            <text:p>0.504494077297918</text:p>
          </table:table-cell>
          <table:table-cell table:number-columns-repeated="8"/>
        </table:table-row>
        <table:table-row table:style-name="ro1">
          <table:table-cell office:value-type="float" office:value="0.490775817635659" calcext:value-type="float">
            <text:p>0.490775817635659</text:p>
          </table:table-cell>
          <table:table-cell office:value-type="float" office:value="0.769058595655106" calcext:value-type="float">
            <text:p>0.769058595655106</text:p>
          </table:table-cell>
          <table:table-cell office:value-type="float" office:value="0.83514689092975" calcext:value-type="float">
            <text:p>0.83514689092975</text:p>
          </table:table-cell>
          <table:table-cell office:value-type="float" office:value="0.0508928832401068" calcext:value-type="float">
            <text:p>0.050892883240107</text:p>
          </table:table-cell>
          <table:table-cell office:value-type="float" office:value="0.955975183309584" calcext:value-type="float">
            <text:p>0.955975183309584</text:p>
          </table:table-cell>
          <table:table-cell office:value-type="float" office:value="0.054302869046149" calcext:value-type="float">
            <text:p>0.054302869046149</text:p>
          </table:table-cell>
          <table:table-cell office:value-type="float" office:value="0.373982315045558" calcext:value-type="float">
            <text:p>0.373982315045558</text:p>
          </table:table-cell>
          <table:table-cell table:number-columns-repeated="8"/>
        </table:table-row>
        <table:table-row table:style-name="ro1">
          <table:table-cell office:value-type="float" office:value="0.086861983258109" calcext:value-type="float">
            <text:p>0.086861983258109</text:p>
          </table:table-cell>
          <table:table-cell office:value-type="float" office:value="0.309153438391369" calcext:value-type="float">
            <text:p>0.309153438391369</text:p>
          </table:table-cell>
          <table:table-cell office:value-type="float" office:value="0.728193849383285" calcext:value-type="float">
            <text:p>0.728193849383285</text:p>
          </table:table-cell>
          <table:table-cell office:value-type="float" office:value="0.300469966242089" calcext:value-type="float">
            <text:p>0.300469966242089</text:p>
          </table:table-cell>
          <table:table-cell office:value-type="float" office:value="0.515328127673607" calcext:value-type="float">
            <text:p>0.515328127673607</text:p>
          </table:table-cell>
          <table:table-cell office:value-type="float" office:value="0.657839966889868" calcext:value-type="float">
            <text:p>0.657839966889868</text:p>
          </table:table-cell>
          <table:table-cell office:value-type="float" office:value="0.797998870133148" calcext:value-type="float">
            <text:p>0.797998870133148</text:p>
          </table:table-cell>
          <table:table-cell table:number-columns-repeated="8"/>
        </table:table-row>
        <table:table-row table:style-name="ro1">
          <table:table-cell office:value-type="float" office:value="0.340320818803028" calcext:value-type="float">
            <text:p>0.340320818803028</text:p>
          </table:table-cell>
          <table:table-cell office:value-type="float" office:value="0.149379684190047" calcext:value-type="float">
            <text:p>0.149379684190047</text:p>
          </table:table-cell>
          <table:table-cell office:value-type="float" office:value="0.42348367727998" calcext:value-type="float">
            <text:p>0.42348367727998</text:p>
          </table:table-cell>
          <table:table-cell office:value-type="float" office:value="0.903488099425603" calcext:value-type="float">
            <text:p>0.903488099425603</text:p>
          </table:table-cell>
          <table:table-cell office:value-type="float" office:value="0.306554162048348" calcext:value-type="float">
            <text:p>0.306554162048348</text:p>
          </table:table-cell>
          <table:table-cell office:value-type="float" office:value="0.0618966073867929" calcext:value-type="float">
            <text:p>0.061896607386793</text:p>
          </table:table-cell>
          <table:table-cell office:value-type="float" office:value="0.679901865903529" calcext:value-type="float">
            <text:p>0.679901865903529</text:p>
          </table:table-cell>
          <table:table-cell/>
          <table:table-cell office:value-type="float" office:value="0.29583033269786" calcext:value-type="float">
            <text:p>0.29583033269786</text:p>
          </table:table-cell>
          <table:table-cell office:value-type="float" office:value="0.283917555060494" calcext:value-type="float">
            <text:p>0.283917555060494</text:p>
          </table:table-cell>
          <table:table-cell office:value-type="float" office:value="0.0479693167469214" calcext:value-type="float">
            <text:p>0.047969316746922</text:p>
          </table:table-cell>
          <table:table-cell office:value-type="float" office:value="0.0273189246379691" calcext:value-type="float">
            <text:p>0.027318924637969</text:p>
          </table:table-cell>
          <table:table-cell office:value-type="float" office:value="0.0075529748776321" calcext:value-type="float">
            <text:p>0.007552974877632</text:p>
          </table:table-cell>
          <table:table-cell office:value-type="float" office:value="-0.00412007828691898" calcext:value-type="float">
            <text:p>-0.004120078286919</text:p>
          </table:table-cell>
          <table:table-cell office:value-type="float" office:value="-6.01667856364968" calcext:value-type="float">
            <text:p>-6.01667856364968</text:p>
          </table:table-cell>
        </table:table-row>
        <table:table-row table:style-name="ro1">
          <table:table-cell office:value-type="float" office:value="0.518834660447157" calcext:value-type="float">
            <text:p>0.518834660447157</text:p>
          </table:table-cell>
          <table:table-cell office:value-type="float" office:value="0.719490284606847" calcext:value-type="float">
            <text:p>0.719490284606847</text:p>
          </table:table-cell>
          <table:table-cell office:value-type="float" office:value="0.485692334541123" calcext:value-type="float">
            <text:p>0.485692334541123</text:p>
          </table:table-cell>
          <table:table-cell office:value-type="float" office:value="0.0842410996734313" calcext:value-type="float">
            <text:p>0.084241099673431</text:p>
          </table:table-cell>
          <table:table-cell office:value-type="float" office:value="0.793639277177542" calcext:value-type="float">
            <text:p>0.793639277177542</text:p>
          </table:table-cell>
          <table:table-cell office:value-type="float" office:value="0.459349972460936" calcext:value-type="float">
            <text:p>0.459349972460936</text:p>
          </table:table-cell>
          <table:table-cell office:value-type="float" office:value="0.253440796102084" calcext:value-type="float">
            <text:p>0.253440796102084</text:p>
          </table:table-cell>
          <table:table-cell/>
          <table:table-cell office:value-type="float" office:value="0.147852471835485" calcext:value-type="float">
            <text:p>0.147852471835485</text:p>
          </table:table-cell>
          <table:table-cell office:value-type="float" office:value="0.127880948331408" calcext:value-type="float">
            <text:p>0.127880948331408</text:p>
          </table:table-cell>
          <table:table-cell office:value-type="float" office:value="0.0482915456895667" calcext:value-type="float">
            <text:p>0.048291545689567</text:p>
          </table:table-cell>
          <table:table-cell office:value-type="float" office:value="0.0378861145950399" calcext:value-type="float">
            <text:p>0.03788611459504</text:p>
          </table:table-cell>
          <table:table-cell office:value-type="float" office:value="0.0135808730638748" calcext:value-type="float">
            <text:p>0.013580873063875</text:p>
          </table:table-cell>
          <table:table-cell office:value-type="float" office:value="0.00135941441746832" calcext:value-type="float">
            <text:p>0.001359414417468</text:p>
          </table:table-cell>
          <table:table-cell office:value-type="float" office:value="-6.28022247539843" calcext:value-type="float">
            <text:p>-6.28022247539843</text:p>
          </table:table-cell>
        </table:table-row>
        <table:table-row table:style-name="ro1">
          <table:table-cell office:value-type="float" office:value="0.13923425807869" calcext:value-type="float">
            <text:p>0.13923425807869</text:p>
          </table:table-cell>
          <table:table-cell office:value-type="float" office:value="0.866842298992586" calcext:value-type="float">
            <text:p>0.866842298992586</text:p>
          </table:table-cell>
          <table:table-cell office:value-type="float" office:value="0.774339190005816" calcext:value-type="float">
            <text:p>0.774339190005816</text:p>
          </table:table-cell>
          <table:table-cell office:value-type="float" office:value="0.0199171207064034" calcext:value-type="float">
            <text:p>0.019917120706403</text:p>
          </table:table-cell>
          <table:table-cell office:value-type="float" office:value="0.51155566751176" calcext:value-type="float">
            <text:p>0.51155566751176</text:p>
          </table:table-cell>
          <table:table-cell office:value-type="float" office:value="0.320352151503865" calcext:value-type="float">
            <text:p>0.320352151503865</text:p>
          </table:table-cell>
          <table:table-cell office:value-type="float" office:value="0.207851027970972" calcext:value-type="float">
            <text:p>0.207851027970972</text:p>
          </table:table-cell>
          <table:table-cell/>
          <table:table-cell office:value-type="float" office:value="0.0735171570414982" calcext:value-type="float">
            <text:p>0.073517157041498</text:p>
          </table:table-cell>
          <table:table-cell office:value-type="float" office:value="0.0610704421954678" calcext:value-type="float">
            <text:p>0.061070442195468</text:p>
          </table:table-cell>
          <table:table-cell office:value-type="float" office:value="0.0549442677525552" calcext:value-type="float">
            <text:p>0.054944267752555</text:p>
          </table:table-cell>
          <table:table-cell office:value-type="float" office:value="0.0229989306017915" calcext:value-type="float">
            <text:p>0.022998930601792</text:p>
          </table:table-cell>
          <table:table-cell office:value-type="float" office:value="0.00573222556706099" calcext:value-type="float">
            <text:p>0.005732225567061</text:p>
          </table:table-cell>
          <table:table-cell office:value-type="float" office:value="-0.0112009405830788" calcext:value-type="float">
            <text:p>-0.011200940583079</text:p>
          </table:table-cell>
          <table:table-cell office:value-type="float" office:value="-6.38416302678618" calcext:value-type="float">
            <text:p>-6.38416302678618</text:p>
          </table:table-cell>
        </table:table-row>
        <table:table-row table:style-name="ro1">
          <table:table-cell office:value-type="float" office:value="0.403955882386234" calcext:value-type="float">
            <text:p>0.403955882386234</text:p>
          </table:table-cell>
          <table:table-cell office:value-type="float" office:value="0.313726717051642" calcext:value-type="float">
            <text:p>0.313726717051642</text:p>
          </table:table-cell>
          <table:table-cell office:value-type="float" office:value="0.602473627385489" calcext:value-type="float">
            <text:p>0.602473627385489</text:p>
          </table:table-cell>
          <table:table-cell office:value-type="float" office:value="0.0534723004575299" calcext:value-type="float">
            <text:p>0.05347230045753</text:p>
          </table:table-cell>
          <table:table-cell office:value-type="float" office:value="0.62248695680247" calcext:value-type="float">
            <text:p>0.62248695680247</text:p>
          </table:table-cell>
          <table:table-cell office:value-type="float" office:value="0.397782964914197" calcext:value-type="float">
            <text:p>0.397782964914197</text:p>
          </table:table-cell>
          <table:table-cell office:value-type="float" office:value="0.245014223567709" calcext:value-type="float">
            <text:p>0.245014223567709</text:p>
          </table:table-cell>
          <table:table-cell/>
          <table:table-cell office:value-type="float" office:value="0.0668253647953489" calcext:value-type="float">
            <text:p>0.066825364795349</text:p>
          </table:table-cell>
          <table:table-cell office:value-type="float" office:value="0.0620101831766328" calcext:value-type="float">
            <text:p>0.062010183176633</text:p>
          </table:table-cell>
          <table:table-cell office:value-type="float" office:value="0.0439916353028274" calcext:value-type="float">
            <text:p>0.043991635302828</text:p>
          </table:table-cell>
          <table:table-cell office:value-type="float" office:value="0.0260766386611984" calcext:value-type="float">
            <text:p>0.026076638661198</text:p>
          </table:table-cell>
          <table:table-cell office:value-type="float" office:value="-0.000604702916886042" calcext:value-type="float">
            <text:p>-0.000604702916886</text:p>
          </table:table-cell>
          <table:table-cell office:value-type="float" office:value="-0.00736663911399676" calcext:value-type="float">
            <text:p>-0.007366639113997</text:p>
          </table:table-cell>
          <table:table-cell office:value-type="float" office:value="-6.66309678664502" calcext:value-type="float">
            <text:p>-6.66309678664502</text:p>
          </table:table-cell>
        </table:table-row>
        <table:table-row table:style-name="ro1">
          <table:table-cell office:value-type="float" office:value="0.360303899222707" calcext:value-type="float">
            <text:p>0.360303899222707</text:p>
          </table:table-cell>
          <table:table-cell office:value-type="float" office:value="0.860776920748295" calcext:value-type="float">
            <text:p>0.860776920748295</text:p>
          </table:table-cell>
          <table:table-cell office:value-type="float" office:value="0.282387322971945" calcext:value-type="float">
            <text:p>0.282387322971945</text:p>
          </table:table-cell>
          <table:table-cell office:value-type="float" office:value="0.868835953442979" calcext:value-type="float">
            <text:p>0.868835953442979</text:p>
          </table:table-cell>
          <table:table-cell office:value-type="float" office:value="0.535344351182253" calcext:value-type="float">
            <text:p>0.535344351182253</text:p>
          </table:table-cell>
          <table:table-cell office:value-type="float" office:value="0.504635340253709" calcext:value-type="float">
            <text:p>0.504635340253709</text:p>
          </table:table-cell>
          <table:table-cell office:value-type="float" office:value="0.492468489278219" calcext:value-type="float">
            <text:p>0.492468489278219</text:p>
          </table:table-cell>
          <table:table-cell/>
          <table:table-cell office:value-type="float" office:value="0.0661218520869417" calcext:value-type="float">
            <text:p>0.066121852086942</text:p>
          </table:table-cell>
          <table:table-cell office:value-type="float" office:value="0.0528222664351532" calcext:value-type="float">
            <text:p>0.052822266435153</text:p>
          </table:table-cell>
          <table:table-cell office:value-type="float" office:value="0.0465593343511494" calcext:value-type="float">
            <text:p>0.04655933435115</text:p>
          </table:table-cell>
          <table:table-cell office:value-type="float" office:value="0.0245483090159636" calcext:value-type="float">
            <text:p>0.024548309015964</text:p>
          </table:table-cell>
          <table:table-cell office:value-type="float" office:value="0.00322766478734878" calcext:value-type="float">
            <text:p>0.003227664787349</text:p>
          </table:table-cell>
          <table:table-cell office:value-type="float" office:value="-0.0285450659871195" calcext:value-type="float">
            <text:p>-0.02854506598712</text:p>
          </table:table-cell>
          <table:table-cell office:value-type="float" office:value="-6.67310194864634" calcext:value-type="float">
            <text:p>-6.67310194864634</text:p>
          </table:table-cell>
        </table:table-row>
        <table:table-row table:style-name="ro1">
          <table:table-cell office:value-type="float" office:value="0.8336289878633" calcext:value-type="float">
            <text:p>0.8336289878633</text:p>
          </table:table-cell>
          <table:table-cell office:value-type="float" office:value="0.80664679330192" calcext:value-type="float">
            <text:p>0.80664679330192</text:p>
          </table:table-cell>
          <table:table-cell office:value-type="float" office:value="0.858800328574072" calcext:value-type="float">
            <text:p>0.858800328574072</text:p>
          </table:table-cell>
          <table:table-cell office:value-type="float" office:value="0.944280551105052" calcext:value-type="float">
            <text:p>0.944280551105052</text:p>
          </table:table-cell>
          <table:table-cell office:value-type="float" office:value="0.661117343257525" calcext:value-type="float">
            <text:p>0.661117343257525</text:p>
          </table:table-cell>
          <table:table-cell office:value-type="float" office:value="0.166756794578297" calcext:value-type="float">
            <text:p>0.166756794578297</text:p>
          </table:table-cell>
          <table:table-cell office:value-type="float" office:value="0.429726308984465" calcext:value-type="float">
            <text:p>0.429726308984465</text:p>
          </table:table-cell>
          <table:table-cell/>
          <table:table-cell office:value-type="float" office:value="0.0690509248769986" calcext:value-type="float">
            <text:p>0.069050924876999</text:p>
          </table:table-cell>
          <table:table-cell office:value-type="float" office:value="0.0599918009137837" calcext:value-type="float">
            <text:p>0.059991800913784</text:p>
          </table:table-cell>
          <table:table-cell office:value-type="float" office:value="0.0465944638049081" calcext:value-type="float">
            <text:p>0.046594463804908</text:p>
          </table:table-cell>
          <table:table-cell office:value-type="float" office:value="0.0308713610581526" calcext:value-type="float">
            <text:p>0.030871361058153</text:p>
          </table:table-cell>
          <table:table-cell office:value-type="float" office:value="0.00343399349660722" calcext:value-type="float">
            <text:p>0.003433993496607</text:p>
          </table:table-cell>
          <table:table-cell office:value-type="float" office:value="-0.0220602964379452" calcext:value-type="float">
            <text:p>-0.022060296437945</text:p>
          </table:table-cell>
          <table:table-cell office:value-type="float" office:value="-6.69810157352646" calcext:value-type="float">
            <text:p>-6.69810157352646</text:p>
          </table:table-cell>
        </table:table-row>
        <table:table-row table:style-name="ro1">
          <table:table-cell office:value-type="float" office:value="0.00255119748217525" calcext:value-type="float">
            <text:p>0.002551197482175</text:p>
          </table:table-cell>
          <table:table-cell office:value-type="float" office:value="0.394951536031446" calcext:value-type="float">
            <text:p>0.394951536031446</text:p>
          </table:table-cell>
          <table:table-cell office:value-type="float" office:value="0.290889223790349" calcext:value-type="float">
            <text:p>0.290889223790349</text:p>
          </table:table-cell>
          <table:table-cell office:value-type="float" office:value="0.324982367734247" calcext:value-type="float">
            <text:p>0.324982367734247</text:p>
          </table:table-cell>
          <table:table-cell office:value-type="float" office:value="0.0107163205606349" calcext:value-type="float">
            <text:p>0.010716320560635</text:p>
          </table:table-cell>
          <table:table-cell office:value-type="float" office:value="0.100564101026843" calcext:value-type="float">
            <text:p>0.100564101026843</text:p>
          </table:table-cell>
          <table:table-cell office:value-type="float" office:value="0.276360541314953" calcext:value-type="float">
            <text:p>0.276360541314953</text:p>
          </table:table-cell>
          <table:table-cell/>
          <table:table-cell office:value-type="float" office:value="0.0664994257127815" calcext:value-type="float">
            <text:p>0.066499425712782</text:p>
          </table:table-cell>
          <table:table-cell office:value-type="float" office:value="0.0653255427678583" calcext:value-type="float">
            <text:p>0.065325542767858</text:p>
          </table:table-cell>
          <table:table-cell office:value-type="float" office:value="0.0493085786282449" calcext:value-type="float">
            <text:p>0.049308578628245</text:p>
          </table:table-cell>
          <table:table-cell office:value-type="float" office:value="0.0364543675934292" calcext:value-type="float">
            <text:p>0.036454367593429</text:p>
          </table:table-cell>
          <table:table-cell office:value-type="float" office:value="0.00137830533859352" calcext:value-type="float">
            <text:p>0.001378305338594</text:p>
          </table:table-cell>
          <table:table-cell office:value-type="float" office:value="-0.0064472698195272" calcext:value-type="float">
            <text:p>-0.006447269819527</text:p>
          </table:table-cell>
          <table:table-cell office:value-type="float" office:value="-6.69820308499746" calcext:value-type="float">
            <text:p>-6.69820308499746</text:p>
          </table:table-cell>
        </table:table-row>
        <table:table-row table:style-name="ro1">
          <table:table-cell office:value-type="float" office:value="0.843027956272547" calcext:value-type="float">
            <text:p>0.843027956272547</text:p>
          </table:table-cell>
          <table:table-cell office:value-type="float" office:value="0.842202693499051" calcext:value-type="float">
            <text:p>0.842202693499051</text:p>
          </table:table-cell>
          <table:table-cell office:value-type="float" office:value="0.812542464551301" calcext:value-type="float">
            <text:p>0.812542464551301</text:p>
          </table:table-cell>
          <table:table-cell office:value-type="float" office:value="0.674809447369592" calcext:value-type="float">
            <text:p>0.674809447369592</text:p>
          </table:table-cell>
          <table:table-cell office:value-type="float" office:value="0.781713333791659" calcext:value-type="float">
            <text:p>0.781713333791659</text:p>
          </table:table-cell>
          <table:table-cell office:value-type="float" office:value="0.80320742077754" calcext:value-type="float">
            <text:p>0.80320742077754</text:p>
          </table:table-cell>
          <table:table-cell office:value-type="float" office:value="0.916396305327345" calcext:value-type="float">
            <text:p>0.916396305327345</text:p>
          </table:table-cell>
          <table:table-cell/>
          <table:table-cell office:value-type="float" office:value="0.0686708685708221" calcext:value-type="float">
            <text:p>0.068670868570822</text:p>
          </table:table-cell>
          <table:table-cell office:value-type="float" office:value="0.0573727687205676" calcext:value-type="float">
            <text:p>0.057372768720568</text:p>
          </table:table-cell>
          <table:table-cell office:value-type="float" office:value="0.0533241407320564" calcext:value-type="float">
            <text:p>0.053324140732056</text:p>
          </table:table-cell>
          <table:table-cell office:value-type="float" office:value="0.0271836516713763" calcext:value-type="float">
            <text:p>0.027183651671376</text:p>
          </table:table-cell>
          <table:table-cell office:value-type="float" office:value="0.00383737850538032" calcext:value-type="float">
            <text:p>0.00383737850538</text:p>
          </table:table-cell>
          <table:table-cell office:value-type="float" office:value="-0.0115192429689153" calcext:value-type="float">
            <text:p>-0.011519242968915</text:p>
          </table:table-cell>
          <table:table-cell office:value-type="float" office:value="-6.70243648423319" calcext:value-type="float">
            <text:p>-6.70243648423319</text:p>
          </table:table-cell>
        </table:table-row>
        <table:table-row table:style-name="ro1">
          <table:table-cell office:value-type="float" office:value="0.274366987028938" calcext:value-type="float">
            <text:p>0.274366987028938</text:p>
          </table:table-cell>
          <table:table-cell office:value-type="float" office:value="0.984797979035987" calcext:value-type="float">
            <text:p>0.984797979035987</text:p>
          </table:table-cell>
          <table:table-cell office:value-type="float" office:value="0.830099972159893" calcext:value-type="float">
            <text:p>0.830099972159893</text:p>
          </table:table-cell>
          <table:table-cell office:value-type="float" office:value="0.971126231582729" calcext:value-type="float">
            <text:p>0.971126231582729</text:p>
          </table:table-cell>
          <table:table-cell office:value-type="float" office:value="0.91995925304267" calcext:value-type="float">
            <text:p>0.91995925304267</text:p>
          </table:table-cell>
          <table:table-cell office:value-type="float" office:value="0.000916639296807964" calcext:value-type="float">
            <text:p>0.000916639296808</text:p>
          </table:table-cell>
          <table:table-cell office:value-type="float" office:value="0.969245001695803" calcext:value-type="float">
            <text:p>0.969245001695803</text:p>
          </table:table-cell>
          <table:table-cell/>
          <table:table-cell office:value-type="float" office:value="0.0733033915141793" calcext:value-type="float">
            <text:p>0.073303391514179</text:p>
          </table:table-cell>
          <table:table-cell office:value-type="float" office:value="0.0591121335247839" calcext:value-type="float">
            <text:p>0.059112133524784</text:p>
          </table:table-cell>
          <table:table-cell office:value-type="float" office:value="0.0517801846744107" calcext:value-type="float">
            <text:p>0.051780184674411</text:p>
          </table:table-cell>
          <table:table-cell office:value-type="float" office:value="0.0310646909674291" calcext:value-type="float">
            <text:p>0.031064690967429</text:p>
          </table:table-cell>
          <table:table-cell office:value-type="float" office:value="0.00376194785962759" calcext:value-type="float">
            <text:p>0.003761947859628</text:p>
          </table:table-cell>
          <table:table-cell office:value-type="float" office:value="-0.0140892020247058" calcext:value-type="float">
            <text:p>-0.014089202024706</text:p>
          </table:table-cell>
          <table:table-cell office:value-type="float" office:value="-6.7086916751807" calcext:value-type="float">
            <text:p>-6.7086916751807</text:p>
          </table:table-cell>
        </table:table-row>
        <table:table-row table:style-name="ro1">
          <table:table-cell office:value-type="float" office:value="0.69834412522454" calcext:value-type="float">
            <text:p>0.69834412522454</text:p>
          </table:table-cell>
          <table:table-cell office:value-type="float" office:value="0.444540446351991" calcext:value-type="float">
            <text:p>0.444540446351991</text:p>
          </table:table-cell>
          <table:table-cell office:value-type="float" office:value="0.719282364740851" calcext:value-type="float">
            <text:p>0.719282364740851</text:p>
          </table:table-cell>
          <table:table-cell office:value-type="float" office:value="0.557988156319991" calcext:value-type="float">
            <text:p>0.557988156319991</text:p>
          </table:table-cell>
          <table:table-cell office:value-type="float" office:value="0.409298122800043" calcext:value-type="float">
            <text:p>0.409298122800043</text:p>
          </table:table-cell>
          <table:table-cell office:value-type="float" office:value="0.303458440705618" calcext:value-type="float">
            <text:p>0.303458440705618</text:p>
          </table:table-cell>
          <table:table-cell office:value-type="float" office:value="0.329827409486222" calcext:value-type="float">
            <text:p>0.329827409486222</text:p>
          </table:table-cell>
          <table:table-cell/>
          <table:table-cell office:value-type="float" office:value="0.0758696604021691" calcext:value-type="float">
            <text:p>0.075869660402169</text:p>
          </table:table-cell>
          <table:table-cell office:value-type="float" office:value="0.0589891418395669" calcext:value-type="float">
            <text:p>0.058989141839567</text:p>
          </table:table-cell>
          <table:table-cell office:value-type="float" office:value="0.0510479492839423" calcext:value-type="float">
            <text:p>0.051047949283942</text:p>
          </table:table-cell>
          <table:table-cell office:value-type="float" office:value="0.0276895322507201" calcext:value-type="float">
            <text:p>0.02768953225072</text:p>
          </table:table-cell>
          <table:table-cell office:value-type="float" office:value="0.00766331103163189" calcext:value-type="float">
            <text:p>0.007663311031632</text:p>
          </table:table-cell>
          <table:table-cell office:value-type="float" office:value="-0.0104877002940053" calcext:value-type="float">
            <text:p>-0.010487700294005</text:p>
          </table:table-cell>
          <table:table-cell office:value-type="float" office:value="-6.72608402764883" calcext:value-type="float">
            <text:p>-6.72608402764883</text:p>
          </table:table-cell>
        </table:table-row>
        <table:table-row table:style-name="ro1">
          <table:table-cell office:value-type="float" office:value="0.748019500281334" calcext:value-type="float">
            <text:p>0.748019500281334</text:p>
          </table:table-cell>
          <table:table-cell office:value-type="float" office:value="0.869252510871066" calcext:value-type="float">
            <text:p>0.869252510871066</text:p>
          </table:table-cell>
          <table:table-cell office:value-type="float" office:value="0.740793008896434" calcext:value-type="float">
            <text:p>0.740793008896434</text:p>
          </table:table-cell>
          <table:table-cell office:value-type="float" office:value="0.885272796544262" calcext:value-type="float">
            <text:p>0.885272796544262</text:p>
          </table:table-cell>
          <table:table-cell office:value-type="float" office:value="0.908127792046989" calcext:value-type="float">
            <text:p>0.908127792046989</text:p>
          </table:table-cell>
          <table:table-cell office:value-type="float" office:value="0.70155104755079" calcext:value-type="float">
            <text:p>0.70155104755079</text:p>
          </table:table-cell>
          <table:table-cell office:value-type="float" office:value="0.824799582298142" calcext:value-type="float">
            <text:p>0.824799582298142</text:p>
          </table:table-cell>
          <table:table-cell/>
          <table:table-cell office:value-type="float" office:value="0.0657374765361964" calcext:value-type="float">
            <text:p>0.065737476536196</text:p>
          </table:table-cell>
          <table:table-cell office:value-type="float" office:value="0.0600992556596902" calcext:value-type="float">
            <text:p>0.06009925565969</text:p>
          </table:table-cell>
          <table:table-cell office:value-type="float" office:value="0.0442230407300987" calcext:value-type="float">
            <text:p>0.044223040730099</text:p>
          </table:table-cell>
          <table:table-cell office:value-type="float" office:value="0.0365628425158298" calcext:value-type="float">
            <text:p>0.03656284251583</text:p>
          </table:table-cell>
          <table:table-cell office:value-type="float" office:value="0.00312803432529616" calcext:value-type="float">
            <text:p>0.003128034325296</text:p>
          </table:table-cell>
          <table:table-cell office:value-type="float" office:value="-0.0136572029271639" calcext:value-type="float">
            <text:p>-0.013657202927164</text:p>
          </table:table-cell>
          <table:table-cell office:value-type="float" office:value="-6.72768497005357" calcext:value-type="float">
            <text:p>-6.72768497005357</text:p>
          </table:table-cell>
        </table:table-row>
        <table:table-row table:style-name="ro1">
          <table:table-cell office:value-type="float" office:value="0.681343915501867" calcext:value-type="float">
            <text:p>0.681343915501867</text:p>
          </table:table-cell>
          <table:table-cell office:value-type="float" office:value="0.318682673792693" calcext:value-type="float">
            <text:p>0.318682673792693</text:p>
          </table:table-cell>
          <table:table-cell office:value-type="float" office:value="0.193225358364088" calcext:value-type="float">
            <text:p>0.193225358364088</text:p>
          </table:table-cell>
          <table:table-cell office:value-type="float" office:value="0.0148040071669884" calcext:value-type="float">
            <text:p>0.014804007166988</text:p>
          </table:table-cell>
          <table:table-cell office:value-type="float" office:value="0.168491241862065" calcext:value-type="float">
            <text:p>0.168491241862065</text:p>
          </table:table-cell>
          <table:table-cell office:value-type="float" office:value="0.424858065045985" calcext:value-type="float">
            <text:p>0.424858065045985</text:p>
          </table:table-cell>
          <table:table-cell office:value-type="float" office:value="0.177509760578972" calcext:value-type="float">
            <text:p>0.177509760578972</text:p>
          </table:table-cell>
          <table:table-cell/>
          <table:table-cell office:value-type="float" office:value="0.0720775053834355" calcext:value-type="float">
            <text:p>0.072077505383436</text:p>
          </table:table-cell>
          <table:table-cell office:value-type="float" office:value="0.0626392762827822" calcext:value-type="float">
            <text:p>0.062639276282782</text:p>
          </table:table-cell>
          <table:table-cell office:value-type="float" office:value="0.0399417146871749" calcext:value-type="float">
            <text:p>0.039941714687175</text:p>
          </table:table-cell>
          <table:table-cell office:value-type="float" office:value="0.0275317237813406" calcext:value-type="float">
            <text:p>0.027531723781341</text:p>
          </table:table-cell>
          <table:table-cell office:value-type="float" office:value="0.00778192869496474" calcext:value-type="float">
            <text:p>0.007781928694965</text:p>
          </table:table-cell>
          <table:table-cell office:value-type="float" office:value="-0.00965227985558115" calcext:value-type="float">
            <text:p>-0.009652279855581</text:p>
          </table:table-cell>
          <table:table-cell office:value-type="float" office:value="-6.73699583019643" calcext:value-type="float">
            <text:p>-6.73699583019643</text:p>
          </table:table-cell>
        </table:table-row>
        <table:table-row table:style-name="ro1">
          <table:table-cell office:value-type="float" office:value="0.101352563011871" calcext:value-type="float">
            <text:p>0.101352563011871</text:p>
          </table:table-cell>
          <table:table-cell office:value-type="float" office:value="0.0932359226108122" calcext:value-type="float">
            <text:p>0.093235922610812</text:p>
          </table:table-cell>
          <table:table-cell office:value-type="float" office:value="0.166324294286316" calcext:value-type="float">
            <text:p>0.166324294286316</text:p>
          </table:table-cell>
          <table:table-cell office:value-type="float" office:value="0.379535188242446" calcext:value-type="float">
            <text:p>0.379535188242446</text:p>
          </table:table-cell>
          <table:table-cell office:value-type="float" office:value="0.427894504440804" calcext:value-type="float">
            <text:p>0.427894504440804</text:p>
          </table:table-cell>
          <table:table-cell office:value-type="float" office:value="0.232741149304064" calcext:value-type="float">
            <text:p>0.232741149304064</text:p>
          </table:table-cell>
          <table:table-cell office:value-type="float" office:value="0.229691432569137" calcext:value-type="float">
            <text:p>0.229691432569137</text:p>
          </table:table-cell>
          <table:table-cell/>
          <table:table-cell office:value-type="float" office:value="0.0601096629935025" calcext:value-type="float">
            <text:p>0.060109662993503</text:p>
          </table:table-cell>
          <table:table-cell office:value-type="float" office:value="0.0587932200694059" calcext:value-type="float">
            <text:p>0.058793220069406</text:p>
          </table:table-cell>
          <table:table-cell office:value-type="float" office:value="0.0442934346258931" calcext:value-type="float">
            <text:p>0.044293434625893</text:p>
          </table:table-cell>
          <table:table-cell office:value-type="float" office:value="0.027880683251296" calcext:value-type="float">
            <text:p>0.027880683251296</text:p>
          </table:table-cell>
          <table:table-cell office:value-type="float" office:value="0.00464248739728628" calcext:value-type="float">
            <text:p>0.004642487397286</text:p>
          </table:table-cell>
          <table:table-cell office:value-type="float" office:value="-0.0140371731499379" calcext:value-type="float">
            <text:p>-0.014037173149938</text:p>
          </table:table-cell>
          <table:table-cell office:value-type="float" office:value="-6.73901620760577" calcext:value-type="float">
            <text:p>-6.73901620760577</text:p>
          </table:table-cell>
        </table:table-row>
        <table:table-row table:style-name="ro1">
          <table:table-cell office:value-type="float" office:value="0.813556672331391" calcext:value-type="float">
            <text:p>0.813556672331391</text:p>
          </table:table-cell>
          <table:table-cell office:value-type="float" office:value="0.883105350101431" calcext:value-type="float">
            <text:p>0.883105350101431</text:p>
          </table:table-cell>
          <table:table-cell office:value-type="float" office:value="0.907644049373832" calcext:value-type="float">
            <text:p>0.907644049373832</text:p>
          </table:table-cell>
          <table:table-cell office:value-type="float" office:value="0.876164691565346" calcext:value-type="float">
            <text:p>0.876164691565346</text:p>
          </table:table-cell>
          <table:table-cell office:value-type="float" office:value="0.143270947862877" calcext:value-type="float">
            <text:p>0.143270947862877</text:p>
          </table:table-cell>
          <table:table-cell office:value-type="float" office:value="0.824555352306012" calcext:value-type="float">
            <text:p>0.824555352306012</text:p>
          </table:table-cell>
          <table:table-cell office:value-type="float" office:value="0.351087444940385" calcext:value-type="float">
            <text:p>0.351087444940385</text:p>
          </table:table-cell>
          <table:table-cell/>
          <table:table-cell office:value-type="float" office:value="0.0666238101198653" calcext:value-type="float">
            <text:p>0.066623810119865</text:p>
          </table:table-cell>
          <table:table-cell office:value-type="float" office:value="0.0567425850291858" calcext:value-type="float">
            <text:p>0.056742585029186</text:p>
          </table:table-cell>
          <table:table-cell office:value-type="float" office:value="0.0434609716393206" calcext:value-type="float">
            <text:p>0.043460971639321</text:p>
          </table:table-cell>
          <table:table-cell office:value-type="float" office:value="0.0311814078236259" calcext:value-type="float">
            <text:p>0.031181407823626</text:p>
          </table:table-cell>
          <table:table-cell office:value-type="float" office:value="0.0134676599296109" calcext:value-type="float">
            <text:p>0.013467659929611</text:p>
          </table:table-cell>
          <table:table-cell office:value-type="float" office:value="-0.00495001873419287" calcext:value-type="float">
            <text:p>-0.004950018734193</text:p>
          </table:table-cell>
          <table:table-cell office:value-type="float" office:value="-6.74136506018891" calcext:value-type="float">
            <text:p>-6.74136506018891</text:p>
          </table:table-cell>
        </table:table-row>
        <table:table-row table:style-name="ro1">
          <table:table-cell office:value-type="float" office:value="0.232767288998681" calcext:value-type="float">
            <text:p>0.232767288998681</text:p>
          </table:table-cell>
          <table:table-cell office:value-type="float" office:value="0.906571833957366" calcext:value-type="float">
            <text:p>0.906571833957366</text:p>
          </table:table-cell>
          <table:table-cell office:value-type="float" office:value="0.0192356063575958" calcext:value-type="float">
            <text:p>0.019235606357596</text:p>
          </table:table-cell>
          <table:table-cell office:value-type="float" office:value="0.758303385757244" calcext:value-type="float">
            <text:p>0.758303385757244</text:p>
          </table:table-cell>
          <table:table-cell office:value-type="float" office:value="0.644201179936675" calcext:value-type="float">
            <text:p>0.644201179936675</text:p>
          </table:table-cell>
          <table:table-cell office:value-type="float" office:value="0.682263185475643" calcext:value-type="float">
            <text:p>0.682263185475643</text:p>
          </table:table-cell>
          <table:table-cell office:value-type="float" office:value="0.984213290595256" calcext:value-type="float">
            <text:p>0.984213290595256</text:p>
          </table:table-cell>
          <table:table-cell/>
          <table:table-cell office:value-type="float" office:value="0.0714584170347128" calcext:value-type="float">
            <text:p>0.071458417034713</text:p>
          </table:table-cell>
          <table:table-cell office:value-type="float" office:value="0.05903428182963" calcext:value-type="float">
            <text:p>0.05903428182963</text:p>
          </table:table-cell>
          <table:table-cell office:value-type="float" office:value="0.0466393253370634" calcext:value-type="float">
            <text:p>0.046639325337064</text:p>
          </table:table-cell>
          <table:table-cell office:value-type="float" office:value="0.0312426644523977" calcext:value-type="float">
            <text:p>0.031242664452398</text:p>
          </table:table-cell>
          <table:table-cell office:value-type="float" office:value="0.00702041172035456" calcext:value-type="float">
            <text:p>0.007020411720355</text:p>
          </table:table-cell>
          <table:table-cell office:value-type="float" office:value="-0.00522877427550592" calcext:value-type="float">
            <text:p>-0.005228774275506</text:p>
          </table:table-cell>
          <table:table-cell office:value-type="float" office:value="-6.74233776931539" calcext:value-type="float">
            <text:p>-6.74233776931539</text:p>
          </table:table-cell>
        </table:table-row>
        <table:table-row table:style-name="ro1">
          <table:table-cell office:value-type="float" office:value="0.590906297239225" calcext:value-type="float">
            <text:p>0.590906297239225</text:p>
          </table:table-cell>
          <table:table-cell office:value-type="float" office:value="0.921573680540006" calcext:value-type="float">
            <text:p>0.921573680540006</text:p>
          </table:table-cell>
          <table:table-cell office:value-type="float" office:value="0.53479034577819" calcext:value-type="float">
            <text:p>0.53479034577819</text:p>
          </table:table-cell>
          <table:table-cell office:value-type="float" office:value="0.69500585209303" calcext:value-type="float">
            <text:p>0.69500585209303</text:p>
          </table:table-cell>
          <table:table-cell office:value-type="float" office:value="0.18319824311325" calcext:value-type="float">
            <text:p>0.18319824311325</text:p>
          </table:table-cell>
          <table:table-cell office:value-type="float" office:value="0.484515521982409" calcext:value-type="float">
            <text:p>0.484515521982409</text:p>
          </table:table-cell>
          <table:table-cell office:value-type="float" office:value="0.140227087498154" calcext:value-type="float">
            <text:p>0.140227087498154</text:p>
          </table:table-cell>
          <table:table-cell/>
          <table:table-cell office:value-type="float" office:value="0.0663338003638087" calcext:value-type="float">
            <text:p>0.066333800363809</text:p>
          </table:table-cell>
          <table:table-cell office:value-type="float" office:value="0.0616308821096325" calcext:value-type="float">
            <text:p>0.061630882109633</text:p>
          </table:table-cell>
          <table:table-cell office:value-type="float" office:value="0.0542390636489996" calcext:value-type="float">
            <text:p>0.054239063649</text:p>
          </table:table-cell>
          <table:table-cell office:value-type="float" office:value="0.027210507339686" calcext:value-type="float">
            <text:p>0.027210507339686</text:p>
          </table:table-cell>
          <table:table-cell office:value-type="float" office:value="0.0070500926124735" calcext:value-type="float">
            <text:p>0.007050092612474</text:p>
          </table:table-cell>
          <table:table-cell office:value-type="float" office:value="-0.0131853649423555" calcext:value-type="float">
            <text:p>-0.013185364942356</text:p>
          </table:table-cell>
          <table:table-cell office:value-type="float" office:value="-6.74917746111838" calcext:value-type="float">
            <text:p>-6.74917746111838</text:p>
          </table:table-cell>
        </table:table-row>
        <table:table-row table:style-name="ro1">
          <table:table-cell office:value-type="float" office:value="0.369251475262634" calcext:value-type="float">
            <text:p>0.369251475262634</text:p>
          </table:table-cell>
          <table:table-cell office:value-type="float" office:value="0.900528556348552" calcext:value-type="float">
            <text:p>0.900528556348552</text:p>
          </table:table-cell>
          <table:table-cell office:value-type="float" office:value="0.361272806018279" calcext:value-type="float">
            <text:p>0.361272806018279</text:p>
          </table:table-cell>
          <table:table-cell office:value-type="float" office:value="0.524471885031314" calcext:value-type="float">
            <text:p>0.524471885031314</text:p>
          </table:table-cell>
          <table:table-cell office:value-type="float" office:value="0.932424063574579" calcext:value-type="float">
            <text:p>0.932424063574579</text:p>
          </table:table-cell>
          <table:table-cell office:value-type="float" office:value="0.0453408738773906" calcext:value-type="float">
            <text:p>0.045340873877391</text:p>
          </table:table-cell>
          <table:table-cell office:value-type="float" office:value="0.497063201085088" calcext:value-type="float">
            <text:p>0.497063201085088</text:p>
          </table:table-cell>
          <table:table-cell/>
          <table:table-cell office:value-type="float" office:value="0.0661218135836408" calcext:value-type="float">
            <text:p>0.066121813583641</text:p>
          </table:table-cell>
          <table:table-cell office:value-type="float" office:value="0.0627140658038378" calcext:value-type="float">
            <text:p>0.062714065803838</text:p>
          </table:table-cell>
          <table:table-cell office:value-type="float" office:value="0.0510787386659734" calcext:value-type="float">
            <text:p>0.051078738665973</text:p>
          </table:table-cell>
          <table:table-cell office:value-type="float" office:value="0.0374691859028691" calcext:value-type="float">
            <text:p>0.037469185902869</text:p>
          </table:table-cell>
          <table:table-cell office:value-type="float" office:value="0.0103849983742235" calcext:value-type="float">
            <text:p>0.010384998374224</text:p>
          </table:table-cell>
          <table:table-cell office:value-type="float" office:value="-0.0100698333372202" calcext:value-type="float">
            <text:p>-0.01006983333722</text:p>
          </table:table-cell>
          <table:table-cell office:value-type="float" office:value="-6.75362009027947" calcext:value-type="float">
            <text:p>-6.75362009027947</text:p>
          </table:table-cell>
        </table:table-row>
        <table:table-row table:style-name="ro1">
          <table:table-cell office:value-type="float" office:value="0.451669627866865" calcext:value-type="float">
            <text:p>0.451669627866865</text:p>
          </table:table-cell>
          <table:table-cell office:value-type="float" office:value="0.323276437179743" calcext:value-type="float">
            <text:p>0.323276437179743</text:p>
          </table:table-cell>
          <table:table-cell office:value-type="float" office:value="0.00231836875232783" calcext:value-type="float">
            <text:p>0.002318368752328</text:p>
          </table:table-cell>
          <table:table-cell office:value-type="float" office:value="0.973896596622456" calcext:value-type="float">
            <text:p>0.973896596622456</text:p>
          </table:table-cell>
          <table:table-cell office:value-type="float" office:value="0.076014931144204" calcext:value-type="float">
            <text:p>0.076014931144204</text:p>
          </table:table-cell>
          <table:table-cell office:value-type="float" office:value="0.500128956710879" calcext:value-type="float">
            <text:p>0.500128956710879</text:p>
          </table:table-cell>
          <table:table-cell office:value-type="float" office:value="0.411030696457917" calcext:value-type="float">
            <text:p>0.411030696457917</text:p>
          </table:table-cell>
          <table:table-cell/>
          <table:table-cell office:value-type="float" office:value="0.0666064209472565" calcext:value-type="float">
            <text:p>0.066606420947257</text:p>
          </table:table-cell>
          <table:table-cell office:value-type="float" office:value="0.056486432360581" calcext:value-type="float">
            <text:p>0.056486432360581</text:p>
          </table:table-cell>
          <table:table-cell office:value-type="float" office:value="0.0488670857365528" calcext:value-type="float">
            <text:p>0.048867085736553</text:p>
          </table:table-cell>
          <table:table-cell office:value-type="float" office:value="0.0240371809553909" calcext:value-type="float">
            <text:p>0.024037180955391</text:p>
          </table:table-cell>
          <table:table-cell office:value-type="float" office:value="0.00668468653411604" calcext:value-type="float">
            <text:p>0.006684686534116</text:p>
          </table:table-cell>
          <table:table-cell office:value-type="float" office:value="-0.0117265269665284" calcext:value-type="float">
            <text:p>-0.011726526966529</text:p>
          </table:table-cell>
          <table:table-cell office:value-type="float" office:value="-6.77047781834391" calcext:value-type="float">
            <text:p>-6.77047781834391</text:p>
          </table:table-cell>
        </table:table-row>
        <table:table-row table:style-name="ro1">
          <table:table-cell office:value-type="float" office:value="0.487645973636167" calcext:value-type="float">
            <text:p>0.487645973636167</text:p>
          </table:table-cell>
          <table:table-cell office:value-type="float" office:value="0.089589023892149" calcext:value-type="float">
            <text:p>0.089589023892149</text:p>
          </table:table-cell>
          <table:table-cell office:value-type="float" office:value="0.696825767921863" calcext:value-type="float">
            <text:p>0.696825767921863</text:p>
          </table:table-cell>
          <table:table-cell office:value-type="float" office:value="0.293907593999955" calcext:value-type="float">
            <text:p>0.293907593999955</text:p>
          </table:table-cell>
          <table:table-cell office:value-type="float" office:value="0.25769033633356" calcext:value-type="float">
            <text:p>0.25769033633356</text:p>
          </table:table-cell>
          <table:table-cell office:value-type="float" office:value="0.951154235058858" calcext:value-type="float">
            <text:p>0.951154235058858</text:p>
          </table:table-cell>
          <table:table-cell office:value-type="float" office:value="0.400819329067514" calcext:value-type="float">
            <text:p>0.400819329067514</text:p>
          </table:table-cell>
          <table:table-cell/>
          <table:table-cell office:value-type="float" office:value="0.0695504776840795" calcext:value-type="float">
            <text:p>0.06955047768408</text:p>
          </table:table-cell>
          <table:table-cell office:value-type="float" office:value="0.0578755382422454" calcext:value-type="float">
            <text:p>0.057875538242246</text:p>
          </table:table-cell>
          <table:table-cell office:value-type="float" office:value="0.0426418762033636" calcext:value-type="float">
            <text:p>0.042641876203364</text:p>
          </table:table-cell>
          <table:table-cell office:value-type="float" office:value="0.0243515699719703" calcext:value-type="float">
            <text:p>0.02435156997197</text:p>
          </table:table-cell>
          <table:table-cell office:value-type="float" office:value="0.00366641543936239" calcext:value-type="float">
            <text:p>0.003666415439362</text:p>
          </table:table-cell>
          <table:table-cell office:value-type="float" office:value="-0.0185513135977686" calcext:value-type="float">
            <text:p>-0.018551313597769</text:p>
          </table:table-cell>
          <table:table-cell office:value-type="float" office:value="-6.7786298800901" calcext:value-type="float">
            <text:p>-6.7786298800901</text:p>
          </table:table-cell>
        </table:table-row>
        <table:table-row table:style-name="ro1">
          <table:table-cell office:value-type="float" office:value="0.388075957856572" calcext:value-type="float">
            <text:p>0.388075957856572</text:p>
          </table:table-cell>
          <table:table-cell office:value-type="float" office:value="0.886460487851035" calcext:value-type="float">
            <text:p>0.886460487851035</text:p>
          </table:table-cell>
          <table:table-cell office:value-type="float" office:value="0.492998633314232" calcext:value-type="float">
            <text:p>0.492998633314232</text:p>
          </table:table-cell>
          <table:table-cell office:value-type="float" office:value="0.0368520354060728" calcext:value-type="float">
            <text:p>0.036852035406073</text:p>
          </table:table-cell>
          <table:table-cell office:value-type="float" office:value="0.123318745558468" calcext:value-type="float">
            <text:p>0.123318745558468</text:p>
          </table:table-cell>
          <table:table-cell office:value-type="float" office:value="0.410463267704873" calcext:value-type="float">
            <text:p>0.410463267704873</text:p>
          </table:table-cell>
          <table:table-cell office:value-type="float" office:value="0.0204272306069084" calcext:value-type="float">
            <text:p>0.020427230606909</text:p>
          </table:table-cell>
          <table:table-cell/>
          <table:table-cell office:value-type="float" office:value="0.0653823829243601" calcext:value-type="float">
            <text:p>0.06538238292436</text:p>
          </table:table-cell>
          <table:table-cell office:value-type="float" office:value="0.0557335684910034" calcext:value-type="float">
            <text:p>0.055733568491004</text:p>
          </table:table-cell>
          <table:table-cell office:value-type="float" office:value="0.0471601529978348" calcext:value-type="float">
            <text:p>0.047160152997835</text:p>
          </table:table-cell>
          <table:table-cell office:value-type="float" office:value="0.0293426388774198" calcext:value-type="float">
            <text:p>0.02934263887742</text:p>
          </table:table-cell>
          <table:table-cell office:value-type="float" office:value="0.00569026179538059" calcext:value-type="float">
            <text:p>0.005690261795381</text:p>
          </table:table-cell>
          <table:table-cell office:value-type="float" office:value="-0.0170570225366715" calcext:value-type="float">
            <text:p>-0.017057022536672</text:p>
          </table:table-cell>
          <table:table-cell office:value-type="float" office:value="-6.78350577028332" calcext:value-type="float">
            <text:p>-6.78350577028332</text:p>
          </table:table-cell>
        </table:table-row>
        <table:table-row table:style-name="ro1">
          <table:table-cell office:value-type="float" office:value="0.431741688891837" calcext:value-type="float">
            <text:p>0.431741688891837</text:p>
          </table:table-cell>
          <table:table-cell office:value-type="float" office:value="0.612546001300256" calcext:value-type="float">
            <text:p>0.612546001300256</text:p>
          </table:table-cell>
          <table:table-cell office:value-type="float" office:value="0.488581358825146" calcext:value-type="float">
            <text:p>0.488581358825146</text:p>
          </table:table-cell>
          <table:table-cell office:value-type="float" office:value="0.450370594224836" calcext:value-type="float">
            <text:p>0.450370594224836</text:p>
          </table:table-cell>
          <table:table-cell office:value-type="float" office:value="0.752292749033651" calcext:value-type="float">
            <text:p>0.752292749033651</text:p>
          </table:table-cell>
          <table:table-cell office:value-type="float" office:value="0.937179775095971" calcext:value-type="float">
            <text:p>0.937179775095971</text:p>
          </table:table-cell>
          <table:table-cell office:value-type="float" office:value="0.153564952345202" calcext:value-type="float">
            <text:p>0.153564952345202</text:p>
          </table:table-cell>
          <table:table-cell/>
          <table:table-cell office:value-type="float" office:value="0.0667554210154782" calcext:value-type="float">
            <text:p>0.066755421015478</text:p>
          </table:table-cell>
          <table:table-cell office:value-type="float" office:value="0.0611244459554025" calcext:value-type="float">
            <text:p>0.061124445955403</text:p>
          </table:table-cell>
          <table:table-cell office:value-type="float" office:value="0.0521980629809766" calcext:value-type="float">
            <text:p>0.052198062980977</text:p>
          </table:table-cell>
          <table:table-cell office:value-type="float" office:value="0.0240974680488159" calcext:value-type="float">
            <text:p>0.024097468048816</text:p>
          </table:table-cell>
          <table:table-cell office:value-type="float" office:value="0.012712269635993" calcext:value-type="float">
            <text:p>0.012712269635993</text:p>
          </table:table-cell>
          <table:table-cell office:value-type="float" office:value="-0.0129414585056455" calcext:value-type="float">
            <text:p>-0.012941458505646</text:p>
          </table:table-cell>
          <table:table-cell office:value-type="float" office:value="-6.7835485907977" calcext:value-type="float">
            <text:p>-6.7835485907977</text:p>
          </table:table-cell>
        </table:table-row>
        <table:table-row table:style-name="ro1">
          <table:table-cell office:value-type="float" office:value="0.044174619629244" calcext:value-type="float">
            <text:p>0.044174619629244</text:p>
          </table:table-cell>
          <table:table-cell office:value-type="float" office:value="0.500451440010844" calcext:value-type="float">
            <text:p>0.500451440010844</text:p>
          </table:table-cell>
          <table:table-cell office:value-type="float" office:value="0.778768639864594" calcext:value-type="float">
            <text:p>0.778768639864594</text:p>
          </table:table-cell>
          <table:table-cell office:value-type="float" office:value="0.141458170977602" calcext:value-type="float">
            <text:p>0.141458170977602</text:p>
          </table:table-cell>
          <table:table-cell office:value-type="float" office:value="0.621945791468044" calcext:value-type="float">
            <text:p>0.621945791468044</text:p>
          </table:table-cell>
          <table:table-cell office:value-type="float" office:value="0.881772370305524" calcext:value-type="float">
            <text:p>0.881772370305524</text:p>
          </table:table-cell>
          <table:table-cell office:value-type="float" office:value="0.77741955492088" calcext:value-type="float">
            <text:p>0.77741955492088</text:p>
          </table:table-cell>
          <table:table-cell/>
          <table:table-cell office:value-type="float" office:value="0.0673562770526559" calcext:value-type="float">
            <text:p>0.067356277052656</text:p>
          </table:table-cell>
          <table:table-cell office:value-type="float" office:value="0.0650849482516566" calcext:value-type="float">
            <text:p>0.065084948251657</text:p>
          </table:table-cell>
          <table:table-cell office:value-type="float" office:value="0.0474331858375725" calcext:value-type="float">
            <text:p>0.047433185837573</text:p>
          </table:table-cell>
          <table:table-cell office:value-type="float" office:value="0.0336877557946771" calcext:value-type="float">
            <text:p>0.033687755794677</text:p>
          </table:table-cell>
          <table:table-cell office:value-type="float" office:value="0.000408786836342504" calcext:value-type="float">
            <text:p>0.000408786836343</text:p>
          </table:table-cell>
          <table:table-cell office:value-type="float" office:value="-0.0087658327805858" calcext:value-type="float">
            <text:p>-0.008765832780586</text:p>
          </table:table-cell>
          <table:table-cell office:value-type="float" office:value="-6.7930848094307" calcext:value-type="float">
            <text:p>-6.7930848094307</text:p>
          </table:table-cell>
        </table:table-row>
        <table:table-row table:style-name="ro1">
          <table:table-cell office:value-type="float" office:value="0.375961875175018" calcext:value-type="float">
            <text:p>0.375961875175018</text:p>
          </table:table-cell>
          <table:table-cell office:value-type="float" office:value="0.910792137021989" calcext:value-type="float">
            <text:p>0.910792137021989</text:p>
          </table:table-cell>
          <table:table-cell office:value-type="float" office:value="0.751939018290831" calcext:value-type="float">
            <text:p>0.751939018290831</text:p>
          </table:table-cell>
          <table:table-cell office:value-type="float" office:value="0.959037994233986" calcext:value-type="float">
            <text:p>0.959037994233986</text:p>
          </table:table-cell>
          <table:table-cell office:value-type="float" office:value="0.0190730036391833" calcext:value-type="float">
            <text:p>0.019073003639183</text:p>
          </table:table-cell>
          <table:table-cell office:value-type="float" office:value="0.339852517042415" calcext:value-type="float">
            <text:p>0.339852517042415</text:p>
          </table:table-cell>
          <table:table-cell office:value-type="float" office:value="0.6348146610807" calcext:value-type="float">
            <text:p>0.6348146610807</text:p>
          </table:table-cell>
          <table:table-cell/>
          <table:table-cell office:value-type="float" office:value="0.0685646433549944" calcext:value-type="float">
            <text:p>0.068564643354994</text:p>
          </table:table-cell>
          <table:table-cell office:value-type="float" office:value="0.061692690054309" calcext:value-type="float">
            <text:p>0.061692690054309</text:p>
          </table:table-cell>
          <table:table-cell office:value-type="float" office:value="0.0523106666407091" calcext:value-type="float">
            <text:p>0.052310666640709</text:p>
          </table:table-cell>
          <table:table-cell office:value-type="float" office:value="0.0262636051924509" calcext:value-type="float">
            <text:p>0.026263605192451</text:p>
          </table:table-cell>
          <table:table-cell office:value-type="float" office:value="0.00202844704026444" calcext:value-type="float">
            <text:p>0.002028447040264</text:p>
          </table:table-cell>
          <table:table-cell office:value-type="float" office:value="-0.00581062946488328" calcext:value-type="float">
            <text:p>-0.005810629464883</text:p>
          </table:table-cell>
          <table:table-cell office:value-type="float" office:value="-6.7934401473285" calcext:value-type="float">
            <text:p>-6.7934401473285</text:p>
          </table:table-cell>
        </table:table-row>
        <table:table-row table:style-name="ro1">
          <table:table-cell office:value-type="float" office:value="0.563301316055991" calcext:value-type="float">
            <text:p>0.563301316055991</text:p>
          </table:table-cell>
          <table:table-cell office:value-type="float" office:value="0.853510712087995" calcext:value-type="float">
            <text:p>0.853510712087995</text:p>
          </table:table-cell>
          <table:table-cell office:value-type="float" office:value="0.643526972942894" calcext:value-type="float">
            <text:p>0.643526972942894</text:p>
          </table:table-cell>
          <table:table-cell office:value-type="float" office:value="0.475629166992074" calcext:value-type="float">
            <text:p>0.475629166992074</text:p>
          </table:table-cell>
          <table:table-cell office:value-type="float" office:value="0.200273882941568" calcext:value-type="float">
            <text:p>0.200273882941568</text:p>
          </table:table-cell>
          <table:table-cell office:value-type="float" office:value="0.974677405662519" calcext:value-type="float">
            <text:p>0.974677405662519</text:p>
          </table:table-cell>
          <table:table-cell office:value-type="float" office:value="0.452756921600429" calcext:value-type="float">
            <text:p>0.452756921600429</text:p>
          </table:table-cell>
          <table:table-cell/>
          <table:table-cell office:value-type="float" office:value="0.070737509640081" calcext:value-type="float">
            <text:p>0.070737509640081</text:p>
          </table:table-cell>
          <table:table-cell office:value-type="float" office:value="0.0607960066292557" calcext:value-type="float">
            <text:p>0.060796006629256</text:p>
          </table:table-cell>
          <table:table-cell office:value-type="float" office:value="0.0450779825648048" calcext:value-type="float">
            <text:p>0.045077982564805</text:p>
          </table:table-cell>
          <table:table-cell office:value-type="float" office:value="0.027479556792122" calcext:value-type="float">
            <text:p>0.027479556792122</text:p>
          </table:table-cell>
          <table:table-cell table:style-name="ce1" office:value-type="float" office:value="0.0000222683757278282" calcext:value-type="float">
            <text:p>2.23E-05</text:p>
          </table:table-cell>
          <table:table-cell office:value-type="float" office:value="-0.00424273344588688" calcext:value-type="float">
            <text:p>-0.004242733445887</text:p>
          </table:table-cell>
          <table:table-cell office:value-type="float" office:value="-6.79488373566914" calcext:value-type="float">
            <text:p>-6.79488373566914</text:p>
          </table:table-cell>
        </table:table-row>
        <table:table-row table:style-name="ro1">
          <table:table-cell office:value-type="float" office:value="0.291602461535333" calcext:value-type="float">
            <text:p>0.291602461535333</text:p>
          </table:table-cell>
          <table:table-cell office:value-type="float" office:value="0.803539579543221" calcext:value-type="float">
            <text:p>0.803539579543221</text:p>
          </table:table-cell>
          <table:table-cell office:value-type="float" office:value="0.0556220976773032" calcext:value-type="float">
            <text:p>0.055622097677303</text:p>
          </table:table-cell>
          <table:table-cell office:value-type="float" office:value="0.968174650700572" calcext:value-type="float">
            <text:p>0.968174650700572</text:p>
          </table:table-cell>
          <table:table-cell office:value-type="float" office:value="0.937865155356356" calcext:value-type="float">
            <text:p>0.937865155356356</text:p>
          </table:table-cell>
          <table:table-cell office:value-type="float" office:value="0.47965341279086" calcext:value-type="float">
            <text:p>0.47965341279086</text:p>
          </table:table-cell>
          <table:table-cell office:value-type="float" office:value="0.268710945773656" calcext:value-type="float">
            <text:p>0.268710945773656</text:p>
          </table:table-cell>
          <table:table-cell/>
          <table:table-cell office:value-type="float" office:value="0.0723707403256466" calcext:value-type="float">
            <text:p>0.072370740325647</text:p>
          </table:table-cell>
          <table:table-cell office:value-type="float" office:value="0.0581575218116724" calcext:value-type="float">
            <text:p>0.058157521811672</text:p>
          </table:table-cell>
          <table:table-cell office:value-type="float" office:value="0.0454040141245521" calcext:value-type="float">
            <text:p>0.045404014124552</text:p>
          </table:table-cell>
          <table:table-cell office:value-type="float" office:value="0.0245604867130126" calcext:value-type="float">
            <text:p>0.024560486713013</text:p>
          </table:table-cell>
          <table:table-cell office:value-type="float" office:value="0.00113825764334544" calcext:value-type="float">
            <text:p>0.001138257643345</text:p>
          </table:table-cell>
          <table:table-cell office:value-type="float" office:value="-0.014862625619231" calcext:value-type="float">
            <text:p>-0.014862625619231</text:p>
          </table:table-cell>
          <table:table-cell office:value-type="float" office:value="-6.80074446651125" calcext:value-type="float">
            <text:p>-6.80074446651125</text:p>
          </table:table-cell>
        </table:table-row>
        <table:table-row table:style-name="ro1">
          <table:table-cell office:value-type="float" office:value="0.874950405367556" calcext:value-type="float">
            <text:p>0.874950405367556</text:p>
          </table:table-cell>
          <table:table-cell office:value-type="float" office:value="0.558821940974477" calcext:value-type="float">
            <text:p>0.558821940974477</text:p>
          </table:table-cell>
          <table:table-cell office:value-type="float" office:value="0.189990895678244" calcext:value-type="float">
            <text:p>0.189990895678244</text:p>
          </table:table-cell>
          <table:table-cell office:value-type="float" office:value="0.602654104179451" calcext:value-type="float">
            <text:p>0.602654104179451</text:p>
          </table:table-cell>
          <table:table-cell office:value-type="float" office:value="0.506885763056689" calcext:value-type="float">
            <text:p>0.506885763056689</text:p>
          </table:table-cell>
          <table:table-cell office:value-type="float" office:value="0.16634925685939" calcext:value-type="float">
            <text:p>0.16634925685939</text:p>
          </table:table-cell>
          <table:table-cell office:value-type="float" office:value="0.106898628796205" calcext:value-type="float">
            <text:p>0.106898628796205</text:p>
          </table:table-cell>
          <table:table-cell/>
          <table:table-cell office:value-type="float" office:value="0.0646519467361932" calcext:value-type="float">
            <text:p>0.064651946736193</text:p>
          </table:table-cell>
          <table:table-cell office:value-type="float" office:value="0.0593518989221544" calcext:value-type="float">
            <text:p>0.059351898922154</text:p>
          </table:table-cell>
          <table:table-cell office:value-type="float" office:value="0.0478715621186897" calcext:value-type="float">
            <text:p>0.04787156211869</text:p>
          </table:table-cell>
          <table:table-cell office:value-type="float" office:value="0.0337799896765755" calcext:value-type="float">
            <text:p>0.033779989676576</text:p>
          </table:table-cell>
          <table:table-cell office:value-type="float" office:value="0.000254312465730921" calcext:value-type="float">
            <text:p>0.000254312465731</text:p>
          </table:table-cell>
          <table:table-cell office:value-type="float" office:value="-0.0193877519608827" calcext:value-type="float">
            <text:p>-0.019387751960883</text:p>
          </table:table-cell>
          <table:table-cell office:value-type="float" office:value="-6.81129175109342" calcext:value-type="float">
            <text:p>-6.81129175109342</text:p>
          </table:table-cell>
        </table:table-row>
        <table:table-row table:style-name="ro1">
          <table:table-cell office:value-type="float" office:value="0.408102755019026" calcext:value-type="float">
            <text:p>0.408102755019026</text:p>
          </table:table-cell>
          <table:table-cell office:value-type="float" office:value="0.746263151405983" calcext:value-type="float">
            <text:p>0.746263151405983</text:p>
          </table:table-cell>
          <table:table-cell office:value-type="float" office:value="0.296108991259453" calcext:value-type="float">
            <text:p>0.296108991259453</text:p>
          </table:table-cell>
          <table:table-cell office:value-type="float" office:value="0.388660713456267" calcext:value-type="float">
            <text:p>0.388660713456267</text:p>
          </table:table-cell>
          <table:table-cell office:value-type="float" office:value="0.770198037485505" calcext:value-type="float">
            <text:p>0.770198037485505</text:p>
          </table:table-cell>
          <table:table-cell office:value-type="float" office:value="0.0959914903599843" calcext:value-type="float">
            <text:p>0.095991490359984</text:p>
          </table:table-cell>
          <table:table-cell office:value-type="float" office:value="0.611188129184067" calcext:value-type="float">
            <text:p>0.611188129184067</text:p>
          </table:table-cell>
          <table:table-cell/>
          <table:table-cell office:value-type="float" office:value="0.0696618358227769" calcext:value-type="float">
            <text:p>0.069661835822777</text:p>
          </table:table-cell>
          <table:table-cell office:value-type="float" office:value="0.0569821170269974" calcext:value-type="float">
            <text:p>0.056982117026997</text:p>
          </table:table-cell>
          <table:table-cell office:value-type="float" office:value="0.0456101864067579" calcext:value-type="float">
            <text:p>0.045610186406758</text:p>
          </table:table-cell>
          <table:table-cell office:value-type="float" office:value="0.0263399355184839" calcext:value-type="float">
            <text:p>0.026339935518484</text:p>
          </table:table-cell>
          <table:table-cell office:value-type="float" office:value="-0.00239487491501457" calcext:value-type="float">
            <text:p>-0.002394874915015</text:p>
          </table:table-cell>
          <table:table-cell office:value-type="float" office:value="-0.00865993243596187" calcext:value-type="float">
            <text:p>-0.008659932435962</text:p>
          </table:table-cell>
          <table:table-cell office:value-type="float" office:value="-6.81443244134058" calcext:value-type="float">
            <text:p>-6.81443244134058</text:p>
          </table:table-cell>
        </table:table-row>
        <table:table-row table:style-name="ro1">
          <table:table-cell office:value-type="float" office:value="0.119389793736411" calcext:value-type="float">
            <text:p>0.119389793736411</text:p>
          </table:table-cell>
          <table:table-cell office:value-type="float" office:value="0.555584588989461" calcext:value-type="float">
            <text:p>0.555584588989461</text:p>
          </table:table-cell>
          <table:table-cell office:value-type="float" office:value="0.81419699224136" calcext:value-type="float">
            <text:p>0.81419699224136</text:p>
          </table:table-cell>
          <table:table-cell office:value-type="float" office:value="0.84172966359004" calcext:value-type="float">
            <text:p>0.84172966359004</text:p>
          </table:table-cell>
          <table:table-cell office:value-type="float" office:value="0.109553872790886" calcext:value-type="float">
            <text:p>0.109553872790886</text:p>
          </table:table-cell>
          <table:table-cell office:value-type="float" office:value="0.480132500833059" calcext:value-type="float">
            <text:p>0.480132500833059</text:p>
          </table:table-cell>
          <table:table-cell office:value-type="float" office:value="0.558934805745142" calcext:value-type="float">
            <text:p>0.558934805745142</text:p>
          </table:table-cell>
          <table:table-cell/>
          <table:table-cell office:value-type="float" office:value="0.0672681706512496" calcext:value-type="float">
            <text:p>0.06726817065125</text:p>
          </table:table-cell>
          <table:table-cell office:value-type="float" office:value="0.0625670098150055" calcext:value-type="float">
            <text:p>0.062567009815006</text:p>
          </table:table-cell>
          <table:table-cell office:value-type="float" office:value="0.0525458707566115" calcext:value-type="float">
            <text:p>0.052545870756612</text:p>
          </table:table-cell>
          <table:table-cell office:value-type="float" office:value="0.0221741197964506" calcext:value-type="float">
            <text:p>0.022174119796451</text:p>
          </table:table-cell>
          <table:table-cell office:value-type="float" office:value="-0.00242899482969685" calcext:value-type="float">
            <text:p>-0.002428994829697</text:p>
          </table:table-cell>
          <table:table-cell office:value-type="float" office:value="-0.00442670527676546" calcext:value-type="float">
            <text:p>-0.004426705276765</text:p>
          </table:table-cell>
          <table:table-cell office:value-type="float" office:value="-6.81675421042797" calcext:value-type="float">
            <text:p>-6.81675421042797</text:p>
          </table:table-cell>
        </table:table-row>
        <table:table-row table:style-name="ro1">
          <table:table-cell office:value-type="float" office:value="0.326644055018225" calcext:value-type="float">
            <text:p>0.326644055018225</text:p>
          </table:table-cell>
          <table:table-cell office:value-type="float" office:value="0.0163525446439187" calcext:value-type="float">
            <text:p>0.016352544643919</text:p>
          </table:table-cell>
          <table:table-cell office:value-type="float" office:value="0.669404815881012" calcext:value-type="float">
            <text:p>0.669404815881012</text:p>
          </table:table-cell>
          <table:table-cell office:value-type="float" office:value="0.107179928228135" calcext:value-type="float">
            <text:p>0.107179928228135</text:p>
          </table:table-cell>
          <table:table-cell office:value-type="float" office:value="0.296136497371479" calcext:value-type="float">
            <text:p>0.296136497371479</text:p>
          </table:table-cell>
          <table:table-cell office:value-type="float" office:value="0.250790318409839" calcext:value-type="float">
            <text:p>0.250790318409839</text:p>
          </table:table-cell>
          <table:table-cell office:value-type="float" office:value="0.653749203507146" calcext:value-type="float">
            <text:p>0.653749203507146</text:p>
          </table:table-cell>
          <table:table-cell/>
          <table:table-cell office:value-type="float" office:value="0.0685218033035117" calcext:value-type="float">
            <text:p>0.068521803303512</text:p>
          </table:table-cell>
          <table:table-cell office:value-type="float" office:value="0.0530869382007363" calcext:value-type="float">
            <text:p>0.053086938200736</text:p>
          </table:table-cell>
          <table:table-cell office:value-type="float" office:value="0.0475757540828435" calcext:value-type="float">
            <text:p>0.047575754082844</text:p>
          </table:table-cell>
          <table:table-cell office:value-type="float" office:value="0.0335122298191207" calcext:value-type="float">
            <text:p>0.033512229819121</text:p>
          </table:table-cell>
          <table:table-cell office:value-type="float" office:value="0.00317102761617347" calcext:value-type="float">
            <text:p>0.003171027616173</text:p>
          </table:table-cell>
          <table:table-cell office:value-type="float" office:value="-0.0176864252243573" calcext:value-type="float">
            <text:p>-0.017686425224357</text:p>
          </table:table-cell>
          <table:table-cell office:value-type="float" office:value="-6.82129939739531" calcext:value-type="float">
            <text:p>-6.82129939739531</text:p>
          </table:table-cell>
        </table:table-row>
        <table:table-row table:style-name="ro1">
          <table:table-cell office:value-type="float" office:value="0.624314635871385" calcext:value-type="float">
            <text:p>0.624314635871385</text:p>
          </table:table-cell>
          <table:table-cell office:value-type="float" office:value="0.752141889997219" calcext:value-type="float">
            <text:p>0.752141889997219</text:p>
          </table:table-cell>
          <table:table-cell office:value-type="float" office:value="0.723058966111935" calcext:value-type="float">
            <text:p>0.723058966111935</text:p>
          </table:table-cell>
          <table:table-cell office:value-type="float" office:value="0.892966666854872" calcext:value-type="float">
            <text:p>0.892966666854872</text:p>
          </table:table-cell>
          <table:table-cell office:value-type="float" office:value="0.0611865645251382" calcext:value-type="float">
            <text:p>0.061186564525138</text:p>
          </table:table-cell>
          <table:table-cell office:value-type="float" office:value="0.158982769613735" calcext:value-type="float">
            <text:p>0.158982769613735</text:p>
          </table:table-cell>
          <table:table-cell office:value-type="float" office:value="0.0520296023861804" calcext:value-type="float">
            <text:p>0.05202960238618</text:p>
          </table:table-cell>
          <table:table-cell/>
          <table:table-cell office:value-type="float" office:value="0.0641935521290654" calcext:value-type="float">
            <text:p>0.064193552129066</text:p>
          </table:table-cell>
          <table:table-cell office:value-type="float" office:value="0.0576247817532399" calcext:value-type="float">
            <text:p>0.05762478175324</text:p>
          </table:table-cell>
          <table:table-cell office:value-type="float" office:value="0.051332035745435" calcext:value-type="float">
            <text:p>0.051332035745435</text:p>
          </table:table-cell>
          <table:table-cell office:value-type="float" office:value="0.0238524302048787" calcext:value-type="float">
            <text:p>0.023852430204879</text:p>
          </table:table-cell>
          <table:table-cell office:value-type="float" office:value="0.00360880798323372" calcext:value-type="float">
            <text:p>0.003608807983234</text:p>
          </table:table-cell>
          <table:table-cell office:value-type="float" office:value="-0.00637399552329078" calcext:value-type="float">
            <text:p>-0.006373995523291</text:p>
          </table:table-cell>
          <table:table-cell office:value-type="float" office:value="-6.83433458275869" calcext:value-type="float">
            <text:p>-6.83433458275869</text:p>
          </table:table-cell>
        </table:table-row>
        <table:table-row table:style-name="ro1">
          <table:table-cell office:value-type="float" office:value="0.857106747608343" calcext:value-type="float">
            <text:p>0.857106747608343</text:p>
          </table:table-cell>
          <table:table-cell office:value-type="float" office:value="0.360962084426419" calcext:value-type="float">
            <text:p>0.360962084426419</text:p>
          </table:table-cell>
          <table:table-cell office:value-type="float" office:value="0.343992960924843" calcext:value-type="float">
            <text:p>0.343992960924843</text:p>
          </table:table-cell>
          <table:table-cell office:value-type="float" office:value="0.470174431296845" calcext:value-type="float">
            <text:p>0.470174431296845</text:p>
          </table:table-cell>
          <table:table-cell office:value-type="float" office:value="0.502589103503709" calcext:value-type="float">
            <text:p>0.502589103503709</text:p>
          </table:table-cell>
          <table:table-cell office:value-type="float" office:value="0.951646295674734" calcext:value-type="float">
            <text:p>0.951646295674734</text:p>
          </table:table-cell>
          <table:table-cell office:value-type="float" office:value="0.97683463412639" calcext:value-type="float">
            <text:p>0.97683463412639</text:p>
          </table:table-cell>
          <table:table-cell/>
          <table:table-cell office:value-type="float" office:value="0.0722048352028507" calcext:value-type="float">
            <text:p>0.072204835202851</text:p>
          </table:table-cell>
          <table:table-cell office:value-type="float" office:value="0.0546630957913052" calcext:value-type="float">
            <text:p>0.054663095791305</text:p>
          </table:table-cell>
          <table:table-cell office:value-type="float" office:value="0.0518970543185218" calcext:value-type="float">
            <text:p>0.051897054318522</text:p>
          </table:table-cell>
          <table:table-cell office:value-type="float" office:value="0.0290553502285529" calcext:value-type="float">
            <text:p>0.029055350228553</text:p>
          </table:table-cell>
          <table:table-cell office:value-type="float" office:value="0.00525907935825169" calcext:value-type="float">
            <text:p>0.005259079358252</text:p>
          </table:table-cell>
          <table:table-cell office:value-type="float" office:value="-0.0162444786842507" calcext:value-type="float">
            <text:p>-0.016244478684251</text:p>
          </table:table-cell>
          <table:table-cell office:value-type="float" office:value="-6.84599252834635" calcext:value-type="float">
            <text:p>-6.84599252834635</text:p>
          </table:table-cell>
        </table:table-row>
        <table:table-row table:style-name="ro1">
          <table:table-cell office:value-type="float" office:value="0.679686736014552" calcext:value-type="float">
            <text:p>0.679686736014552</text:p>
          </table:table-cell>
          <table:table-cell office:value-type="float" office:value="0.970089662268342" calcext:value-type="float">
            <text:p>0.970089662268342</text:p>
          </table:table-cell>
          <table:table-cell office:value-type="float" office:value="0.234200165627679" calcext:value-type="float">
            <text:p>0.234200165627679</text:p>
          </table:table-cell>
          <table:table-cell office:value-type="float" office:value="0.443343643609507" calcext:value-type="float">
            <text:p>0.443343643609507</text:p>
          </table:table-cell>
          <table:table-cell office:value-type="float" office:value="0.299070765977015" calcext:value-type="float">
            <text:p>0.299070765977015</text:p>
          </table:table-cell>
          <table:table-cell office:value-type="float" office:value="0.571096823771504" calcext:value-type="float">
            <text:p>0.571096823771504</text:p>
          </table:table-cell>
          <table:table-cell office:value-type="float" office:value="0.433153757852576" calcext:value-type="float">
            <text:p>0.433153757852576</text:p>
          </table:table-cell>
          <table:table-cell/>
          <table:table-cell office:value-type="float" office:value="0.0690297518343301" calcext:value-type="float">
            <text:p>0.06902975183433</text:p>
          </table:table-cell>
          <table:table-cell office:value-type="float" office:value="0.0592967359705742" calcext:value-type="float">
            <text:p>0.059296735970574</text:p>
          </table:table-cell>
          <table:table-cell office:value-type="float" office:value="0.0500407774106168" calcext:value-type="float">
            <text:p>0.050040777410617</text:p>
          </table:table-cell>
          <table:table-cell office:value-type="float" office:value="0.0284061309259645" calcext:value-type="float">
            <text:p>0.028406130925965</text:p>
          </table:table-cell>
          <table:table-cell office:value-type="float" office:value="0.00396498080287052" calcext:value-type="float">
            <text:p>0.003964980802871</text:p>
          </table:table-cell>
          <table:table-cell office:value-type="float" office:value="-0.00139036439977366" calcext:value-type="float">
            <text:p>-0.001390364399774</text:p>
          </table:table-cell>
          <table:table-cell office:value-type="float" office:value="-6.85328553203147" calcext:value-type="float">
            <text:p>-6.85328553203147</text:p>
          </table:table-cell>
        </table:table-row>
        <table:table-row table:style-name="ro1">
          <table:table-cell office:value-type="float" office:value="0.978431055466824" calcext:value-type="float">
            <text:p>0.978431055466824</text:p>
          </table:table-cell>
          <table:table-cell office:value-type="float" office:value="0.239671861337935" calcext:value-type="float">
            <text:p>0.239671861337935</text:p>
          </table:table-cell>
          <table:table-cell office:value-type="float" office:value="0.715587816661212" calcext:value-type="float">
            <text:p>0.715587816661212</text:p>
          </table:table-cell>
          <table:table-cell office:value-type="float" office:value="0.469278179290257" calcext:value-type="float">
            <text:p>0.469278179290257</text:p>
          </table:table-cell>
          <table:table-cell office:value-type="float" office:value="0.645870511046306" calcext:value-type="float">
            <text:p>0.645870511046306</text:p>
          </table:table-cell>
          <table:table-cell office:value-type="float" office:value="0.660185307174534" calcext:value-type="float">
            <text:p>0.660185307174534</text:p>
          </table:table-cell>
          <table:table-cell office:value-type="float" office:value="0.610300877484124" calcext:value-type="float">
            <text:p>0.610300877484124</text:p>
          </table:table-cell>
          <table:table-cell/>
          <table:table-cell office:value-type="float" office:value="0.0705514516854787" calcext:value-type="float">
            <text:p>0.070551451685479</text:p>
          </table:table-cell>
          <table:table-cell office:value-type="float" office:value="0.0594992484483897" calcext:value-type="float">
            <text:p>0.05949924844839</text:p>
          </table:table-cell>
          <table:table-cell office:value-type="float" office:value="0.048194850705359" calcext:value-type="float">
            <text:p>0.048194850705359</text:p>
          </table:table-cell>
          <table:table-cell office:value-type="float" office:value="0.0216247039204204" calcext:value-type="float">
            <text:p>0.021624703920421</text:p>
          </table:table-cell>
          <table:table-cell office:value-type="float" office:value="0.00426016426586208" calcext:value-type="float">
            <text:p>0.004260164265862</text:p>
          </table:table-cell>
          <table:table-cell office:value-type="float" office:value="-0.0193339839436261" calcext:value-type="float">
            <text:p>-0.019333983943626</text:p>
          </table:table-cell>
          <table:table-cell office:value-type="float" office:value="-6.85932763472466" calcext:value-type="float">
            <text:p>-6.85932763472466</text:p>
          </table:table-cell>
        </table:table-row>
        <table:table-row table:style-name="ro1">
          <table:table-cell office:value-type="float" office:value="0.734211137561881" calcext:value-type="float">
            <text:p>0.734211137561881</text:p>
          </table:table-cell>
          <table:table-cell office:value-type="float" office:value="0.15274184425186" calcext:value-type="float">
            <text:p>0.15274184425186</text:p>
          </table:table-cell>
          <table:table-cell office:value-type="float" office:value="0.84723346625763" calcext:value-type="float">
            <text:p>0.84723346625763</text:p>
          </table:table-cell>
          <table:table-cell office:value-type="float" office:value="0.353056676652794" calcext:value-type="float">
            <text:p>0.353056676652794</text:p>
          </table:table-cell>
          <table:table-cell office:value-type="float" office:value="0.996189201243734" calcext:value-type="float">
            <text:p>0.996189201243734</text:p>
          </table:table-cell>
          <table:table-cell office:value-type="float" office:value="0.728976184215997" calcext:value-type="float">
            <text:p>0.728976184215997</text:p>
          </table:table-cell>
          <table:table-cell office:value-type="float" office:value="0.130716590222865" calcext:value-type="float">
            <text:p>0.130716590222865</text:p>
          </table:table-cell>
          <table:table-cell/>
          <table:table-cell office:value-type="float" office:value="0.0682492320507419" calcext:value-type="float">
            <text:p>0.068249232050742</text:p>
          </table:table-cell>
          <table:table-cell office:value-type="float" office:value="0.0629414208971987" calcext:value-type="float">
            <text:p>0.062941420897199</text:p>
          </table:table-cell>
          <table:table-cell office:value-type="float" office:value="0.0476436466128519" calcext:value-type="float">
            <text:p>0.047643646612852</text:p>
          </table:table-cell>
          <table:table-cell office:value-type="float" office:value="0.0276671219261309" calcext:value-type="float">
            <text:p>0.027667121926131</text:p>
          </table:table-cell>
          <table:table-cell office:value-type="float" office:value="0.00220464013560952" calcext:value-type="float">
            <text:p>0.00220464013561</text:p>
          </table:table-cell>
          <table:table-cell office:value-type="float" office:value="-0.028076253537631" calcext:value-type="float">
            <text:p>-0.028076253537631</text:p>
          </table:table-cell>
          <table:table-cell office:value-type="float" office:value="-6.86395077519936" calcext:value-type="float">
            <text:p>-6.86395077519936</text:p>
          </table:table-cell>
        </table:table-row>
        <table:table-row table:style-name="ro1">
          <table:table-cell office:value-type="float" office:value="0.970907668860616" calcext:value-type="float">
            <text:p>0.970907668860616</text:p>
          </table:table-cell>
          <table:table-cell office:value-type="float" office:value="0.932059432847351" calcext:value-type="float">
            <text:p>0.932059432847351</text:p>
          </table:table-cell>
          <table:table-cell office:value-type="float" office:value="0.529168990853803" calcext:value-type="float">
            <text:p>0.529168990853803</text:p>
          </table:table-cell>
          <table:table-cell office:value-type="float" office:value="0.940537780910445" calcext:value-type="float">
            <text:p>0.940537780910445</text:p>
          </table:table-cell>
          <table:table-cell office:value-type="float" office:value="0.614068718732877" calcext:value-type="float">
            <text:p>0.614068718732877</text:p>
          </table:table-cell>
          <table:table-cell office:value-type="float" office:value="0.265818115707492" calcext:value-type="float">
            <text:p>0.265818115707492</text:p>
          </table:table-cell>
          <table:table-cell office:value-type="float" office:value="0.296508318725766" calcext:value-type="float">
            <text:p>0.296508318725766</text:p>
          </table:table-cell>
          <table:table-cell/>
          <table:table-cell office:value-type="float" office:value="0.0716789033957555" calcext:value-type="float">
            <text:p>0.071678903395756</text:p>
          </table:table-cell>
          <table:table-cell office:value-type="float" office:value="0.059405284573029" calcext:value-type="float">
            <text:p>0.059405284573029</text:p>
          </table:table-cell>
          <table:table-cell office:value-type="float" office:value="0.0415894378638296" calcext:value-type="float">
            <text:p>0.04158943786383</text:p>
          </table:table-cell>
          <table:table-cell office:value-type="float" office:value="0.0190902244212048" calcext:value-type="float">
            <text:p>0.019090224421205</text:p>
          </table:table-cell>
          <table:table-cell office:value-type="float" office:value="0.0070559646399715" calcext:value-type="float">
            <text:p>0.007055964639972</text:p>
          </table:table-cell>
          <table:table-cell office:value-type="float" office:value="-0.0127877454237238" calcext:value-type="float">
            <text:p>-0.012787745423724</text:p>
          </table:table-cell>
          <table:table-cell office:value-type="float" office:value="-6.86672104037366" calcext:value-type="float">
            <text:p>-6.86672104037366</text:p>
          </table:table-cell>
        </table:table-row>
        <table:table-row table:style-name="ro1">
          <table:table-cell office:value-type="float" office:value="0.354775173893732" calcext:value-type="float">
            <text:p>0.354775173893732</text:p>
          </table:table-cell>
          <table:table-cell office:value-type="float" office:value="0.433122098704763" calcext:value-type="float">
            <text:p>0.433122098704763</text:p>
          </table:table-cell>
          <table:table-cell office:value-type="float" office:value="0.5767012681224" calcext:value-type="float">
            <text:p>0.5767012681224</text:p>
          </table:table-cell>
          <table:table-cell office:value-type="float" office:value="0.826742383978662" calcext:value-type="float">
            <text:p>0.826742383978662</text:p>
          </table:table-cell>
          <table:table-cell office:value-type="float" office:value="0.625990606748283" calcext:value-type="float">
            <text:p>0.625990606748283</text:p>
          </table:table-cell>
          <table:table-cell office:value-type="float" office:value="0.0316764441842061" calcext:value-type="float">
            <text:p>0.031676444184206</text:p>
          </table:table-cell>
          <table:table-cell office:value-type="float" office:value="0.356019139599161" calcext:value-type="float">
            <text:p>0.356019139599161</text:p>
          </table:table-cell>
          <table:table-cell/>
          <table:table-cell office:value-type="float" office:value="0.0681913498711565" calcext:value-type="float">
            <text:p>0.068191349871157</text:p>
          </table:table-cell>
          <table:table-cell office:value-type="float" office:value="0.0575690498439461" calcext:value-type="float">
            <text:p>0.057569049843946</text:p>
          </table:table-cell>
          <table:table-cell office:value-type="float" office:value="0.0480542398727691" calcext:value-type="float">
            <text:p>0.048054239872769</text:p>
          </table:table-cell>
          <table:table-cell office:value-type="float" office:value="0.0345679132266806" calcext:value-type="float">
            <text:p>0.034567913226681</text:p>
          </table:table-cell>
          <table:table-cell office:value-type="float" office:value="-0.000213140461350422" calcext:value-type="float">
            <text:p>-0.00021314046135</text:p>
          </table:table-cell>
          <table:table-cell office:value-type="float" office:value="-0.0201323371631139" calcext:value-type="float">
            <text:p>-0.020132337163114</text:p>
          </table:table-cell>
          <table:table-cell office:value-type="float" office:value="-6.87122471551998" calcext:value-type="float">
            <text:p>-6.87122471551998</text:p>
          </table:table-cell>
        </table:table-row>
        <table:table-row table:style-name="ro1">
          <table:table-cell office:value-type="float" office:value="0.495780548575434" calcext:value-type="float">
            <text:p>0.495780548575434</text:p>
          </table:table-cell>
          <table:table-cell office:value-type="float" office:value="0.376514942932629" calcext:value-type="float">
            <text:p>0.376514942932629</text:p>
          </table:table-cell>
          <table:table-cell office:value-type="float" office:value="0.228619703699624" calcext:value-type="float">
            <text:p>0.228619703699624</text:p>
          </table:table-cell>
          <table:table-cell office:value-type="float" office:value="0.170903164121644" calcext:value-type="float">
            <text:p>0.170903164121644</text:p>
          </table:table-cell>
          <table:table-cell office:value-type="float" office:value="0.0115499829762414" calcext:value-type="float">
            <text:p>0.011549982976242</text:p>
          </table:table-cell>
          <table:table-cell office:value-type="float" office:value="0.469331097740695" calcext:value-type="float">
            <text:p>0.469331097740695</text:p>
          </table:table-cell>
          <table:table-cell office:value-type="float" office:value="0.200850138959686" calcext:value-type="float">
            <text:p>0.200850138959686</text:p>
          </table:table-cell>
          <table:table-cell/>
          <table:table-cell office:value-type="float" office:value="0.0723117402004839" calcext:value-type="float">
            <text:p>0.072311740200484</text:p>
          </table:table-cell>
          <table:table-cell office:value-type="float" office:value="0.0603167515930806" calcext:value-type="float">
            <text:p>0.060316751593081</text:p>
          </table:table-cell>
          <table:table-cell office:value-type="float" office:value="0.0483047936750907" calcext:value-type="float">
            <text:p>0.048304793675091</text:p>
          </table:table-cell>
          <table:table-cell office:value-type="float" office:value="0.0357658164327628" calcext:value-type="float">
            <text:p>0.035765816432763</text:p>
          </table:table-cell>
          <table:table-cell office:value-type="float" office:value="0.00407343656254554" calcext:value-type="float">
            <text:p>0.004073436562546</text:p>
          </table:table-cell>
          <table:table-cell office:value-type="float" office:value="-0.0230384562269214" calcext:value-type="float">
            <text:p>-0.023038456226921</text:p>
          </table:table-cell>
          <table:table-cell office:value-type="float" office:value="-6.87745049816912" calcext:value-type="float">
            <text:p>-6.87745049816912</text:p>
          </table:table-cell>
        </table:table-row>
        <table:table-row table:style-name="ro1">
          <table:table-cell office:value-type="float" office:value="0.0295357930748727" calcext:value-type="float">
            <text:p>0.029535793074873</text:p>
          </table:table-cell>
          <table:table-cell office:value-type="float" office:value="0.557075853962501" calcext:value-type="float">
            <text:p>0.557075853962501</text:p>
          </table:table-cell>
          <table:table-cell office:value-type="float" office:value="0.77735156237414" calcext:value-type="float">
            <text:p>0.77735156237414</text:p>
          </table:table-cell>
          <table:table-cell office:value-type="float" office:value="0.107125384431409" calcext:value-type="float">
            <text:p>0.107125384431409</text:p>
          </table:table-cell>
          <table:table-cell office:value-type="float" office:value="0.11253956233958" calcext:value-type="float">
            <text:p>0.11253956233958</text:p>
          </table:table-cell>
          <table:table-cell office:value-type="float" office:value="0.432691204261513" calcext:value-type="float">
            <text:p>0.432691204261513</text:p>
          </table:table-cell>
          <table:table-cell office:value-type="float" office:value="0.277264735674941" calcext:value-type="float">
            <text:p>0.277264735674941</text:p>
          </table:table-cell>
          <table:table-cell/>
          <table:table-cell office:value-type="float" office:value="0.0690872806961755" calcext:value-type="float">
            <text:p>0.069087280696176</text:p>
          </table:table-cell>
          <table:table-cell office:value-type="float" office:value="0.0562494561601491" calcext:value-type="float">
            <text:p>0.056249456160149</text:p>
          </table:table-cell>
          <table:table-cell office:value-type="float" office:value="0.0440309709479994" calcext:value-type="float">
            <text:p>0.044030970948</text:p>
          </table:table-cell>
          <table:table-cell office:value-type="float" office:value="0.0353411694728006" calcext:value-type="float">
            <text:p>0.035341169472801</text:p>
          </table:table-cell>
          <table:table-cell office:value-type="float" office:value="0.00316926180712184" calcext:value-type="float">
            <text:p>0.003169261807122</text:p>
          </table:table-cell>
          <table:table-cell office:value-type="float" office:value="-0.00315006373519642" calcext:value-type="float">
            <text:p>-0.003150063735196</text:p>
          </table:table-cell>
          <table:table-cell office:value-type="float" office:value="-6.87777146901242" calcext:value-type="float">
            <text:p>-6.87777146901242</text:p>
          </table:table-cell>
        </table:table-row>
        <table:table-row table:style-name="ro1">
          <table:table-cell office:value-type="float" office:value="0.717721809278655" calcext:value-type="float">
            <text:p>0.717721809278655</text:p>
          </table:table-cell>
          <table:table-cell office:value-type="float" office:value="0.126104902435846" calcext:value-type="float">
            <text:p>0.126104902435846</text:p>
          </table:table-cell>
          <table:table-cell office:value-type="float" office:value="0.91869944325538" calcext:value-type="float">
            <text:p>0.91869944325538</text:p>
          </table:table-cell>
          <table:table-cell office:value-type="float" office:value="0.123126793752274" calcext:value-type="float">
            <text:p>0.123126793752274</text:p>
          </table:table-cell>
          <table:table-cell office:value-type="float" office:value="0.971572758353494" calcext:value-type="float">
            <text:p>0.971572758353494</text:p>
          </table:table-cell>
          <table:table-cell office:value-type="float" office:value="0.118591861019105" calcext:value-type="float">
            <text:p>0.118591861019105</text:p>
          </table:table-cell>
          <table:table-cell office:value-type="float" office:value="0.814585311237754" calcext:value-type="float">
            <text:p>0.814585311237754</text:p>
          </table:table-cell>
          <table:table-cell/>
          <table:table-cell office:value-type="float" office:value="0.0693093861870805" calcext:value-type="float">
            <text:p>0.069309386187081</text:p>
          </table:table-cell>
          <table:table-cell office:value-type="float" office:value="0.0567236707106139" calcext:value-type="float">
            <text:p>0.056723670710614</text:p>
          </table:table-cell>
          <table:table-cell office:value-type="float" office:value="0.0413318847195138" calcext:value-type="float">
            <text:p>0.041331884719514</text:p>
          </table:table-cell>
          <table:table-cell office:value-type="float" office:value="0.023265583131368" calcext:value-type="float">
            <text:p>0.023265583131368</text:p>
          </table:table-cell>
          <table:table-cell office:value-type="float" office:value="-0.0010799507449486" calcext:value-type="float">
            <text:p>-0.001079950744949</text:p>
          </table:table-cell>
          <table:table-cell office:value-type="float" office:value="-0.0254085418594129" calcext:value-type="float">
            <text:p>-0.025408541859413</text:p>
          </table:table-cell>
          <table:table-cell office:value-type="float" office:value="-6.87796333203045" calcext:value-type="float">
            <text:p>-6.87796333203045</text:p>
          </table:table-cell>
        </table:table-row>
        <table:table-row table:style-name="ro1">
          <table:table-cell office:value-type="float" office:value="0.724991613457302" calcext:value-type="float">
            <text:p>0.724991613457302</text:p>
          </table:table-cell>
          <table:table-cell office:value-type="float" office:value="0.931987718463232" calcext:value-type="float">
            <text:p>0.931987718463232</text:p>
          </table:table-cell>
          <table:table-cell office:value-type="float" office:value="0.515054108462219" calcext:value-type="float">
            <text:p>0.515054108462219</text:p>
          </table:table-cell>
          <table:table-cell office:value-type="float" office:value="0.81862795116405" calcext:value-type="float">
            <text:p>0.81862795116405</text:p>
          </table:table-cell>
          <table:table-cell office:value-type="float" office:value="0.563340684118552" calcext:value-type="float">
            <text:p>0.563340684118552</text:p>
          </table:table-cell>
          <table:table-cell office:value-type="float" office:value="0.450797666149243" calcext:value-type="float">
            <text:p>0.450797666149243</text:p>
          </table:table-cell>
          <table:table-cell office:value-type="float" office:value="0.978155813248345" calcext:value-type="float">
            <text:p>0.978155813248345</text:p>
          </table:table-cell>
          <table:table-cell/>
          <table:table-cell office:value-type="float" office:value="0.0661829886862099" calcext:value-type="float">
            <text:p>0.06618298868621</text:p>
          </table:table-cell>
          <table:table-cell office:value-type="float" office:value="0.0582946108598485" calcext:value-type="float">
            <text:p>0.058294610859849</text:p>
          </table:table-cell>
          <table:table-cell office:value-type="float" office:value="0.0390983040521519" calcext:value-type="float">
            <text:p>0.039098304052152</text:p>
          </table:table-cell>
          <table:table-cell office:value-type="float" office:value="0.024127140044308" calcext:value-type="float">
            <text:p>0.024127140044308</text:p>
          </table:table-cell>
          <table:table-cell office:value-type="float" office:value="0.00722714748649433" calcext:value-type="float">
            <text:p>0.007227147486494</text:p>
          </table:table-cell>
          <table:table-cell office:value-type="float" office:value="-0.0251479162199338" calcext:value-type="float">
            <text:p>-0.025147916219934</text:p>
          </table:table-cell>
          <table:table-cell office:value-type="float" office:value="-6.88023314503892" calcext:value-type="float">
            <text:p>-6.88023314503892</text:p>
          </table:table-cell>
        </table:table-row>
        <table:table-row table:style-name="ro1">
          <table:table-cell office:value-type="float" office:value="0.0532393029192121" calcext:value-type="float">
            <text:p>0.053239302919212</text:p>
          </table:table-cell>
          <table:table-cell office:value-type="float" office:value="0.778078708756957" calcext:value-type="float">
            <text:p>0.778078708756957</text:p>
          </table:table-cell>
          <table:table-cell office:value-type="float" office:value="0.730527521262862" calcext:value-type="float">
            <text:p>0.730527521262862</text:p>
          </table:table-cell>
          <table:table-cell office:value-type="float" office:value="0.4699672577055" calcext:value-type="float">
            <text:p>0.4699672577055</text:p>
          </table:table-cell>
          <table:table-cell office:value-type="float" office:value="0.0315673828480723" calcext:value-type="float">
            <text:p>0.031567382848072</text:p>
          </table:table-cell>
          <table:table-cell office:value-type="float" office:value="0.724182701780184" calcext:value-type="float">
            <text:p>0.724182701780184</text:p>
          </table:table-cell>
          <table:table-cell office:value-type="float" office:value="0.413240455481849" calcext:value-type="float">
            <text:p>0.413240455481849</text:p>
          </table:table-cell>
          <table:table-cell/>
          <table:table-cell office:value-type="float" office:value="0.0691505391684855" calcext:value-type="float">
            <text:p>0.069150539168486</text:p>
          </table:table-cell>
          <table:table-cell office:value-type="float" office:value="0.0631505352316077" calcext:value-type="float">
            <text:p>0.063150535231608</text:p>
          </table:table-cell>
          <table:table-cell office:value-type="float" office:value="0.0421645251204887" calcext:value-type="float">
            <text:p>0.042164525120489</text:p>
          </table:table-cell>
          <table:table-cell office:value-type="float" office:value="0.0228878718123216" calcext:value-type="float">
            <text:p>0.022887871812322</text:p>
          </table:table-cell>
          <table:table-cell office:value-type="float" office:value="-0.00131350540038812" calcext:value-type="float">
            <text:p>-0.001313505400388</text:p>
          </table:table-cell>
          <table:table-cell office:value-type="float" office:value="-0.0176597628032512" calcext:value-type="float">
            <text:p>-0.017659762803251</text:p>
          </table:table-cell>
          <table:table-cell office:value-type="float" office:value="-6.8805984765584" calcext:value-type="float">
            <text:p>-6.8805984765584</text:p>
          </table:table-cell>
        </table:table-row>
        <table:table-row table:style-name="ro1">
          <table:table-cell office:value-type="float" office:value="0.477931034593422" calcext:value-type="float">
            <text:p>0.477931034593422</text:p>
          </table:table-cell>
          <table:table-cell office:value-type="float" office:value="0.286067479733367" calcext:value-type="float">
            <text:p>0.286067479733367</text:p>
          </table:table-cell>
          <table:table-cell office:value-type="float" office:value="0.0665545005187439" calcext:value-type="float">
            <text:p>0.066554500518744</text:p>
          </table:table-cell>
          <table:table-cell office:value-type="float" office:value="0.508157120500075" calcext:value-type="float">
            <text:p>0.508157120500075</text:p>
          </table:table-cell>
          <table:table-cell office:value-type="float" office:value="0.0247221590879988" calcext:value-type="float">
            <text:p>0.024722159087999</text:p>
          </table:table-cell>
          <table:table-cell office:value-type="float" office:value="0.242963511486239" calcext:value-type="float">
            <text:p>0.242963511486239</text:p>
          </table:table-cell>
          <table:table-cell office:value-type="float" office:value="0.0539083751103778" calcext:value-type="float">
            <text:p>0.053908375110378</text:p>
          </table:table-cell>
          <table:table-cell/>
          <table:table-cell office:value-type="float" office:value="0.0748500056438384" calcext:value-type="float">
            <text:p>0.074850005643839</text:p>
          </table:table-cell>
          <table:table-cell office:value-type="float" office:value="0.0612072075012087" calcext:value-type="float">
            <text:p>0.061207207501209</text:p>
          </table:table-cell>
          <table:table-cell office:value-type="float" office:value="0.0490487427179258" calcext:value-type="float">
            <text:p>0.049048742717926</text:p>
          </table:table-cell>
          <table:table-cell office:value-type="float" office:value="0.0316601702712887" calcext:value-type="float">
            <text:p>0.031660170271289</text:p>
          </table:table-cell>
          <table:table-cell office:value-type="float" office:value="0.00471986874219254" calcext:value-type="float">
            <text:p>0.004719868742193</text:p>
          </table:table-cell>
          <table:table-cell office:value-type="float" office:value="-0.0272866199421249" calcext:value-type="float">
            <text:p>-0.027286619942125</text:p>
          </table:table-cell>
          <table:table-cell office:value-type="float" office:value="-6.88212950725713" calcext:value-type="float">
            <text:p>-6.88212950725713</text:p>
          </table:table-cell>
        </table:table-row>
        <table:table-row table:style-name="ro1">
          <table:table-cell office:value-type="float" office:value="0.467201910565571" calcext:value-type="float">
            <text:p>0.467201910565571</text:p>
          </table:table-cell>
          <table:table-cell office:value-type="float" office:value="0.668345486217025" calcext:value-type="float">
            <text:p>0.668345486217025</text:p>
          </table:table-cell>
          <table:table-cell office:value-type="float" office:value="0.100425554271121" calcext:value-type="float">
            <text:p>0.100425554271121</text:p>
          </table:table-cell>
          <table:table-cell office:value-type="float" office:value="0.966433737850103" calcext:value-type="float">
            <text:p>0.966433737850103</text:p>
          </table:table-cell>
          <table:table-cell office:value-type="float" office:value="0.14184443961467" calcext:value-type="float">
            <text:p>0.14184443961467</text:p>
          </table:table-cell>
          <table:table-cell office:value-type="float" office:value="0.254170195733789" calcext:value-type="float">
            <text:p>0.254170195733789</text:p>
          </table:table-cell>
          <table:table-cell office:value-type="float" office:value="0.136498906607518" calcext:value-type="float">
            <text:p>0.136498906607518</text:p>
          </table:table-cell>
          <table:table-cell/>
          <table:table-cell office:value-type="float" office:value="0.0664065976493638" calcext:value-type="float">
            <text:p>0.066406597649364</text:p>
          </table:table-cell>
          <table:table-cell office:value-type="float" office:value="0.0591475495744069" calcext:value-type="float">
            <text:p>0.059147549574407</text:p>
          </table:table-cell>
          <table:table-cell office:value-type="float" office:value="0.041346150131178" calcext:value-type="float">
            <text:p>0.041346150131178</text:p>
          </table:table-cell>
          <table:table-cell office:value-type="float" office:value="0.0358551373592726" calcext:value-type="float">
            <text:p>0.035855137359273</text:p>
          </table:table-cell>
          <table:table-cell office:value-type="float" office:value="0.00368787411946069" calcext:value-type="float">
            <text:p>0.003687874119461</text:p>
          </table:table-cell>
          <table:table-cell office:value-type="float" office:value="-0.0184864817139433" calcext:value-type="float">
            <text:p>-0.018486481713943</text:p>
          </table:table-cell>
          <table:table-cell office:value-type="float" office:value="-6.88697015818337" calcext:value-type="float">
            <text:p>-6.88697015818337</text:p>
          </table:table-cell>
        </table:table-row>
        <table:table-row table:style-name="ro1">
          <table:table-cell office:value-type="float" office:value="0.245059500673278" calcext:value-type="float">
            <text:p>0.245059500673278</text:p>
          </table:table-cell>
          <table:table-cell office:value-type="float" office:value="0.614333322922952" calcext:value-type="float">
            <text:p>0.614333322922952</text:p>
          </table:table-cell>
          <table:table-cell office:value-type="float" office:value="0.180164979823412" calcext:value-type="float">
            <text:p>0.180164979823412</text:p>
          </table:table-cell>
          <table:table-cell office:value-type="float" office:value="0.377005612351359" calcext:value-type="float">
            <text:p>0.377005612351359</text:p>
          </table:table-cell>
          <table:table-cell office:value-type="float" office:value="0.613296866669829" calcext:value-type="float">
            <text:p>0.613296866669829</text:p>
          </table:table-cell>
          <table:table-cell office:value-type="float" office:value="0.0692952934981416" calcext:value-type="float">
            <text:p>0.069295293498142</text:p>
          </table:table-cell>
          <table:table-cell office:value-type="float" office:value="0.977432054790881" calcext:value-type="float">
            <text:p>0.977432054790881</text:p>
          </table:table-cell>
          <table:table-cell/>
          <table:table-cell office:value-type="float" office:value="0.0707922584998202" calcext:value-type="float">
            <text:p>0.07079225849982</text:p>
          </table:table-cell>
          <table:table-cell office:value-type="float" office:value="0.0546596555805522" calcext:value-type="float">
            <text:p>0.054659655580552</text:p>
          </table:table-cell>
          <table:table-cell office:value-type="float" office:value="0.0421752355127969" calcext:value-type="float">
            <text:p>0.042175235512797</text:p>
          </table:table-cell>
          <table:table-cell office:value-type="float" office:value="0.0227945025212803" calcext:value-type="float">
            <text:p>0.02279450252128</text:p>
          </table:table-cell>
          <table:table-cell office:value-type="float" office:value="0.00932506556151544" calcext:value-type="float">
            <text:p>0.009325065561515</text:p>
          </table:table-cell>
          <table:table-cell office:value-type="float" office:value="-0.00808573399925206" calcext:value-type="float">
            <text:p>-0.008085733999252</text:p>
          </table:table-cell>
          <table:table-cell office:value-type="float" office:value="-6.88823454713948" calcext:value-type="float">
            <text:p>-6.88823454713948</text:p>
          </table:table-cell>
        </table:table-row>
        <table:table-row table:style-name="ro1">
          <table:table-cell office:value-type="float" office:value="0.0257793108347717" calcext:value-type="float">
            <text:p>0.025779310834772</text:p>
          </table:table-cell>
          <table:table-cell office:value-type="float" office:value="0.694133304596751" calcext:value-type="float">
            <text:p>0.694133304596751</text:p>
          </table:table-cell>
          <table:table-cell office:value-type="float" office:value="0.863815526288387" calcext:value-type="float">
            <text:p>0.863815526288387</text:p>
          </table:table-cell>
          <table:table-cell office:value-type="float" office:value="0.586481754335542" calcext:value-type="float">
            <text:p>0.586481754335542</text:p>
          </table:table-cell>
          <table:table-cell office:value-type="float" office:value="0.270853643919255" calcext:value-type="float">
            <text:p>0.270853643919255</text:p>
          </table:table-cell>
          <table:table-cell office:value-type="float" office:value="0.24747655819379" calcext:value-type="float">
            <text:p>0.24747655819379</text:p>
          </table:table-cell>
          <table:table-cell office:value-type="float" office:value="0.254591388046236" calcext:value-type="float">
            <text:p>0.254591388046236</text:p>
          </table:table-cell>
          <table:table-cell/>
          <table:table-cell office:value-type="float" office:value="0.0725844404063617" calcext:value-type="float">
            <text:p>0.072584440406362</text:p>
          </table:table-cell>
          <table:table-cell office:value-type="float" office:value="0.0601699505508787" calcext:value-type="float">
            <text:p>0.060169950550879</text:p>
          </table:table-cell>
          <table:table-cell office:value-type="float" office:value="0.0404810381033399" calcext:value-type="float">
            <text:p>0.04048103810334</text:p>
          </table:table-cell>
          <table:table-cell office:value-type="float" office:value="0.029522417328216" calcext:value-type="float">
            <text:p>0.029522417328216</text:p>
          </table:table-cell>
          <table:table-cell office:value-type="float" office:value="0.0156470153899196" calcext:value-type="float">
            <text:p>0.01564701538992</text:p>
          </table:table-cell>
          <table:table-cell office:value-type="float" office:value="-0.00346145655183269" calcext:value-type="float">
            <text:p>-0.003461456551833</text:p>
          </table:table-cell>
          <table:table-cell office:value-type="float" office:value="-6.88882837608256" calcext:value-type="float">
            <text:p>-6.88882837608256</text:p>
          </table:table-cell>
        </table:table-row>
        <table:table-row table:style-name="ro1">
          <table:table-cell office:value-type="float" office:value="0.415347912410908" calcext:value-type="float">
            <text:p>0.415347912410908</text:p>
          </table:table-cell>
          <table:table-cell office:value-type="float" office:value="0.655032586150067" calcext:value-type="float">
            <text:p>0.655032586150067</text:p>
          </table:table-cell>
          <table:table-cell office:value-type="float" office:value="0.182843325521757" calcext:value-type="float">
            <text:p>0.182843325521757</text:p>
          </table:table-cell>
          <table:table-cell office:value-type="float" office:value="0.881934478841322" calcext:value-type="float">
            <text:p>0.881934478841322</text:p>
          </table:table-cell>
          <table:table-cell office:value-type="float" office:value="0.190954329932882" calcext:value-type="float">
            <text:p>0.190954329932882</text:p>
          </table:table-cell>
          <table:table-cell office:value-type="float" office:value="0.264377134714659" calcext:value-type="float">
            <text:p>0.264377134714659</text:p>
          </table:table-cell>
          <table:table-cell office:value-type="float" office:value="0.111098633399638" calcext:value-type="float">
            <text:p>0.111098633399638</text:p>
          </table:table-cell>
          <table:table-cell/>
          <table:table-cell office:value-type="float" office:value="0.0719211715162058" calcext:value-type="float">
            <text:p>0.071921171516206</text:p>
          </table:table-cell>
          <table:table-cell office:value-type="float" office:value="0.0553244652029228" calcext:value-type="float">
            <text:p>0.055324465202923</text:p>
          </table:table-cell>
          <table:table-cell office:value-type="float" office:value="0.0490663370799749" calcext:value-type="float">
            <text:p>0.049066337079975</text:p>
          </table:table-cell>
          <table:table-cell office:value-type="float" office:value="0.0272337207093737" calcext:value-type="float">
            <text:p>0.027233720709374</text:p>
          </table:table-cell>
          <table:table-cell office:value-type="float" office:value="0.00314814248476332" calcext:value-type="float">
            <text:p>0.003148142484763</text:p>
          </table:table-cell>
          <table:table-cell office:value-type="float" office:value="-0.0126465672976058" calcext:value-type="float">
            <text:p>-0.012646567297606</text:p>
          </table:table-cell>
          <table:table-cell office:value-type="float" office:value="-6.89198327861946" calcext:value-type="float">
            <text:p>-6.89198327861946</text:p>
          </table:table-cell>
        </table:table-row>
        <table:table-row table:style-name="ro1">
          <table:table-cell office:value-type="float" office:value="0.012064749464181" calcext:value-type="float">
            <text:p>0.012064749464181</text:p>
          </table:table-cell>
          <table:table-cell office:value-type="float" office:value="0.566328360680318" calcext:value-type="float">
            <text:p>0.566328360680318</text:p>
          </table:table-cell>
          <table:table-cell office:value-type="float" office:value="0.479686093442969" calcext:value-type="float">
            <text:p>0.479686093442969</text:p>
          </table:table-cell>
          <table:table-cell office:value-type="float" office:value="0.521994256097126" calcext:value-type="float">
            <text:p>0.521994256097126</text:p>
          </table:table-cell>
          <table:table-cell office:value-type="float" office:value="0.282773966752246" calcext:value-type="float">
            <text:p>0.282773966752246</text:p>
          </table:table-cell>
          <table:table-cell office:value-type="float" office:value="0.378111754143998" calcext:value-type="float">
            <text:p>0.378111754143998</text:p>
          </table:table-cell>
          <table:table-cell office:value-type="float" office:value="0.603199710894136" calcext:value-type="float">
            <text:p>0.603199710894136</text:p>
          </table:table-cell>
          <table:table-cell/>
          <table:table-cell office:value-type="float" office:value="0.0717007163737585" calcext:value-type="float">
            <text:p>0.071700716373759</text:p>
          </table:table-cell>
          <table:table-cell office:value-type="float" office:value="0.0500709583919342" calcext:value-type="float">
            <text:p>0.050070958391934</text:p>
          </table:table-cell>
          <table:table-cell office:value-type="float" office:value="0.0557330264184892" calcext:value-type="float">
            <text:p>0.055733026418489</text:p>
          </table:table-cell>
          <table:table-cell office:value-type="float" office:value="0.0254732974634167" calcext:value-type="float">
            <text:p>0.025473297463417</text:p>
          </table:table-cell>
          <table:table-cell office:value-type="float" office:value="-0.00179923564759166" calcext:value-type="float">
            <text:p>-0.001799235647592</text:p>
          </table:table-cell>
          <table:table-cell office:value-type="float" office:value="-0.00745664294108468" calcext:value-type="float">
            <text:p>-0.007456642941085</text:p>
          </table:table-cell>
          <table:table-cell office:value-type="float" office:value="-6.89326161983484" calcext:value-type="float">
            <text:p>-6.89326161983484</text:p>
          </table:table-cell>
        </table:table-row>
        <table:table-row table:style-name="ro1">
          <table:table-cell office:value-type="float" office:value="0.263122571312167" calcext:value-type="float">
            <text:p>0.263122571312167</text:p>
          </table:table-cell>
          <table:table-cell office:value-type="float" office:value="0.611217648532178" calcext:value-type="float">
            <text:p>0.611217648532178</text:p>
          </table:table-cell>
          <table:table-cell office:value-type="float" office:value="0.629069970849173" calcext:value-type="float">
            <text:p>0.629069970849173</text:p>
          </table:table-cell>
          <table:table-cell office:value-type="float" office:value="0.636535032233671" calcext:value-type="float">
            <text:p>0.636535032233671</text:p>
          </table:table-cell>
          <table:table-cell office:value-type="float" office:value="0.399937237831314" calcext:value-type="float">
            <text:p>0.399937237831314</text:p>
          </table:table-cell>
          <table:table-cell office:value-type="float" office:value="0.953176406173994" calcext:value-type="float">
            <text:p>0.953176406173994</text:p>
          </table:table-cell>
          <table:table-cell office:value-type="float" office:value="0.267231323440842" calcext:value-type="float">
            <text:p>0.267231323440842</text:p>
          </table:table-cell>
          <table:table-cell/>
          <table:table-cell office:value-type="float" office:value="0.0720895606685759" calcext:value-type="float">
            <text:p>0.072089560668576</text:p>
          </table:table-cell>
          <table:table-cell office:value-type="float" office:value="0.0535290292368841" calcext:value-type="float">
            <text:p>0.053529029236884</text:p>
          </table:table-cell>
          <table:table-cell office:value-type="float" office:value="0.0466216931841305" calcext:value-type="float">
            <text:p>0.046621693184131</text:p>
          </table:table-cell>
          <table:table-cell office:value-type="float" office:value="0.026577904490105" calcext:value-type="float">
            <text:p>0.026577904490105</text:p>
          </table:table-cell>
          <table:table-cell office:value-type="float" office:value="0.00187344546410732" calcext:value-type="float">
            <text:p>0.001873445464107</text:p>
          </table:table-cell>
          <table:table-cell office:value-type="float" office:value="-0.0148057122207915" calcext:value-type="float">
            <text:p>-0.014805712220792</text:p>
          </table:table-cell>
          <table:table-cell office:value-type="float" office:value="-6.89339278403825" calcext:value-type="float">
            <text:p>-6.89339278403825</text:p>
          </table:table-cell>
        </table:table-row>
        <table:table-row table:style-name="ro1">
          <table:table-cell office:value-type="float" office:value="0.908842875027056" calcext:value-type="float">
            <text:p>0.908842875027056</text:p>
          </table:table-cell>
          <table:table-cell office:value-type="float" office:value="0.848364156162867" calcext:value-type="float">
            <text:p>0.848364156162867</text:p>
          </table:table-cell>
          <table:table-cell office:value-type="float" office:value="0.305814678888164" calcext:value-type="float">
            <text:p>0.305814678888164</text:p>
          </table:table-cell>
          <table:table-cell office:value-type="float" office:value="0.709349204808161" calcext:value-type="float">
            <text:p>0.709349204808161</text:p>
          </table:table-cell>
          <table:table-cell office:value-type="float" office:value="0.737197720883704" calcext:value-type="float">
            <text:p>0.737197720883704</text:p>
          </table:table-cell>
          <table:table-cell office:value-type="float" office:value="0.571918048163229" calcext:value-type="float">
            <text:p>0.571918048163229</text:p>
          </table:table-cell>
          <table:table-cell office:value-type="float" office:value="0.839358178313843" calcext:value-type="float">
            <text:p>0.839358178313843</text:p>
          </table:table-cell>
          <table:table-cell/>
          <table:table-cell office:value-type="float" office:value="0.0701843398332377" calcext:value-type="float">
            <text:p>0.070184339833238</text:p>
          </table:table-cell>
          <table:table-cell office:value-type="float" office:value="0.0621458029342075" calcext:value-type="float">
            <text:p>0.062145802934208</text:p>
          </table:table-cell>
          <table:table-cell office:value-type="float" office:value="0.0456459970950447" calcext:value-type="float">
            <text:p>0.045645997095045</text:p>
          </table:table-cell>
          <table:table-cell office:value-type="float" office:value="0.0330114284196929" calcext:value-type="float">
            <text:p>0.033011428419693</text:p>
          </table:table-cell>
          <table:table-cell office:value-type="float" office:value="0.00600826817462895" calcext:value-type="float">
            <text:p>0.006008268174629</text:p>
          </table:table-cell>
          <table:table-cell office:value-type="float" office:value="-0.00393716519027051" calcext:value-type="float">
            <text:p>-0.003937165190271</text:p>
          </table:table-cell>
          <table:table-cell office:value-type="float" office:value="-6.89571398783208" calcext:value-type="float">
            <text:p>-6.89571398783208</text:p>
          </table:table-cell>
        </table:table-row>
        <table:table-row table:style-name="ro1">
          <table:table-cell office:value-type="float" office:value="0.865177359709905" calcext:value-type="float">
            <text:p>0.865177359709905</text:p>
          </table:table-cell>
          <table:table-cell office:value-type="float" office:value="0.647400085900248" calcext:value-type="float">
            <text:p>0.647400085900248</text:p>
          </table:table-cell>
          <table:table-cell office:value-type="float" office:value="0.762770116478062" calcext:value-type="float">
            <text:p>0.762770116478062</text:p>
          </table:table-cell>
          <table:table-cell office:value-type="float" office:value="0.0660058956620045" calcext:value-type="float">
            <text:p>0.066005895662005</text:p>
          </table:table-cell>
          <table:table-cell office:value-type="float" office:value="0.650991044484647" calcext:value-type="float">
            <text:p>0.650991044484647</text:p>
          </table:table-cell>
          <table:table-cell office:value-type="float" office:value="0.23333519764201" calcext:value-type="float">
            <text:p>0.23333519764201</text:p>
          </table:table-cell>
          <table:table-cell office:value-type="float" office:value="0.3373956373041" calcext:value-type="float">
            <text:p>0.3373956373041</text:p>
          </table:table-cell>
          <table:table-cell/>
          <table:table-cell office:value-type="float" office:value="0.0713696794813912" calcext:value-type="float">
            <text:p>0.071369679481391</text:p>
          </table:table-cell>
          <table:table-cell office:value-type="float" office:value="0.0589818669126055" calcext:value-type="float">
            <text:p>0.058981866912606</text:p>
          </table:table-cell>
          <table:table-cell office:value-type="float" office:value="0.0487438744986389" calcext:value-type="float">
            <text:p>0.048743874498639</text:p>
          </table:table-cell>
          <table:table-cell office:value-type="float" office:value="0.0246270829499523" calcext:value-type="float">
            <text:p>0.024627082949952</text:p>
          </table:table-cell>
          <table:table-cell office:value-type="float" office:value="0.00255467686768435" calcext:value-type="float">
            <text:p>0.002554676867684</text:p>
          </table:table-cell>
          <table:table-cell office:value-type="float" office:value="-0.024521930485458" calcext:value-type="float">
            <text:p>-0.024521930485458</text:p>
          </table:table-cell>
          <table:table-cell office:value-type="float" office:value="-6.89978233675883" calcext:value-type="float">
            <text:p>-6.89978233675883</text:p>
          </table:table-cell>
        </table:table-row>
        <table:table-row table:style-name="ro1">
          <table:table-cell office:value-type="float" office:value="0.160353080230398" calcext:value-type="float">
            <text:p>0.160353080230398</text:p>
          </table:table-cell>
          <table:table-cell office:value-type="float" office:value="0.948915563081272" calcext:value-type="float">
            <text:p>0.948915563081272</text:p>
          </table:table-cell>
          <table:table-cell office:value-type="float" office:value="0.185529939658091" calcext:value-type="float">
            <text:p>0.185529939658091</text:p>
          </table:table-cell>
          <table:table-cell office:value-type="float" office:value="0.71443915689683" calcext:value-type="float">
            <text:p>0.71443915689683</text:p>
          </table:table-cell>
          <table:table-cell office:value-type="float" office:value="0.782344165003259" calcext:value-type="float">
            <text:p>0.782344165003259</text:p>
          </table:table-cell>
          <table:table-cell office:value-type="float" office:value="0.233092072479143" calcext:value-type="float">
            <text:p>0.233092072479143</text:p>
          </table:table-cell>
          <table:table-cell office:value-type="float" office:value="0.732538281986164" calcext:value-type="float">
            <text:p>0.732538281986164</text:p>
          </table:table-cell>
          <table:table-cell/>
          <table:table-cell office:value-type="float" office:value="0.0674297360394142" calcext:value-type="float">
            <text:p>0.067429736039414</text:p>
          </table:table-cell>
          <table:table-cell office:value-type="float" office:value="0.0525334605533119" calcext:value-type="float">
            <text:p>0.052533460553312</text:p>
          </table:table-cell>
          <table:table-cell office:value-type="float" office:value="0.0489760285198072" calcext:value-type="float">
            <text:p>0.048976028519807</text:p>
          </table:table-cell>
          <table:table-cell office:value-type="float" office:value="0.0303452370249869" calcext:value-type="float">
            <text:p>0.030345237024987</text:p>
          </table:table-cell>
          <table:table-cell office:value-type="float" office:value="0.00546880675943931" calcext:value-type="float">
            <text:p>0.005468806759439</text:p>
          </table:table-cell>
          <table:table-cell office:value-type="float" office:value="-0.00871096164542909" calcext:value-type="float">
            <text:p>-0.008710961645429</text:p>
          </table:table-cell>
          <table:table-cell office:value-type="float" office:value="-6.90645520486997" calcext:value-type="float">
            <text:p>-6.90645520486997</text:p>
          </table:table-cell>
        </table:table-row>
        <table:table-row table:style-name="ro1">
          <table:table-cell office:value-type="float" office:value="0.470826327028609" calcext:value-type="float">
            <text:p>0.470826327028609</text:p>
          </table:table-cell>
          <table:table-cell office:value-type="float" office:value="0.0239044740291132" calcext:value-type="float">
            <text:p>0.023904474029113</text:p>
          </table:table-cell>
          <table:table-cell office:value-type="float" office:value="0.523868904187667" calcext:value-type="float">
            <text:p>0.523868904187667</text:p>
          </table:table-cell>
          <table:table-cell office:value-type="float" office:value="0.731946910389488" calcext:value-type="float">
            <text:p>0.731946910389488</text:p>
          </table:table-cell>
          <table:table-cell office:value-type="float" office:value="0.271673929478884" calcext:value-type="float">
            <text:p>0.271673929478884</text:p>
          </table:table-cell>
          <table:table-cell office:value-type="float" office:value="0.200217766395934" calcext:value-type="float">
            <text:p>0.200217766395934</text:p>
          </table:table-cell>
          <table:table-cell office:value-type="float" office:value="0.11504105378787" calcext:value-type="float">
            <text:p>0.11504105378787</text:p>
          </table:table-cell>
          <table:table-cell/>
          <table:table-cell office:value-type="float" office:value="0.0664035120128422" calcext:value-type="float">
            <text:p>0.066403512012842</text:p>
          </table:table-cell>
          <table:table-cell office:value-type="float" office:value="0.0565230956234997" calcext:value-type="float">
            <text:p>0.0565230956235</text:p>
          </table:table-cell>
          <table:table-cell office:value-type="float" office:value="0.0467889016544235" calcext:value-type="float">
            <text:p>0.046788901654424</text:p>
          </table:table-cell>
          <table:table-cell office:value-type="float" office:value="0.0339023405327728" calcext:value-type="float">
            <text:p>0.033902340532773</text:p>
          </table:table-cell>
          <table:table-cell office:value-type="float" office:value="0.00254773681414286" calcext:value-type="float">
            <text:p>0.002547736814143</text:p>
          </table:table-cell>
          <table:table-cell office:value-type="float" office:value="-0.0325488774394562" calcext:value-type="float">
            <text:p>-0.032548877439456</text:p>
          </table:table-cell>
          <table:table-cell office:value-type="float" office:value="-6.91405957278407" calcext:value-type="float">
            <text:p>-6.91405957278407</text:p>
          </table:table-cell>
        </table:table-row>
        <table:table-row table:style-name="ro1">
          <table:table-cell office:value-type="float" office:value="0.38201317537193" calcext:value-type="float">
            <text:p>0.38201317537193</text:p>
          </table:table-cell>
          <table:table-cell office:value-type="float" office:value="0.681049468573455" calcext:value-type="float">
            <text:p>0.681049468573455</text:p>
          </table:table-cell>
          <table:table-cell office:value-type="float" office:value="0.820639212996057" calcext:value-type="float">
            <text:p>0.820639212996057</text:p>
          </table:table-cell>
          <table:table-cell office:value-type="float" office:value="0.477863023699851" calcext:value-type="float">
            <text:p>0.477863023699851</text:p>
          </table:table-cell>
          <table:table-cell office:value-type="float" office:value="0.436674622895869" calcext:value-type="float">
            <text:p>0.436674622895869</text:p>
          </table:table-cell>
          <table:table-cell office:value-type="float" office:value="0.622049613586754" calcext:value-type="float">
            <text:p>0.622049613586754</text:p>
          </table:table-cell>
          <table:table-cell office:value-type="float" office:value="0.353504967381154" calcext:value-type="float">
            <text:p>0.353504967381154</text:p>
          </table:table-cell>
          <table:table-cell/>
          <table:table-cell office:value-type="float" office:value="0.0689904618593068" calcext:value-type="float">
            <text:p>0.068990461859307</text:p>
          </table:table-cell>
          <table:table-cell office:value-type="float" office:value="0.0569157498662496" calcext:value-type="float">
            <text:p>0.05691574986625</text:p>
          </table:table-cell>
          <table:table-cell office:value-type="float" office:value="0.0478367163084987" calcext:value-type="float">
            <text:p>0.047836716308499</text:p>
          </table:table-cell>
          <table:table-cell office:value-type="float" office:value="0.0375473022831174" calcext:value-type="float">
            <text:p>0.037547302283117</text:p>
          </table:table-cell>
          <table:table-cell office:value-type="float" office:value="0.00627668874541195" calcext:value-type="float">
            <text:p>0.006276688745412</text:p>
          </table:table-cell>
          <table:table-cell office:value-type="float" office:value="-0.00267908161009177" calcext:value-type="float">
            <text:p>-0.002679081610092</text:p>
          </table:table-cell>
          <table:table-cell office:value-type="float" office:value="-6.9257723613154" calcext:value-type="float">
            <text:p>-6.9257723613154</text:p>
          </table:table-cell>
        </table:table-row>
        <table:table-row table:style-name="ro1">
          <table:table-cell office:value-type="float" office:value="0.645156750852881" calcext:value-type="float">
            <text:p>0.645156750852881</text:p>
          </table:table-cell>
          <table:table-cell office:value-type="float" office:value="0.615021605950115" calcext:value-type="float">
            <text:p>0.615021605950115</text:p>
          </table:table-cell>
          <table:table-cell office:value-type="float" office:value="0.953707770402908" calcext:value-type="float">
            <text:p>0.953707770402908</text:p>
          </table:table-cell>
          <table:table-cell office:value-type="float" office:value="0.611554682786999" calcext:value-type="float">
            <text:p>0.611554682786999</text:p>
          </table:table-cell>
          <table:table-cell office:value-type="float" office:value="0.342851743039347" calcext:value-type="float">
            <text:p>0.342851743039347</text:p>
          </table:table-cell>
          <table:table-cell office:value-type="float" office:value="0.821181992762434" calcext:value-type="float">
            <text:p>0.821181992762434</text:p>
          </table:table-cell>
          <table:table-cell office:value-type="float" office:value="0.47949918695738" calcext:value-type="float">
            <text:p>0.47949918695738</text:p>
          </table:table-cell>
          <table:table-cell/>
          <table:table-cell office:value-type="float" office:value="0.0723962485652569" calcext:value-type="float">
            <text:p>0.072396248565257</text:p>
          </table:table-cell>
          <table:table-cell office:value-type="float" office:value="0.0620131186363973" calcext:value-type="float">
            <text:p>0.062013118636397</text:p>
          </table:table-cell>
          <table:table-cell office:value-type="float" office:value="0.0425205198924225" calcext:value-type="float">
            <text:p>0.042520519892423</text:p>
          </table:table-cell>
          <table:table-cell office:value-type="float" office:value="0.0251543642892901" calcext:value-type="float">
            <text:p>0.02515436428929</text:p>
          </table:table-cell>
          <table:table-cell office:value-type="float" office:value="0.00678982049733462" calcext:value-type="float">
            <text:p>0.006789820497335</text:p>
          </table:table-cell>
          <table:table-cell office:value-type="float" office:value="-0.00623620957354611" calcext:value-type="float">
            <text:p>-0.006236209573546</text:p>
          </table:table-cell>
          <table:table-cell office:value-type="float" office:value="-6.92621805453413" calcext:value-type="float">
            <text:p>-6.92621805453413</text:p>
          </table:table-cell>
        </table:table-row>
        <table:table-row table:style-name="ro1">
          <table:table-cell office:value-type="float" office:value="0.939777322484422" calcext:value-type="float">
            <text:p>0.939777322484422</text:p>
          </table:table-cell>
          <table:table-cell office:value-type="float" office:value="0.65085776270023" calcext:value-type="float">
            <text:p>0.65085776270023</text:p>
          </table:table-cell>
          <table:table-cell office:value-type="float" office:value="0.968277734558804" calcext:value-type="float">
            <text:p>0.968277734558804</text:p>
          </table:table-cell>
          <table:table-cell office:value-type="float" office:value="0.981216667491886" calcext:value-type="float">
            <text:p>0.981216667491886</text:p>
          </table:table-cell>
          <table:table-cell office:value-type="float" office:value="0.421215737818424" calcext:value-type="float">
            <text:p>0.421215737818424</text:p>
          </table:table-cell>
          <table:table-cell office:value-type="float" office:value="0.394299163463803" calcext:value-type="float">
            <text:p>0.394299163463803</text:p>
          </table:table-cell>
          <table:table-cell office:value-type="float" office:value="0.921854110349681" calcext:value-type="float">
            <text:p>0.921854110349681</text:p>
          </table:table-cell>
          <table:table-cell/>
          <table:table-cell office:value-type="float" office:value="0.0707116610017194" calcext:value-type="float">
            <text:p>0.07071166100172</text:p>
          </table:table-cell>
          <table:table-cell office:value-type="float" office:value="0.0558167644631311" calcext:value-type="float">
            <text:p>0.055816764463131</text:p>
          </table:table-cell>
          <table:table-cell office:value-type="float" office:value="0.0484920975565839" calcext:value-type="float">
            <text:p>0.048492097556584</text:p>
          </table:table-cell>
          <table:table-cell office:value-type="float" office:value="0.0235205406806418" calcext:value-type="float">
            <text:p>0.023520540680642</text:p>
          </table:table-cell>
          <table:table-cell office:value-type="float" office:value="0.00949304295531032" calcext:value-type="float">
            <text:p>0.00949304295531</text:p>
          </table:table-cell>
          <table:table-cell office:value-type="float" office:value="-0.00977757332552116" calcext:value-type="float">
            <text:p>-0.009777573325521</text:p>
          </table:table-cell>
          <table:table-cell office:value-type="float" office:value="-6.93048779153889" calcext:value-type="float">
            <text:p>-6.93048779153889</text:p>
          </table:table-cell>
        </table:table-row>
        <table:table-row table:style-name="ro1">
          <table:table-cell office:value-type="float" office:value="0.843154582801447" calcext:value-type="float">
            <text:p>0.843154582801447</text:p>
          </table:table-cell>
          <table:table-cell office:value-type="float" office:value="0.15514880418805" calcext:value-type="float">
            <text:p>0.15514880418805</text:p>
          </table:table-cell>
          <table:table-cell office:value-type="float" office:value="0.725903590302548" calcext:value-type="float">
            <text:p>0.725903590302548</text:p>
          </table:table-cell>
          <table:table-cell office:value-type="float" office:value="0.363829562135187" calcext:value-type="float">
            <text:p>0.363829562135187</text:p>
          </table:table-cell>
          <table:table-cell office:value-type="float" office:value="0.922729832727229" calcext:value-type="float">
            <text:p>0.922729832727229</text:p>
          </table:table-cell>
          <table:table-cell office:value-type="float" office:value="0.147916798095215" calcext:value-type="float">
            <text:p>0.147916798095215</text:p>
          </table:table-cell>
          <table:table-cell office:value-type="float" office:value="0.477575720653135" calcext:value-type="float">
            <text:p>0.477575720653135</text:p>
          </table:table-cell>
          <table:table-cell/>
          <table:table-cell office:value-type="float" office:value="0.0675165562532418" calcext:value-type="float">
            <text:p>0.067516556253242</text:p>
          </table:table-cell>
          <table:table-cell office:value-type="float" office:value="0.0567053587787698" calcext:value-type="float">
            <text:p>0.05670535877877</text:p>
          </table:table-cell>
          <table:table-cell office:value-type="float" office:value="0.0456430577493234" calcext:value-type="float">
            <text:p>0.045643057749324</text:p>
          </table:table-cell>
          <table:table-cell office:value-type="float" office:value="0.029400734353873" calcext:value-type="float">
            <text:p>0.029400734353873</text:p>
          </table:table-cell>
          <table:table-cell office:value-type="float" office:value="-0.00174227557862178" calcext:value-type="float">
            <text:p>-0.001742275578622</text:p>
          </table:table-cell>
          <table:table-cell office:value-type="float" office:value="-0.0164815370154526" calcext:value-type="float">
            <text:p>-0.016481537015453</text:p>
          </table:table-cell>
          <table:table-cell office:value-type="float" office:value="-6.93382797038979" calcext:value-type="float">
            <text:p>-6.93382797038979</text:p>
          </table:table-cell>
        </table:table-row>
        <table:table-row table:style-name="ro1">
          <table:table-cell office:value-type="float" office:value="0.93393323194955" calcext:value-type="float">
            <text:p>0.93393323194955</text:p>
          </table:table-cell>
          <table:table-cell office:value-type="float" office:value="0.142547834682674" calcext:value-type="float">
            <text:p>0.142547834682674</text:p>
          </table:table-cell>
          <table:table-cell office:value-type="float" office:value="0.0481960698763213" calcext:value-type="float">
            <text:p>0.048196069876321</text:p>
          </table:table-cell>
          <table:table-cell office:value-type="float" office:value="0.354100758098634" calcext:value-type="float">
            <text:p>0.354100758098634</text:p>
          </table:table-cell>
          <table:table-cell office:value-type="float" office:value="0.579414409922505" calcext:value-type="float">
            <text:p>0.579414409922505</text:p>
          </table:table-cell>
          <table:table-cell office:value-type="float" office:value="0.291733567655559" calcext:value-type="float">
            <text:p>0.291733567655559</text:p>
          </table:table-cell>
          <table:table-cell office:value-type="float" office:value="0.435723827445512" calcext:value-type="float">
            <text:p>0.435723827445512</text:p>
          </table:table-cell>
          <table:table-cell/>
          <table:table-cell office:value-type="float" office:value="0.0675352571048565" calcext:value-type="float">
            <text:p>0.067535257104857</text:p>
          </table:table-cell>
          <table:table-cell office:value-type="float" office:value="0.0576190086449932" calcext:value-type="float">
            <text:p>0.057619008644993</text:p>
          </table:table-cell>
          <table:table-cell office:value-type="float" office:value="0.0447612314785228" calcext:value-type="float">
            <text:p>0.044761231478523</text:p>
          </table:table-cell>
          <table:table-cell office:value-type="float" office:value="0.0314945335160188" calcext:value-type="float">
            <text:p>0.031494533516019</text:p>
          </table:table-cell>
          <table:table-cell office:value-type="float" office:value="0.00707924175059392" calcext:value-type="float">
            <text:p>0.007079241750594</text:p>
          </table:table-cell>
          <table:table-cell office:value-type="float" office:value="-0.010746920471523" calcext:value-type="float">
            <text:p>-0.010746920471523</text:p>
          </table:table-cell>
          <table:table-cell office:value-type="float" office:value="-6.93481051328815" calcext:value-type="float">
            <text:p>-6.93481051328815</text:p>
          </table:table-cell>
        </table:table-row>
        <table:table-row table:style-name="ro1">
          <table:table-cell office:value-type="float" office:value="0.831927569758383" calcext:value-type="float">
            <text:p>0.831927569758383</text:p>
          </table:table-cell>
          <table:table-cell office:value-type="float" office:value="0.830479677350429" calcext:value-type="float">
            <text:p>0.830479677350429</text:p>
          </table:table-cell>
          <table:table-cell office:value-type="float" office:value="0.983976490779691" calcext:value-type="float">
            <text:p>0.983976490779691</text:p>
          </table:table-cell>
          <table:table-cell office:value-type="float" office:value="0.363144616271338" calcext:value-type="float">
            <text:p>0.363144616271338</text:p>
          </table:table-cell>
          <table:table-cell office:value-type="float" office:value="0.216644356577568" calcext:value-type="float">
            <text:p>0.216644356577568</text:p>
          </table:table-cell>
          <table:table-cell office:value-type="float" office:value="0.713146111214228" calcext:value-type="float">
            <text:p>0.713146111214228</text:p>
          </table:table-cell>
          <table:table-cell office:value-type="float" office:value="0.816427289348694" calcext:value-type="float">
            <text:p>0.816427289348694</text:p>
          </table:table-cell>
          <table:table-cell/>
          <table:table-cell office:value-type="float" office:value="0.0695113307840685" calcext:value-type="float">
            <text:p>0.069511330784069</text:p>
          </table:table-cell>
          <table:table-cell office:value-type="float" office:value="0.0547629647255514" calcext:value-type="float">
            <text:p>0.054762964725552</text:p>
          </table:table-cell>
          <table:table-cell office:value-type="float" office:value="0.0447330627211863" calcext:value-type="float">
            <text:p>0.044733062721186</text:p>
          </table:table-cell>
          <table:table-cell office:value-type="float" office:value="0.0244541150729633" calcext:value-type="float">
            <text:p>0.024454115072963</text:p>
          </table:table-cell>
          <table:table-cell office:value-type="float" office:value="0.00827105509028845" calcext:value-type="float">
            <text:p>0.008271055090288</text:p>
          </table:table-cell>
          <table:table-cell office:value-type="float" office:value="-0.0135563614115512" calcext:value-type="float">
            <text:p>-0.013556361411551</text:p>
          </table:table-cell>
          <table:table-cell office:value-type="float" office:value="-6.93691909092023" calcext:value-type="float">
            <text:p>-6.93691909092023</text:p>
          </table:table-cell>
        </table:table-row>
        <table:table-row table:style-name="ro1">
          <table:table-cell office:value-type="float" office:value="0.436523200894255" calcext:value-type="float">
            <text:p>0.436523200894255</text:p>
          </table:table-cell>
          <table:table-cell office:value-type="float" office:value="0.989495504289337" calcext:value-type="float">
            <text:p>0.989495504289337</text:p>
          </table:table-cell>
          <table:table-cell office:value-type="float" office:value="0.148215001021593" calcext:value-type="float">
            <text:p>0.148215001021593</text:p>
          </table:table-cell>
          <table:table-cell office:value-type="float" office:value="0.48962598057377" calcext:value-type="float">
            <text:p>0.48962598057377</text:p>
          </table:table-cell>
          <table:table-cell office:value-type="float" office:value="0.951398520854247" calcext:value-type="float">
            <text:p>0.951398520854247</text:p>
          </table:table-cell>
          <table:table-cell office:value-type="float" office:value="0.616898500332374" calcext:value-type="float">
            <text:p>0.616898500332374</text:p>
          </table:table-cell>
          <table:table-cell office:value-type="float" office:value="0.720542773460125" calcext:value-type="float">
            <text:p>0.720542773460125</text:p>
          </table:table-cell>
          <table:table-cell/>
          <table:table-cell office:value-type="float" office:value="0.0697368038877035" calcext:value-type="float">
            <text:p>0.069736803887704</text:p>
          </table:table-cell>
          <table:table-cell office:value-type="float" office:value="0.0557537310879619" calcext:value-type="float">
            <text:p>0.055753731087962</text:p>
          </table:table-cell>
          <table:table-cell office:value-type="float" office:value="0.0487503151050582" calcext:value-type="float">
            <text:p>0.048750315105058</text:p>
          </table:table-cell>
          <table:table-cell office:value-type="float" office:value="0.0296825159723529" calcext:value-type="float">
            <text:p>0.029682515972353</text:p>
          </table:table-cell>
          <table:table-cell office:value-type="float" office:value="0.000275499899833056" calcext:value-type="float">
            <text:p>0.000275499899833</text:p>
          </table:table-cell>
          <table:table-cell office:value-type="float" office:value="-0.0134748871980751" calcext:value-type="float">
            <text:p>-0.013474887198075</text:p>
          </table:table-cell>
          <table:table-cell office:value-type="float" office:value="-6.93843129325558" calcext:value-type="float">
            <text:p>-6.93843129325558</text:p>
          </table:table-cell>
        </table:table-row>
        <table:table-row table:style-name="ro1">
          <table:table-cell office:value-type="float" office:value="0.000282890541908665" calcext:value-type="float">
            <text:p>0.000282890541909</text:p>
          </table:table-cell>
          <table:table-cell office:value-type="float" office:value="0.7592124683416" calcext:value-type="float">
            <text:p>0.7592124683416</text:p>
          </table:table-cell>
          <table:table-cell office:value-type="float" office:value="0.243118534082403" calcext:value-type="float">
            <text:p>0.243118534082403</text:p>
          </table:table-cell>
          <table:table-cell office:value-type="float" office:value="0.911489238356839" calcext:value-type="float">
            <text:p>0.911489238356839</text:p>
          </table:table-cell>
          <table:table-cell office:value-type="float" office:value="0.306505519884357" calcext:value-type="float">
            <text:p>0.306505519884357</text:p>
          </table:table-cell>
          <table:table-cell office:value-type="float" office:value="0.293570044665712" calcext:value-type="float">
            <text:p>0.293570044665712</text:p>
          </table:table-cell>
          <table:table-cell office:value-type="float" office:value="0.936128967484609" calcext:value-type="float">
            <text:p>0.936128967484609</text:p>
          </table:table-cell>
          <table:table-cell/>
          <table:table-cell office:value-type="float" office:value="0.0683347649081293" calcext:value-type="float">
            <text:p>0.068334764908129</text:p>
          </table:table-cell>
          <table:table-cell office:value-type="float" office:value="0.0553525785296952" calcext:value-type="float">
            <text:p>0.055352578529695</text:p>
          </table:table-cell>
          <table:table-cell office:value-type="float" office:value="0.0497076450804153" calcext:value-type="float">
            <text:p>0.049707645080415</text:p>
          </table:table-cell>
          <table:table-cell office:value-type="float" office:value="0.0213665239944742" calcext:value-type="float">
            <text:p>0.021366523994474</text:p>
          </table:table-cell>
          <table:table-cell office:value-type="float" office:value="0.00862861691680998" calcext:value-type="float">
            <text:p>0.00862861691681</text:p>
          </table:table-cell>
          <table:table-cell office:value-type="float" office:value="-0.00630314245688369" calcext:value-type="float">
            <text:p>-0.006303142456884</text:p>
          </table:table-cell>
          <table:table-cell office:value-type="float" office:value="-6.93917643078901" calcext:value-type="float">
            <text:p>-6.93917643078901</text:p>
          </table:table-cell>
        </table:table-row>
        <table:table-row table:style-name="ro1">
          <table:table-cell office:value-type="float" office:value="0.444960056499407" calcext:value-type="float">
            <text:p>0.444960056499407</text:p>
          </table:table-cell>
          <table:table-cell office:value-type="float" office:value="0.127920960540906" calcext:value-type="float">
            <text:p>0.127920960540906</text:p>
          </table:table-cell>
          <table:table-cell office:value-type="float" office:value="0.963978095444893" calcext:value-type="float">
            <text:p>0.963978095444893</text:p>
          </table:table-cell>
          <table:table-cell office:value-type="float" office:value="0.613611644948894" calcext:value-type="float">
            <text:p>0.613611644948894</text:p>
          </table:table-cell>
          <table:table-cell office:value-type="float" office:value="0.106645478289659" calcext:value-type="float">
            <text:p>0.106645478289659</text:p>
          </table:table-cell>
          <table:table-cell office:value-type="float" office:value="0.555609315511955" calcext:value-type="float">
            <text:p>0.555609315511955</text:p>
          </table:table-cell>
          <table:table-cell office:value-type="float" office:value="0.752579465465613" calcext:value-type="float">
            <text:p>0.752579465465613</text:p>
          </table:table-cell>
          <table:table-cell/>
          <table:table-cell office:value-type="float" office:value="0.0714666612999256" calcext:value-type="float">
            <text:p>0.071466661299926</text:p>
          </table:table-cell>
          <table:table-cell office:value-type="float" office:value="0.0626145809151064" calcext:value-type="float">
            <text:p>0.062614580915107</text:p>
          </table:table-cell>
          <table:table-cell office:value-type="float" office:value="0.0455158264432396" calcext:value-type="float">
            <text:p>0.04551582644324</text:p>
          </table:table-cell>
          <table:table-cell office:value-type="float" office:value="0.0324965987983219" calcext:value-type="float">
            <text:p>0.032496598798322</text:p>
          </table:table-cell>
          <table:table-cell office:value-type="float" office:value="0.00811362478972534" calcext:value-type="float">
            <text:p>0.008113624789725</text:p>
          </table:table-cell>
          <table:table-cell office:value-type="float" office:value="-0.0129522232884439" calcext:value-type="float">
            <text:p>-0.012952223288444</text:p>
          </table:table-cell>
          <table:table-cell office:value-type="float" office:value="-6.94245780886763" calcext:value-type="float">
            <text:p>-6.94245780886763</text:p>
          </table:table-cell>
        </table:table-row>
        <table:table-row table:style-name="ro1">
          <table:table-cell office:value-type="float" office:value="0.31976334349674" calcext:value-type="float">
            <text:p>0.31976334349674</text:p>
          </table:table-cell>
          <table:table-cell office:value-type="float" office:value="0.63067335960136" calcext:value-type="float">
            <text:p>0.63067335960136</text:p>
          </table:table-cell>
          <table:table-cell office:value-type="float" office:value="0.883111541679867" calcext:value-type="float">
            <text:p>0.883111541679867</text:p>
          </table:table-cell>
          <table:table-cell office:value-type="float" office:value="0.807881079301427" calcext:value-type="float">
            <text:p>0.807881079301427</text:p>
          </table:table-cell>
          <table:table-cell office:value-type="float" office:value="0.0785249531027682" calcext:value-type="float">
            <text:p>0.078524953102768</text:p>
          </table:table-cell>
          <table:table-cell office:value-type="float" office:value="0.177293049249753" calcext:value-type="float">
            <text:p>0.177293049249753</text:p>
          </table:table-cell>
          <table:table-cell office:value-type="float" office:value="0.747589997865619" calcext:value-type="float">
            <text:p>0.747589997865619</text:p>
          </table:table-cell>
          <table:table-cell/>
          <table:table-cell office:value-type="float" office:value="0.0667162787616265" calcext:value-type="float">
            <text:p>0.066716278761627</text:p>
          </table:table-cell>
          <table:table-cell office:value-type="float" office:value="0.0571750028127489" calcext:value-type="float">
            <text:p>0.057175002812749</text:p>
          </table:table-cell>
          <table:table-cell office:value-type="float" office:value="0.0442528384301816" calcext:value-type="float">
            <text:p>0.044252838430182</text:p>
          </table:table-cell>
          <table:table-cell office:value-type="float" office:value="0.0246875007854654" calcext:value-type="float">
            <text:p>0.024687500785465</text:p>
          </table:table-cell>
          <table:table-cell office:value-type="float" office:value="0.00698968495899272" calcext:value-type="float">
            <text:p>0.006989684958993</text:p>
          </table:table-cell>
          <table:table-cell office:value-type="float" office:value="-0.013481244019831" calcext:value-type="float">
            <text:p>-0.013481244019831</text:p>
          </table:table-cell>
          <table:table-cell office:value-type="float" office:value="-6.94401149850355" calcext:value-type="float">
            <text:p>-6.94401149850355</text:p>
          </table:table-cell>
        </table:table-row>
        <table:table-row table:style-name="ro1">
          <table:table-cell office:value-type="float" office:value="0.373678971546472" calcext:value-type="float">
            <text:p>0.373678971546472</text:p>
          </table:table-cell>
          <table:table-cell office:value-type="float" office:value="0.581501681854063" calcext:value-type="float">
            <text:p>0.581501681854063</text:p>
          </table:table-cell>
          <table:table-cell office:value-type="float" office:value="0.035805335389496" calcext:value-type="float">
            <text:p>0.035805335389496</text:p>
          </table:table-cell>
          <table:table-cell office:value-type="float" office:value="0.622985151230648" calcext:value-type="float">
            <text:p>0.622985151230648</text:p>
          </table:table-cell>
          <table:table-cell office:value-type="float" office:value="0.0447876226678756" calcext:value-type="float">
            <text:p>0.044787622667876</text:p>
          </table:table-cell>
          <table:table-cell office:value-type="float" office:value="0.21734021920701" calcext:value-type="float">
            <text:p>0.21734021920701</text:p>
          </table:table-cell>
          <table:table-cell office:value-type="float" office:value="0.128526036874657" calcext:value-type="float">
            <text:p>0.128526036874657</text:p>
          </table:table-cell>
          <table:table-cell/>
          <table:table-cell office:value-type="float" office:value="0.0710724094835803" calcext:value-type="float">
            <text:p>0.07107240948358</text:p>
          </table:table-cell>
          <table:table-cell office:value-type="float" office:value="0.0607738485965368" calcext:value-type="float">
            <text:p>0.060773848596537</text:p>
          </table:table-cell>
          <table:table-cell office:value-type="float" office:value="0.0449385803744452" calcext:value-type="float">
            <text:p>0.044938580374445</text:p>
          </table:table-cell>
          <table:table-cell office:value-type="float" office:value="0.0311237975364415" calcext:value-type="float">
            <text:p>0.031123797536442</text:p>
          </table:table-cell>
          <table:table-cell office:value-type="float" office:value="0.000658858478457805" calcext:value-type="float">
            <text:p>0.000658858478458</text:p>
          </table:table-cell>
          <table:table-cell office:value-type="float" office:value="0.000758366735329767" calcext:value-type="float">
            <text:p>0.00075836673533</text:p>
          </table:table-cell>
          <table:table-cell office:value-type="float" office:value="-6.94619711512033" calcext:value-type="float">
            <text:p>-6.94619711512033</text:p>
          </table:table-cell>
        </table:table-row>
        <table:table-row table:style-name="ro1">
          <table:table-cell office:value-type="float" office:value="0.920793202126595" calcext:value-type="float">
            <text:p>0.920793202126595</text:p>
          </table:table-cell>
          <table:table-cell office:value-type="float" office:value="0.383845712504031" calcext:value-type="float">
            <text:p>0.383845712504031</text:p>
          </table:table-cell>
          <table:table-cell office:value-type="float" office:value="0.462236959696621" calcext:value-type="float">
            <text:p>0.462236959696621</text:p>
          </table:table-cell>
          <table:table-cell office:value-type="float" office:value="0.613324240099246" calcext:value-type="float">
            <text:p>0.613324240099246</text:p>
          </table:table-cell>
          <table:table-cell office:value-type="float" office:value="0.17767729515033" calcext:value-type="float">
            <text:p>0.17767729515033</text:p>
          </table:table-cell>
          <table:table-cell office:value-type="float" office:value="0.379237821813047" calcext:value-type="float">
            <text:p>0.379237821813047</text:p>
          </table:table-cell>
          <table:table-cell office:value-type="float" office:value="0.756152319293232" calcext:value-type="float">
            <text:p>0.756152319293232</text:p>
          </table:table-cell>
          <table:table-cell/>
          <table:table-cell office:value-type="float" office:value="0.074374819532521" calcext:value-type="float">
            <text:p>0.074374819532521</text:p>
          </table:table-cell>
          <table:table-cell office:value-type="float" office:value="0.0587641467670564" calcext:value-type="float">
            <text:p>0.058764146767056</text:p>
          </table:table-cell>
          <table:table-cell office:value-type="float" office:value="0.0515096189030885" calcext:value-type="float">
            <text:p>0.051509618903089</text:p>
          </table:table-cell>
          <table:table-cell office:value-type="float" office:value="0.0304498886287508" calcext:value-type="float">
            <text:p>0.030449888628751</text:p>
          </table:table-cell>
          <table:table-cell office:value-type="float" office:value="0.00595429591204038" calcext:value-type="float">
            <text:p>0.00595429591204</text:p>
          </table:table-cell>
          <table:table-cell office:value-type="float" office:value="-0.0105935079954601" calcext:value-type="float">
            <text:p>-0.01059350799546</text:p>
          </table:table-cell>
          <table:table-cell office:value-type="float" office:value="-6.94965180904708" calcext:value-type="float">
            <text:p>-6.94965180904708</text:p>
          </table:table-cell>
        </table:table-row>
        <table:table-row table:style-name="ro1">
          <table:table-cell office:value-type="float" office:value="0.72469029874317" calcext:value-type="float">
            <text:p>0.72469029874317</text:p>
          </table:table-cell>
          <table:table-cell office:value-type="float" office:value="0.939822493097698" calcext:value-type="float">
            <text:p>0.939822493097698</text:p>
          </table:table-cell>
          <table:table-cell office:value-type="float" office:value="0.732512843425245" calcext:value-type="float">
            <text:p>0.732512843425245</text:p>
          </table:table-cell>
          <table:table-cell office:value-type="float" office:value="0.410921028597284" calcext:value-type="float">
            <text:p>0.410921028597284</text:p>
          </table:table-cell>
          <table:table-cell office:value-type="float" office:value="0.819868334776389" calcext:value-type="float">
            <text:p>0.819868334776389</text:p>
          </table:table-cell>
          <table:table-cell office:value-type="float" office:value="0.356112659787832" calcext:value-type="float">
            <text:p>0.356112659787832</text:p>
          </table:table-cell>
          <table:table-cell office:value-type="float" office:value="0.732006216505485" calcext:value-type="float">
            <text:p>0.732006216505485</text:p>
          </table:table-cell>
          <table:table-cell/>
          <table:table-cell office:value-type="float" office:value="0.0633820749577255" calcext:value-type="float">
            <text:p>0.063382074957726</text:p>
          </table:table-cell>
          <table:table-cell office:value-type="float" office:value="0.0659322632405141" calcext:value-type="float">
            <text:p>0.065932263240514</text:p>
          </table:table-cell>
          <table:table-cell office:value-type="float" office:value="0.0440539373894129" calcext:value-type="float">
            <text:p>0.044053937389413</text:p>
          </table:table-cell>
          <table:table-cell office:value-type="float" office:value="0.028790454769081" calcext:value-type="float">
            <text:p>0.028790454769081</text:p>
          </table:table-cell>
          <table:table-cell office:value-type="float" office:value="0.0053169990711921" calcext:value-type="float">
            <text:p>0.005316999071192</text:p>
          </table:table-cell>
          <table:table-cell office:value-type="float" office:value="-0.0139345535117903" calcext:value-type="float">
            <text:p>-0.01393455351179</text:p>
          </table:table-cell>
          <table:table-cell office:value-type="float" office:value="-6.94971590445823" calcext:value-type="float">
            <text:p>-6.94971590445823</text:p>
          </table:table-cell>
        </table:table-row>
        <table:table-row table:style-name="ro1">
          <table:table-cell office:value-type="float" office:value="0.380197050489015" calcext:value-type="float">
            <text:p>0.380197050489015</text:p>
          </table:table-cell>
          <table:table-cell office:value-type="float" office:value="0.312642047151118" calcext:value-type="float">
            <text:p>0.312642047151118</text:p>
          </table:table-cell>
          <table:table-cell office:value-type="float" office:value="0.578923937137004" calcext:value-type="float">
            <text:p>0.578923937137004</text:p>
          </table:table-cell>
          <table:table-cell office:value-type="float" office:value="0.273068535708906" calcext:value-type="float">
            <text:p>0.273068535708906</text:p>
          </table:table-cell>
          <table:table-cell office:value-type="float" office:value="0.64918439238628" calcext:value-type="float">
            <text:p>0.64918439238628</text:p>
          </table:table-cell>
          <table:table-cell office:value-type="float" office:value="0.294671158933415" calcext:value-type="float">
            <text:p>0.294671158933415</text:p>
          </table:table-cell>
          <table:table-cell office:value-type="float" office:value="0.0545314170503834" calcext:value-type="float">
            <text:p>0.054531417050384</text:p>
          </table:table-cell>
          <table:table-cell/>
          <table:table-cell office:value-type="float" office:value="0.0703054707441085" calcext:value-type="float">
            <text:p>0.070305470744109</text:p>
          </table:table-cell>
          <table:table-cell office:value-type="float" office:value="0.0621309581225896" calcext:value-type="float">
            <text:p>0.06213095812259</text:p>
          </table:table-cell>
          <table:table-cell office:value-type="float" office:value="0.0473512818109629" calcext:value-type="float">
            <text:p>0.047351281810963</text:p>
          </table:table-cell>
          <table:table-cell office:value-type="float" office:value="0.0274417582427832" calcext:value-type="float">
            <text:p>0.027441758242783</text:p>
          </table:table-cell>
          <table:table-cell office:value-type="float" office:value="0.00671879890489608" calcext:value-type="float">
            <text:p>0.006718798904896</text:p>
          </table:table-cell>
          <table:table-cell office:value-type="float" office:value="0.000604693486423395" calcext:value-type="float">
            <text:p>0.000604693486423</text:p>
          </table:table-cell>
          <table:table-cell office:value-type="float" office:value="-6.95116375434747" calcext:value-type="float">
            <text:p>-6.95116375434747</text:p>
          </table:table-cell>
        </table:table-row>
        <table:table-row table:style-name="ro1">
          <table:table-cell office:value-type="float" office:value="0.504177186686334" calcext:value-type="float">
            <text:p>0.504177186686334</text:p>
          </table:table-cell>
          <table:table-cell office:value-type="float" office:value="0.403961457372458" calcext:value-type="float">
            <text:p>0.403961457372458</text:p>
          </table:table-cell>
          <table:table-cell office:value-type="float" office:value="0.653903538790157" calcext:value-type="float">
            <text:p>0.653903538790157</text:p>
          </table:table-cell>
          <table:table-cell office:value-type="float" office:value="0.0594328235596797" calcext:value-type="float">
            <text:p>0.05943282355968</text:p>
          </table:table-cell>
          <table:table-cell office:value-type="float" office:value="0.715363078324377" calcext:value-type="float">
            <text:p>0.715363078324377</text:p>
          </table:table-cell>
          <table:table-cell office:value-type="float" office:value="0.319251768245533" calcext:value-type="float">
            <text:p>0.319251768245533</text:p>
          </table:table-cell>
          <table:table-cell office:value-type="float" office:value="0.900121897496449" calcext:value-type="float">
            <text:p>0.900121897496449</text:p>
          </table:table-cell>
          <table:table-cell/>
          <table:table-cell office:value-type="float" office:value="0.0656914738571007" calcext:value-type="float">
            <text:p>0.065691473857101</text:p>
          </table:table-cell>
          <table:table-cell office:value-type="float" office:value="0.0562299687546126" calcext:value-type="float">
            <text:p>0.056229968754613</text:p>
          </table:table-cell>
          <table:table-cell office:value-type="float" office:value="0.0444074632820947" calcext:value-type="float">
            <text:p>0.044407463282095</text:p>
          </table:table-cell>
          <table:table-cell office:value-type="float" office:value="0.0268243490262452" calcext:value-type="float">
            <text:p>0.026824349026245</text:p>
          </table:table-cell>
          <table:table-cell office:value-type="float" office:value="0.00843177364394331" calcext:value-type="float">
            <text:p>0.008431773643943</text:p>
          </table:table-cell>
          <table:table-cell office:value-type="float" office:value="-0.00557808401540526" calcext:value-type="float">
            <text:p>-0.005578084015405</text:p>
          </table:table-cell>
          <table:table-cell office:value-type="float" office:value="-6.95158290341732" calcext:value-type="float">
            <text:p>-6.95158290341732</text:p>
          </table:table-cell>
        </table:table-row>
        <table:table-row table:style-name="ro1">
          <table:table-cell office:value-type="float" office:value="0.0752459206500905" calcext:value-type="float">
            <text:p>0.075245920650091</text:p>
          </table:table-cell>
          <table:table-cell office:value-type="float" office:value="0.567209127074271" calcext:value-type="float">
            <text:p>0.567209127074271</text:p>
          </table:table-cell>
          <table:table-cell office:value-type="float" office:value="0.22703985850178" calcext:value-type="float">
            <text:p>0.22703985850178</text:p>
          </table:table-cell>
          <table:table-cell office:value-type="float" office:value="0.141573471654024" calcext:value-type="float">
            <text:p>0.141573471654024</text:p>
          </table:table-cell>
          <table:table-cell office:value-type="float" office:value="0.958230406144322" calcext:value-type="float">
            <text:p>0.958230406144322</text:p>
          </table:table-cell>
          <table:table-cell office:value-type="float" office:value="0.653689008559253" calcext:value-type="float">
            <text:p>0.653689008559253</text:p>
          </table:table-cell>
          <table:table-cell office:value-type="float" office:value="0.466443122801051" calcext:value-type="float">
            <text:p>0.466443122801051</text:p>
          </table:table-cell>
          <table:table-cell/>
          <table:table-cell office:value-type="float" office:value="0.0699547848295771" calcext:value-type="float">
            <text:p>0.069954784829577</text:p>
          </table:table-cell>
          <table:table-cell office:value-type="float" office:value="0.0554494760308086" calcext:value-type="float">
            <text:p>0.055449476030809</text:p>
          </table:table-cell>
          <table:table-cell office:value-type="float" office:value="0.0509142998706435" calcext:value-type="float">
            <text:p>0.050914299870644</text:p>
          </table:table-cell>
          <table:table-cell office:value-type="float" office:value="0.0287991471334803" calcext:value-type="float">
            <text:p>0.02879914713348</text:p>
          </table:table-cell>
          <table:table-cell office:value-type="float" office:value="0.011364066423627" calcext:value-type="float">
            <text:p>0.011364066423627</text:p>
          </table:table-cell>
          <table:table-cell office:value-type="float" office:value="-0.00388934269912849" calcext:value-type="float">
            <text:p>-0.003889342699129</text:p>
          </table:table-cell>
          <table:table-cell office:value-type="float" office:value="-6.95591608562302" calcext:value-type="float">
            <text:p>-6.95591608562302</text:p>
          </table:table-cell>
        </table:table-row>
        <table:table-row table:style-name="ro1">
          <table:table-cell office:value-type="float" office:value="0.905388986742349" calcext:value-type="float">
            <text:p>0.905388986742349</text:p>
          </table:table-cell>
          <table:table-cell office:value-type="float" office:value="0.478299587282082" calcext:value-type="float">
            <text:p>0.478299587282082</text:p>
          </table:table-cell>
          <table:table-cell office:value-type="float" office:value="0.230682946035842" calcext:value-type="float">
            <text:p>0.230682946035842</text:p>
          </table:table-cell>
          <table:table-cell office:value-type="float" office:value="0.838023750265973" calcext:value-type="float">
            <text:p>0.838023750265973</text:p>
          </table:table-cell>
          <table:table-cell office:value-type="float" office:value="0.0442376381991116" calcext:value-type="float">
            <text:p>0.044237638199112</text:p>
          </table:table-cell>
          <table:table-cell office:value-type="float" office:value="0.0455179508707426" calcext:value-type="float">
            <text:p>0.045517950870743</text:p>
          </table:table-cell>
          <table:table-cell office:value-type="float" office:value="0.702709741729768" calcext:value-type="float">
            <text:p>0.702709741729768</text:p>
          </table:table-cell>
          <table:table-cell/>
          <table:table-cell office:value-type="float" office:value="0.0685139530349636" calcext:value-type="float">
            <text:p>0.068513953034964</text:p>
          </table:table-cell>
          <table:table-cell office:value-type="float" office:value="0.0655483023450991" calcext:value-type="float">
            <text:p>0.065548302345099</text:p>
          </table:table-cell>
          <table:table-cell office:value-type="float" office:value="0.0393439878780996" calcext:value-type="float">
            <text:p>0.0393439878781</text:p>
          </table:table-cell>
          <table:table-cell office:value-type="float" office:value="0.0261068424618504" calcext:value-type="float">
            <text:p>0.026106842461851</text:p>
          </table:table-cell>
          <table:table-cell office:value-type="float" office:value="0.0062821409065256" calcext:value-type="float">
            <text:p>0.006282140906526</text:p>
          </table:table-cell>
          <table:table-cell office:value-type="float" office:value="-0.0125310967889104" calcext:value-type="float">
            <text:p>-0.01253109678891</text:p>
          </table:table-cell>
          <table:table-cell office:value-type="float" office:value="-6.9566529884585" calcext:value-type="float">
            <text:p>-6.9566529884585</text:p>
          </table:table-cell>
        </table:table-row>
        <table:table-row table:style-name="ro1">
          <table:table-cell office:value-type="float" office:value="0.362416799609718" calcext:value-type="float">
            <text:p>0.362416799609718</text:p>
          </table:table-cell>
          <table:table-cell office:value-type="float" office:value="0.27279908557096" calcext:value-type="float">
            <text:p>0.27279908557096</text:p>
          </table:table-cell>
          <table:table-cell office:value-type="float" office:value="0.680809352619782" calcext:value-type="float">
            <text:p>0.680809352619782</text:p>
          </table:table-cell>
          <table:table-cell office:value-type="float" office:value="0.0973588561220471" calcext:value-type="float">
            <text:p>0.097358856122047</text:p>
          </table:table-cell>
          <table:table-cell office:value-type="float" office:value="0.774364293976542" calcext:value-type="float">
            <text:p>0.774364293976542</text:p>
          </table:table-cell>
          <table:table-cell office:value-type="float" office:value="0.897811459277435" calcext:value-type="float">
            <text:p>0.897811459277435</text:p>
          </table:table-cell>
          <table:table-cell office:value-type="float" office:value="0.479523081377716" calcext:value-type="float">
            <text:p>0.479523081377716</text:p>
          </table:table-cell>
          <table:table-cell/>
          <table:table-cell office:value-type="float" office:value="0.0633637644342973" calcext:value-type="float">
            <text:p>0.063363764434297</text:p>
          </table:table-cell>
          <table:table-cell office:value-type="float" office:value="0.0610111629916906" calcext:value-type="float">
            <text:p>0.061011162991691</text:p>
          </table:table-cell>
          <table:table-cell office:value-type="float" office:value="0.0483670591785693" calcext:value-type="float">
            <text:p>0.048367059178569</text:p>
          </table:table-cell>
          <table:table-cell office:value-type="float" office:value="0.0422787317782709" calcext:value-type="float">
            <text:p>0.042278731778271</text:p>
          </table:table-cell>
          <table:table-cell office:value-type="float" office:value="0.00215565555426974" calcext:value-type="float">
            <text:p>0.00215565555427</text:p>
          </table:table-cell>
          <table:table-cell office:value-type="float" office:value="-0.00120985491413243" calcext:value-type="float">
            <text:p>-0.001209854914132</text:p>
          </table:table-cell>
          <table:table-cell office:value-type="float" office:value="-6.95709609784701" calcext:value-type="float">
            <text:p>-6.95709609784701</text:p>
          </table:table-cell>
        </table:table-row>
        <table:table-row table:style-name="ro1">
          <table:table-cell office:value-type="float" office:value="0.718136316312967" calcext:value-type="float">
            <text:p>0.718136316312967</text:p>
          </table:table-cell>
          <table:table-cell office:value-type="float" office:value="0.114956439650592" calcext:value-type="float">
            <text:p>0.114956439650592</text:p>
          </table:table-cell>
          <table:table-cell office:value-type="float" office:value="0.558748944653214" calcext:value-type="float">
            <text:p>0.558748944653214</text:p>
          </table:table-cell>
          <table:table-cell office:value-type="float" office:value="0.378010903414909" calcext:value-type="float">
            <text:p>0.378010903414909</text:p>
          </table:table-cell>
          <table:table-cell office:value-type="float" office:value="0.75160456364221" calcext:value-type="float">
            <text:p>0.75160456364221</text:p>
          </table:table-cell>
          <table:table-cell office:value-type="float" office:value="0.968783146890885" calcext:value-type="float">
            <text:p>0.968783146890885</text:p>
          </table:table-cell>
          <table:table-cell office:value-type="float" office:value="0.675415844175874" calcext:value-type="float">
            <text:p>0.675415844175874</text:p>
          </table:table-cell>
          <table:table-cell/>
          <table:table-cell office:value-type="float" office:value="0.0691434744792743" calcext:value-type="float">
            <text:p>0.069143474479274</text:p>
          </table:table-cell>
          <table:table-cell office:value-type="float" office:value="0.0589780343162687" calcext:value-type="float">
            <text:p>0.058978034316269</text:p>
          </table:table-cell>
          <table:table-cell office:value-type="float" office:value="0.0437252271171337" calcext:value-type="float">
            <text:p>0.043725227117134</text:p>
          </table:table-cell>
          <table:table-cell office:value-type="float" office:value="0.0276319577041693" calcext:value-type="float">
            <text:p>0.027631957704169</text:p>
          </table:table-cell>
          <table:table-cell office:value-type="float" office:value="0.00312690175139718" calcext:value-type="float">
            <text:p>0.003126901751397</text:p>
          </table:table-cell>
          <table:table-cell office:value-type="float" office:value="-0.00576815029605069" calcext:value-type="float">
            <text:p>-0.005768150296051</text:p>
          </table:table-cell>
          <table:table-cell office:value-type="float" office:value="-6.96015102363592" calcext:value-type="float">
            <text:p>-6.96015102363592</text:p>
          </table:table-cell>
        </table:table-row>
        <table:table-row table:style-name="ro1">
          <table:table-cell office:value-type="float" office:value="0.386800120775259" calcext:value-type="float">
            <text:p>0.386800120775259</text:p>
          </table:table-cell>
          <table:table-cell office:value-type="float" office:value="0.0606365423801752" calcext:value-type="float">
            <text:p>0.060636542380175</text:p>
          </table:table-cell>
          <table:table-cell office:value-type="float" office:value="0.112806827770073" calcext:value-type="float">
            <text:p>0.112806827770073</text:p>
          </table:table-cell>
          <table:table-cell office:value-type="float" office:value="0.242889117695674" calcext:value-type="float">
            <text:p>0.242889117695674</text:p>
          </table:table-cell>
          <table:table-cell office:value-type="float" office:value="0.503087774248716" calcext:value-type="float">
            <text:p>0.503087774248716</text:p>
          </table:table-cell>
          <table:table-cell office:value-type="float" office:value="0.321495715727825" calcext:value-type="float">
            <text:p>0.321495715727825</text:p>
          </table:table-cell>
          <table:table-cell office:value-type="float" office:value="0.691591404393566" calcext:value-type="float">
            <text:p>0.691591404393566</text:p>
          </table:table-cell>
          <table:table-cell/>
          <table:table-cell office:value-type="float" office:value="0.0693611001307596" calcext:value-type="float">
            <text:p>0.06936110013076</text:p>
          </table:table-cell>
          <table:table-cell office:value-type="float" office:value="0.0642785837432124" calcext:value-type="float">
            <text:p>0.064278583743213</text:p>
          </table:table-cell>
          <table:table-cell office:value-type="float" office:value="0.0428440707286698" calcext:value-type="float">
            <text:p>0.04284407072867</text:p>
          </table:table-cell>
          <table:table-cell office:value-type="float" office:value="0.0334170179610891" calcext:value-type="float">
            <text:p>0.033417017961089</text:p>
          </table:table-cell>
          <table:table-cell office:value-type="float" office:value="0.00334811286271364" calcext:value-type="float">
            <text:p>0.003348112862714</text:p>
          </table:table-cell>
          <table:table-cell office:value-type="float" office:value="-0.0116280635318819" calcext:value-type="float">
            <text:p>-0.011628063531882</text:p>
          </table:table-cell>
          <table:table-cell office:value-type="float" office:value="-6.96215601652443" calcext:value-type="float">
            <text:p>-6.96215601652443</text:p>
          </table:table-cell>
        </table:table-row>
        <table:table-row table:style-name="ro1">
          <table:table-cell office:value-type="float" office:value="0.261535965493087" calcext:value-type="float">
            <text:p>0.261535965493087</text:p>
          </table:table-cell>
          <table:table-cell office:value-type="float" office:value="0.45558712040223" calcext:value-type="float">
            <text:p>0.45558712040223</text:p>
          </table:table-cell>
          <table:table-cell office:value-type="float" office:value="0.760345176386372" calcext:value-type="float">
            <text:p>0.760345176386372</text:p>
          </table:table-cell>
          <table:table-cell office:value-type="float" office:value="0.791467232382929" calcext:value-type="float">
            <text:p>0.791467232382929</text:p>
          </table:table-cell>
          <table:table-cell office:value-type="float" office:value="0.336046789118344" calcext:value-type="float">
            <text:p>0.336046789118344</text:p>
          </table:table-cell>
          <table:table-cell office:value-type="float" office:value="0.111193762069551" calcext:value-type="float">
            <text:p>0.111193762069551</text:p>
          </table:table-cell>
          <table:table-cell office:value-type="float" office:value="0.260307995336914" calcext:value-type="float">
            <text:p>0.260307995336914</text:p>
          </table:table-cell>
          <table:table-cell/>
          <table:table-cell office:value-type="float" office:value="0.0658154884256467" calcext:value-type="float">
            <text:p>0.065815488425647</text:p>
          </table:table-cell>
          <table:table-cell office:value-type="float" office:value="0.0561551794121641" calcext:value-type="float">
            <text:p>0.056155179412164</text:p>
          </table:table-cell>
          <table:table-cell office:value-type="float" office:value="0.0496397067136147" calcext:value-type="float">
            <text:p>0.049639706713615</text:p>
          </table:table-cell>
          <table:table-cell office:value-type="float" office:value="0.0311899211788603" calcext:value-type="float">
            <text:p>0.03118992117886</text:p>
          </table:table-cell>
          <table:table-cell office:value-type="float" office:value="0.00849225092593626" calcext:value-type="float">
            <text:p>0.008492250925936</text:p>
          </table:table-cell>
          <table:table-cell office:value-type="float" office:value="-0.00544879850571468" calcext:value-type="float">
            <text:p>-0.005448798505715</text:p>
          </table:table-cell>
          <table:table-cell office:value-type="float" office:value="-6.96386657523812" calcext:value-type="float">
            <text:p>-6.96386657523812</text:p>
          </table:table-cell>
        </table:table-row>
        <table:table-row table:style-name="ro1">
          <table:table-cell office:value-type="float" office:value="0.898624993360696" calcext:value-type="float">
            <text:p>0.898624993360696</text:p>
          </table:table-cell>
          <table:table-cell office:value-type="float" office:value="0.819529534586354" calcext:value-type="float">
            <text:p>0.819529534586354</text:p>
          </table:table-cell>
          <table:table-cell office:value-type="float" office:value="0.208185634872302" calcext:value-type="float">
            <text:p>0.208185634872302</text:p>
          </table:table-cell>
          <table:table-cell office:value-type="float" office:value="0.139225411889969" calcext:value-type="float">
            <text:p>0.139225411889969</text:p>
          </table:table-cell>
          <table:table-cell office:value-type="float" office:value="0.58799082030414" calcext:value-type="float">
            <text:p>0.58799082030414</text:p>
          </table:table-cell>
          <table:table-cell office:value-type="float" office:value="0.381424340714014" calcext:value-type="float">
            <text:p>0.381424340714014</text:p>
          </table:table-cell>
          <table:table-cell office:value-type="float" office:value="0.623182634128256" calcext:value-type="float">
            <text:p>0.623182634128256</text:p>
          </table:table-cell>
          <table:table-cell/>
          <table:table-cell office:value-type="float" office:value="0.0700337214410807" calcext:value-type="float">
            <text:p>0.070033721441081</text:p>
          </table:table-cell>
          <table:table-cell office:value-type="float" office:value="0.0609134721956292" calcext:value-type="float">
            <text:p>0.060913472195629</text:p>
          </table:table-cell>
          <table:table-cell office:value-type="float" office:value="0.0478738521953402" calcext:value-type="float">
            <text:p>0.04787385219534</text:p>
          </table:table-cell>
          <table:table-cell office:value-type="float" office:value="0.0285671233034566" calcext:value-type="float">
            <text:p>0.028567123303457</text:p>
          </table:table-cell>
          <table:table-cell office:value-type="float" office:value="0.00546392882643513" calcext:value-type="float">
            <text:p>0.005463928826435</text:p>
          </table:table-cell>
          <table:table-cell office:value-type="float" office:value="-0.0170918847033387" calcext:value-type="float">
            <text:p>-0.017091884703339</text:p>
          </table:table-cell>
          <table:table-cell office:value-type="float" office:value="-6.96671780610313" calcext:value-type="float">
            <text:p>-6.96671780610313</text:p>
          </table:table-cell>
        </table:table-row>
        <table:table-row table:style-name="ro1">
          <table:table-cell office:value-type="float" office:value="0.541120552335982" calcext:value-type="float">
            <text:p>0.541120552335982</text:p>
          </table:table-cell>
          <table:table-cell office:value-type="float" office:value="0.926755586835906" calcext:value-type="float">
            <text:p>0.926755586835906</text:p>
          </table:table-cell>
          <table:table-cell office:value-type="float" office:value="0.187133578141636" calcext:value-type="float">
            <text:p>0.187133578141636</text:p>
          </table:table-cell>
          <table:table-cell office:value-type="float" office:value="0.579650015679509" calcext:value-type="float">
            <text:p>0.579650015679509</text:p>
          </table:table-cell>
          <table:table-cell office:value-type="float" office:value="0.26300523694554" calcext:value-type="float">
            <text:p>0.26300523694554</text:p>
          </table:table-cell>
          <table:table-cell office:value-type="float" office:value="0.112291776270094" calcext:value-type="float">
            <text:p>0.112291776270094</text:p>
          </table:table-cell>
          <table:table-cell office:value-type="float" office:value="0.136398533130828" calcext:value-type="float">
            <text:p>0.136398533130828</text:p>
          </table:table-cell>
          <table:table-cell/>
          <table:table-cell office:value-type="float" office:value="0.0724658317238179" calcext:value-type="float">
            <text:p>0.072465831723818</text:p>
          </table:table-cell>
          <table:table-cell office:value-type="float" office:value="0.0642651260112642" calcext:value-type="float">
            <text:p>0.064265126011264</text:p>
          </table:table-cell>
          <table:table-cell office:value-type="float" office:value="0.0511629593081098" calcext:value-type="float">
            <text:p>0.05116295930811</text:p>
          </table:table-cell>
          <table:table-cell office:value-type="float" office:value="0.0349917109711473" calcext:value-type="float">
            <text:p>0.034991710971147</text:p>
          </table:table-cell>
          <table:table-cell office:value-type="float" office:value="0.0128191012306913" calcext:value-type="float">
            <text:p>0.012819101230691</text:p>
          </table:table-cell>
          <table:table-cell office:value-type="float" office:value="-0.00264191543133831" calcext:value-type="float">
            <text:p>-0.002641915431338</text:p>
          </table:table-cell>
          <table:table-cell office:value-type="float" office:value="-6.97317523343014" calcext:value-type="float">
            <text:p>-6.97317523343014</text:p>
          </table:table-cell>
        </table:table-row>
        <table:table-row table:style-name="ro1">
          <table:table-cell office:value-type="float" office:value="0.207726469190183" calcext:value-type="float">
            <text:p>0.207726469190183</text:p>
          </table:table-cell>
          <table:table-cell office:value-type="float" office:value="0.68523850774368" calcext:value-type="float">
            <text:p>0.68523850774368</text:p>
          </table:table-cell>
          <table:table-cell office:value-type="float" office:value="0.301274138013937" calcext:value-type="float">
            <text:p>0.301274138013937</text:p>
          </table:table-cell>
          <table:table-cell office:value-type="float" office:value="0.441178761156588" calcext:value-type="float">
            <text:p>0.441178761156588</text:p>
          </table:table-cell>
          <table:table-cell office:value-type="float" office:value="0.446746687073845" calcext:value-type="float">
            <text:p>0.446746687073845</text:p>
          </table:table-cell>
          <table:table-cell office:value-type="float" office:value="0.431834831116807" calcext:value-type="float">
            <text:p>0.431834831116807</text:p>
          </table:table-cell>
          <table:table-cell office:value-type="float" office:value="0.20300036545189" calcext:value-type="float">
            <text:p>0.20300036545189</text:p>
          </table:table-cell>
          <table:table-cell/>
          <table:table-cell office:value-type="float" office:value="0.0707999705428981" calcext:value-type="float">
            <text:p>0.070799970542898</text:p>
          </table:table-cell>
          <table:table-cell office:value-type="float" office:value="0.0605113464454254" calcext:value-type="float">
            <text:p>0.060511346445425</text:p>
          </table:table-cell>
          <table:table-cell office:value-type="float" office:value="0.045838635939815" calcext:value-type="float">
            <text:p>0.045838635939815</text:p>
          </table:table-cell>
          <table:table-cell office:value-type="float" office:value="0.025894136038278" calcext:value-type="float">
            <text:p>0.025894136038278</text:p>
          </table:table-cell>
          <table:table-cell office:value-type="float" office:value="0.00393570634113825" calcext:value-type="float">
            <text:p>0.003935706341138</text:p>
          </table:table-cell>
          <table:table-cell office:value-type="float" office:value="-0.0113525173580257" calcext:value-type="float">
            <text:p>-0.011352517358026</text:p>
          </table:table-cell>
          <table:table-cell office:value-type="float" office:value="-6.97456468023871" calcext:value-type="float">
            <text:p>-6.97456468023871</text:p>
          </table:table-cell>
        </table:table-row>
        <table:table-row table:style-name="ro1">
          <table:table-cell office:value-type="float" office:value="0.935935073782192" calcext:value-type="float">
            <text:p>0.935935073782192</text:p>
          </table:table-cell>
          <table:table-cell office:value-type="float" office:value="0.63233392060383" calcext:value-type="float">
            <text:p>0.63233392060383</text:p>
          </table:table-cell>
          <table:table-cell office:value-type="float" office:value="0.636762700909878" calcext:value-type="float">
            <text:p>0.636762700909878</text:p>
          </table:table-cell>
          <table:table-cell office:value-type="float" office:value="0.997016553229005" calcext:value-type="float">
            <text:p>0.997016553229005</text:p>
          </table:table-cell>
          <table:table-cell office:value-type="float" office:value="0.0858259996849828" calcext:value-type="float">
            <text:p>0.085825999684983</text:p>
          </table:table-cell>
          <table:table-cell office:value-type="float" office:value="0.58249910905773" calcext:value-type="float">
            <text:p>0.58249910905773</text:p>
          </table:table-cell>
          <table:table-cell office:value-type="float" office:value="0.724749898811322" calcext:value-type="float">
            <text:p>0.724749898811322</text:p>
          </table:table-cell>
          <table:table-cell/>
          <table:table-cell office:value-type="float" office:value="0.0678096100188039" calcext:value-type="float">
            <text:p>0.067809610018804</text:p>
          </table:table-cell>
          <table:table-cell office:value-type="float" office:value="0.0568424003812495" calcext:value-type="float">
            <text:p>0.05684240038125</text:p>
          </table:table-cell>
          <table:table-cell office:value-type="float" office:value="0.0555661397434515" calcext:value-type="float">
            <text:p>0.055566139743452</text:p>
          </table:table-cell>
          <table:table-cell office:value-type="float" office:value="0.0290559698340874" calcext:value-type="float">
            <text:p>0.029055969834088</text:p>
          </table:table-cell>
          <table:table-cell office:value-type="float" office:value="0.00444564473947411" calcext:value-type="float">
            <text:p>0.004445644739474</text:p>
          </table:table-cell>
          <table:table-cell office:value-type="float" office:value="-0.0104051561028633" calcext:value-type="float">
            <text:p>-0.010405156102863</text:p>
          </table:table-cell>
          <table:table-cell office:value-type="float" office:value="-6.97628718984992" calcext:value-type="float">
            <text:p>-6.97628718984992</text:p>
          </table:table-cell>
        </table:table-row>
        <table:table-row table:style-name="ro1">
          <table:table-cell office:value-type="float" office:value="0.107570559645773" calcext:value-type="float">
            <text:p>0.107570559645773</text:p>
          </table:table-cell>
          <table:table-cell office:value-type="float" office:value="0.749305449584382" calcext:value-type="float">
            <text:p>0.749305449584382</text:p>
          </table:table-cell>
          <table:table-cell office:value-type="float" office:value="0.558835275693334" calcext:value-type="float">
            <text:p>0.558835275693334</text:p>
          </table:table-cell>
          <table:table-cell office:value-type="float" office:value="0.99537381224058" calcext:value-type="float">
            <text:p>0.99537381224058</text:p>
          </table:table-cell>
          <table:table-cell office:value-type="float" office:value="0.540463722232549" calcext:value-type="float">
            <text:p>0.540463722232549</text:p>
          </table:table-cell>
          <table:table-cell office:value-type="float" office:value="0.488350132067129" calcext:value-type="float">
            <text:p>0.488350132067129</text:p>
          </table:table-cell>
          <table:table-cell office:value-type="float" office:value="0.255867353908046" calcext:value-type="float">
            <text:p>0.255867353908046</text:p>
          </table:table-cell>
          <table:table-cell/>
          <table:table-cell office:value-type="float" office:value="0.0706346939756855" calcext:value-type="float">
            <text:p>0.070634693975686</text:p>
          </table:table-cell>
          <table:table-cell office:value-type="float" office:value="0.0580899177594284" calcext:value-type="float">
            <text:p>0.058089917759429</text:p>
          </table:table-cell>
          <table:table-cell office:value-type="float" office:value="0.0496149693477592" calcext:value-type="float">
            <text:p>0.049614969347759</text:p>
          </table:table-cell>
          <table:table-cell office:value-type="float" office:value="0.0348204280256226" calcext:value-type="float">
            <text:p>0.034820428025623</text:p>
          </table:table-cell>
          <table:table-cell office:value-type="float" office:value="0.00230936894351707" calcext:value-type="float">
            <text:p>0.002309368943517</text:p>
          </table:table-cell>
          <table:table-cell office:value-type="float" office:value="-0.0136297083343818" calcext:value-type="float">
            <text:p>-0.013629708334382</text:p>
          </table:table-cell>
          <table:table-cell office:value-type="float" office:value="-6.98045137310561" calcext:value-type="float">
            <text:p>-6.98045137310561</text:p>
          </table:table-cell>
        </table:table-row>
        <table:table-row table:style-name="ro1">
          <table:table-cell office:value-type="float" office:value="0.578959017943811" calcext:value-type="float">
            <text:p>0.578959017943811</text:p>
          </table:table-cell>
          <table:table-cell office:value-type="float" office:value="0.72189945786328" calcext:value-type="float">
            <text:p>0.72189945786328</text:p>
          </table:table-cell>
          <table:table-cell office:value-type="float" office:value="0.495731360710862" calcext:value-type="float">
            <text:p>0.495731360710862</text:p>
          </table:table-cell>
          <table:table-cell office:value-type="float" office:value="0.465975933484993" calcext:value-type="float">
            <text:p>0.465975933484993</text:p>
          </table:table-cell>
          <table:table-cell office:value-type="float" office:value="0.875345650528042" calcext:value-type="float">
            <text:p>0.875345650528042</text:p>
          </table:table-cell>
          <table:table-cell office:value-type="float" office:value="0.660415553354249" calcext:value-type="float">
            <text:p>0.660415553354249</text:p>
          </table:table-cell>
          <table:table-cell office:value-type="float" office:value="0.44753150906922" calcext:value-type="float">
            <text:p>0.44753150906922</text:p>
          </table:table-cell>
          <table:table-cell/>
          <table:table-cell office:value-type="float" office:value="0.0667699166934844" calcext:value-type="float">
            <text:p>0.066769916693485</text:p>
          </table:table-cell>
          <table:table-cell office:value-type="float" office:value="0.0662309608585013" calcext:value-type="float">
            <text:p>0.066230960858501</text:p>
          </table:table-cell>
          <table:table-cell office:value-type="float" office:value="0.0465521315041173" calcext:value-type="float">
            <text:p>0.046552131504117</text:p>
          </table:table-cell>
          <table:table-cell office:value-type="float" office:value="0.034472598582772" calcext:value-type="float">
            <text:p>0.034472598582772</text:p>
          </table:table-cell>
          <table:table-cell office:value-type="float" office:value="0.00440778369667494" calcext:value-type="float">
            <text:p>0.004407783696675</text:p>
          </table:table-cell>
          <table:table-cell office:value-type="float" office:value="-0.00919224218761987" calcext:value-type="float">
            <text:p>-0.00919224218762</text:p>
          </table:table-cell>
          <table:table-cell office:value-type="float" office:value="-6.98099337419077" calcext:value-type="float">
            <text:p>-6.98099337419077</text:p>
          </table:table-cell>
        </table:table-row>
        <table:table-row table:style-name="ro1">
          <table:table-cell office:value-type="float" office:value="0.193636680954997" calcext:value-type="float">
            <text:p>0.193636680954997</text:p>
          </table:table-cell>
          <table:table-cell office:value-type="float" office:value="0.773303511345312" calcext:value-type="float">
            <text:p>0.773303511345312</text:p>
          </table:table-cell>
          <table:table-cell office:value-type="float" office:value="0.556203945434745" calcext:value-type="float">
            <text:p>0.556203945434745</text:p>
          </table:table-cell>
          <table:table-cell office:value-type="float" office:value="0.00123003679288669" calcext:value-type="float">
            <text:p>0.001230036792887</text:p>
          </table:table-cell>
          <table:table-cell office:value-type="float" office:value="0.746073295934352" calcext:value-type="float">
            <text:p>0.746073295934352</text:p>
          </table:table-cell>
          <table:table-cell office:value-type="float" office:value="0.0412558102965506" calcext:value-type="float">
            <text:p>0.041255810296551</text:p>
          </table:table-cell>
          <table:table-cell office:value-type="float" office:value="0.396139688901431" calcext:value-type="float">
            <text:p>0.396139688901431</text:p>
          </table:table-cell>
          <table:table-cell/>
          <table:table-cell office:value-type="float" office:value="0.0698002782009731" calcext:value-type="float">
            <text:p>0.069800278200973</text:p>
          </table:table-cell>
          <table:table-cell office:value-type="float" office:value="0.0666812705266774" calcext:value-type="float">
            <text:p>0.066681270526677</text:p>
          </table:table-cell>
          <table:table-cell office:value-type="float" office:value="0.0421249650681478" calcext:value-type="float">
            <text:p>0.042124965068148</text:p>
          </table:table-cell>
          <table:table-cell office:value-type="float" office:value="0.025864284395179" calcext:value-type="float">
            <text:p>0.025864284395179</text:p>
          </table:table-cell>
          <table:table-cell office:value-type="float" office:value="0.0117842848311143" calcext:value-type="float">
            <text:p>0.011784284831114</text:p>
          </table:table-cell>
          <table:table-cell office:value-type="float" office:value="-0.00441093550378201" calcext:value-type="float">
            <text:p>-0.004410935503782</text:p>
          </table:table-cell>
          <table:table-cell office:value-type="float" office:value="-6.993953124549" calcext:value-type="float">
            <text:p>-6.993953124549</text:p>
          </table:table-cell>
        </table:table-row>
        <table:table-row table:style-name="ro1">
          <table:table-cell office:value-type="float" office:value="0.94334989180392" calcext:value-type="float">
            <text:p>0.94334989180392</text:p>
          </table:table-cell>
          <table:table-cell office:value-type="float" office:value="0.53887743953535" calcext:value-type="float">
            <text:p>0.53887743953535</text:p>
          </table:table-cell>
          <table:table-cell office:value-type="float" office:value="0.530786540680243" calcext:value-type="float">
            <text:p>0.530786540680243</text:p>
          </table:table-cell>
          <table:table-cell office:value-type="float" office:value="0.901159806147619" calcext:value-type="float">
            <text:p>0.901159806147619</text:p>
          </table:table-cell>
          <table:table-cell office:value-type="float" office:value="0.101225169281213" calcext:value-type="float">
            <text:p>0.101225169281213</text:p>
          </table:table-cell>
          <table:table-cell office:value-type="float" office:value="0.248556851882633" calcext:value-type="float">
            <text:p>0.248556851882633</text:p>
          </table:table-cell>
          <table:table-cell office:value-type="float" office:value="0.0128320566295159" calcext:value-type="float">
            <text:p>0.012832056629516</text:p>
          </table:table-cell>
          <table:table-cell/>
          <table:table-cell office:value-type="float" office:value="0.0646983338285927" calcext:value-type="float">
            <text:p>0.064698333828593</text:p>
          </table:table-cell>
          <table:table-cell office:value-type="float" office:value="0.0558644216183986" calcext:value-type="float">
            <text:p>0.055864421618399</text:p>
          </table:table-cell>
          <table:table-cell office:value-type="float" office:value="0.0547554724882868" calcext:value-type="float">
            <text:p>0.054755472488287</text:p>
          </table:table-cell>
          <table:table-cell office:value-type="float" office:value="0.0314507323051646" calcext:value-type="float">
            <text:p>0.031450732305165</text:p>
          </table:table-cell>
          <table:table-cell office:value-type="float" office:value="0.00725205134993095" calcext:value-type="float">
            <text:p>0.007252051349931</text:p>
          </table:table-cell>
          <table:table-cell office:value-type="float" office:value="-0.0109515842872065" calcext:value-type="float">
            <text:p>-0.010951584287207</text:p>
          </table:table-cell>
          <table:table-cell office:value-type="float" office:value="-7.00650062909783" calcext:value-type="float">
            <text:p>-7.00650062909783</text:p>
          </table:table-cell>
        </table:table-row>
        <table:table-row table:style-name="ro1">
          <table:table-cell office:value-type="float" office:value="0.559308469810913" calcext:value-type="float">
            <text:p>0.559308469810913</text:p>
          </table:table-cell>
          <table:table-cell office:value-type="float" office:value="0.266041709865219" calcext:value-type="float">
            <text:p>0.266041709865219</text:p>
          </table:table-cell>
          <table:table-cell office:value-type="float" office:value="0.905135107102427" calcext:value-type="float">
            <text:p>0.905135107102427</text:p>
          </table:table-cell>
          <table:table-cell office:value-type="float" office:value="0.58300977687393" calcext:value-type="float">
            <text:p>0.58300977687393</text:p>
          </table:table-cell>
          <table:table-cell office:value-type="float" office:value="0.0232164075090786" calcext:value-type="float">
            <text:p>0.023216407509079</text:p>
          </table:table-cell>
          <table:table-cell office:value-type="float" office:value="0.0119765742736698" calcext:value-type="float">
            <text:p>0.01197657427367</text:p>
          </table:table-cell>
          <table:table-cell office:value-type="float" office:value="0.337579937017189" calcext:value-type="float">
            <text:p>0.337579937017189</text:p>
          </table:table-cell>
          <table:table-cell/>
          <table:table-cell office:value-type="float" office:value="0.067361587425352" calcext:value-type="float">
            <text:p>0.067361587425352</text:p>
          </table:table-cell>
          <table:table-cell office:value-type="float" office:value="0.0587759656812183" calcext:value-type="float">
            <text:p>0.058775965681218</text:p>
          </table:table-cell>
          <table:table-cell office:value-type="float" office:value="0.0469433545821236" calcext:value-type="float">
            <text:p>0.046943354582124</text:p>
          </table:table-cell>
          <table:table-cell office:value-type="float" office:value="0.0273490225242632" calcext:value-type="float">
            <text:p>0.027349022524263</text:p>
          </table:table-cell>
          <table:table-cell office:value-type="float" office:value="0.0127176784117026" calcext:value-type="float">
            <text:p>0.012717678411703</text:p>
          </table:table-cell>
          <table:table-cell office:value-type="float" office:value="-0.00238884612387911" calcext:value-type="float">
            <text:p>-0.002388846123879</text:p>
          </table:table-cell>
          <table:table-cell office:value-type="float" office:value="-7.00764659985448" calcext:value-type="float">
            <text:p>-7.00764659985448</text:p>
          </table:table-cell>
        </table:table-row>
        <table:table-row table:style-name="ro1">
          <table:table-cell office:value-type="float" office:value="0.726711849282374" calcext:value-type="float">
            <text:p>0.726711849282374</text:p>
          </table:table-cell>
          <table:table-cell office:value-type="float" office:value="0.396577536423511" calcext:value-type="float">
            <text:p>0.396577536423511</text:p>
          </table:table-cell>
          <table:table-cell office:value-type="float" office:value="0.522691707899638" calcext:value-type="float">
            <text:p>0.522691707899638</text:p>
          </table:table-cell>
          <table:table-cell office:value-type="float" office:value="0.309924444589149" calcext:value-type="float">
            <text:p>0.309924444589149</text:p>
          </table:table-cell>
          <table:table-cell office:value-type="float" office:value="0.894649862806474" calcext:value-type="float">
            <text:p>0.894649862806474</text:p>
          </table:table-cell>
          <table:table-cell office:value-type="float" office:value="0.820840366856561" calcext:value-type="float">
            <text:p>0.820840366856561</text:p>
          </table:table-cell>
          <table:table-cell office:value-type="float" office:value="0.699292716364229" calcext:value-type="float">
            <text:p>0.699292716364229</text:p>
          </table:table-cell>
          <table:table-cell/>
          <table:table-cell office:value-type="float" office:value="0.073553163277239" calcext:value-type="float">
            <text:p>0.073553163277239</text:p>
          </table:table-cell>
          <table:table-cell office:value-type="float" office:value="0.0612677025878562" calcext:value-type="float">
            <text:p>0.061267702587856</text:p>
          </table:table-cell>
          <table:table-cell office:value-type="float" office:value="0.0456757857806435" calcext:value-type="float">
            <text:p>0.045675785780644</text:p>
          </table:table-cell>
          <table:table-cell office:value-type="float" office:value="0.0258684088852511" calcext:value-type="float">
            <text:p>0.025868408885251</text:p>
          </table:table-cell>
          <table:table-cell office:value-type="float" office:value="0.00528461898127333" calcext:value-type="float">
            <text:p>0.005284618981273</text:p>
          </table:table-cell>
          <table:table-cell office:value-type="float" office:value="-0.00472975037475316" calcext:value-type="float">
            <text:p>-0.004729750374753</text:p>
          </table:table-cell>
          <table:table-cell office:value-type="float" office:value="-7.01454454989786" calcext:value-type="float">
            <text:p>-7.01454454989786</text:p>
          </table:table-cell>
        </table:table-row>
        <table:table-row table:style-name="ro1">
          <table:table-cell office:value-type="float" office:value="0.910718774764423" calcext:value-type="float">
            <text:p>0.910718774764423</text:p>
          </table:table-cell>
          <table:table-cell office:value-type="float" office:value="0.238655349747723" calcext:value-type="float">
            <text:p>0.238655349747723</text:p>
          </table:table-cell>
          <table:table-cell office:value-type="float" office:value="0.868337376366569" calcext:value-type="float">
            <text:p>0.868337376366569</text:p>
          </table:table-cell>
          <table:table-cell office:value-type="float" office:value="0.661055366645437" calcext:value-type="float">
            <text:p>0.661055366645437</text:p>
          </table:table-cell>
          <table:table-cell office:value-type="float" office:value="0.0879619676876852" calcext:value-type="float">
            <text:p>0.087961967687685</text:p>
          </table:table-cell>
          <table:table-cell office:value-type="float" office:value="0.305118281074494" calcext:value-type="float">
            <text:p>0.305118281074494</text:p>
          </table:table-cell>
          <table:table-cell office:value-type="float" office:value="0.551333429610582" calcext:value-type="float">
            <text:p>0.551333429610582</text:p>
          </table:table-cell>
          <table:table-cell/>
          <table:table-cell office:value-type="float" office:value="0.0754927079460926" calcext:value-type="float">
            <text:p>0.075492707946093</text:p>
          </table:table-cell>
          <table:table-cell office:value-type="float" office:value="0.0598194118065338" calcext:value-type="float">
            <text:p>0.059819411806534</text:p>
          </table:table-cell>
          <table:table-cell office:value-type="float" office:value="0.0473190904545958" calcext:value-type="float">
            <text:p>0.047319090454596</text:p>
          </table:table-cell>
          <table:table-cell office:value-type="float" office:value="0.0255484539893682" calcext:value-type="float">
            <text:p>0.025548453989368</text:p>
          </table:table-cell>
          <table:table-cell office:value-type="float" office:value="0.0043747549082258" calcext:value-type="float">
            <text:p>0.004374754908226</text:p>
          </table:table-cell>
          <table:table-cell office:value-type="float" office:value="-0.0140773676252333" calcext:value-type="float">
            <text:p>-0.014077367625233</text:p>
          </table:table-cell>
          <table:table-cell office:value-type="float" office:value="-7.02089628319882" calcext:value-type="float">
            <text:p>-7.02089628319882</text:p>
          </table:table-cell>
        </table:table-row>
        <table:table-row table:style-name="ro1">
          <table:table-cell office:value-type="float" office:value="0.628898587025791" calcext:value-type="float">
            <text:p>0.628898587025791</text:p>
          </table:table-cell>
          <table:table-cell office:value-type="float" office:value="0.930235101276049" calcext:value-type="float">
            <text:p>0.930235101276049</text:p>
          </table:table-cell>
          <table:table-cell office:value-type="float" office:value="0.797507620096601" calcext:value-type="float">
            <text:p>0.797507620096601</text:p>
          </table:table-cell>
          <table:table-cell office:value-type="float" office:value="0.238550109522246" calcext:value-type="float">
            <text:p>0.238550109522246</text:p>
          </table:table-cell>
          <table:table-cell office:value-type="float" office:value="0.490677333706586" calcext:value-type="float">
            <text:p>0.490677333706586</text:p>
          </table:table-cell>
          <table:table-cell office:value-type="float" office:value="0.32170683853431" calcext:value-type="float">
            <text:p>0.32170683853431</text:p>
          </table:table-cell>
          <table:table-cell office:value-type="float" office:value="0.744865389378852" calcext:value-type="float">
            <text:p>0.744865389378852</text:p>
          </table:table-cell>
          <table:table-cell/>
          <table:table-cell office:value-type="float" office:value="0.0642803574654127" calcext:value-type="float">
            <text:p>0.064280357465413</text:p>
          </table:table-cell>
          <table:table-cell office:value-type="float" office:value="0.0621696858518068" calcext:value-type="float">
            <text:p>0.062169685851807</text:p>
          </table:table-cell>
          <table:table-cell office:value-type="float" office:value="0.0482576979370125" calcext:value-type="float">
            <text:p>0.048257697937013</text:p>
          </table:table-cell>
          <table:table-cell office:value-type="float" office:value="0.0255884601958393" calcext:value-type="float">
            <text:p>0.025588460195839</text:p>
          </table:table-cell>
          <table:table-cell office:value-type="float" office:value="0.0038183499005405" calcext:value-type="float">
            <text:p>0.003818349900541</text:p>
          </table:table-cell>
          <table:table-cell office:value-type="float" office:value="-0.0139502650899198" calcext:value-type="float">
            <text:p>-0.01395026508992</text:p>
          </table:table-cell>
          <table:table-cell office:value-type="float" office:value="-7.02668295098815" calcext:value-type="float">
            <text:p>-7.02668295098815</text:p>
          </table:table-cell>
        </table:table-row>
        <table:table-row table:style-name="ro1">
          <table:table-cell office:value-type="float" office:value="0.2856642024117" calcext:value-type="float">
            <text:p>0.2856642024117</text:p>
          </table:table-cell>
          <table:table-cell office:value-type="float" office:value="0.66103143173649" calcext:value-type="float">
            <text:p>0.66103143173649</text:p>
          </table:table-cell>
          <table:table-cell office:value-type="float" office:value="0.711952574321207" calcext:value-type="float">
            <text:p>0.711952574321207</text:p>
          </table:table-cell>
          <table:table-cell office:value-type="float" office:value="0.650828632136372" calcext:value-type="float">
            <text:p>0.650828632136372</text:p>
          </table:table-cell>
          <table:table-cell office:value-type="float" office:value="0.590598290313366" calcext:value-type="float">
            <text:p>0.590598290313366</text:p>
          </table:table-cell>
          <table:table-cell office:value-type="float" office:value="0.911216256999088" calcext:value-type="float">
            <text:p>0.911216256999088</text:p>
          </table:table-cell>
          <table:table-cell office:value-type="float" office:value="0.628254755665237" calcext:value-type="float">
            <text:p>0.628254755665237</text:p>
          </table:table-cell>
          <table:table-cell/>
          <table:table-cell office:value-type="float" office:value="0.0699683732479581" calcext:value-type="float">
            <text:p>0.069968373247958</text:p>
          </table:table-cell>
          <table:table-cell office:value-type="float" office:value="0.0621385629867525" calcext:value-type="float">
            <text:p>0.062138562986753</text:p>
          </table:table-cell>
          <table:table-cell office:value-type="float" office:value="0.0465490037144356" calcext:value-type="float">
            <text:p>0.046549003714436</text:p>
          </table:table-cell>
          <table:table-cell office:value-type="float" office:value="0.0321628194843541" calcext:value-type="float">
            <text:p>0.032162819484354</text:p>
          </table:table-cell>
          <table:table-cell office:value-type="float" office:value="0.0061253237508162" calcext:value-type="float">
            <text:p>0.006125323750816</text:p>
          </table:table-cell>
          <table:table-cell office:value-type="float" office:value="-0.0183403098023698" calcext:value-type="float">
            <text:p>-0.01834030980237</text:p>
          </table:table-cell>
          <table:table-cell office:value-type="float" office:value="-7.02875481457075" calcext:value-type="float">
            <text:p>-7.02875481457075</text:p>
          </table:table-cell>
        </table:table-row>
        <table:table-row table:style-name="ro1">
          <table:table-cell office:value-type="float" office:value="0.933022793103929" calcext:value-type="float">
            <text:p>0.933022793103929</text:p>
          </table:table-cell>
          <table:table-cell office:value-type="float" office:value="0.698584837832357" calcext:value-type="float">
            <text:p>0.698584837832357</text:p>
          </table:table-cell>
          <table:table-cell office:value-type="float" office:value="0.16248889119919" calcext:value-type="float">
            <text:p>0.16248889119919</text:p>
          </table:table-cell>
          <table:table-cell office:value-type="float" office:value="0.375969814898231" calcext:value-type="float">
            <text:p>0.375969814898231</text:p>
          </table:table-cell>
          <table:table-cell office:value-type="float" office:value="0.604011900463133" calcext:value-type="float">
            <text:p>0.604011900463133</text:p>
          </table:table-cell>
          <table:table-cell office:value-type="float" office:value="0.698979925198115" calcext:value-type="float">
            <text:p>0.698979925198115</text:p>
          </table:table-cell>
          <table:table-cell office:value-type="float" office:value="0.471912575593775" calcext:value-type="float">
            <text:p>0.471912575593775</text:p>
          </table:table-cell>
          <table:table-cell/>
          <table:table-cell office:value-type="float" office:value="0.0670949065242834" calcext:value-type="float">
            <text:p>0.067094906524283</text:p>
          </table:table-cell>
          <table:table-cell office:value-type="float" office:value="0.0532468049231233" calcext:value-type="float">
            <text:p>0.053246804923123</text:p>
          </table:table-cell>
          <table:table-cell office:value-type="float" office:value="0.0456338852983389" calcext:value-type="float">
            <text:p>0.045633885298339</text:p>
          </table:table-cell>
          <table:table-cell office:value-type="float" office:value="0.0308890698222481" calcext:value-type="float">
            <text:p>0.030889069822248</text:p>
          </table:table-cell>
          <table:table-cell office:value-type="float" office:value="0.00785071318349217" calcext:value-type="float">
            <text:p>0.007850713183492</text:p>
          </table:table-cell>
          <table:table-cell office:value-type="float" office:value="-0.00942793322384805" calcext:value-type="float">
            <text:p>-0.009427933223848</text:p>
          </table:table-cell>
          <table:table-cell office:value-type="float" office:value="-7.03717335127782" calcext:value-type="float">
            <text:p>-7.03717335127782</text:p>
          </table:table-cell>
        </table:table-row>
        <table:table-row table:style-name="ro1">
          <table:table-cell office:value-type="float" office:value="0.120073930053832" calcext:value-type="float">
            <text:p>0.120073930053832</text:p>
          </table:table-cell>
          <table:table-cell office:value-type="float" office:value="0.0603228365903475" calcext:value-type="float">
            <text:p>0.060322836590348</text:p>
          </table:table-cell>
          <table:table-cell office:value-type="float" office:value="0.85972796671912" calcext:value-type="float">
            <text:p>0.85972796671912</text:p>
          </table:table-cell>
          <table:table-cell office:value-type="float" office:value="0.999627830062252" calcext:value-type="float">
            <text:p>0.999627830062252</text:p>
          </table:table-cell>
          <table:table-cell office:value-type="float" office:value="0.0808562079543185" calcext:value-type="float">
            <text:p>0.080856207954319</text:p>
          </table:table-cell>
          <table:table-cell office:value-type="float" office:value="0.291225443303652" calcext:value-type="float">
            <text:p>0.291225443303652</text:p>
          </table:table-cell>
          <table:table-cell office:value-type="float" office:value="0.349378627230776" calcext:value-type="float">
            <text:p>0.349378627230776</text:p>
          </table:table-cell>
          <table:table-cell/>
          <table:table-cell office:value-type="float" office:value="0.0664028695085268" calcext:value-type="float">
            <text:p>0.066402869508527</text:p>
          </table:table-cell>
          <table:table-cell office:value-type="float" office:value="0.0656230730186533" calcext:value-type="float">
            <text:p>0.065623073018653</text:p>
          </table:table-cell>
          <table:table-cell office:value-type="float" office:value="0.0501229636795334" calcext:value-type="float">
            <text:p>0.050122963679533</text:p>
          </table:table-cell>
          <table:table-cell office:value-type="float" office:value="0.0241431151061941" calcext:value-type="float">
            <text:p>0.024143115106194</text:p>
          </table:table-cell>
          <table:table-cell office:value-type="float" office:value="0.00262861822267438" calcext:value-type="float">
            <text:p>0.002628618222674</text:p>
          </table:table-cell>
          <table:table-cell office:value-type="float" office:value="-0.00865361796053135" calcext:value-type="float">
            <text:p>-0.008653617960531</text:p>
          </table:table-cell>
          <table:table-cell office:value-type="float" office:value="-7.03796616244417" calcext:value-type="float">
            <text:p>-7.03796616244417</text:p>
          </table:table-cell>
        </table:table-row>
        <table:table-row table:style-name="ro1">
          <table:table-cell office:value-type="float" office:value="0.95889896281168" calcext:value-type="float">
            <text:p>0.95889896281168</text:p>
          </table:table-cell>
          <table:table-cell office:value-type="float" office:value="0.0714978168968758" calcext:value-type="float">
            <text:p>0.071497816896876</text:p>
          </table:table-cell>
          <table:table-cell office:value-type="float" office:value="0.670086993693478" calcext:value-type="float">
            <text:p>0.670086993693478</text:p>
          </table:table-cell>
          <table:table-cell office:value-type="float" office:value="0.794414385257066" calcext:value-type="float">
            <text:p>0.794414385257066</text:p>
          </table:table-cell>
          <table:table-cell office:value-type="float" office:value="0.122777196274754" calcext:value-type="float">
            <text:p>0.122777196274754</text:p>
          </table:table-cell>
          <table:table-cell office:value-type="float" office:value="0.835237895834486" calcext:value-type="float">
            <text:p>0.835237895834486</text:p>
          </table:table-cell>
          <table:table-cell office:value-type="float" office:value="0.0439338380124186" calcext:value-type="float">
            <text:p>0.043933838012419</text:p>
          </table:table-cell>
          <table:table-cell/>
          <table:table-cell office:value-type="float" office:value="0.0669127033031421" calcext:value-type="float">
            <text:p>0.066912703303142</text:p>
          </table:table-cell>
          <table:table-cell office:value-type="float" office:value="0.058936088489973" calcext:value-type="float">
            <text:p>0.058936088489973</text:p>
          </table:table-cell>
          <table:table-cell office:value-type="float" office:value="0.0447000569611428" calcext:value-type="float">
            <text:p>0.044700056961143</text:p>
          </table:table-cell>
          <table:table-cell office:value-type="float" office:value="0.0292488679402804" calcext:value-type="float">
            <text:p>0.02924886794028</text:p>
          </table:table-cell>
          <table:table-cell office:value-type="float" office:value="0.00646597942547231" calcext:value-type="float">
            <text:p>0.006465979425472</text:p>
          </table:table-cell>
          <table:table-cell office:value-type="float" office:value="-0.0092407954310772" calcext:value-type="float">
            <text:p>-0.009240795431077</text:p>
          </table:table-cell>
          <table:table-cell office:value-type="float" office:value="-7.05147778763037" calcext:value-type="float">
            <text:p>-7.05147778763037</text:p>
          </table:table-cell>
        </table:table-row>
        <table:table-row table:style-name="ro1">
          <table:table-cell office:value-type="float" office:value="0.729719254356065" calcext:value-type="float">
            <text:p>0.729719254356065</text:p>
          </table:table-cell>
          <table:table-cell office:value-type="float" office:value="0.292740612544336" calcext:value-type="float">
            <text:p>0.292740612544336</text:p>
          </table:table-cell>
          <table:table-cell office:value-type="float" office:value="0.691269731648071" calcext:value-type="float">
            <text:p>0.691269731648071</text:p>
          </table:table-cell>
          <table:table-cell office:value-type="float" office:value="0.820157005778579" calcext:value-type="float">
            <text:p>0.820157005778579</text:p>
          </table:table-cell>
          <table:table-cell office:value-type="float" office:value="0.336318595632828" calcext:value-type="float">
            <text:p>0.336318595632828</text:p>
          </table:table-cell>
          <table:table-cell office:value-type="float" office:value="0.927233899945174" calcext:value-type="float">
            <text:p>0.927233899945174</text:p>
          </table:table-cell>
          <table:table-cell office:value-type="float" office:value="0.175591459229996" calcext:value-type="float">
            <text:p>0.175591459229996</text:p>
          </table:table-cell>
          <table:table-cell/>
          <table:table-cell office:value-type="float" office:value="0.0708013994096898" calcext:value-type="float">
            <text:p>0.07080139940969</text:p>
          </table:table-cell>
          <table:table-cell office:value-type="float" office:value="0.0601408455500995" calcext:value-type="float">
            <text:p>0.0601408455501</text:p>
          </table:table-cell>
          <table:table-cell office:value-type="float" office:value="0.039594916379176" calcext:value-type="float">
            <text:p>0.039594916379176</text:p>
          </table:table-cell>
          <table:table-cell office:value-type="float" office:value="0.02452900564033" calcext:value-type="float">
            <text:p>0.02452900564033</text:p>
          </table:table-cell>
          <table:table-cell office:value-type="float" office:value="0.0028158875432714" calcext:value-type="float">
            <text:p>0.002815887543271</text:p>
          </table:table-cell>
          <table:table-cell office:value-type="float" office:value="-0.00373626776636847" calcext:value-type="float">
            <text:p>-0.003736267766368</text:p>
          </table:table-cell>
          <table:table-cell office:value-type="float" office:value="-7.05707838863781" calcext:value-type="float">
            <text:p>-7.05707838863781</text:p>
          </table:table-cell>
        </table:table-row>
        <table:table-row table:style-name="ro1">
          <table:table-cell office:value-type="float" office:value="0.170977643248971" calcext:value-type="float">
            <text:p>0.170977643248971</text:p>
          </table:table-cell>
          <table:table-cell office:value-type="float" office:value="0.249514448171172" calcext:value-type="float">
            <text:p>0.249514448171172</text:p>
          </table:table-cell>
          <table:table-cell office:value-type="float" office:value="0.188596347300686" calcext:value-type="float">
            <text:p>0.188596347300686</text:p>
          </table:table-cell>
          <table:table-cell office:value-type="float" office:value="0.892002064561043" calcext:value-type="float">
            <text:p>0.892002064561043</text:p>
          </table:table-cell>
          <table:table-cell office:value-type="float" office:value="0.539188043558989" calcext:value-type="float">
            <text:p>0.539188043558989</text:p>
          </table:table-cell>
          <table:table-cell office:value-type="float" office:value="0.867455524789804" calcext:value-type="float">
            <text:p>0.867455524789804</text:p>
          </table:table-cell>
          <table:table-cell office:value-type="float" office:value="0.24832068304188" calcext:value-type="float">
            <text:p>0.24832068304188</text:p>
          </table:table-cell>
          <table:table-cell/>
          <table:table-cell office:value-type="float" office:value="0.0656604984469398" calcext:value-type="float">
            <text:p>0.06566049844694</text:p>
          </table:table-cell>
          <table:table-cell office:value-type="float" office:value="0.0587743807543242" calcext:value-type="float">
            <text:p>0.058774380754324</text:p>
          </table:table-cell>
          <table:table-cell office:value-type="float" office:value="0.0472127674189709" calcext:value-type="float">
            <text:p>0.047212767418971</text:p>
          </table:table-cell>
          <table:table-cell office:value-type="float" office:value="0.0270802781061757" calcext:value-type="float">
            <text:p>0.027080278106176</text:p>
          </table:table-cell>
          <table:table-cell office:value-type="float" office:value="0.00554180422741062" calcext:value-type="float">
            <text:p>0.005541804227411</text:p>
          </table:table-cell>
          <table:table-cell office:value-type="float" office:value="-0.00660379246583666" calcext:value-type="float">
            <text:p>-0.006603792465837</text:p>
          </table:table-cell>
          <table:table-cell office:value-type="float" office:value="-7.06437657601913" calcext:value-type="float">
            <text:p>-7.06437657601913</text:p>
          </table:table-cell>
        </table:table-row>
        <table:table-row table:style-name="ro1">
          <table:table-cell office:value-type="float" office:value="0.557952413454592" calcext:value-type="float">
            <text:p>0.557952413454592</text:p>
          </table:table-cell>
          <table:table-cell office:value-type="float" office:value="0.151476271563129" calcext:value-type="float">
            <text:p>0.151476271563129</text:p>
          </table:table-cell>
          <table:table-cell office:value-type="float" office:value="0.938127936515932" calcext:value-type="float">
            <text:p>0.938127936515932</text:p>
          </table:table-cell>
          <table:table-cell office:value-type="float" office:value="0.508760032502519" calcext:value-type="float">
            <text:p>0.508760032502519</text:p>
          </table:table-cell>
          <table:table-cell office:value-type="float" office:value="0.118592451704356" calcext:value-type="float">
            <text:p>0.118592451704356</text:p>
          </table:table-cell>
          <table:table-cell office:value-type="float" office:value="0.951575058722527" calcext:value-type="float">
            <text:p>0.951575058722527</text:p>
          </table:table-cell>
          <table:table-cell office:value-type="float" office:value="0.461738339325933" calcext:value-type="float">
            <text:p>0.461738339325933</text:p>
          </table:table-cell>
          <table:table-cell/>
          <table:table-cell office:value-type="float" office:value="0.0723186568614863" calcext:value-type="float">
            <text:p>0.072318656861486</text:p>
          </table:table-cell>
          <table:table-cell office:value-type="float" office:value="0.0609965287902849" calcext:value-type="float">
            <text:p>0.060996528790285</text:p>
          </table:table-cell>
          <table:table-cell office:value-type="float" office:value="0.042239787291332" calcext:value-type="float">
            <text:p>0.042239787291332</text:p>
          </table:table-cell>
          <table:table-cell office:value-type="float" office:value="0.0268513163923486" calcext:value-type="float">
            <text:p>0.026851316392349</text:p>
          </table:table-cell>
          <table:table-cell office:value-type="float" office:value="0.00664430374756258" calcext:value-type="float">
            <text:p>0.006644303747563</text:p>
          </table:table-cell>
          <table:table-cell office:value-type="float" office:value="-0.0186761473587741" calcext:value-type="float">
            <text:p>-0.018676147358774</text:p>
          </table:table-cell>
          <table:table-cell office:value-type="float" office:value="-7.06635808324647" calcext:value-type="float">
            <text:p>-7.06635808324647</text:p>
          </table:table-cell>
        </table:table-row>
        <table:table-row table:style-name="ro1">
          <table:table-cell office:value-type="float" office:value="0.0332880723956543" calcext:value-type="float">
            <text:p>0.033288072395654</text:p>
          </table:table-cell>
          <table:table-cell office:value-type="float" office:value="0.519377519876738" calcext:value-type="float">
            <text:p>0.519377519876738</text:p>
          </table:table-cell>
          <table:table-cell office:value-type="float" office:value="0.0986457871542967" calcext:value-type="float">
            <text:p>0.098645787154297</text:p>
          </table:table-cell>
          <table:table-cell office:value-type="float" office:value="0.850318567105347" calcext:value-type="float">
            <text:p>0.850318567105347</text:p>
          </table:table-cell>
          <table:table-cell office:value-type="float" office:value="0.018341429614991" calcext:value-type="float">
            <text:p>0.018341429614991</text:p>
          </table:table-cell>
          <table:table-cell office:value-type="float" office:value="0.960633248411527" calcext:value-type="float">
            <text:p>0.960633248411527</text:p>
          </table:table-cell>
          <table:table-cell office:value-type="float" office:value="0.344778277846898" calcext:value-type="float">
            <text:p>0.344778277846898</text:p>
          </table:table-cell>
          <table:table-cell/>
          <table:table-cell office:value-type="float" office:value="0.0725028366843573" calcext:value-type="float">
            <text:p>0.072502836684357</text:p>
          </table:table-cell>
          <table:table-cell office:value-type="float" office:value="0.0514989593674755" calcext:value-type="float">
            <text:p>0.051498959367476</text:p>
          </table:table-cell>
          <table:table-cell office:value-type="float" office:value="0.0404057865662441" calcext:value-type="float">
            <text:p>0.040405786566244</text:p>
          </table:table-cell>
          <table:table-cell office:value-type="float" office:value="0.0386525510501364" calcext:value-type="float">
            <text:p>0.038652551050136</text:p>
          </table:table-cell>
          <table:table-cell office:value-type="float" office:value="0.00301215573791988" calcext:value-type="float">
            <text:p>0.00301215573792</text:p>
          </table:table-cell>
          <table:table-cell office:value-type="float" office:value="-0.0114849054237917" calcext:value-type="float">
            <text:p>-0.011484905423792</text:p>
          </table:table-cell>
          <table:table-cell office:value-type="float" office:value="-7.06850040795156" calcext:value-type="float">
            <text:p>-7.06850040795156</text:p>
          </table:table-cell>
        </table:table-row>
        <table:table-row table:style-name="ro1">
          <table:table-cell office:value-type="float" office:value="0.349983734282832" calcext:value-type="float">
            <text:p>0.349983734282832</text:p>
          </table:table-cell>
          <table:table-cell office:value-type="float" office:value="0.655992365621841" calcext:value-type="float">
            <text:p>0.655992365621841</text:p>
          </table:table-cell>
          <table:table-cell office:value-type="float" office:value="0.686374141721522" calcext:value-type="float">
            <text:p>0.686374141721522</text:p>
          </table:table-cell>
          <table:table-cell office:value-type="float" office:value="0.0123783530548764" calcext:value-type="float">
            <text:p>0.012378353054877</text:p>
          </table:table-cell>
          <table:table-cell office:value-type="float" office:value="0.262795616560163" calcext:value-type="float">
            <text:p>0.262795616560163</text:p>
          </table:table-cell>
          <table:table-cell office:value-type="float" office:value="0.964409235136071" calcext:value-type="float">
            <text:p>0.964409235136071</text:p>
          </table:table-cell>
          <table:table-cell office:value-type="float" office:value="0.475025878249932" calcext:value-type="float">
            <text:p>0.475025878249932</text:p>
          </table:table-cell>
          <table:table-cell/>
          <table:table-cell office:value-type="float" office:value="0.0652070027283296" calcext:value-type="float">
            <text:p>0.06520700272833</text:p>
          </table:table-cell>
          <table:table-cell office:value-type="float" office:value="0.0592286821048398" calcext:value-type="float">
            <text:p>0.05922868210484</text:p>
          </table:table-cell>
          <table:table-cell office:value-type="float" office:value="0.0495177010299075" calcext:value-type="float">
            <text:p>0.049517701029908</text:p>
          </table:table-cell>
          <table:table-cell office:value-type="float" office:value="0.0293124844306622" calcext:value-type="float">
            <text:p>0.029312484430662</text:p>
          </table:table-cell>
          <table:table-cell office:value-type="float" office:value="0.00479066801902144" calcext:value-type="float">
            <text:p>0.004790668019021</text:p>
          </table:table-cell>
          <table:table-cell office:value-type="float" office:value="-0.00199638654505112" calcext:value-type="float">
            <text:p>-0.001996386545051</text:p>
          </table:table-cell>
          <table:table-cell office:value-type="float" office:value="-7.07552883769953" calcext:value-type="float">
            <text:p>-7.07552883769953</text:p>
          </table:table-cell>
        </table:table-row>
        <table:table-row table:style-name="ro1">
          <table:table-cell office:value-type="float" office:value="0.902635056429812" calcext:value-type="float">
            <text:p>0.902635056429812</text:p>
          </table:table-cell>
          <table:table-cell office:value-type="float" office:value="0.663571417340684" calcext:value-type="float">
            <text:p>0.663571417340684</text:p>
          </table:table-cell>
          <table:table-cell office:value-type="float" office:value="0.504725344726023" calcext:value-type="float">
            <text:p>0.504725344726023</text:p>
          </table:table-cell>
          <table:table-cell office:value-type="float" office:value="0.197145912330281" calcext:value-type="float">
            <text:p>0.197145912330281</text:p>
          </table:table-cell>
          <table:table-cell office:value-type="float" office:value="0.183133207607359" calcext:value-type="float">
            <text:p>0.183133207607359</text:p>
          </table:table-cell>
          <table:table-cell office:value-type="float" office:value="0.0590880363639803" calcext:value-type="float">
            <text:p>0.05908803636398</text:p>
          </table:table-cell>
          <table:table-cell office:value-type="float" office:value="0.669999663488094" calcext:value-type="float">
            <text:p>0.669999663488094</text:p>
          </table:table-cell>
          <table:table-cell/>
          <table:table-cell office:value-type="float" office:value="0.0684887785547014" calcext:value-type="float">
            <text:p>0.068488778554702</text:p>
          </table:table-cell>
          <table:table-cell office:value-type="float" office:value="0.0597661285474117" calcext:value-type="float">
            <text:p>0.059766128547412</text:p>
          </table:table-cell>
          <table:table-cell office:value-type="float" office:value="0.0445194935440485" calcext:value-type="float">
            <text:p>0.044519493544049</text:p>
          </table:table-cell>
          <table:table-cell office:value-type="float" office:value="0.0305381412980179" calcext:value-type="float">
            <text:p>0.030538141298018</text:p>
          </table:table-cell>
          <table:table-cell office:value-type="float" office:value="0.00539359861312221" calcext:value-type="float">
            <text:p>0.005393598613122</text:p>
          </table:table-cell>
          <table:table-cell office:value-type="float" office:value="-0.0200923133424891" calcext:value-type="float">
            <text:p>-0.020092313342489</text:p>
          </table:table-cell>
          <table:table-cell office:value-type="float" office:value="-7.07970309492523" calcext:value-type="float">
            <text:p>-7.07970309492523</text:p>
          </table:table-cell>
        </table:table-row>
        <table:table-row table:style-name="ro1">
          <table:table-cell office:value-type="float" office:value="0.477895701780034" calcext:value-type="float">
            <text:p>0.477895701780034</text:p>
          </table:table-cell>
          <table:table-cell office:value-type="float" office:value="0.24594304941766" calcext:value-type="float">
            <text:p>0.24594304941766</text:p>
          </table:table-cell>
          <table:table-cell office:value-type="float" office:value="0.753960933240302" calcext:value-type="float">
            <text:p>0.753960933240302</text:p>
          </table:table-cell>
          <table:table-cell office:value-type="float" office:value="0.951268055684859" calcext:value-type="float">
            <text:p>0.951268055684859</text:p>
          </table:table-cell>
          <table:table-cell office:value-type="float" office:value="0.0640202187171076" calcext:value-type="float">
            <text:p>0.064020218717108</text:p>
          </table:table-cell>
          <table:table-cell office:value-type="float" office:value="0.702217953618582" calcext:value-type="float">
            <text:p>0.702217953618582</text:p>
          </table:table-cell>
          <table:table-cell office:value-type="float" office:value="0.488706590178932" calcext:value-type="float">
            <text:p>0.488706590178932</text:p>
          </table:table-cell>
          <table:table-cell/>
          <table:table-cell office:value-type="float" office:value="0.0665907857452098" calcext:value-type="float">
            <text:p>0.06659078574521</text:p>
          </table:table-cell>
          <table:table-cell office:value-type="float" office:value="0.0621323979163028" calcext:value-type="float">
            <text:p>0.062132397916303</text:p>
          </table:table-cell>
          <table:table-cell office:value-type="float" office:value="0.0470393666440167" calcext:value-type="float">
            <text:p>0.047039366644017</text:p>
          </table:table-cell>
          <table:table-cell office:value-type="float" office:value="0.0306133967461671" calcext:value-type="float">
            <text:p>0.030613396746167</text:p>
          </table:table-cell>
          <table:table-cell office:value-type="float" office:value="0.00379181631899643" calcext:value-type="float">
            <text:p>0.003791816318996</text:p>
          </table:table-cell>
          <table:table-cell office:value-type="float" office:value="-0.00700559761891833" calcext:value-type="float">
            <text:p>-0.007005597618918</text:p>
          </table:table-cell>
          <table:table-cell office:value-type="float" office:value="-7.09401858785663" calcext:value-type="float">
            <text:p>-7.09401858785663</text:p>
          </table:table-cell>
        </table:table-row>
        <table:table-row table:style-name="ro1">
          <table:table-cell table:number-columns-repeated="8"/>
          <table:table-cell table:formula="of:=AVERAGE([.I110:.I205])" office:value-type="float" office:value="0.0721338376680167" calcext:value-type="float">
            <text:p>0.072133837668017</text:p>
          </table:table-cell>
          <table:table-cell table:formula="of:=AVERAGE([.J110:.J205])" office:value-type="float" office:value="0.0622188340245905" calcext:value-type="float">
            <text:p>0.062218834024591</text:p>
          </table:table-cell>
          <table:table-cell table:formula="of:=AVERAGE([.K110:.K205])" office:value-type="float" office:value="0.046971072704182" calcext:value-type="float">
            <text:p>0.046971072704182</text:p>
          </table:table-cell>
          <table:table-cell table:formula="of:=AVERAGE([.L110:.L205])" office:value-type="float" office:value="0.0289042056180129" calcext:value-type="float">
            <text:p>0.028904205618013</text:p>
          </table:table-cell>
          <table:table-cell table:formula="of:=AVERAGE([.M110:.M205])" office:value-type="float" office:value="0.00501135411332811" calcext:value-type="float">
            <text:p>0.005011354113328</text:p>
          </table:table-cell>
          <table:table-cell table:formula="of:=AVERAGE([.N110:.N205])" office:value-type="float" office:value="-0.0114068384120029" calcext:value-type="float">
            <text:p>-0.011406838412003</text:p>
          </table:table-cell>
          <table:table-cell table:formula="of:=AVERAGE([.O110:.O205])" office:value-type="float" office:value="-6.87471195970031" calcext:value-type="float">
            <text:p>-6.87471195970031</text:p>
          </table:table-cell>
        </table:table-row>
        <table:table-row table:style-name="ro1">
          <table:table-cell table:number-columns-repeated="8"/>
          <table:table-cell office:value-type="float" office:value="0.072" calcext:value-type="float">
            <text:p>0.0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6.874" calcext:value-type="float">
            <text:p>-6.8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R(dim, a, b, d, epsilon) = (7, 0.32, 4, 2, 0.1)</text:p>
          </table:table-cell>
          <table:table-cell table:number-columns-repeated="3"/>
          <table:table-cell table:style-name="ce1" office:value-type="float" office:value="0.0005" calcext:value-type="float">
            <text:p>5.00E-04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0.215567494598443" calcext:value-type="float">
            <text:p>0.215567494598443</text:p>
          </table:table-cell>
          <table:table-cell office:value-type="float" office:value="0.226334391153811" calcext:value-type="float">
            <text:p>0.226334391153811</text:p>
          </table:table-cell>
          <table:table-cell office:value-type="float" office:value="0.0431686069803044" calcext:value-type="float">
            <text:p>0.043168606980305</text:p>
          </table:table-cell>
          <table:table-cell office:value-type="float" office:value="0.598988938364131" calcext:value-type="float">
            <text:p>0.598988938364131</text:p>
          </table:table-cell>
          <table:table-cell office:value-type="float" office:value="0.497325927038798" calcext:value-type="float">
            <text:p>0.497325927038798</text:p>
          </table:table-cell>
          <table:table-cell office:value-type="float" office:value="0.821878046327615" calcext:value-type="float">
            <text:p>0.821878046327615</text:p>
          </table:table-cell>
          <table:table-cell office:value-type="float" office:value="0.46015447840316" calcext:value-type="float">
            <text:p>0.46015447840316</text:p>
          </table:table-cell>
          <table:table-cell/>
          <table:table-cell office:value-type="float" office:value="0.0692153957425652" calcext:value-type="float">
            <text:p>0.069215395742565</text:p>
          </table:table-cell>
          <table:table-cell office:value-type="float" office:value="0.0684751252521018" calcext:value-type="float">
            <text:p>0.068475125252102</text:p>
          </table:table-cell>
          <table:table-cell office:value-type="float" office:value="0.0482594021774995" calcext:value-type="float">
            <text:p>0.0482594021775</text:p>
          </table:table-cell>
          <table:table-cell office:value-type="float" office:value="0.0291409250798497" calcext:value-type="float">
            <text:p>0.02914092507985</text:p>
          </table:table-cell>
          <table:table-cell office:value-type="float" office:value="0.00650888852877486" calcext:value-type="float">
            <text:p>0.006508888528775</text:p>
          </table:table-cell>
          <table:table-cell office:value-type="float" office:value="-0.0158755907301955" calcext:value-type="float">
            <text:p>-0.015875590730196</text:p>
          </table:table-cell>
          <table:table-cell office:value-type="float" office:value="-7.03122985091335" calcext:value-type="float">
            <text:p>-7.03122985091335</text:p>
          </table:table-cell>
        </table:table-row>
        <table:table-row table:style-name="ro1">
          <table:table-cell office:value-type="float" office:value="0.434109626631172" calcext:value-type="float">
            <text:p>0.434109626631172</text:p>
          </table:table-cell>
          <table:table-cell office:value-type="float" office:value="0.413304616001007" calcext:value-type="float">
            <text:p>0.413304616001007</text:p>
          </table:table-cell>
          <table:table-cell office:value-type="float" office:value="0.904508799105841" calcext:value-type="float">
            <text:p>0.904508799105841</text:p>
          </table:table-cell>
          <table:table-cell office:value-type="float" office:value="0.446047469812298" calcext:value-type="float">
            <text:p>0.446047469812298</text:p>
          </table:table-cell>
          <table:table-cell office:value-type="float" office:value="0.0922712881015879" calcext:value-type="float">
            <text:p>0.092271288101588</text:p>
          </table:table-cell>
          <table:table-cell office:value-type="float" office:value="0.467887719188828" calcext:value-type="float">
            <text:p>0.467887719188828</text:p>
          </table:table-cell>
          <table:table-cell office:value-type="float" office:value="0.357623042282869" calcext:value-type="float">
            <text:p>0.357623042282869</text:p>
          </table:table-cell>
          <table:table-cell/>
          <table:table-cell office:value-type="float" office:value="0.0728775799245431" calcext:value-type="float">
            <text:p>0.072877579924543</text:p>
          </table:table-cell>
          <table:table-cell office:value-type="float" office:value="0.0607702223871458" calcext:value-type="float">
            <text:p>0.060770222387146</text:p>
          </table:table-cell>
          <table:table-cell office:value-type="float" office:value="0.0581261528939657" calcext:value-type="float">
            <text:p>0.058126152893966</text:p>
          </table:table-cell>
          <table:table-cell office:value-type="float" office:value="0.0228199725250751" calcext:value-type="float">
            <text:p>0.022819972525075</text:p>
          </table:table-cell>
          <table:table-cell office:value-type="float" office:value="0.0114849748573337" calcext:value-type="float">
            <text:p>0.011484974857334</text:p>
          </table:table-cell>
          <table:table-cell office:value-type="float" office:value="-0.00259757846503333" calcext:value-type="float">
            <text:p>-0.002597578465033</text:p>
          </table:table-cell>
          <table:table-cell office:value-type="float" office:value="-7.02215303997455" calcext:value-type="float">
            <text:p>-7.02215303997455</text:p>
          </table:table-cell>
        </table:table-row>
        <table:table-row table:style-name="ro1">
          <table:table-cell office:value-type="float" office:value="0.8694479869368" calcext:value-type="float">
            <text:p>0.8694479869368</text:p>
          </table:table-cell>
          <table:table-cell office:value-type="float" office:value="0.919441205710268" calcext:value-type="float">
            <text:p>0.919441205710268</text:p>
          </table:table-cell>
          <table:table-cell office:value-type="float" office:value="0.394571607986634" calcext:value-type="float">
            <text:p>0.394571607986634</text:p>
          </table:table-cell>
          <table:table-cell office:value-type="float" office:value="0.762920913595094" calcext:value-type="float">
            <text:p>0.762920913595094</text:p>
          </table:table-cell>
          <table:table-cell office:value-type="float" office:value="0.625429081203618" calcext:value-type="float">
            <text:p>0.625429081203618</text:p>
          </table:table-cell>
          <table:table-cell office:value-type="float" office:value="0.180585574545471" calcext:value-type="float">
            <text:p>0.180585574545471</text:p>
          </table:table-cell>
          <table:table-cell office:value-type="float" office:value="0.694475096068101" calcext:value-type="float">
            <text:p>0.694475096068101</text:p>
          </table:table-cell>
          <table:table-cell/>
          <table:table-cell office:value-type="float" office:value="0.062783590210399" calcext:value-type="float">
            <text:p>0.062783590210399</text:p>
          </table:table-cell>
          <table:table-cell office:value-type="float" office:value="0.0577587977600533" calcext:value-type="float">
            <text:p>0.057758797760053</text:p>
          </table:table-cell>
          <table:table-cell office:value-type="float" office:value="0.0502956525294164" calcext:value-type="float">
            <text:p>0.050295652529416</text:p>
          </table:table-cell>
          <table:table-cell office:value-type="float" office:value="0.0244582163843548" calcext:value-type="float">
            <text:p>0.024458216384355</text:p>
          </table:table-cell>
          <table:table-cell office:value-type="float" office:value="-0.0014700448769758" calcext:value-type="float">
            <text:p>-0.001470044876976</text:p>
          </table:table-cell>
          <table:table-cell office:value-type="float" office:value="-0.019489948643699" calcext:value-type="float">
            <text:p>-0.019489948643699</text:p>
          </table:table-cell>
          <table:table-cell office:value-type="float" office:value="-6.73336673157043" calcext:value-type="float">
            <text:p>-6.73336673157043</text:p>
          </table:table-cell>
        </table:table-row>
        <table:table-row table:style-name="ro1">
          <table:table-cell office:value-type="float" office:value="0.401235805534539" calcext:value-type="float">
            <text:p>0.401235805534539</text:p>
          </table:table-cell>
          <table:table-cell office:value-type="float" office:value="0.943528603989081" calcext:value-type="float">
            <text:p>0.943528603989081</text:p>
          </table:table-cell>
          <table:table-cell office:value-type="float" office:value="0.571335768178577" calcext:value-type="float">
            <text:p>0.571335768178577</text:p>
          </table:table-cell>
          <table:table-cell office:value-type="float" office:value="0.484630143741199" calcext:value-type="float">
            <text:p>0.484630143741199</text:p>
          </table:table-cell>
          <table:table-cell office:value-type="float" office:value="0.0969454778792697" calcext:value-type="float">
            <text:p>0.09694547787927</text:p>
          </table:table-cell>
          <table:table-cell office:value-type="float" office:value="0.134514356823656" calcext:value-type="float">
            <text:p>0.134514356823656</text:p>
          </table:table-cell>
          <table:table-cell office:value-type="float" office:value="0.958253280456555" calcext:value-type="float">
            <text:p>0.958253280456555</text:p>
          </table:table-cell>
          <table:table-cell/>
          <table:table-cell office:value-type="float" office:value="0.0686611226981386" calcext:value-type="float">
            <text:p>0.068661122698139</text:p>
          </table:table-cell>
          <table:table-cell office:value-type="float" office:value="0.0570830490769943" calcext:value-type="float">
            <text:p>0.057083049076994</text:p>
          </table:table-cell>
          <table:table-cell office:value-type="float" office:value="0.0430297226115381" calcext:value-type="float">
            <text:p>0.043029722611538</text:p>
          </table:table-cell>
          <table:table-cell office:value-type="float" office:value="0.028561443453012" calcext:value-type="float">
            <text:p>0.028561443453012</text:p>
          </table:table-cell>
          <table:table-cell office:value-type="float" office:value="0.000165568302405246" calcext:value-type="float">
            <text:p>0.000165568302405</text:p>
          </table:table-cell>
          <table:table-cell office:value-type="float" office:value="-0.0161913101216627" calcext:value-type="float">
            <text:p>-0.016191310121663</text:p>
          </table:table-cell>
          <table:table-cell office:value-type="float" office:value="-6.96979147082537" calcext:value-type="float">
            <text:p>-6.96979147082537</text:p>
          </table:table-cell>
        </table:table-row>
        <table:table-row table:style-name="ro1">
          <table:table-cell office:value-type="float" office:value="0.427388691595817" calcext:value-type="float">
            <text:p>0.427388691595817</text:p>
          </table:table-cell>
          <table:table-cell office:value-type="float" office:value="0.67349586103735" calcext:value-type="float">
            <text:p>0.67349586103735</text:p>
          </table:table-cell>
          <table:table-cell office:value-type="float" office:value="0.819514577847671" calcext:value-type="float">
            <text:p>0.819514577847671</text:p>
          </table:table-cell>
          <table:table-cell office:value-type="float" office:value="0.323736030815671" calcext:value-type="float">
            <text:p>0.323736030815671</text:p>
          </table:table-cell>
          <table:table-cell office:value-type="float" office:value="0.427133438977871" calcext:value-type="float">
            <text:p>0.427133438977871</text:p>
          </table:table-cell>
          <table:table-cell office:value-type="float" office:value="0.604346187823242" calcext:value-type="float">
            <text:p>0.604346187823242</text:p>
          </table:table-cell>
          <table:table-cell office:value-type="float" office:value="0.133796071233636" calcext:value-type="float">
            <text:p>0.133796071233636</text:p>
          </table:table-cell>
          <table:table-cell/>
          <table:table-cell office:value-type="float" office:value="0.0710519124523712" calcext:value-type="float">
            <text:p>0.071051912452371</text:p>
          </table:table-cell>
          <table:table-cell office:value-type="float" office:value="0.0537444590836082" calcext:value-type="float">
            <text:p>0.053744459083608</text:p>
          </table:table-cell>
          <table:table-cell office:value-type="float" office:value="0.0504948334132888" calcext:value-type="float">
            <text:p>0.050494833413289</text:p>
          </table:table-cell>
          <table:table-cell office:value-type="float" office:value="0.0204325998396334" calcext:value-type="float">
            <text:p>0.020432599839633</text:p>
          </table:table-cell>
          <table:table-cell office:value-type="float" office:value="0.00416542214702138" calcext:value-type="float">
            <text:p>0.004165422147021</text:p>
          </table:table-cell>
          <table:table-cell office:value-type="float" office:value="0.000454597449091674" calcext:value-type="float">
            <text:p>0.000454597449092</text:p>
          </table:table-cell>
          <table:table-cell office:value-type="float" office:value="-6.93949856187535" calcext:value-type="float">
            <text:p>-6.93949856187535</text:p>
          </table:table-cell>
        </table:table-row>
        <table:table-row table:style-name="ro1">
          <table:table-cell office:value-type="float" office:value="0.947584726723368" calcext:value-type="float">
            <text:p>0.947584726723368</text:p>
          </table:table-cell>
          <table:table-cell office:value-type="float" office:value="0.381834651749991" calcext:value-type="float">
            <text:p>0.381834651749991</text:p>
          </table:table-cell>
          <table:table-cell office:value-type="float" office:value="0.213309346233874" calcext:value-type="float">
            <text:p>0.213309346233874</text:p>
          </table:table-cell>
          <table:table-cell office:value-type="float" office:value="0.489757380117535" calcext:value-type="float">
            <text:p>0.489757380117535</text:p>
          </table:table-cell>
          <table:table-cell office:value-type="float" office:value="0.476432210815317" calcext:value-type="float">
            <text:p>0.476432210815317</text:p>
          </table:table-cell>
          <table:table-cell office:value-type="float" office:value="0.802128054766803" calcext:value-type="float">
            <text:p>0.802128054766803</text:p>
          </table:table-cell>
          <table:table-cell office:value-type="float" office:value="0.302680651566598" calcext:value-type="float">
            <text:p>0.302680651566598</text:p>
          </table:table-cell>
          <table:table-cell/>
          <table:table-cell office:value-type="float" office:value="0.0682482444068432" calcext:value-type="float">
            <text:p>0.068248244406843</text:p>
          </table:table-cell>
          <table:table-cell office:value-type="float" office:value="0.0563643681341379" calcext:value-type="float">
            <text:p>0.056364368134138</text:p>
          </table:table-cell>
          <table:table-cell office:value-type="float" office:value="0.0507592860001664" calcext:value-type="float">
            <text:p>0.050759286000167</text:p>
          </table:table-cell>
          <table:table-cell office:value-type="float" office:value="0.026558771768371" calcext:value-type="float">
            <text:p>0.026558771768371</text:p>
          </table:table-cell>
          <table:table-cell office:value-type="float" office:value="0.00635742901093507" calcext:value-type="float">
            <text:p>0.006357429010935</text:p>
          </table:table-cell>
          <table:table-cell office:value-type="float" office:value="-0.00303542171001034" calcext:value-type="float">
            <text:p>-0.00303542171001</text:p>
          </table:table-cell>
          <table:table-cell office:value-type="float" office:value="-6.34891062421144" calcext:value-type="float">
            <text:p>-6.34891062421144</text:p>
          </table:table-cell>
        </table:table-row>
        <table:table-row table:style-name="ro1">
          <table:table-cell office:value-type="float" office:value="0.0132655939170904" calcext:value-type="float">
            <text:p>0.01326559391709</text:p>
          </table:table-cell>
          <table:table-cell office:value-type="float" office:value="0.583204215633887" calcext:value-type="float">
            <text:p>0.583204215633887</text:p>
          </table:table-cell>
          <table:table-cell office:value-type="float" office:value="0.748735657570467" calcext:value-type="float">
            <text:p>0.748735657570467</text:p>
          </table:table-cell>
          <table:table-cell office:value-type="float" office:value="0.879037471509076" calcext:value-type="float">
            <text:p>0.879037471509076</text:p>
          </table:table-cell>
          <table:table-cell office:value-type="float" office:value="0.583728878973726" calcext:value-type="float">
            <text:p>0.583728878973726</text:p>
          </table:table-cell>
          <table:table-cell office:value-type="float" office:value="0.60181867898116" calcext:value-type="float">
            <text:p>0.60181867898116</text:p>
          </table:table-cell>
          <table:table-cell office:value-type="float" office:value="0.609954569630494" calcext:value-type="float">
            <text:p>0.609954569630494</text:p>
          </table:table-cell>
          <table:table-cell/>
          <table:table-cell office:value-type="float" office:value="0.0707347179408631" calcext:value-type="float">
            <text:p>0.070734717940863</text:p>
          </table:table-cell>
          <table:table-cell office:value-type="float" office:value="0.0590252627004915" calcext:value-type="float">
            <text:p>0.059025262700492</text:p>
          </table:table-cell>
          <table:table-cell office:value-type="float" office:value="0.0465197494763793" calcext:value-type="float">
            <text:p>0.046519749476379</text:p>
          </table:table-cell>
          <table:table-cell office:value-type="float" office:value="0.0139242034496281" calcext:value-type="float">
            <text:p>0.013924203449628</text:p>
          </table:table-cell>
          <table:table-cell office:value-type="float" office:value="0.00325924356566766" calcext:value-type="float">
            <text:p>0.003259243565668</text:p>
          </table:table-cell>
          <table:table-cell office:value-type="float" office:value="-0.00172100915089449" calcext:value-type="float">
            <text:p>-0.001721009150895</text:p>
          </table:table-cell>
          <table:table-cell office:value-type="float" office:value="-7.013892330261" calcext:value-type="float">
            <text:p>-7.013892330261</text:p>
          </table:table-cell>
        </table:table-row>
        <table:table-row table:style-name="ro1">
          <table:table-cell office:value-type="float" office:value="0.218941186958827" calcext:value-type="float">
            <text:p>0.218941186958827</text:p>
          </table:table-cell>
          <table:table-cell office:value-type="float" office:value="0.0342027733180876" calcext:value-type="float">
            <text:p>0.034202773318088</text:p>
          </table:table-cell>
          <table:table-cell office:value-type="float" office:value="0.203273001051029" calcext:value-type="float">
            <text:p>0.203273001051029</text:p>
          </table:table-cell>
          <table:table-cell office:value-type="float" office:value="0.675051822790036" calcext:value-type="float">
            <text:p>0.675051822790036</text:p>
          </table:table-cell>
          <table:table-cell office:value-type="float" office:value="0.534628896418239" calcext:value-type="float">
            <text:p>0.534628896418239</text:p>
          </table:table-cell>
          <table:table-cell office:value-type="float" office:value="0.506505351921575" calcext:value-type="float">
            <text:p>0.506505351921575</text:p>
          </table:table-cell>
          <table:table-cell office:value-type="float" office:value="0.980348362751006" calcext:value-type="float">
            <text:p>0.980348362751006</text:p>
          </table:table-cell>
          <table:table-cell/>
          <table:table-cell office:value-type="float" office:value="0.069345053675933" calcext:value-type="float">
            <text:p>0.069345053675933</text:p>
          </table:table-cell>
          <table:table-cell office:value-type="float" office:value="0.0531374682480229" calcext:value-type="float">
            <text:p>0.053137468248023</text:p>
          </table:table-cell>
          <table:table-cell office:value-type="float" office:value="0.0490506335088672" calcext:value-type="float">
            <text:p>0.049050633508867</text:p>
          </table:table-cell>
          <table:table-cell office:value-type="float" office:value="0.0394838880223844" calcext:value-type="float">
            <text:p>0.039483888022384</text:p>
          </table:table-cell>
          <table:table-cell office:value-type="float" office:value="0.00627746974591664" calcext:value-type="float">
            <text:p>0.006277469745917</text:p>
          </table:table-cell>
          <table:table-cell office:value-type="float" office:value="-0.00200663038823316" calcext:value-type="float">
            <text:p>-0.002006630388233</text:p>
          </table:table-cell>
          <table:table-cell office:value-type="float" office:value="-7.0568823183669" calcext:value-type="float">
            <text:p>-7.0568823183669</text:p>
          </table:table-cell>
        </table:table-row>
        <table:table-row table:style-name="ro1">
          <table:table-cell office:value-type="float" office:value="0.144476566070373" calcext:value-type="float">
            <text:p>0.144476566070373</text:p>
          </table:table-cell>
          <table:table-cell office:value-type="float" office:value="0.0308165735932224" calcext:value-type="float">
            <text:p>0.030816573593223</text:p>
          </table:table-cell>
          <table:table-cell office:value-type="float" office:value="0.679769976329582" calcext:value-type="float">
            <text:p>0.679769976329582</text:p>
          </table:table-cell>
          <table:table-cell office:value-type="float" office:value="0.0564960336657293" calcext:value-type="float">
            <text:p>0.056496033665729</text:p>
          </table:table-cell>
          <table:table-cell office:value-type="float" office:value="0.363301418251216" calcext:value-type="float">
            <text:p>0.363301418251216</text:p>
          </table:table-cell>
          <table:table-cell office:value-type="float" office:value="0.25162091424927" calcext:value-type="float">
            <text:p>0.25162091424927</text:p>
          </table:table-cell>
          <table:table-cell office:value-type="float" office:value="0.137746430006298" calcext:value-type="float">
            <text:p>0.137746430006298</text:p>
          </table:table-cell>
          <table:table-cell/>
          <table:table-cell office:value-type="float" office:value="0.0692111280273439" calcext:value-type="float">
            <text:p>0.069211128027344</text:p>
          </table:table-cell>
          <table:table-cell office:value-type="float" office:value="0.0599496802202653" calcext:value-type="float">
            <text:p>0.059949680220265</text:p>
          </table:table-cell>
          <table:table-cell office:value-type="float" office:value="0.0573289146964978" calcext:value-type="float">
            <text:p>0.057328914696498</text:p>
          </table:table-cell>
          <table:table-cell office:value-type="float" office:value="0.0318407910465763" calcext:value-type="float">
            <text:p>0.031840791046576</text:p>
          </table:table-cell>
          <table:table-cell office:value-type="float" office:value="0.00383229939790403" calcext:value-type="float">
            <text:p>0.003832299397904</text:p>
          </table:table-cell>
          <table:table-cell office:value-type="float" office:value="0.00376949683953559" calcext:value-type="float">
            <text:p>0.003769496839536</text:p>
          </table:table-cell>
          <table:table-cell office:value-type="float" office:value="-6.97099820022412" calcext:value-type="float">
            <text:p>-6.97099820022412</text:p>
          </table:table-cell>
        </table:table-row>
        <table:table-row table:style-name="ro1">
          <table:table-cell office:value-type="float" office:value="0.649727143244048" calcext:value-type="float">
            <text:p>0.649727143244048</text:p>
          </table:table-cell>
          <table:table-cell office:value-type="float" office:value="0.0166056148084979" calcext:value-type="float">
            <text:p>0.016605614808498</text:p>
          </table:table-cell>
          <table:table-cell office:value-type="float" office:value="0.974258985353285" calcext:value-type="float">
            <text:p>0.974258985353285</text:p>
          </table:table-cell>
          <table:table-cell office:value-type="float" office:value="0.937490500126822" calcext:value-type="float">
            <text:p>0.937490500126822</text:p>
          </table:table-cell>
          <table:table-cell office:value-type="float" office:value="0.86948838094954" calcext:value-type="float">
            <text:p>0.86948838094954</text:p>
          </table:table-cell>
          <table:table-cell office:value-type="float" office:value="0.33946075253866" calcext:value-type="float">
            <text:p>0.33946075253866</text:p>
          </table:table-cell>
          <table:table-cell office:value-type="float" office:value="0.37461904095347" calcext:value-type="float">
            <text:p>0.37461904095347</text:p>
          </table:table-cell>
          <table:table-cell/>
          <table:table-cell office:value-type="float" office:value="0.0727147697695423" calcext:value-type="float">
            <text:p>0.072714769769542</text:p>
          </table:table-cell>
          <table:table-cell office:value-type="float" office:value="0.0604428430577464" calcext:value-type="float">
            <text:p>0.060442843057746</text:p>
          </table:table-cell>
          <table:table-cell office:value-type="float" office:value="0.0490270844734182" calcext:value-type="float">
            <text:p>0.049027084473418</text:p>
          </table:table-cell>
          <table:table-cell office:value-type="float" office:value="0.0240352839918028" calcext:value-type="float">
            <text:p>0.024035283991803</text:p>
          </table:table-cell>
          <table:table-cell office:value-type="float" office:value="0.0102319784389315" calcext:value-type="float">
            <text:p>0.010231978438932</text:p>
          </table:table-cell>
          <table:table-cell office:value-type="float" office:value="-0.0175966986901084" calcext:value-type="float">
            <text:p>-0.017596698690109</text:p>
          </table:table-cell>
          <table:table-cell office:value-type="float" office:value="-6.91889368763734" calcext:value-type="float">
            <text:p>-6.91889368763734</text:p>
          </table:table-cell>
        </table:table-row>
        <table:table-row table:style-name="ro1">
          <table:table-cell office:value-type="float" office:value="0.955275398462006" calcext:value-type="float">
            <text:p>0.955275398462006</text:p>
          </table:table-cell>
          <table:table-cell office:value-type="float" office:value="0.0189949088870259" calcext:value-type="float">
            <text:p>0.018994908887026</text:p>
          </table:table-cell>
          <table:table-cell office:value-type="float" office:value="0.0106045115160066" calcext:value-type="float">
            <text:p>0.010604511516007</text:p>
          </table:table-cell>
          <table:table-cell office:value-type="float" office:value="0.015515367521632" calcext:value-type="float">
            <text:p>0.015515367521632</text:p>
          </table:table-cell>
          <table:table-cell office:value-type="float" office:value="0.974030018428611" calcext:value-type="float">
            <text:p>0.974030018428611</text:p>
          </table:table-cell>
          <table:table-cell office:value-type="float" office:value="0.160411575327305" calcext:value-type="float">
            <text:p>0.160411575327305</text:p>
          </table:table-cell>
          <table:table-cell office:value-type="float" office:value="0.526665785960437" calcext:value-type="float">
            <text:p>0.526665785960437</text:p>
          </table:table-cell>
          <table:table-cell/>
          <table:table-cell office:value-type="float" office:value="0.0697837088837492" calcext:value-type="float">
            <text:p>0.069783708883749</text:p>
          </table:table-cell>
          <table:table-cell office:value-type="float" office:value="0.051397977491548" calcext:value-type="float">
            <text:p>0.051397977491548</text:p>
          </table:table-cell>
          <table:table-cell office:value-type="float" office:value="0.0552299418988126" calcext:value-type="float">
            <text:p>0.055229941898813</text:p>
          </table:table-cell>
          <table:table-cell office:value-type="float" office:value="0.0253044523105213" calcext:value-type="float">
            <text:p>0.025304452310521</text:p>
          </table:table-cell>
          <table:table-cell office:value-type="float" office:value="0.00787430216890042" calcext:value-type="float">
            <text:p>0.0078743021689</text:p>
          </table:table-cell>
          <table:table-cell office:value-type="float" office:value="-0.00766550193806632" calcext:value-type="float">
            <text:p>-0.007665501938066</text:p>
          </table:table-cell>
          <table:table-cell office:value-type="float" office:value="-7.08589257609293" calcext:value-type="float">
            <text:p>-7.08589257609293</text:p>
          </table:table-cell>
        </table:table-row>
        <table:table-row table:style-name="ro1">
          <table:table-cell office:value-type="float" office:value="0.0799991532049711" calcext:value-type="float">
            <text:p>0.079999153204971</text:p>
          </table:table-cell>
          <table:table-cell office:value-type="float" office:value="0.667324012698396" calcext:value-type="float">
            <text:p>0.667324012698396</text:p>
          </table:table-cell>
          <table:table-cell office:value-type="float" office:value="0.703841461722249" calcext:value-type="float">
            <text:p>0.703841461722249</text:p>
          </table:table-cell>
          <table:table-cell office:value-type="float" office:value="0.606235980079851" calcext:value-type="float">
            <text:p>0.606235980079851</text:p>
          </table:table-cell>
          <table:table-cell office:value-type="float" office:value="0.87385970498623" calcext:value-type="float">
            <text:p>0.87385970498623</text:p>
          </table:table-cell>
          <table:table-cell office:value-type="float" office:value="0.611760765864332" calcext:value-type="float">
            <text:p>0.611760765864332</text:p>
          </table:table-cell>
          <table:table-cell office:value-type="float" office:value="0.295956983476393" calcext:value-type="float">
            <text:p>0.295956983476393</text:p>
          </table:table-cell>
          <table:table-cell/>
          <table:table-cell office:value-type="float" office:value="0.0661735391948292" calcext:value-type="float">
            <text:p>0.066173539194829</text:p>
          </table:table-cell>
          <table:table-cell office:value-type="float" office:value="0.0571313880808725" calcext:value-type="float">
            <text:p>0.057131388080873</text:p>
          </table:table-cell>
          <table:table-cell office:value-type="float" office:value="0.052279252620693" calcext:value-type="float">
            <text:p>0.052279252620693</text:p>
          </table:table-cell>
          <table:table-cell office:value-type="float" office:value="0.0332081226326193" calcext:value-type="float">
            <text:p>0.033208122632619</text:p>
          </table:table-cell>
          <table:table-cell office:value-type="float" office:value="0.00585582678701072" calcext:value-type="float">
            <text:p>0.005855826787011</text:p>
          </table:table-cell>
          <table:table-cell office:value-type="float" office:value="-0.0137175482476941" calcext:value-type="float">
            <text:p>-0.013717548247694</text:p>
          </table:table-cell>
          <table:table-cell office:value-type="float" office:value="-6.74891423088386" calcext:value-type="float">
            <text:p>-6.74891423088386</text:p>
          </table:table-cell>
        </table:table-row>
        <table:table-row table:style-name="ro1">
          <table:table-cell office:value-type="float" office:value="0.0289686392986636" calcext:value-type="float">
            <text:p>0.028968639298664</text:p>
          </table:table-cell>
          <table:table-cell office:value-type="float" office:value="0.403364115307686" calcext:value-type="float">
            <text:p>0.403364115307686</text:p>
          </table:table-cell>
          <table:table-cell office:value-type="float" office:value="0.299390220904408" calcext:value-type="float">
            <text:p>0.299390220904408</text:p>
          </table:table-cell>
          <table:table-cell office:value-type="float" office:value="0.108132787904287" calcext:value-type="float">
            <text:p>0.108132787904287</text:p>
          </table:table-cell>
          <table:table-cell office:value-type="float" office:value="0.144277176281205" calcext:value-type="float">
            <text:p>0.144277176281205</text:p>
          </table:table-cell>
          <table:table-cell office:value-type="float" office:value="0.827230255082469" calcext:value-type="float">
            <text:p>0.827230255082469</text:p>
          </table:table-cell>
          <table:table-cell office:value-type="float" office:value="0.642627201778629" calcext:value-type="float">
            <text:p>0.642627201778629</text:p>
          </table:table-cell>
          <table:table-cell/>
          <table:table-cell office:value-type="float" office:value="0.072752001283969" calcext:value-type="float">
            <text:p>0.072752001283969</text:p>
          </table:table-cell>
          <table:table-cell office:value-type="float" office:value="0.0605158937144565" calcext:value-type="float">
            <text:p>0.060515893714457</text:p>
          </table:table-cell>
          <table:table-cell office:value-type="float" office:value="0.0509609493143855" calcext:value-type="float">
            <text:p>0.050960949314386</text:p>
          </table:table-cell>
          <table:table-cell office:value-type="float" office:value="0.0413087264772546" calcext:value-type="float">
            <text:p>0.041308726477255</text:p>
          </table:table-cell>
          <table:table-cell office:value-type="float" office:value="0.00570439195164841" calcext:value-type="float">
            <text:p>0.005704391951648</text:p>
          </table:table-cell>
          <table:table-cell office:value-type="float" office:value="-0.00376539458378281" calcext:value-type="float">
            <text:p>-0.003765394583783</text:p>
          </table:table-cell>
          <table:table-cell office:value-type="float" office:value="-6.95035792012353" calcext:value-type="float">
            <text:p>-6.95035792012353</text:p>
          </table:table-cell>
        </table:table-row>
        <table:table-row table:style-name="ro1">
          <table:table-cell office:value-type="float" office:value="0.764331769872794" calcext:value-type="float">
            <text:p>0.764331769872794</text:p>
          </table:table-cell>
          <table:table-cell office:value-type="float" office:value="0.438473940606165" calcext:value-type="float">
            <text:p>0.438473940606165</text:p>
          </table:table-cell>
          <table:table-cell office:value-type="float" office:value="0.998146341526291" calcext:value-type="float">
            <text:p>0.998146341526291</text:p>
          </table:table-cell>
          <table:table-cell office:value-type="float" office:value="0.015880573716396" calcext:value-type="float">
            <text:p>0.015880573716396</text:p>
          </table:table-cell>
          <table:table-cell office:value-type="float" office:value="0.114917634278652" calcext:value-type="float">
            <text:p>0.114917634278652</text:p>
          </table:table-cell>
          <table:table-cell office:value-type="float" office:value="0.34646764176164" calcext:value-type="float">
            <text:p>0.34646764176164</text:p>
          </table:table-cell>
          <table:table-cell office:value-type="float" office:value="0.515328369902805" calcext:value-type="float">
            <text:p>0.515328369902805</text:p>
          </table:table-cell>
          <table:table-cell/>
          <table:table-cell office:value-type="float" office:value="0.0748986889663236" calcext:value-type="float">
            <text:p>0.074898688966324</text:p>
          </table:table-cell>
          <table:table-cell office:value-type="float" office:value="0.0569982566053704" calcext:value-type="float">
            <text:p>0.05699825660537</text:p>
          </table:table-cell>
          <table:table-cell office:value-type="float" office:value="0.0475460094634044" calcext:value-type="float">
            <text:p>0.047546009463404</text:p>
          </table:table-cell>
          <table:table-cell office:value-type="float" office:value="0.0175151141909771" calcext:value-type="float">
            <text:p>0.017515114190977</text:p>
          </table:table-cell>
          <table:table-cell office:value-type="float" office:value="0.00473051516669415" calcext:value-type="float">
            <text:p>0.004730515166694</text:p>
          </table:table-cell>
          <table:table-cell office:value-type="float" office:value="-0.0174505132140823" calcext:value-type="float">
            <text:p>-0.017450513214082</text:p>
          </table:table-cell>
          <table:table-cell office:value-type="float" office:value="-7.0211341153541" calcext:value-type="float">
            <text:p>-7.0211341153541</text:p>
          </table:table-cell>
        </table:table-row>
        <table:table-row table:style-name="ro1">
          <table:table-cell office:value-type="float" office:value="0.317536813253997" calcext:value-type="float">
            <text:p>0.317536813253997</text:p>
          </table:table-cell>
          <table:table-cell office:value-type="float" office:value="0.680570497016762" calcext:value-type="float">
            <text:p>0.680570497016762</text:p>
          </table:table-cell>
          <table:table-cell office:value-type="float" office:value="0.976397287666038" calcext:value-type="float">
            <text:p>0.976397287666038</text:p>
          </table:table-cell>
          <table:table-cell office:value-type="float" office:value="0.861034838580101" calcext:value-type="float">
            <text:p>0.861034838580101</text:p>
          </table:table-cell>
          <table:table-cell office:value-type="float" office:value="0.0191667967642307" calcext:value-type="float">
            <text:p>0.019166796764231</text:p>
          </table:table-cell>
          <table:table-cell office:value-type="float" office:value="0.653342622178358" calcext:value-type="float">
            <text:p>0.653342622178358</text:p>
          </table:table-cell>
          <table:table-cell office:value-type="float" office:value="0.593856163644036" calcext:value-type="float">
            <text:p>0.593856163644036</text:p>
          </table:table-cell>
          <table:table-cell/>
          <table:table-cell office:value-type="float" office:value="0.0706988385041988" calcext:value-type="float">
            <text:p>0.070698838504199</text:p>
          </table:table-cell>
          <table:table-cell office:value-type="float" office:value="0.0601589785284538" calcext:value-type="float">
            <text:p>0.060158978528454</text:p>
          </table:table-cell>
          <table:table-cell office:value-type="float" office:value="0.046219791778051" calcext:value-type="float">
            <text:p>0.046219791778051</text:p>
          </table:table-cell>
          <table:table-cell office:value-type="float" office:value="0.0303038123428922" calcext:value-type="float">
            <text:p>0.030303812342892</text:p>
          </table:table-cell>
          <table:table-cell office:value-type="float" office:value="0.00825771917139648" calcext:value-type="float">
            <text:p>0.008257719171396</text:p>
          </table:table-cell>
          <table:table-cell office:value-type="float" office:value="-0.010378830042103" calcext:value-type="float">
            <text:p>-0.010378830042103</text:p>
          </table:table-cell>
          <table:table-cell office:value-type="float" office:value="-7.09405817713306" calcext:value-type="float">
            <text:p>-7.09405817713306</text:p>
          </table:table-cell>
        </table:table-row>
        <table:table-row table:style-name="ro1">
          <table:table-cell office:value-type="float" office:value="0.0492538050912106" calcext:value-type="float">
            <text:p>0.049253805091211</text:p>
          </table:table-cell>
          <table:table-cell office:value-type="float" office:value="0.806793445636623" calcext:value-type="float">
            <text:p>0.806793445636623</text:p>
          </table:table-cell>
          <table:table-cell office:value-type="float" office:value="0.79184548830759" calcext:value-type="float">
            <text:p>0.79184548830759</text:p>
          </table:table-cell>
          <table:table-cell office:value-type="float" office:value="0.869865274448978" calcext:value-type="float">
            <text:p>0.869865274448978</text:p>
          </table:table-cell>
          <table:table-cell office:value-type="float" office:value="0.640691722328912" calcext:value-type="float">
            <text:p>0.640691722328912</text:p>
          </table:table-cell>
          <table:table-cell office:value-type="float" office:value="0.0839605644293356" calcext:value-type="float">
            <text:p>0.083960564429336</text:p>
          </table:table-cell>
          <table:table-cell office:value-type="float" office:value="0.493295539039277" calcext:value-type="float">
            <text:p>0.493295539039277</text:p>
          </table:table-cell>
          <table:table-cell/>
          <table:table-cell office:value-type="float" office:value="0.0698944106068846" calcext:value-type="float">
            <text:p>0.069894410606885</text:p>
          </table:table-cell>
          <table:table-cell office:value-type="float" office:value="0.0567051678621056" calcext:value-type="float">
            <text:p>0.056705167862106</text:p>
          </table:table-cell>
          <table:table-cell office:value-type="float" office:value="0.0393546498689229" calcext:value-type="float">
            <text:p>0.039354649868923</text:p>
          </table:table-cell>
          <table:table-cell office:value-type="float" office:value="0.0285096277185599" calcext:value-type="float">
            <text:p>0.02850962771856</text:p>
          </table:table-cell>
          <table:table-cell office:value-type="float" office:value="0.00527428587676031" calcext:value-type="float">
            <text:p>0.00527428587676</text:p>
          </table:table-cell>
          <table:table-cell office:value-type="float" office:value="-0.0290316594926387" calcext:value-type="float">
            <text:p>-0.029031659492639</text:p>
          </table:table-cell>
          <table:table-cell office:value-type="float" office:value="-6.79537601929709" calcext:value-type="float">
            <text:p>-6.79537601929709</text:p>
          </table:table-cell>
        </table:table-row>
        <table:table-row table:style-name="ro1">
          <table:table-cell office:value-type="float" office:value="0.424103896847981" calcext:value-type="float">
            <text:p>0.424103896847981</text:p>
          </table:table-cell>
          <table:table-cell office:value-type="float" office:value="0.495266953486546" calcext:value-type="float">
            <text:p>0.495266953486546</text:p>
          </table:table-cell>
          <table:table-cell office:value-type="float" office:value="0.598220064054757" calcext:value-type="float">
            <text:p>0.598220064054757</text:p>
          </table:table-cell>
          <table:table-cell office:value-type="float" office:value="0.833287653431529" calcext:value-type="float">
            <text:p>0.833287653431529</text:p>
          </table:table-cell>
          <table:table-cell office:value-type="float" office:value="0.159637344380997" calcext:value-type="float">
            <text:p>0.159637344380997</text:p>
          </table:table-cell>
          <table:table-cell office:value-type="float" office:value="0.954959619510163" calcext:value-type="float">
            <text:p>0.954959619510163</text:p>
          </table:table-cell>
          <table:table-cell office:value-type="float" office:value="0.874844812079113" calcext:value-type="float">
            <text:p>0.874844812079113</text:p>
          </table:table-cell>
          <table:table-cell/>
          <table:table-cell office:value-type="float" office:value="0.0751560620515292" calcext:value-type="float">
            <text:p>0.075156062051529</text:p>
          </table:table-cell>
          <table:table-cell office:value-type="float" office:value="0.054144216404737" calcext:value-type="float">
            <text:p>0.054144216404737</text:p>
          </table:table-cell>
          <table:table-cell office:value-type="float" office:value="0.052923725147011" calcext:value-type="float">
            <text:p>0.052923725147011</text:p>
          </table:table-cell>
          <table:table-cell office:value-type="float" office:value="0.0249459893289031" calcext:value-type="float">
            <text:p>0.024945989328903</text:p>
          </table:table-cell>
          <table:table-cell office:value-type="float" office:value="0.00875176644742712" calcext:value-type="float">
            <text:p>0.008751766447427</text:p>
          </table:table-cell>
          <table:table-cell office:value-type="float" office:value="-0.00876718359233448" calcext:value-type="float">
            <text:p>-0.008767183592334</text:p>
          </table:table-cell>
          <table:table-cell office:value-type="float" office:value="-6.90581678050447" calcext:value-type="float">
            <text:p>-6.90581678050447</text:p>
          </table:table-cell>
        </table:table-row>
        <table:table-row table:style-name="ro1">
          <table:table-cell office:value-type="float" office:value="0.727773343282269" calcext:value-type="float">
            <text:p>0.727773343282269</text:p>
          </table:table-cell>
          <table:table-cell office:value-type="float" office:value="0.678856621559271" calcext:value-type="float">
            <text:p>0.678856621559271</text:p>
          </table:table-cell>
          <table:table-cell office:value-type="float" office:value="0.790048467587946" calcext:value-type="float">
            <text:p>0.790048467587946</text:p>
          </table:table-cell>
          <table:table-cell office:value-type="float" office:value="0.448583429764505" calcext:value-type="float">
            <text:p>0.448583429764505</text:p>
          </table:table-cell>
          <table:table-cell office:value-type="float" office:value="0.104903797726682" calcext:value-type="float">
            <text:p>0.104903797726682</text:p>
          </table:table-cell>
          <table:table-cell office:value-type="float" office:value="0.359891006339711" calcext:value-type="float">
            <text:p>0.359891006339711</text:p>
          </table:table-cell>
          <table:table-cell office:value-type="float" office:value="0.25659922957066" calcext:value-type="float">
            <text:p>0.25659922957066</text:p>
          </table:table-cell>
          <table:table-cell/>
          <table:table-cell office:value-type="float" office:value="0.0661404052821796" calcext:value-type="float">
            <text:p>0.06614040528218</text:p>
          </table:table-cell>
          <table:table-cell office:value-type="float" office:value="0.0585320885261141" calcext:value-type="float">
            <text:p>0.058532088526114</text:p>
          </table:table-cell>
          <table:table-cell office:value-type="float" office:value="0.0513901694374915" calcext:value-type="float">
            <text:p>0.051390169437492</text:p>
          </table:table-cell>
          <table:table-cell office:value-type="float" office:value="0.0282354187821611" calcext:value-type="float">
            <text:p>0.028235418782161</text:p>
          </table:table-cell>
          <table:table-cell office:value-type="float" office:value="0.00372034980927186" calcext:value-type="float">
            <text:p>0.003720349809272</text:p>
          </table:table-cell>
          <table:table-cell office:value-type="float" office:value="0.00710873108955817" calcext:value-type="float">
            <text:p>0.007108731089558</text:p>
          </table:table-cell>
          <table:table-cell office:value-type="float" office:value="-7.12530998189304" calcext:value-type="float">
            <text:p>-7.12530998189304</text:p>
          </table:table-cell>
        </table:table-row>
        <table:table-row table:style-name="ro1">
          <table:table-cell office:value-type="float" office:value="0.235921659611678" calcext:value-type="float">
            <text:p>0.235921659611678</text:p>
          </table:table-cell>
          <table:table-cell office:value-type="float" office:value="0.513965155521246" calcext:value-type="float">
            <text:p>0.513965155521246</text:p>
          </table:table-cell>
          <table:table-cell office:value-type="float" office:value="0.88484118061751" calcext:value-type="float">
            <text:p>0.88484118061751</text:p>
          </table:table-cell>
          <table:table-cell office:value-type="float" office:value="0.664483328444535" calcext:value-type="float">
            <text:p>0.664483328444535</text:p>
          </table:table-cell>
          <table:table-cell office:value-type="float" office:value="0.215353742342825" calcext:value-type="float">
            <text:p>0.215353742342825</text:p>
          </table:table-cell>
          <table:table-cell office:value-type="float" office:value="0.213050616287744" calcext:value-type="float">
            <text:p>0.213050616287744</text:p>
          </table:table-cell>
          <table:table-cell office:value-type="float" office:value="0.718561083601547" calcext:value-type="float">
            <text:p>0.718561083601547</text:p>
          </table:table-cell>
          <table:table-cell/>
          <table:table-cell office:value-type="float" office:value="0.0614578057637437" calcext:value-type="float">
            <text:p>0.061457805763744</text:p>
          </table:table-cell>
          <table:table-cell office:value-type="float" office:value="0.0537410767758367" calcext:value-type="float">
            <text:p>0.053741076775837</text:p>
          </table:table-cell>
          <table:table-cell office:value-type="float" office:value="0.0618901011389552" calcext:value-type="float">
            <text:p>0.061890101138955</text:p>
          </table:table-cell>
          <table:table-cell office:value-type="float" office:value="0.0241746522290429" calcext:value-type="float">
            <text:p>0.024174652229043</text:p>
          </table:table-cell>
          <table:table-cell office:value-type="float" office:value="0.00380410217559169" calcext:value-type="float">
            <text:p>0.003804102175592</text:p>
          </table:table-cell>
          <table:table-cell office:value-type="float" office:value="-0.0092933737655576" calcext:value-type="float">
            <text:p>-0.009293373765558</text:p>
          </table:table-cell>
          <table:table-cell office:value-type="float" office:value="-7.03412836167636" calcext:value-type="float">
            <text:p>-7.03412836167636</text:p>
          </table:table-cell>
        </table:table-row>
        <table:table-row table:style-name="ro1">
          <table:table-cell office:value-type="float" office:value="0.100103244788072" calcext:value-type="float">
            <text:p>0.100103244788072</text:p>
          </table:table-cell>
          <table:table-cell office:value-type="float" office:value="0.706670303023755" calcext:value-type="float">
            <text:p>0.706670303023755</text:p>
          </table:table-cell>
          <table:table-cell office:value-type="float" office:value="0.0338046386454948" calcext:value-type="float">
            <text:p>0.033804638645495</text:p>
          </table:table-cell>
          <table:table-cell office:value-type="float" office:value="0.434371492439754" calcext:value-type="float">
            <text:p>0.434371492439754</text:p>
          </table:table-cell>
          <table:table-cell office:value-type="float" office:value="0.105187513094066" calcext:value-type="float">
            <text:p>0.105187513094066</text:p>
          </table:table-cell>
          <table:table-cell office:value-type="float" office:value="0.449261605118538" calcext:value-type="float">
            <text:p>0.449261605118538</text:p>
          </table:table-cell>
          <table:table-cell office:value-type="float" office:value="0.542991099921437" calcext:value-type="float">
            <text:p>0.542991099921437</text:p>
          </table:table-cell>
          <table:table-cell/>
          <table:table-cell office:value-type="float" office:value="0.0672088974492936" calcext:value-type="float">
            <text:p>0.067208897449294</text:p>
          </table:table-cell>
          <table:table-cell office:value-type="float" office:value="0.0604926619016977" calcext:value-type="float">
            <text:p>0.060492661901698</text:p>
          </table:table-cell>
          <table:table-cell office:value-type="float" office:value="0.0443626362771745" calcext:value-type="float">
            <text:p>0.044362636277175</text:p>
          </table:table-cell>
          <table:table-cell office:value-type="float" office:value="0.0308070960748279" calcext:value-type="float">
            <text:p>0.030807096074828</text:p>
          </table:table-cell>
          <table:table-cell office:value-type="float" office:value="0.00413088547334842" calcext:value-type="float">
            <text:p>0.004130885473348</text:p>
          </table:table-cell>
          <table:table-cell office:value-type="float" office:value="-0.00139464831340077" calcext:value-type="float">
            <text:p>-0.001394648313401</text:p>
          </table:table-cell>
          <table:table-cell office:value-type="float" office:value="-6.91888214825513" calcext:value-type="float">
            <text:p>-6.91888214825513</text:p>
          </table:table-cell>
        </table:table-row>
        <table:table-row table:style-name="ro1">
          <table:table-cell office:value-type="float" office:value="0.113493024756961" calcext:value-type="float">
            <text:p>0.113493024756961</text:p>
          </table:table-cell>
          <table:table-cell office:value-type="float" office:value="0.240214194606252" calcext:value-type="float">
            <text:p>0.240214194606252</text:p>
          </table:table-cell>
          <table:table-cell office:value-type="float" office:value="0.679812572536388" calcext:value-type="float">
            <text:p>0.679812572536388</text:p>
          </table:table-cell>
          <table:table-cell office:value-type="float" office:value="0.581276054436983" calcext:value-type="float">
            <text:p>0.581276054436983</text:p>
          </table:table-cell>
          <table:table-cell office:value-type="float" office:value="0.00942945823329744" calcext:value-type="float">
            <text:p>0.009429458233297</text:p>
          </table:table-cell>
          <table:table-cell office:value-type="float" office:value="0.115861206810042" calcext:value-type="float">
            <text:p>0.115861206810042</text:p>
          </table:table-cell>
          <table:table-cell office:value-type="float" office:value="0.25972097068821" calcext:value-type="float">
            <text:p>0.25972097068821</text:p>
          </table:table-cell>
          <table:table-cell/>
          <table:table-cell office:value-type="float" office:value="0.0725031950266958" calcext:value-type="float">
            <text:p>0.072503195026696</text:p>
          </table:table-cell>
          <table:table-cell office:value-type="float" office:value="0.0575385684098734" calcext:value-type="float">
            <text:p>0.057538568409873</text:p>
          </table:table-cell>
          <table:table-cell office:value-type="float" office:value="0.0475374468202827" calcext:value-type="float">
            <text:p>0.047537446820283</text:p>
          </table:table-cell>
          <table:table-cell office:value-type="float" office:value="0.0262949940200841" calcext:value-type="float">
            <text:p>0.026294994020084</text:p>
          </table:table-cell>
          <table:table-cell office:value-type="float" office:value="0.00520199683238756" calcext:value-type="float">
            <text:p>0.005201996832388</text:p>
          </table:table-cell>
          <table:table-cell office:value-type="float" office:value="-0.00799522411314425" calcext:value-type="float">
            <text:p>-0.007995224113144</text:p>
          </table:table-cell>
          <table:table-cell office:value-type="float" office:value="-6.98533079576941" calcext:value-type="float">
            <text:p>-6.98533079576941</text:p>
          </table:table-cell>
        </table:table-row>
        <table:table-row table:style-name="ro1">
          <table:table-cell office:value-type="float" office:value="0.0243465566261508" calcext:value-type="float">
            <text:p>0.024346556626151</text:p>
          </table:table-cell>
          <table:table-cell office:value-type="float" office:value="0.294030260839896" calcext:value-type="float">
            <text:p>0.294030260839896</text:p>
          </table:table-cell>
          <table:table-cell office:value-type="float" office:value="0.150575442752434" calcext:value-type="float">
            <text:p>0.150575442752434</text:p>
          </table:table-cell>
          <table:table-cell office:value-type="float" office:value="0.176438781799426" calcext:value-type="float">
            <text:p>0.176438781799426</text:p>
          </table:table-cell>
          <table:table-cell office:value-type="float" office:value="0.557689669709362" calcext:value-type="float">
            <text:p>0.557689669709362</text:p>
          </table:table-cell>
          <table:table-cell office:value-type="float" office:value="0.420290841338235" calcext:value-type="float">
            <text:p>0.420290841338235</text:p>
          </table:table-cell>
          <table:table-cell office:value-type="float" office:value="0.875460953982104" calcext:value-type="float">
            <text:p>0.875460953982104</text:p>
          </table:table-cell>
          <table:table-cell/>
          <table:table-cell office:value-type="float" office:value="0.0731771969340868" calcext:value-type="float">
            <text:p>0.073177196934087</text:p>
          </table:table-cell>
          <table:table-cell office:value-type="float" office:value="0.0574145669485155" calcext:value-type="float">
            <text:p>0.057414566948516</text:p>
          </table:table-cell>
          <table:table-cell office:value-type="float" office:value="0.0456418288989495" calcext:value-type="float">
            <text:p>0.04564182889895</text:p>
          </table:table-cell>
          <table:table-cell office:value-type="float" office:value="0.0306484317473427" calcext:value-type="float">
            <text:p>0.030648431747343</text:p>
          </table:table-cell>
          <table:table-cell office:value-type="float" office:value="0.0126192066201572" calcext:value-type="float">
            <text:p>0.012619206620157</text:p>
          </table:table-cell>
          <table:table-cell office:value-type="float" office:value="-0.0095678029871404" calcext:value-type="float">
            <text:p>-0.00956780298714</text:p>
          </table:table-cell>
          <table:table-cell office:value-type="float" office:value="-7.01986056435123" calcext:value-type="float">
            <text:p>-7.01986056435123</text:p>
          </table:table-cell>
        </table:table-row>
        <table:table-row table:style-name="ro1">
          <table:table-cell office:value-type="float" office:value="0.425325267924107" calcext:value-type="float">
            <text:p>0.425325267924107</text:p>
          </table:table-cell>
          <table:table-cell office:value-type="float" office:value="0.86370978329265" calcext:value-type="float">
            <text:p>0.86370978329265</text:p>
          </table:table-cell>
          <table:table-cell office:value-type="float" office:value="0.0682391038881244" calcext:value-type="float">
            <text:p>0.068239103888124</text:p>
          </table:table-cell>
          <table:table-cell office:value-type="float" office:value="0.584066004978179" calcext:value-type="float">
            <text:p>0.584066004978179</text:p>
          </table:table-cell>
          <table:table-cell office:value-type="float" office:value="0.689556072430257" calcext:value-type="float">
            <text:p>0.689556072430257</text:p>
          </table:table-cell>
          <table:table-cell office:value-type="float" office:value="0.166456854288325" calcext:value-type="float">
            <text:p>0.166456854288325</text:p>
          </table:table-cell>
          <table:table-cell office:value-type="float" office:value="0.279358514442887" calcext:value-type="float">
            <text:p>0.279358514442887</text:p>
          </table:table-cell>
          <table:table-cell/>
          <table:table-cell office:value-type="float" office:value="0.063641495906949" calcext:value-type="float">
            <text:p>0.063641495906949</text:p>
          </table:table-cell>
          <table:table-cell office:value-type="float" office:value="0.0528379674251057" calcext:value-type="float">
            <text:p>0.052837967425106</text:p>
          </table:table-cell>
          <table:table-cell office:value-type="float" office:value="0.0558494465662865" calcext:value-type="float">
            <text:p>0.055849446566287</text:p>
          </table:table-cell>
          <table:table-cell office:value-type="float" office:value="0.0301798713025004" calcext:value-type="float">
            <text:p>0.0301798713025</text:p>
          </table:table-cell>
          <table:table-cell office:value-type="float" office:value="0.00233050649358619" calcext:value-type="float">
            <text:p>0.002330506493586</text:p>
          </table:table-cell>
          <table:table-cell office:value-type="float" office:value="-0.0307417117959728" calcext:value-type="float">
            <text:p>-0.030741711795973</text:p>
          </table:table-cell>
          <table:table-cell office:value-type="float" office:value="-6.63582780018647" calcext:value-type="float">
            <text:p>-6.63582780018647</text:p>
          </table:table-cell>
        </table:table-row>
        <table:table-row table:style-name="ro1">
          <table:table-cell office:value-type="float" office:value="0.930459805687915" calcext:value-type="float">
            <text:p>0.930459805687915</text:p>
          </table:table-cell>
          <table:table-cell office:value-type="float" office:value="0.482491944573303" calcext:value-type="float">
            <text:p>0.482491944573303</text:p>
          </table:table-cell>
          <table:table-cell office:value-type="float" office:value="0.501164378133812" calcext:value-type="float">
            <text:p>0.501164378133812</text:p>
          </table:table-cell>
          <table:table-cell office:value-type="float" office:value="0.87252456632167" calcext:value-type="float">
            <text:p>0.87252456632167</text:p>
          </table:table-cell>
          <table:table-cell office:value-type="float" office:value="0.543804912529358" calcext:value-type="float">
            <text:p>0.543804912529358</text:p>
          </table:table-cell>
          <table:table-cell office:value-type="float" office:value="0.530688618433164" calcext:value-type="float">
            <text:p>0.530688618433164</text:p>
          </table:table-cell>
          <table:table-cell office:value-type="float" office:value="0.67921909032926" calcext:value-type="float">
            <text:p>0.67921909032926</text:p>
          </table:table-cell>
          <table:table-cell/>
          <table:table-cell office:value-type="float" office:value="0.0663774655794361" calcext:value-type="float">
            <text:p>0.066377465579436</text:p>
          </table:table-cell>
          <table:table-cell office:value-type="float" office:value="0.061682181462584" calcext:value-type="float">
            <text:p>0.061682181462584</text:p>
          </table:table-cell>
          <table:table-cell office:value-type="float" office:value="0.0421561367459533" calcext:value-type="float">
            <text:p>0.042156136745953</text:p>
          </table:table-cell>
          <table:table-cell office:value-type="float" office:value="0.0255388081845654" calcext:value-type="float">
            <text:p>0.025538808184565</text:p>
          </table:table-cell>
          <table:table-cell office:value-type="float" office:value="0.0162236159816282" calcext:value-type="float">
            <text:p>0.016223615981628</text:p>
          </table:table-cell>
          <table:table-cell office:value-type="float" office:value="-0.0199786144478759" calcext:value-type="float">
            <text:p>-0.019978614447876</text:p>
          </table:table-cell>
          <table:table-cell office:value-type="float" office:value="-7.14617283081696" calcext:value-type="float">
            <text:p>-7.14617283081696</text:p>
          </table:table-cell>
        </table:table-row>
        <table:table-row table:style-name="ro1">
          <table:table-cell office:value-type="float" office:value="0.328981052794244" calcext:value-type="float">
            <text:p>0.328981052794244</text:p>
          </table:table-cell>
          <table:table-cell office:value-type="float" office:value="0.0164530198754692" calcext:value-type="float">
            <text:p>0.016453019875469</text:p>
          </table:table-cell>
          <table:table-cell office:value-type="float" office:value="0.237139441095227" calcext:value-type="float">
            <text:p>0.237139441095227</text:p>
          </table:table-cell>
          <table:table-cell office:value-type="float" office:value="0.535270695277062" calcext:value-type="float">
            <text:p>0.535270695277062</text:p>
          </table:table-cell>
          <table:table-cell office:value-type="float" office:value="0.578711174152274" calcext:value-type="float">
            <text:p>0.578711174152274</text:p>
          </table:table-cell>
          <table:table-cell office:value-type="float" office:value="0.493167671957925" calcext:value-type="float">
            <text:p>0.493167671957925</text:p>
          </table:table-cell>
          <table:table-cell office:value-type="float" office:value="0.906586431309061" calcext:value-type="float">
            <text:p>0.906586431309061</text:p>
          </table:table-cell>
          <table:table-cell/>
          <table:table-cell office:value-type="float" office:value="0.0652489016550457" calcext:value-type="float">
            <text:p>0.065248901655046</text:p>
          </table:table-cell>
          <table:table-cell office:value-type="float" office:value="0.0548021627238099" calcext:value-type="float">
            <text:p>0.05480216272381</text:p>
          </table:table-cell>
          <table:table-cell office:value-type="float" office:value="0.054272497891225" calcext:value-type="float">
            <text:p>0.054272497891225</text:p>
          </table:table-cell>
          <table:table-cell office:value-type="float" office:value="0.018689592404725" calcext:value-type="float">
            <text:p>0.018689592404725</text:p>
          </table:table-cell>
          <table:table-cell office:value-type="float" office:value="0.00430591207955631" calcext:value-type="float">
            <text:p>0.004305912079556</text:p>
          </table:table-cell>
          <table:table-cell office:value-type="float" office:value="-0.00654299729565023" calcext:value-type="float">
            <text:p>-0.00654299729565</text:p>
          </table:table-cell>
          <table:table-cell office:value-type="float" office:value="-7.23278820606955" calcext:value-type="float">
            <text:p>-7.23278820606955</text:p>
          </table:table-cell>
        </table:table-row>
        <table:table-row table:style-name="ro1">
          <table:table-cell office:value-type="float" office:value="0.96328184949758" calcext:value-type="float">
            <text:p>0.96328184949758</text:p>
          </table:table-cell>
          <table:table-cell office:value-type="float" office:value="0.864190721813941" calcext:value-type="float">
            <text:p>0.864190721813941</text:p>
          </table:table-cell>
          <table:table-cell office:value-type="float" office:value="0.163430557776583" calcext:value-type="float">
            <text:p>0.163430557776583</text:p>
          </table:table-cell>
          <table:table-cell office:value-type="float" office:value="0.087410967482619" calcext:value-type="float">
            <text:p>0.087410967482619</text:p>
          </table:table-cell>
          <table:table-cell office:value-type="float" office:value="0.66082104969645" calcext:value-type="float">
            <text:p>0.66082104969645</text:p>
          </table:table-cell>
          <table:table-cell office:value-type="float" office:value="0.514832936381245" calcext:value-type="float">
            <text:p>0.514832936381245</text:p>
          </table:table-cell>
          <table:table-cell office:value-type="float" office:value="0.87835212055016" calcext:value-type="float">
            <text:p>0.87835212055016</text:p>
          </table:table-cell>
          <table:table-cell/>
          <table:table-cell office:value-type="float" office:value="0.0671891646183476" calcext:value-type="float">
            <text:p>0.067189164618348</text:p>
          </table:table-cell>
          <table:table-cell office:value-type="float" office:value="0.0608868435641114" calcext:value-type="float">
            <text:p>0.060886843564111</text:p>
          </table:table-cell>
          <table:table-cell office:value-type="float" office:value="0.0464933191550914" calcext:value-type="float">
            <text:p>0.046493319155092</text:p>
          </table:table-cell>
          <table:table-cell office:value-type="float" office:value="0.0371136274742669" calcext:value-type="float">
            <text:p>0.037113627474267</text:p>
          </table:table-cell>
          <table:table-cell office:value-type="float" office:value="0.00280511649599208" calcext:value-type="float">
            <text:p>0.002805116495992</text:p>
          </table:table-cell>
          <table:table-cell office:value-type="float" office:value="-0.0244684196871679" calcext:value-type="float">
            <text:p>-0.024468419687168</text:p>
          </table:table-cell>
          <table:table-cell office:value-type="float" office:value="-6.73357335696393" calcext:value-type="float">
            <text:p>-6.73357335696393</text:p>
          </table:table-cell>
        </table:table-row>
        <table:table-row table:style-name="ro1">
          <table:table-cell office:value-type="float" office:value="0.109585678384859" calcext:value-type="float">
            <text:p>0.109585678384859</text:p>
          </table:table-cell>
          <table:table-cell office:value-type="float" office:value="0.377604616532556" calcext:value-type="float">
            <text:p>0.377604616532556</text:p>
          </table:table-cell>
          <table:table-cell office:value-type="float" office:value="0.0991296162473359" calcext:value-type="float">
            <text:p>0.099129616247336</text:p>
          </table:table-cell>
          <table:table-cell office:value-type="float" office:value="0.556794669729882" calcext:value-type="float">
            <text:p>0.556794669729882</text:p>
          </table:table-cell>
          <table:table-cell office:value-type="float" office:value="0.909096294166118" calcext:value-type="float">
            <text:p>0.909096294166118</text:p>
          </table:table-cell>
          <table:table-cell office:value-type="float" office:value="0.472695055342561" calcext:value-type="float">
            <text:p>0.472695055342561</text:p>
          </table:table-cell>
          <table:table-cell office:value-type="float" office:value="0.512207434502382" calcext:value-type="float">
            <text:p>0.512207434502382</text:p>
          </table:table-cell>
          <table:table-cell/>
          <table:table-cell office:value-type="float" office:value="0.0762003880584338" calcext:value-type="float">
            <text:p>0.076200388058434</text:p>
          </table:table-cell>
          <table:table-cell office:value-type="float" office:value="0.0498661596743734" calcext:value-type="float">
            <text:p>0.049866159674374</text:p>
          </table:table-cell>
          <table:table-cell office:value-type="float" office:value="0.0513448710170294" calcext:value-type="float">
            <text:p>0.051344871017029</text:p>
          </table:table-cell>
          <table:table-cell office:value-type="float" office:value="0.0380912208594579" calcext:value-type="float">
            <text:p>0.038091220859458</text:p>
          </table:table-cell>
          <table:table-cell office:value-type="float" office:value="0.00853261985946348" calcext:value-type="float">
            <text:p>0.008532619859463</text:p>
          </table:table-cell>
          <table:table-cell office:value-type="float" office:value="0.00302585212090586" calcext:value-type="float">
            <text:p>0.003025852120906</text:p>
          </table:table-cell>
          <table:table-cell office:value-type="float" office:value="-7.2591497232456" calcext:value-type="float">
            <text:p>-7.2591497232456</text:p>
          </table:table-cell>
        </table:table-row>
        <table:table-row table:style-name="ro1">
          <table:table-cell office:value-type="float" office:value="0.726529999879888" calcext:value-type="float">
            <text:p>0.726529999879888</text:p>
          </table:table-cell>
          <table:table-cell office:value-type="float" office:value="0.490454026099161" calcext:value-type="float">
            <text:p>0.490454026099161</text:p>
          </table:table-cell>
          <table:table-cell office:value-type="float" office:value="0.632135567074365" calcext:value-type="float">
            <text:p>0.632135567074365</text:p>
          </table:table-cell>
          <table:table-cell office:value-type="float" office:value="0.108820395711584" calcext:value-type="float">
            <text:p>0.108820395711584</text:p>
          </table:table-cell>
          <table:table-cell office:value-type="float" office:value="0.485954921626413" calcext:value-type="float">
            <text:p>0.485954921626413</text:p>
          </table:table-cell>
          <table:table-cell office:value-type="float" office:value="0.685242183099727" calcext:value-type="float">
            <text:p>0.685242183099727</text:p>
          </table:table-cell>
          <table:table-cell office:value-type="float" office:value="0.476124469440017" calcext:value-type="float">
            <text:p>0.476124469440017</text:p>
          </table:table-cell>
          <table:table-cell/>
          <table:table-cell office:value-type="float" office:value="0.0691606149026048" calcext:value-type="float">
            <text:p>0.069160614902605</text:p>
          </table:table-cell>
          <table:table-cell office:value-type="float" office:value="0.0576172794700442" calcext:value-type="float">
            <text:p>0.057617279470044</text:p>
          </table:table-cell>
          <table:table-cell office:value-type="float" office:value="0.0481331743585972" calcext:value-type="float">
            <text:p>0.048133174358597</text:p>
          </table:table-cell>
          <table:table-cell office:value-type="float" office:value="0.0308676266615284" calcext:value-type="float">
            <text:p>0.030867626661528</text:p>
          </table:table-cell>
          <table:table-cell office:value-type="float" office:value="0.00340882670775136" calcext:value-type="float">
            <text:p>0.003408826707751</text:p>
          </table:table-cell>
          <table:table-cell office:value-type="float" office:value="0.00381757128801655" calcext:value-type="float">
            <text:p>0.003817571288017</text:p>
          </table:table-cell>
          <table:table-cell office:value-type="float" office:value="-7.05364931880224" calcext:value-type="float">
            <text:p>-7.05364931880224</text:p>
          </table:table-cell>
        </table:table-row>
        <table:table-row table:style-name="ro1">
          <table:table-cell office:value-type="float" office:value="0.0071345940353279" calcext:value-type="float">
            <text:p>0.007134594035328</text:p>
          </table:table-cell>
          <table:table-cell office:value-type="float" office:value="0.0242472790208673" calcext:value-type="float">
            <text:p>0.024247279020867</text:p>
          </table:table-cell>
          <table:table-cell office:value-type="float" office:value="0.373953197365595" calcext:value-type="float">
            <text:p>0.373953197365595</text:p>
          </table:table-cell>
          <table:table-cell office:value-type="float" office:value="0.342402003001781" calcext:value-type="float">
            <text:p>0.342402003001781</text:p>
          </table:table-cell>
          <table:table-cell office:value-type="float" office:value="0.61481526113493" calcext:value-type="float">
            <text:p>0.61481526113493</text:p>
          </table:table-cell>
          <table:table-cell office:value-type="float" office:value="0.640845436175303" calcext:value-type="float">
            <text:p>0.640845436175303</text:p>
          </table:table-cell>
          <table:table-cell office:value-type="float" office:value="0.136764253364751" calcext:value-type="float">
            <text:p>0.136764253364751</text:p>
          </table:table-cell>
          <table:table-cell/>
          <table:table-cell office:value-type="float" office:value="0.0713216866808647" calcext:value-type="float">
            <text:p>0.071321686680865</text:p>
          </table:table-cell>
          <table:table-cell office:value-type="float" office:value="0.067818279130064" calcext:value-type="float">
            <text:p>0.067818279130064</text:p>
          </table:table-cell>
          <table:table-cell office:value-type="float" office:value="0.0436616137399277" calcext:value-type="float">
            <text:p>0.043661613739928</text:p>
          </table:table-cell>
          <table:table-cell office:value-type="float" office:value="0.0249840077830165" calcext:value-type="float">
            <text:p>0.024984007783017</text:p>
          </table:table-cell>
          <table:table-cell office:value-type="float" office:value="-0.0044434456065865" calcext:value-type="float">
            <text:p>-0.004443445606587</text:p>
          </table:table-cell>
          <table:table-cell office:value-type="float" office:value="-0.0216339241080253" calcext:value-type="float">
            <text:p>-0.021633924108025</text:p>
          </table:table-cell>
          <table:table-cell office:value-type="float" office:value="-6.777539972122" calcext:value-type="float">
            <text:p>-6.777539972122</text:p>
          </table:table-cell>
        </table:table-row>
        <table:table-row table:style-name="ro1">
          <table:table-cell office:value-type="float" office:value="0.513884891891137" calcext:value-type="float">
            <text:p>0.513884891891137</text:p>
          </table:table-cell>
          <table:table-cell office:value-type="float" office:value="0.50791199351467" calcext:value-type="float">
            <text:p>0.50791199351467</text:p>
          </table:table-cell>
          <table:table-cell office:value-type="float" office:value="0.415123619576339" calcext:value-type="float">
            <text:p>0.415123619576339</text:p>
          </table:table-cell>
          <table:table-cell office:value-type="float" office:value="0.98607895563167" calcext:value-type="float">
            <text:p>0.98607895563167</text:p>
          </table:table-cell>
          <table:table-cell office:value-type="float" office:value="0.156603332824708" calcext:value-type="float">
            <text:p>0.156603332824708</text:p>
          </table:table-cell>
          <table:table-cell office:value-type="float" office:value="0.596263301187625" calcext:value-type="float">
            <text:p>0.596263301187625</text:p>
          </table:table-cell>
          <table:table-cell office:value-type="float" office:value="0.599172450221296" calcext:value-type="float">
            <text:p>0.599172450221296</text:p>
          </table:table-cell>
          <table:table-cell/>
          <table:table-cell office:value-type="float" office:value="0.0614027394127269" calcext:value-type="float">
            <text:p>0.061402739412727</text:p>
          </table:table-cell>
          <table:table-cell office:value-type="float" office:value="0.0638233421357144" calcext:value-type="float">
            <text:p>0.063823342135714</text:p>
          </table:table-cell>
          <table:table-cell office:value-type="float" office:value="0.0489742227376208" calcext:value-type="float">
            <text:p>0.048974222737621</text:p>
          </table:table-cell>
          <table:table-cell office:value-type="float" office:value="0.0250444820069647" calcext:value-type="float">
            <text:p>0.025044482006965</text:p>
          </table:table-cell>
          <table:table-cell office:value-type="float" office:value="-0.00229703593814424" calcext:value-type="float">
            <text:p>-0.002297035938144</text:p>
          </table:table-cell>
          <table:table-cell office:value-type="float" office:value="-0.00735029794294455" calcext:value-type="float">
            <text:p>-0.007350297942945</text:p>
          </table:table-cell>
          <table:table-cell office:value-type="float" office:value="-6.50331998847942" calcext:value-type="float">
            <text:p>-6.50331998847942</text:p>
          </table:table-cell>
        </table:table-row>
        <table:table-row table:style-name="ro1">
          <table:table-cell office:value-type="float" office:value="0.268094044561878" calcext:value-type="float">
            <text:p>0.268094044561878</text:p>
          </table:table-cell>
          <table:table-cell office:value-type="float" office:value="0.864153504295067" calcext:value-type="float">
            <text:p>0.864153504295067</text:p>
          </table:table-cell>
          <table:table-cell office:value-type="float" office:value="0.884917154456226" calcext:value-type="float">
            <text:p>0.884917154456226</text:p>
          </table:table-cell>
          <table:table-cell office:value-type="float" office:value="0.34795800505422" calcext:value-type="float">
            <text:p>0.34795800505422</text:p>
          </table:table-cell>
          <table:table-cell office:value-type="float" office:value="0.574896224189047" calcext:value-type="float">
            <text:p>0.574896224189047</text:p>
          </table:table-cell>
          <table:table-cell office:value-type="float" office:value="0.0894844732300743" calcext:value-type="float">
            <text:p>0.089484473230074</text:p>
          </table:table-cell>
          <table:table-cell office:value-type="float" office:value="0.769930878621612" calcext:value-type="float">
            <text:p>0.769930878621612</text:p>
          </table:table-cell>
          <table:table-cell/>
          <table:table-cell office:value-type="float" office:value="0.0664649216797314" calcext:value-type="float">
            <text:p>0.066464921679731</text:p>
          </table:table-cell>
          <table:table-cell office:value-type="float" office:value="0.0593133321026836" calcext:value-type="float">
            <text:p>0.059313332102684</text:p>
          </table:table-cell>
          <table:table-cell office:value-type="float" office:value="0.0477390028463801" calcext:value-type="float">
            <text:p>0.04773900284638</text:p>
          </table:table-cell>
          <table:table-cell office:value-type="float" office:value="0.0183166366316119" calcext:value-type="float">
            <text:p>0.018316636631612</text:p>
          </table:table-cell>
          <table:table-cell office:value-type="float" office:value="0.00883467634976426" calcext:value-type="float">
            <text:p>0.008834676349764</text:p>
          </table:table-cell>
          <table:table-cell office:value-type="float" office:value="-0.0136375466315743" calcext:value-type="float">
            <text:p>-0.013637546631574</text:p>
          </table:table-cell>
          <table:table-cell office:value-type="float" office:value="-6.83190586782495" calcext:value-type="float">
            <text:p>-6.83190586782495</text:p>
          </table:table-cell>
        </table:table-row>
        <table:table-row table:style-name="ro1">
          <table:table-cell office:value-type="float" office:value="0.746464676635452" calcext:value-type="float">
            <text:p>0.746464676635452</text:p>
          </table:table-cell>
          <table:table-cell office:value-type="float" office:value="0.106764023698336" calcext:value-type="float">
            <text:p>0.106764023698336</text:p>
          </table:table-cell>
          <table:table-cell office:value-type="float" office:value="0.809267176606971" calcext:value-type="float">
            <text:p>0.809267176606971</text:p>
          </table:table-cell>
          <table:table-cell office:value-type="float" office:value="0.922141773622305" calcext:value-type="float">
            <text:p>0.922141773622305</text:p>
          </table:table-cell>
          <table:table-cell office:value-type="float" office:value="0.177170972095399" calcext:value-type="float">
            <text:p>0.177170972095399</text:p>
          </table:table-cell>
          <table:table-cell office:value-type="float" office:value="0.910245438131571" calcext:value-type="float">
            <text:p>0.910245438131571</text:p>
          </table:table-cell>
          <table:table-cell office:value-type="float" office:value="0.38805798049646" calcext:value-type="float">
            <text:p>0.38805798049646</text:p>
          </table:table-cell>
          <table:table-cell/>
          <table:table-cell office:value-type="float" office:value="0.0652248779166338" calcext:value-type="float">
            <text:p>0.065224877916634</text:p>
          </table:table-cell>
          <table:table-cell office:value-type="float" office:value="0.0628711757937268" calcext:value-type="float">
            <text:p>0.062871175793727</text:p>
          </table:table-cell>
          <table:table-cell office:value-type="float" office:value="0.0467910282997645" calcext:value-type="float">
            <text:p>0.046791028299765</text:p>
          </table:table-cell>
          <table:table-cell office:value-type="float" office:value="0.0296384809051081" calcext:value-type="float">
            <text:p>0.029638480905108</text:p>
          </table:table-cell>
          <table:table-cell office:value-type="float" office:value="0.00611762410745449" calcext:value-type="float">
            <text:p>0.006117624107454</text:p>
          </table:table-cell>
          <table:table-cell office:value-type="float" office:value="-0.0132466793906703" calcext:value-type="float">
            <text:p>-0.01324667939067</text:p>
          </table:table-cell>
          <table:table-cell office:value-type="float" office:value="-6.98017764478474" calcext:value-type="float">
            <text:p>-6.98017764478474</text:p>
          </table:table-cell>
        </table:table-row>
        <table:table-row table:style-name="ro1">
          <table:table-cell office:value-type="float" office:value="0.193942449193147" calcext:value-type="float">
            <text:p>0.193942449193147</text:p>
          </table:table-cell>
          <table:table-cell office:value-type="float" office:value="0.275797946407717" calcext:value-type="float">
            <text:p>0.275797946407717</text:p>
          </table:table-cell>
          <table:table-cell office:value-type="float" office:value="0.00967731517090653" calcext:value-type="float">
            <text:p>0.009677315170907</text:p>
          </table:table-cell>
          <table:table-cell office:value-type="float" office:value="0.520426096953845" calcext:value-type="float">
            <text:p>0.520426096953845</text:p>
          </table:table-cell>
          <table:table-cell office:value-type="float" office:value="0.142574961218513" calcext:value-type="float">
            <text:p>0.142574961218513</text:p>
          </table:table-cell>
          <table:table-cell office:value-type="float" office:value="0.558503904130382" calcext:value-type="float">
            <text:p>0.558503904130382</text:p>
          </table:table-cell>
          <table:table-cell office:value-type="float" office:value="0.126245467222663" calcext:value-type="float">
            <text:p>0.126245467222663</text:p>
          </table:table-cell>
          <table:table-cell/>
          <table:table-cell office:value-type="float" office:value="0.0623998824727795" calcext:value-type="float">
            <text:p>0.06239988247278</text:p>
          </table:table-cell>
          <table:table-cell office:value-type="float" office:value="0.0661293622469193" calcext:value-type="float">
            <text:p>0.066129362246919</text:p>
          </table:table-cell>
          <table:table-cell office:value-type="float" office:value="0.0460935957237751" calcext:value-type="float">
            <text:p>0.046093595723775</text:p>
          </table:table-cell>
          <table:table-cell office:value-type="float" office:value="0.0367133554159609" calcext:value-type="float">
            <text:p>0.036713355415961</text:p>
          </table:table-cell>
          <table:table-cell office:value-type="float" office:value="0.0071127907153837" calcext:value-type="float">
            <text:p>0.007112790715384</text:p>
          </table:table-cell>
          <table:table-cell office:value-type="float" office:value="-0.00341412071360377" calcext:value-type="float">
            <text:p>-0.003414120713604</text:p>
          </table:table-cell>
          <table:table-cell office:value-type="float" office:value="-7.03928163981724" calcext:value-type="float">
            <text:p>-7.03928163981724</text:p>
          </table:table-cell>
        </table:table-row>
        <table:table-row table:style-name="ro1">
          <table:table-cell office:value-type="float" office:value="0.360122556615401" calcext:value-type="float">
            <text:p>0.360122556615401</text:p>
          </table:table-cell>
          <table:table-cell office:value-type="float" office:value="0.996857427651748" calcext:value-type="float">
            <text:p>0.996857427651748</text:p>
          </table:table-cell>
          <table:table-cell office:value-type="float" office:value="0.365350639690903" calcext:value-type="float">
            <text:p>0.365350639690903</text:p>
          </table:table-cell>
          <table:table-cell office:value-type="float" office:value="0.288136395983514" calcext:value-type="float">
            <text:p>0.288136395983514</text:p>
          </table:table-cell>
          <table:table-cell office:value-type="float" office:value="0.978040819497044" calcext:value-type="float">
            <text:p>0.978040819497044</text:p>
          </table:table-cell>
          <table:table-cell office:value-type="float" office:value="0.569804406479632" calcext:value-type="float">
            <text:p>0.569804406479632</text:p>
          </table:table-cell>
          <table:table-cell office:value-type="float" office:value="0.750899909741932" calcext:value-type="float">
            <text:p>0.750899909741932</text:p>
          </table:table-cell>
          <table:table-cell/>
          <table:table-cell office:value-type="float" office:value="0.0694826122305401" calcext:value-type="float">
            <text:p>0.06948261223054</text:p>
          </table:table-cell>
          <table:table-cell office:value-type="float" office:value="0.0643973431216446" calcext:value-type="float">
            <text:p>0.064397343121645</text:p>
          </table:table-cell>
          <table:table-cell office:value-type="float" office:value="0.0443745067606569" calcext:value-type="float">
            <text:p>0.044374506760657</text:p>
          </table:table-cell>
          <table:table-cell office:value-type="float" office:value="0.0420587873229715" calcext:value-type="float">
            <text:p>0.042058787322972</text:p>
          </table:table-cell>
          <table:table-cell office:value-type="float" office:value="0.000592153775591786" calcext:value-type="float">
            <text:p>0.000592153775592</text:p>
          </table:table-cell>
          <table:table-cell office:value-type="float" office:value="-0.0111286378861339" calcext:value-type="float">
            <text:p>-0.011128637886134</text:p>
          </table:table-cell>
          <table:table-cell office:value-type="float" office:value="-6.89272642496773" calcext:value-type="float">
            <text:p>-6.89272642496773</text:p>
          </table:table-cell>
        </table:table-row>
        <table:table-row table:style-name="ro1">
          <table:table-cell office:value-type="float" office:value="0.27351811668538" calcext:value-type="float">
            <text:p>0.27351811668538</text:p>
          </table:table-cell>
          <table:table-cell office:value-type="float" office:value="0.862193489258101" calcext:value-type="float">
            <text:p>0.862193489258101</text:p>
          </table:table-cell>
          <table:table-cell office:value-type="float" office:value="0.0899744432508998" calcext:value-type="float">
            <text:p>0.0899744432509</text:p>
          </table:table-cell>
          <table:table-cell office:value-type="float" office:value="0.69823182776843" calcext:value-type="float">
            <text:p>0.69823182776843</text:p>
          </table:table-cell>
          <table:table-cell office:value-type="float" office:value="0.851094668741768" calcext:value-type="float">
            <text:p>0.851094668741768</text:p>
          </table:table-cell>
          <table:table-cell office:value-type="float" office:value="0.802712892202378" calcext:value-type="float">
            <text:p>0.802712892202378</text:p>
          </table:table-cell>
          <table:table-cell office:value-type="float" office:value="0.711948954127818" calcext:value-type="float">
            <text:p>0.711948954127818</text:p>
          </table:table-cell>
          <table:table-cell/>
          <table:table-cell office:value-type="float" office:value="0.0687214760738403" calcext:value-type="float">
            <text:p>0.06872147607384</text:p>
          </table:table-cell>
          <table:table-cell office:value-type="float" office:value="0.0602830308545376" calcext:value-type="float">
            <text:p>0.060283030854538</text:p>
          </table:table-cell>
          <table:table-cell office:value-type="float" office:value="0.0567548252786131" calcext:value-type="float">
            <text:p>0.056754825278613</text:p>
          </table:table-cell>
          <table:table-cell office:value-type="float" office:value="0.0251074187654126" calcext:value-type="float">
            <text:p>0.025107418765413</text:p>
          </table:table-cell>
          <table:table-cell office:value-type="float" office:value="0.00769000705824436" calcext:value-type="float">
            <text:p>0.007690007058244</text:p>
          </table:table-cell>
          <table:table-cell office:value-type="float" office:value="-0.0187877688608794" calcext:value-type="float">
            <text:p>-0.01878776886088</text:p>
          </table:table-cell>
          <table:table-cell office:value-type="float" office:value="-6.79322439526726" calcext:value-type="float">
            <text:p>-6.79322439526726</text:p>
          </table:table-cell>
        </table:table-row>
        <table:table-row table:style-name="ro1">
          <table:table-cell office:value-type="float" office:value="0.596506021464053" calcext:value-type="float">
            <text:p>0.596506021464053</text:p>
          </table:table-cell>
          <table:table-cell office:value-type="float" office:value="0.186684314045242" calcext:value-type="float">
            <text:p>0.186684314045242</text:p>
          </table:table-cell>
          <table:table-cell office:value-type="float" office:value="0.96296009202535" calcext:value-type="float">
            <text:p>0.96296009202535</text:p>
          </table:table-cell>
          <table:table-cell office:value-type="float" office:value="0.784028767533786" calcext:value-type="float">
            <text:p>0.784028767533786</text:p>
          </table:table-cell>
          <table:table-cell office:value-type="float" office:value="0.735459080793077" calcext:value-type="float">
            <text:p>0.735459080793077</text:p>
          </table:table-cell>
          <table:table-cell office:value-type="float" office:value="0.936562387540536" calcext:value-type="float">
            <text:p>0.936562387540536</text:p>
          </table:table-cell>
          <table:table-cell office:value-type="float" office:value="0.514472332381724" calcext:value-type="float">
            <text:p>0.514472332381724</text:p>
          </table:table-cell>
          <table:table-cell/>
          <table:table-cell office:value-type="float" office:value="0.077131080911516" calcext:value-type="float">
            <text:p>0.077131080911516</text:p>
          </table:table-cell>
          <table:table-cell office:value-type="float" office:value="0.0619492513117956" calcext:value-type="float">
            <text:p>0.061949251311796</text:p>
          </table:table-cell>
          <table:table-cell office:value-type="float" office:value="0.0464964206705383" calcext:value-type="float">
            <text:p>0.046496420670538</text:p>
          </table:table-cell>
          <table:table-cell office:value-type="float" office:value="0.02825833497018" calcext:value-type="float">
            <text:p>0.02825833497018</text:p>
          </table:table-cell>
          <table:table-cell office:value-type="float" office:value="0.00701707047582073" calcext:value-type="float">
            <text:p>0.007017070475821</text:p>
          </table:table-cell>
          <table:table-cell office:value-type="float" office:value="-0.021588599362954" calcext:value-type="float">
            <text:p>-0.021588599362954</text:p>
          </table:table-cell>
          <table:table-cell office:value-type="float" office:value="-6.87905697201296" calcext:value-type="float">
            <text:p>-6.87905697201296</text:p>
          </table:table-cell>
        </table:table-row>
        <table:table-row table:style-name="ro1">
          <table:table-cell office:value-type="float" office:value="0.777948997210442" calcext:value-type="float">
            <text:p>0.777948997210442</text:p>
          </table:table-cell>
          <table:table-cell office:value-type="float" office:value="0.966283841693019" calcext:value-type="float">
            <text:p>0.966283841693019</text:p>
          </table:table-cell>
          <table:table-cell office:value-type="float" office:value="0.120798234142513" calcext:value-type="float">
            <text:p>0.120798234142513</text:p>
          </table:table-cell>
          <table:table-cell office:value-type="float" office:value="0.0578489154353006" calcext:value-type="float">
            <text:p>0.057848915435301</text:p>
          </table:table-cell>
          <table:table-cell office:value-type="float" office:value="0.978962400169815" calcext:value-type="float">
            <text:p>0.978962400169815</text:p>
          </table:table-cell>
          <table:table-cell office:value-type="float" office:value="0.822148559595891" calcext:value-type="float">
            <text:p>0.822148559595891</text:p>
          </table:table-cell>
          <table:table-cell office:value-type="float" office:value="0.991517052151353" calcext:value-type="float">
            <text:p>0.991517052151353</text:p>
          </table:table-cell>
          <table:table-cell/>
          <table:table-cell office:value-type="float" office:value="0.0625416230292644" calcext:value-type="float">
            <text:p>0.062541623029265</text:p>
          </table:table-cell>
          <table:table-cell office:value-type="float" office:value="0.0556536665350452" calcext:value-type="float">
            <text:p>0.055653666535045</text:p>
          </table:table-cell>
          <table:table-cell office:value-type="float" office:value="0.0526720909732186" calcext:value-type="float">
            <text:p>0.052672090973219</text:p>
          </table:table-cell>
          <table:table-cell office:value-type="float" office:value="0.0246623084681016" calcext:value-type="float">
            <text:p>0.024662308468102</text:p>
          </table:table-cell>
          <table:table-cell office:value-type="float" office:value="0.00160267179998629" calcext:value-type="float">
            <text:p>0.001602671799986</text:p>
          </table:table-cell>
          <table:table-cell office:value-type="float" office:value="-0.000456764534780652" calcext:value-type="float">
            <text:p>-0.000456764534781</text:p>
          </table:table-cell>
          <table:table-cell office:value-type="float" office:value="-6.96340399706488" calcext:value-type="float">
            <text:p>-6.96340399706488</text:p>
          </table:table-cell>
        </table:table-row>
        <table:table-row table:style-name="ro1">
          <table:table-cell office:value-type="float" office:value="0.849850974308618" calcext:value-type="float">
            <text:p>0.849850974308618</text:p>
          </table:table-cell>
          <table:table-cell office:value-type="float" office:value="0.151195281896674" calcext:value-type="float">
            <text:p>0.151195281896674</text:p>
          </table:table-cell>
          <table:table-cell office:value-type="float" office:value="0.816273947664156" calcext:value-type="float">
            <text:p>0.816273947664156</text:p>
          </table:table-cell>
          <table:table-cell office:value-type="float" office:value="0.35180903475631" calcext:value-type="float">
            <text:p>0.35180903475631</text:p>
          </table:table-cell>
          <table:table-cell office:value-type="float" office:value="0.909766014399883" calcext:value-type="float">
            <text:p>0.909766014399883</text:p>
          </table:table-cell>
          <table:table-cell office:value-type="float" office:value="0.55647138245318" calcext:value-type="float">
            <text:p>0.55647138245318</text:p>
          </table:table-cell>
          <table:table-cell office:value-type="float" office:value="0.279322376101912" calcext:value-type="float">
            <text:p>0.279322376101912</text:p>
          </table:table-cell>
          <table:table-cell/>
          <table:table-cell office:value-type="float" office:value="0.067171491264277" calcext:value-type="float">
            <text:p>0.067171491264277</text:p>
          </table:table-cell>
          <table:table-cell office:value-type="float" office:value="0.0617784457247588" calcext:value-type="float">
            <text:p>0.061778445724759</text:p>
          </table:table-cell>
          <table:table-cell office:value-type="float" office:value="0.0515604737898299" calcext:value-type="float">
            <text:p>0.05156047378983</text:p>
          </table:table-cell>
          <table:table-cell office:value-type="float" office:value="0.0323845314146628" calcext:value-type="float">
            <text:p>0.032384531414663</text:p>
          </table:table-cell>
          <table:table-cell office:value-type="float" office:value="0.000481669914317829" calcext:value-type="float">
            <text:p>0.000481669914318</text:p>
          </table:table-cell>
          <table:table-cell office:value-type="float" office:value="-0.0022563980580067" calcext:value-type="float">
            <text:p>-0.002256398058007</text:p>
          </table:table-cell>
          <table:table-cell office:value-type="float" office:value="-6.98560210998358" calcext:value-type="float">
            <text:p>-6.98560210998358</text:p>
          </table:table-cell>
        </table:table-row>
        <table:table-row table:style-name="ro1">
          <table:table-cell office:value-type="float" office:value="0.673861883942348" calcext:value-type="float">
            <text:p>0.673861883942348</text:p>
          </table:table-cell>
          <table:table-cell office:value-type="float" office:value="0.647230501018149" calcext:value-type="float">
            <text:p>0.647230501018149</text:p>
          </table:table-cell>
          <table:table-cell office:value-type="float" office:value="0.0896332691129237" calcext:value-type="float">
            <text:p>0.089633269112924</text:p>
          </table:table-cell>
          <table:table-cell office:value-type="float" office:value="0.744565476632434" calcext:value-type="float">
            <text:p>0.744565476632434</text:p>
          </table:table-cell>
          <table:table-cell office:value-type="float" office:value="0.0177104027732646" calcext:value-type="float">
            <text:p>0.017710402773265</text:p>
          </table:table-cell>
          <table:table-cell office:value-type="float" office:value="0.0200058595949669" calcext:value-type="float">
            <text:p>0.020005859594967</text:p>
          </table:table-cell>
          <table:table-cell office:value-type="float" office:value="0.427099152241601" calcext:value-type="float">
            <text:p>0.427099152241601</text:p>
          </table:table-cell>
          <table:table-cell/>
          <table:table-cell office:value-type="float" office:value="0.0685907791514071" calcext:value-type="float">
            <text:p>0.068590779151407</text:p>
          </table:table-cell>
          <table:table-cell office:value-type="float" office:value="0.0556346889518694" calcext:value-type="float">
            <text:p>0.055634688951869</text:p>
          </table:table-cell>
          <table:table-cell office:value-type="float" office:value="0.0388663920111266" calcext:value-type="float">
            <text:p>0.038866392011127</text:p>
          </table:table-cell>
          <table:table-cell office:value-type="float" office:value="0.0345857654569282" calcext:value-type="float">
            <text:p>0.034585765456928</text:p>
          </table:table-cell>
          <table:table-cell office:value-type="float" office:value="0.0012556441828094" calcext:value-type="float">
            <text:p>0.001255644182809</text:p>
          </table:table-cell>
          <table:table-cell office:value-type="float" office:value="-0.0142830460276944" calcext:value-type="float">
            <text:p>-0.014283046027695</text:p>
          </table:table-cell>
          <table:table-cell office:value-type="float" office:value="-6.81627053531491" calcext:value-type="float">
            <text:p>-6.81627053531491</text:p>
          </table:table-cell>
        </table:table-row>
        <table:table-row table:style-name="ro1">
          <table:table-cell office:value-type="float" office:value="0.0559964763951813" calcext:value-type="float">
            <text:p>0.055996476395181</text:p>
          </table:table-cell>
          <table:table-cell office:value-type="float" office:value="0.531574402122526" calcext:value-type="float">
            <text:p>0.531574402122526</text:p>
          </table:table-cell>
          <table:table-cell office:value-type="float" office:value="0.726261706332757" calcext:value-type="float">
            <text:p>0.726261706332757</text:p>
          </table:table-cell>
          <table:table-cell office:value-type="float" office:value="0.994833363754114" calcext:value-type="float">
            <text:p>0.994833363754114</text:p>
          </table:table-cell>
          <table:table-cell office:value-type="float" office:value="0.752058325526556" calcext:value-type="float">
            <text:p>0.752058325526556</text:p>
          </table:table-cell>
          <table:table-cell office:value-type="float" office:value="0.814121756185272" calcext:value-type="float">
            <text:p>0.814121756185272</text:p>
          </table:table-cell>
          <table:table-cell office:value-type="float" office:value="0.689768190786961" calcext:value-type="float">
            <text:p>0.689768190786961</text:p>
          </table:table-cell>
          <table:table-cell/>
          <table:table-cell office:value-type="float" office:value="0.0625241491286432" calcext:value-type="float">
            <text:p>0.062524149128643</text:p>
          </table:table-cell>
          <table:table-cell office:value-type="float" office:value="0.0551501541979831" calcext:value-type="float">
            <text:p>0.055150154197983</text:p>
          </table:table-cell>
          <table:table-cell office:value-type="float" office:value="0.047737018795418" calcext:value-type="float">
            <text:p>0.047737018795418</text:p>
          </table:table-cell>
          <table:table-cell office:value-type="float" office:value="0.0241440476621609" calcext:value-type="float">
            <text:p>0.024144047662161</text:p>
          </table:table-cell>
          <table:table-cell office:value-type="float" office:value="0.00717420924190117" calcext:value-type="float">
            <text:p>0.007174209241901</text:p>
          </table:table-cell>
          <table:table-cell office:value-type="float" office:value="-0.00408490563659831" calcext:value-type="float">
            <text:p>-0.004084905636598</text:p>
          </table:table-cell>
          <table:table-cell office:value-type="float" office:value="-6.78897133163723" calcext:value-type="float">
            <text:p>-6.78897133163723</text:p>
          </table:table-cell>
        </table:table-row>
        <table:table-row table:style-name="ro1">
          <table:table-cell office:value-type="float" office:value="0.181064967708596" calcext:value-type="float">
            <text:p>0.181064967708596</text:p>
          </table:table-cell>
          <table:table-cell office:value-type="float" office:value="0.0208561030469625" calcext:value-type="float">
            <text:p>0.020856103046963</text:p>
          </table:table-cell>
          <table:table-cell office:value-type="float" office:value="0.00012150516874343" calcext:value-type="float">
            <text:p>0.000121505168743</text:p>
          </table:table-cell>
          <table:table-cell office:value-type="float" office:value="0.493669484403772" calcext:value-type="float">
            <text:p>0.493669484403772</text:p>
          </table:table-cell>
          <table:table-cell office:value-type="float" office:value="0.15516224606446" calcext:value-type="float">
            <text:p>0.15516224606446</text:p>
          </table:table-cell>
          <table:table-cell office:value-type="float" office:value="0.6727889562597" calcext:value-type="float">
            <text:p>0.6727889562597</text:p>
          </table:table-cell>
          <table:table-cell office:value-type="float" office:value="0.255580623926233" calcext:value-type="float">
            <text:p>0.255580623926233</text:p>
          </table:table-cell>
          <table:table-cell/>
          <table:table-cell office:value-type="float" office:value="0.0689257917481605" calcext:value-type="float">
            <text:p>0.068925791748161</text:p>
          </table:table-cell>
          <table:table-cell office:value-type="float" office:value="0.0547734039270214" calcext:value-type="float">
            <text:p>0.054773403927022</text:p>
          </table:table-cell>
          <table:table-cell office:value-type="float" office:value="0.0504317645477806" calcext:value-type="float">
            <text:p>0.050431764547781</text:p>
          </table:table-cell>
          <table:table-cell office:value-type="float" office:value="0.0316309860393387" calcext:value-type="float">
            <text:p>0.031630986039339</text:p>
          </table:table-cell>
          <table:table-cell office:value-type="float" office:value="0.00799455890693343" calcext:value-type="float">
            <text:p>0.007994558906933</text:p>
          </table:table-cell>
          <table:table-cell office:value-type="float" office:value="-0.0129682481530587" calcext:value-type="float">
            <text:p>-0.012968248153059</text:p>
          </table:table-cell>
          <table:table-cell office:value-type="float" office:value="-6.57895350055129" calcext:value-type="float">
            <text:p>-6.57895350055129</text:p>
          </table:table-cell>
        </table:table-row>
        <table:table-row table:style-name="ro1">
          <table:table-cell office:value-type="float" office:value="0.0886402378800095" calcext:value-type="float">
            <text:p>0.08864023788001</text:p>
          </table:table-cell>
          <table:table-cell office:value-type="float" office:value="0.222765998645977" calcext:value-type="float">
            <text:p>0.222765998645977</text:p>
          </table:table-cell>
          <table:table-cell office:value-type="float" office:value="0.410906885236234" calcext:value-type="float">
            <text:p>0.410906885236234</text:p>
          </table:table-cell>
          <table:table-cell office:value-type="float" office:value="0.0429493633752747" calcext:value-type="float">
            <text:p>0.042949363375275</text:p>
          </table:table-cell>
          <table:table-cell office:value-type="float" office:value="0.64303044854067" calcext:value-type="float">
            <text:p>0.64303044854067</text:p>
          </table:table-cell>
          <table:table-cell office:value-type="float" office:value="0.488954175756881" calcext:value-type="float">
            <text:p>0.488954175756881</text:p>
          </table:table-cell>
          <table:table-cell office:value-type="float" office:value="0.119378380406534" calcext:value-type="float">
            <text:p>0.119378380406534</text:p>
          </table:table-cell>
          <table:table-cell/>
          <table:table-cell office:value-type="float" office:value="0.0678365129793649" calcext:value-type="float">
            <text:p>0.067836512979365</text:p>
          </table:table-cell>
          <table:table-cell office:value-type="float" office:value="0.0555140412385246" calcext:value-type="float">
            <text:p>0.055514041238525</text:p>
          </table:table-cell>
          <table:table-cell office:value-type="float" office:value="0.0555036669654979" calcext:value-type="float">
            <text:p>0.055503666965498</text:p>
          </table:table-cell>
          <table:table-cell office:value-type="float" office:value="0.0228429349100135" calcext:value-type="float">
            <text:p>0.022842934910014</text:p>
          </table:table-cell>
          <table:table-cell office:value-type="float" office:value="0.00319396693168665" calcext:value-type="float">
            <text:p>0.003193966931687</text:p>
          </table:table-cell>
          <table:table-cell office:value-type="float" office:value="-0.00641256051046442" calcext:value-type="float">
            <text:p>-0.006412560510464</text:p>
          </table:table-cell>
          <table:table-cell office:value-type="float" office:value="-6.97193417167635" calcext:value-type="float">
            <text:p>-6.97193417167635</text:p>
          </table:table-cell>
        </table:table-row>
        <table:table-row table:style-name="ro1">
          <table:table-cell office:value-type="float" office:value="0.87449081456393" calcext:value-type="float">
            <text:p>0.87449081456393</text:p>
          </table:table-cell>
          <table:table-cell office:value-type="float" office:value="0.337319798506479" calcext:value-type="float">
            <text:p>0.337319798506479</text:p>
          </table:table-cell>
          <table:table-cell office:value-type="float" office:value="0.960049799246135" calcext:value-type="float">
            <text:p>0.960049799246135</text:p>
          </table:table-cell>
          <table:table-cell office:value-type="float" office:value="0.796346722474874" calcext:value-type="float">
            <text:p>0.796346722474874</text:p>
          </table:table-cell>
          <table:table-cell office:value-type="float" office:value="0.623964101207615" calcext:value-type="float">
            <text:p>0.623964101207615</text:p>
          </table:table-cell>
          <table:table-cell office:value-type="float" office:value="0.282358215791696" calcext:value-type="float">
            <text:p>0.282358215791696</text:p>
          </table:table-cell>
          <table:table-cell office:value-type="float" office:value="0.0462971565895279" calcext:value-type="float">
            <text:p>0.046297156589528</text:p>
          </table:table-cell>
          <table:table-cell/>
          <table:table-cell office:value-type="float" office:value="0.0610874812552977" calcext:value-type="float">
            <text:p>0.061087481255298</text:p>
          </table:table-cell>
          <table:table-cell office:value-type="float" office:value="0.0643235757125698" calcext:value-type="float">
            <text:p>0.06432357571257</text:p>
          </table:table-cell>
          <table:table-cell office:value-type="float" office:value="0.0497181515304391" calcext:value-type="float">
            <text:p>0.049718151530439</text:p>
          </table:table-cell>
          <table:table-cell office:value-type="float" office:value="0.0297970672148411" calcext:value-type="float">
            <text:p>0.029797067214841</text:p>
          </table:table-cell>
          <table:table-cell office:value-type="float" office:value="0.00584446518163728" calcext:value-type="float">
            <text:p>0.005844465181637</text:p>
          </table:table-cell>
          <table:table-cell office:value-type="float" office:value="-0.00240943483236533" calcext:value-type="float">
            <text:p>-0.002409434832365</text:p>
          </table:table-cell>
          <table:table-cell office:value-type="float" office:value="-6.778306371026" calcext:value-type="float">
            <text:p>-6.778306371026</text:p>
          </table:table-cell>
        </table:table-row>
        <table:table-row table:style-name="ro1">
          <table:table-cell office:value-type="float" office:value="0.111893172363456" calcext:value-type="float">
            <text:p>0.111893172363456</text:p>
          </table:table-cell>
          <table:table-cell office:value-type="float" office:value="0.764443616568424" calcext:value-type="float">
            <text:p>0.764443616568424</text:p>
          </table:table-cell>
          <table:table-cell office:value-type="float" office:value="0.813594150149408" calcext:value-type="float">
            <text:p>0.813594150149408</text:p>
          </table:table-cell>
          <table:table-cell office:value-type="float" office:value="0.256960304891664" calcext:value-type="float">
            <text:p>0.256960304891664</text:p>
          </table:table-cell>
          <table:table-cell office:value-type="float" office:value="0.602975256361301" calcext:value-type="float">
            <text:p>0.602975256361301</text:p>
          </table:table-cell>
          <table:table-cell office:value-type="float" office:value="0.0629008220389027" calcext:value-type="float">
            <text:p>0.062900822038903</text:p>
          </table:table-cell>
          <table:table-cell office:value-type="float" office:value="0.759512397491995" calcext:value-type="float">
            <text:p>0.759512397491995</text:p>
          </table:table-cell>
          <table:table-cell/>
          <table:table-cell office:value-type="float" office:value="0.0725334288443563" calcext:value-type="float">
            <text:p>0.072533428844356</text:p>
          </table:table-cell>
          <table:table-cell office:value-type="float" office:value="0.0623508041635743" calcext:value-type="float">
            <text:p>0.062350804163574</text:p>
          </table:table-cell>
          <table:table-cell office:value-type="float" office:value="0.0523091942864777" calcext:value-type="float">
            <text:p>0.052309194286478</text:p>
          </table:table-cell>
          <table:table-cell office:value-type="float" office:value="0.0251026313700619" calcext:value-type="float">
            <text:p>0.025102631370062</text:p>
          </table:table-cell>
          <table:table-cell office:value-type="float" office:value="0.000971121161086172" calcext:value-type="float">
            <text:p>0.000971121161086</text:p>
          </table:table-cell>
          <table:table-cell office:value-type="float" office:value="-0.0225721271999191" calcext:value-type="float">
            <text:p>-0.022572127199919</text:p>
          </table:table-cell>
          <table:table-cell office:value-type="float" office:value="-6.86131100742814" calcext:value-type="float">
            <text:p>-6.86131100742814</text:p>
          </table:table-cell>
        </table:table-row>
        <table:table-row table:style-name="ro1">
          <table:table-cell office:value-type="float" office:value="0.0278143662874308" calcext:value-type="float">
            <text:p>0.027814366287431</text:p>
          </table:table-cell>
          <table:table-cell office:value-type="float" office:value="0.0892732606121873" calcext:value-type="float">
            <text:p>0.089273260612187</text:p>
          </table:table-cell>
          <table:table-cell office:value-type="float" office:value="0.913501383678975" calcext:value-type="float">
            <text:p>0.913501383678975</text:p>
          </table:table-cell>
          <table:table-cell office:value-type="float" office:value="0.924952293869325" calcext:value-type="float">
            <text:p>0.924952293869325</text:p>
          </table:table-cell>
          <table:table-cell office:value-type="float" office:value="0.623984569199946" calcext:value-type="float">
            <text:p>0.623984569199946</text:p>
          </table:table-cell>
          <table:table-cell office:value-type="float" office:value="0.926870336945783" calcext:value-type="float">
            <text:p>0.926870336945783</text:p>
          </table:table-cell>
          <table:table-cell office:value-type="float" office:value="0.0163321798703845" calcext:value-type="float">
            <text:p>0.016332179870385</text:p>
          </table:table-cell>
          <table:table-cell/>
          <table:table-cell office:value-type="float" office:value="0.0689560256877154" calcext:value-type="float">
            <text:p>0.068956025687715</text:p>
          </table:table-cell>
          <table:table-cell office:value-type="float" office:value="0.0523974096411285" calcext:value-type="float">
            <text:p>0.052397409641129</text:p>
          </table:table-cell>
          <table:table-cell office:value-type="float" office:value="0.0448486076188278" calcext:value-type="float">
            <text:p>0.044848607618828</text:p>
          </table:table-cell>
          <table:table-cell office:value-type="float" office:value="0.0298908064825126" calcext:value-type="float">
            <text:p>0.029890806482513</text:p>
          </table:table-cell>
          <table:table-cell office:value-type="float" office:value="0.00763359494883371" calcext:value-type="float">
            <text:p>0.007633594948834</text:p>
          </table:table-cell>
          <table:table-cell table:style-name="ce1" office:value-type="float" office:value="-0.0000244072544596288" calcext:value-type="float">
            <text:p>-2.44E-05</text:p>
          </table:table-cell>
          <table:table-cell office:value-type="float" office:value="-7.12047355283923" calcext:value-type="float">
            <text:p>-7.12047355283923</text:p>
          </table:table-cell>
        </table:table-row>
        <table:table-row table:style-name="ro1">
          <table:table-cell office:value-type="float" office:value="0.5327794040532" calcext:value-type="float">
            <text:p>0.5327794040532</text:p>
          </table:table-cell>
          <table:table-cell office:value-type="float" office:value="0.118930614466013" calcext:value-type="float">
            <text:p>0.118930614466013</text:p>
          </table:table-cell>
          <table:table-cell office:value-type="float" office:value="0.638260867337717" calcext:value-type="float">
            <text:p>0.638260867337717</text:p>
          </table:table-cell>
          <table:table-cell office:value-type="float" office:value="0.133286942276624" calcext:value-type="float">
            <text:p>0.133286942276624</text:p>
          </table:table-cell>
          <table:table-cell office:value-type="float" office:value="0.738562617321065" calcext:value-type="float">
            <text:p>0.738562617321065</text:p>
          </table:table-cell>
          <table:table-cell office:value-type="float" office:value="0.24356897731514" calcext:value-type="float">
            <text:p>0.24356897731514</text:p>
          </table:table-cell>
          <table:table-cell office:value-type="float" office:value="0.346194197315812" calcext:value-type="float">
            <text:p>0.346194197315812</text:p>
          </table:table-cell>
          <table:table-cell/>
          <table:table-cell office:value-type="float" office:value="0.0633376087277795" calcext:value-type="float">
            <text:p>0.06333760872778</text:p>
          </table:table-cell>
          <table:table-cell office:value-type="float" office:value="0.0552459988124041" calcext:value-type="float">
            <text:p>0.055245998812404</text:p>
          </table:table-cell>
          <table:table-cell office:value-type="float" office:value="0.0491165722308129" calcext:value-type="float">
            <text:p>0.049116572230813</text:p>
          </table:table-cell>
          <table:table-cell office:value-type="float" office:value="0.0197439718214375" calcext:value-type="float">
            <text:p>0.019743971821438</text:p>
          </table:table-cell>
          <table:table-cell office:value-type="float" office:value="0.00257490416395885" calcext:value-type="float">
            <text:p>0.002574904163959</text:p>
          </table:table-cell>
          <table:table-cell office:value-type="float" office:value="0.00119867183542146" calcext:value-type="float">
            <text:p>0.001198671835421</text:p>
          </table:table-cell>
          <table:table-cell office:value-type="float" office:value="-6.70294652108002" calcext:value-type="float">
            <text:p>-6.70294652108002</text:p>
          </table:table-cell>
        </table:table-row>
        <table:table-row table:style-name="ro1">
          <table:table-cell office:value-type="float" office:value="0.420908665710979" calcext:value-type="float">
            <text:p>0.420908665710979</text:p>
          </table:table-cell>
          <table:table-cell office:value-type="float" office:value="0.877093370909513" calcext:value-type="float">
            <text:p>0.877093370909513</text:p>
          </table:table-cell>
          <table:table-cell office:value-type="float" office:value="0.0960486421335737" calcext:value-type="float">
            <text:p>0.096048642133574</text:p>
          </table:table-cell>
          <table:table-cell office:value-type="float" office:value="0.0598297112269564" calcext:value-type="float">
            <text:p>0.059829711226956</text:p>
          </table:table-cell>
          <table:table-cell office:value-type="float" office:value="0.667159652948053" calcext:value-type="float">
            <text:p>0.667159652948053</text:p>
          </table:table-cell>
          <table:table-cell office:value-type="float" office:value="0.72140097307871" calcext:value-type="float">
            <text:p>0.72140097307871</text:p>
          </table:table-cell>
          <table:table-cell office:value-type="float" office:value="0.998874688527381" calcext:value-type="float">
            <text:p>0.998874688527381</text:p>
          </table:table-cell>
          <table:table-cell/>
          <table:table-cell office:value-type="float" office:value="0.0713900183248702" calcext:value-type="float">
            <text:p>0.07139001832487</text:p>
          </table:table-cell>
          <table:table-cell office:value-type="float" office:value="0.0535555225355812" calcext:value-type="float">
            <text:p>0.053555522535581</text:p>
          </table:table-cell>
          <table:table-cell office:value-type="float" office:value="0.0532232851130331" calcext:value-type="float">
            <text:p>0.053223285113033</text:p>
          </table:table-cell>
          <table:table-cell office:value-type="float" office:value="0.035284357371612" calcext:value-type="float">
            <text:p>0.035284357371612</text:p>
          </table:table-cell>
          <table:table-cell office:value-type="float" office:value="0.00408540524528019" calcext:value-type="float">
            <text:p>0.00408540524528</text:p>
          </table:table-cell>
          <table:table-cell office:value-type="float" office:value="0.00162363517113786" calcext:value-type="float">
            <text:p>0.001623635171138</text:p>
          </table:table-cell>
          <table:table-cell office:value-type="float" office:value="-6.92154972064734" calcext:value-type="float">
            <text:p>-6.92154972064734</text:p>
          </table:table-cell>
        </table:table-row>
        <table:table-row table:style-name="ro1">
          <table:table-cell office:value-type="float" office:value="0.0893431746354076" calcext:value-type="float">
            <text:p>0.089343174635408</text:p>
          </table:table-cell>
          <table:table-cell office:value-type="float" office:value="0.538168695602508" calcext:value-type="float">
            <text:p>0.538168695602508</text:p>
          </table:table-cell>
          <table:table-cell office:value-type="float" office:value="0.400241204560195" calcext:value-type="float">
            <text:p>0.400241204560195</text:p>
          </table:table-cell>
          <table:table-cell office:value-type="float" office:value="0.934188185194999" calcext:value-type="float">
            <text:p>0.934188185194999</text:p>
          </table:table-cell>
          <table:table-cell office:value-type="float" office:value="0.863502160588837" calcext:value-type="float">
            <text:p>0.863502160588837</text:p>
          </table:table-cell>
          <table:table-cell office:value-type="float" office:value="0.645872959903584" calcext:value-type="float">
            <text:p>0.645872959903584</text:p>
          </table:table-cell>
          <table:table-cell office:value-type="float" office:value="0.253107567553447" calcext:value-type="float">
            <text:p>0.253107567553447</text:p>
          </table:table-cell>
          <table:table-cell/>
          <table:table-cell office:value-type="float" office:value="0.0737517800058122" calcext:value-type="float">
            <text:p>0.073751780005812</text:p>
          </table:table-cell>
          <table:table-cell office:value-type="float" office:value="0.073256679774467" calcext:value-type="float">
            <text:p>0.073256679774467</text:p>
          </table:table-cell>
          <table:table-cell office:value-type="float" office:value="0.0431919312764843" calcext:value-type="float">
            <text:p>0.043191931276484</text:p>
          </table:table-cell>
          <table:table-cell office:value-type="float" office:value="0.0409263587628997" calcext:value-type="float">
            <text:p>0.0409263587629</text:p>
          </table:table-cell>
          <table:table-cell office:value-type="float" office:value="0.0134367439840087" calcext:value-type="float">
            <text:p>0.013436743984009</text:p>
          </table:table-cell>
          <table:table-cell office:value-type="float" office:value="0.000260149633882681" calcext:value-type="float">
            <text:p>0.000260149633883</text:p>
          </table:table-cell>
          <table:table-cell office:value-type="float" office:value="-7.09242221630205" calcext:value-type="float">
            <text:p>-7.09242221630205</text:p>
          </table:table-cell>
        </table:table-row>
        <table:table-row table:style-name="ro1">
          <table:table-cell office:value-type="float" office:value="0.6438086437353" calcext:value-type="float">
            <text:p>0.6438086437353</text:p>
          </table:table-cell>
          <table:table-cell office:value-type="float" office:value="0.677348318294672" calcext:value-type="float">
            <text:p>0.677348318294672</text:p>
          </table:table-cell>
          <table:table-cell office:value-type="float" office:value="0.613700832075073" calcext:value-type="float">
            <text:p>0.613700832075073</text:p>
          </table:table-cell>
          <table:table-cell office:value-type="float" office:value="0.757394666586824" calcext:value-type="float">
            <text:p>0.757394666586824</text:p>
          </table:table-cell>
          <table:table-cell office:value-type="float" office:value="0.0104393075460619" calcext:value-type="float">
            <text:p>0.010439307546062</text:p>
          </table:table-cell>
          <table:table-cell office:value-type="float" office:value="0.337812709388882" calcext:value-type="float">
            <text:p>0.337812709388882</text:p>
          </table:table-cell>
          <table:table-cell office:value-type="float" office:value="0.569410406859961" calcext:value-type="float">
            <text:p>0.569410406859961</text:p>
          </table:table-cell>
          <table:table-cell/>
          <table:table-cell office:value-type="float" office:value="1.29056419381415" calcext:value-type="float">
            <text:p>1.29056419381415</text:p>
          </table:table-cell>
          <table:table-cell office:value-type="float" office:value="1.26517002213761" calcext:value-type="float">
            <text:p>1.26517002213761</text:p>
          </table:table-cell>
          <table:table-cell office:value-type="float" office:value="0.0565202241523464" calcext:value-type="float">
            <text:p>0.056520224152346</text:p>
          </table:table-cell>
          <table:table-cell office:value-type="float" office:value="0.0272413098812113" calcext:value-type="float">
            <text:p>0.027241309881211</text:p>
          </table:table-cell>
          <table:table-cell office:value-type="float" office:value="0.0189940264215064" calcext:value-type="float">
            <text:p>0.018994026421506</text:p>
          </table:table-cell>
          <table:table-cell office:value-type="float" office:value="-0.0136824172442182" calcext:value-type="float">
            <text:p>-0.013682417244218</text:p>
          </table:table-cell>
          <table:table-cell office:value-type="float" office:value="-4.95118411594654" calcext:value-type="float">
            <text:p>-4.95118411594654</text:p>
          </table:table-cell>
        </table:table-row>
        <table:table-row table:style-name="ro1">
          <table:table-cell office:value-type="float" office:value="0.349639756037408" calcext:value-type="float">
            <text:p>0.349639756037408</text:p>
          </table:table-cell>
          <table:table-cell office:value-type="float" office:value="0.337458768551775" calcext:value-type="float">
            <text:p>0.337458768551775</text:p>
          </table:table-cell>
          <table:table-cell office:value-type="float" office:value="0.315568721718712" calcext:value-type="float">
            <text:p>0.315568721718712</text:p>
          </table:table-cell>
          <table:table-cell office:value-type="float" office:value="0.86976929303498" calcext:value-type="float">
            <text:p>0.86976929303498</text:p>
          </table:table-cell>
          <table:table-cell office:value-type="float" office:value="0.268467149839084" calcext:value-type="float">
            <text:p>0.268467149839084</text:p>
          </table:table-cell>
          <table:table-cell office:value-type="float" office:value="0.477126901736353" calcext:value-type="float">
            <text:p>0.477126901736353</text:p>
          </table:table-cell>
          <table:table-cell office:value-type="float" office:value="0.146701590364996" calcext:value-type="float">
            <text:p>0.146701590364996</text:p>
          </table:table-cell>
          <table:table-cell/>
          <table:table-cell office:value-type="float" office:value="0.0684052076096237" calcext:value-type="float">
            <text:p>0.068405207609624</text:p>
          </table:table-cell>
          <table:table-cell office:value-type="float" office:value="0.0588806642107362" calcext:value-type="float">
            <text:p>0.058880664210736</text:p>
          </table:table-cell>
          <table:table-cell office:value-type="float" office:value="0.0500147904972671" calcext:value-type="float">
            <text:p>0.050014790497267</text:p>
          </table:table-cell>
          <table:table-cell office:value-type="float" office:value="0.0331768999458811" calcext:value-type="float">
            <text:p>0.033176899945881</text:p>
          </table:table-cell>
          <table:table-cell office:value-type="float" office:value="0.00292376271832628" calcext:value-type="float">
            <text:p>0.002923762718326</text:p>
          </table:table-cell>
          <table:table-cell office:value-type="float" office:value="-0.0097096043315448" calcext:value-type="float">
            <text:p>-0.009709604331545</text:p>
          </table:table-cell>
          <table:table-cell office:value-type="float" office:value="-6.56885888527018" calcext:value-type="float">
            <text:p>-6.56885888527018</text:p>
          </table:table-cell>
        </table:table-row>
        <table:table-row table:style-name="ro1">
          <table:table-cell office:value-type="float" office:value="0.0487598629278359" calcext:value-type="float">
            <text:p>0.048759862927836</text:p>
          </table:table-cell>
          <table:table-cell office:value-type="float" office:value="0.78169695949067" calcext:value-type="float">
            <text:p>0.78169695949067</text:p>
          </table:table-cell>
          <table:table-cell office:value-type="float" office:value="0.408669886238875" calcext:value-type="float">
            <text:p>0.408669886238875</text:p>
          </table:table-cell>
          <table:table-cell office:value-type="float" office:value="0.266138423201912" calcext:value-type="float">
            <text:p>0.266138423201912</text:p>
          </table:table-cell>
          <table:table-cell office:value-type="float" office:value="0.805896926195646" calcext:value-type="float">
            <text:p>0.805896926195646</text:p>
          </table:table-cell>
          <table:table-cell office:value-type="float" office:value="0.693432806066218" calcext:value-type="float">
            <text:p>0.693432806066218</text:p>
          </table:table-cell>
          <table:table-cell office:value-type="float" office:value="0.65063679096934" calcext:value-type="float">
            <text:p>0.65063679096934</text:p>
          </table:table-cell>
          <table:table-cell/>
          <table:table-cell office:value-type="float" office:value="0.0686655210831767" calcext:value-type="float">
            <text:p>0.068665521083177</text:p>
          </table:table-cell>
          <table:table-cell office:value-type="float" office:value="0.0637897367519331" calcext:value-type="float">
            <text:p>0.063789736751933</text:p>
          </table:table-cell>
          <table:table-cell office:value-type="float" office:value="0.0495473247584163" calcext:value-type="float">
            <text:p>0.049547324758416</text:p>
          </table:table-cell>
          <table:table-cell office:value-type="float" office:value="0.0186587676967777" calcext:value-type="float">
            <text:p>0.018658767696778</text:p>
          </table:table-cell>
          <table:table-cell office:value-type="float" office:value="0.00560019718611569" calcext:value-type="float">
            <text:p>0.005600197186116</text:p>
          </table:table-cell>
          <table:table-cell office:value-type="float" office:value="-0.0333582487416133" calcext:value-type="float">
            <text:p>-0.033358248741613</text:p>
          </table:table-cell>
          <table:table-cell office:value-type="float" office:value="-6.80595889593149" calcext:value-type="float">
            <text:p>-6.80595889593149</text:p>
          </table:table-cell>
        </table:table-row>
        <table:table-row table:style-name="ro1">
          <table:table-cell office:value-type="float" office:value="0.690161737658331" calcext:value-type="float">
            <text:p>0.690161737658331</text:p>
          </table:table-cell>
          <table:table-cell office:value-type="float" office:value="0.180475248832948" calcext:value-type="float">
            <text:p>0.180475248832948</text:p>
          </table:table-cell>
          <table:table-cell office:value-type="float" office:value="0.0535052928538665" calcext:value-type="float">
            <text:p>0.053505292853867</text:p>
          </table:table-cell>
          <table:table-cell office:value-type="float" office:value="0.695357347217248" calcext:value-type="float">
            <text:p>0.695357347217248</text:p>
          </table:table-cell>
          <table:table-cell office:value-type="float" office:value="0.142132192671573" calcext:value-type="float">
            <text:p>0.142132192671573</text:p>
          </table:table-cell>
          <table:table-cell office:value-type="float" office:value="0.506610807332714" calcext:value-type="float">
            <text:p>0.506610807332714</text:p>
          </table:table-cell>
          <table:table-cell office:value-type="float" office:value="0.157077174000577" calcext:value-type="float">
            <text:p>0.157077174000577</text:p>
          </table:table-cell>
          <table:table-cell/>
          <table:table-cell office:value-type="float" office:value="0.0663743742547518" calcext:value-type="float">
            <text:p>0.066374374254752</text:p>
          </table:table-cell>
          <table:table-cell office:value-type="float" office:value="0.0573635398960571" calcext:value-type="float">
            <text:p>0.057363539896057</text:p>
          </table:table-cell>
          <table:table-cell office:value-type="float" office:value="0.0396098224646787" calcext:value-type="float">
            <text:p>0.039609822464679</text:p>
          </table:table-cell>
          <table:table-cell office:value-type="float" office:value="0.035500020416979" calcext:value-type="float">
            <text:p>0.035500020416979</text:p>
          </table:table-cell>
          <table:table-cell office:value-type="float" office:value="0.00632258746088269" calcext:value-type="float">
            <text:p>0.006322587460883</text:p>
          </table:table-cell>
          <table:table-cell office:value-type="float" office:value="-0.0198215244678879" calcext:value-type="float">
            <text:p>-0.019821524467888</text:p>
          </table:table-cell>
          <table:table-cell office:value-type="float" office:value="-7.06326844256851" calcext:value-type="float">
            <text:p>-7.06326844256851</text:p>
          </table:table-cell>
        </table:table-row>
        <table:table-row table:style-name="ro1">
          <table:table-cell office:value-type="float" office:value="0.510744997080592" calcext:value-type="float">
            <text:p>0.510744997080592</text:p>
          </table:table-cell>
          <table:table-cell office:value-type="float" office:value="0.396236087281443" calcext:value-type="float">
            <text:p>0.396236087281443</text:p>
          </table:table-cell>
          <table:table-cell office:value-type="float" office:value="0.55132189284729" calcext:value-type="float">
            <text:p>0.55132189284729</text:p>
          </table:table-cell>
          <table:table-cell office:value-type="float" office:value="0.650147330062339" calcext:value-type="float">
            <text:p>0.650147330062339</text:p>
          </table:table-cell>
          <table:table-cell office:value-type="float" office:value="0.185514576310927" calcext:value-type="float">
            <text:p>0.185514576310927</text:p>
          </table:table-cell>
          <table:table-cell office:value-type="float" office:value="0.234227608952106" calcext:value-type="float">
            <text:p>0.234227608952106</text:p>
          </table:table-cell>
          <table:table-cell office:value-type="float" office:value="0.776735877188683" calcext:value-type="float">
            <text:p>0.776735877188683</text:p>
          </table:table-cell>
          <table:table-cell/>
          <table:table-cell office:value-type="float" office:value="0.0675522906271177" calcext:value-type="float">
            <text:p>0.067552290627118</text:p>
          </table:table-cell>
          <table:table-cell office:value-type="float" office:value="0.0558332031958005" calcext:value-type="float">
            <text:p>0.055833203195801</text:p>
          </table:table-cell>
          <table:table-cell office:value-type="float" office:value="0.0480482405771613" calcext:value-type="float">
            <text:p>0.048048240577161</text:p>
          </table:table-cell>
          <table:table-cell office:value-type="float" office:value="0.0313296393474751" calcext:value-type="float">
            <text:p>0.031329639347475</text:p>
          </table:table-cell>
          <table:table-cell office:value-type="float" office:value="0.0070200885107563" calcext:value-type="float">
            <text:p>0.007020088510756</text:p>
          </table:table-cell>
          <table:table-cell office:value-type="float" office:value="-0.0026645997957749" calcext:value-type="float">
            <text:p>-0.002664599795775</text:p>
          </table:table-cell>
          <table:table-cell office:value-type="float" office:value="-6.91698073870233" calcext:value-type="float">
            <text:p>-6.91698073870233</text:p>
          </table:table-cell>
        </table:table-row>
        <table:table-row table:style-name="ro1">
          <table:table-cell office:value-type="float" office:value="0.336845285200125" calcext:value-type="float">
            <text:p>0.336845285200125</text:p>
          </table:table-cell>
          <table:table-cell office:value-type="float" office:value="0.0221051288010596" calcext:value-type="float">
            <text:p>0.02210512880106</text:p>
          </table:table-cell>
          <table:table-cell office:value-type="float" office:value="0.0356052758575305" calcext:value-type="float">
            <text:p>0.035605275857531</text:p>
          </table:table-cell>
          <table:table-cell office:value-type="float" office:value="0.0973167965925588" calcext:value-type="float">
            <text:p>0.097316796592559</text:p>
          </table:table-cell>
          <table:table-cell office:value-type="float" office:value="0.404780928681391" calcext:value-type="float">
            <text:p>0.404780928681391</text:p>
          </table:table-cell>
          <table:table-cell office:value-type="float" office:value="0.174157247835406" calcext:value-type="float">
            <text:p>0.174157247835406</text:p>
          </table:table-cell>
          <table:table-cell office:value-type="float" office:value="0.180425269211651" calcext:value-type="float">
            <text:p>0.180425269211651</text:p>
          </table:table-cell>
          <table:table-cell/>
          <table:table-cell office:value-type="float" office:value="0.0728135831083701" calcext:value-type="float">
            <text:p>0.07281358310837</text:p>
          </table:table-cell>
          <table:table-cell office:value-type="float" office:value="0.0605933453316403" calcext:value-type="float">
            <text:p>0.06059334533164</text:p>
          </table:table-cell>
          <table:table-cell office:value-type="float" office:value="0.0464921438336886" calcext:value-type="float">
            <text:p>0.046492143833689</text:p>
          </table:table-cell>
          <table:table-cell office:value-type="float" office:value="0.0299720497971154" calcext:value-type="float">
            <text:p>0.029972049797116</text:p>
          </table:table-cell>
          <table:table-cell office:value-type="float" office:value="0.00601502590386909" calcext:value-type="float">
            <text:p>0.006015025903869</text:p>
          </table:table-cell>
          <table:table-cell office:value-type="float" office:value="-0.005216114120939" calcext:value-type="float">
            <text:p>-0.005216114120939</text:p>
          </table:table-cell>
          <table:table-cell office:value-type="float" office:value="-6.42314106326737" calcext:value-type="float">
            <text:p>-6.42314106326737</text:p>
          </table:table-cell>
        </table:table-row>
        <table:table-row table:style-name="ro1">
          <table:table-cell office:value-type="float" office:value="0.432572399337421" calcext:value-type="float">
            <text:p>0.432572399337421</text:p>
          </table:table-cell>
          <table:table-cell office:value-type="float" office:value="0.7866035076541" calcext:value-type="float">
            <text:p>0.7866035076541</text:p>
          </table:table-cell>
          <table:table-cell office:value-type="float" office:value="0.509521849100977" calcext:value-type="float">
            <text:p>0.509521849100977</text:p>
          </table:table-cell>
          <table:table-cell office:value-type="float" office:value="0.844727706084953" calcext:value-type="float">
            <text:p>0.844727706084953</text:p>
          </table:table-cell>
          <table:table-cell office:value-type="float" office:value="0.803275173785841" calcext:value-type="float">
            <text:p>0.803275173785841</text:p>
          </table:table-cell>
          <table:table-cell office:value-type="float" office:value="0.554591706238544" calcext:value-type="float">
            <text:p>0.554591706238544</text:p>
          </table:table-cell>
          <table:table-cell office:value-type="float" office:value="0.77749925576779" calcext:value-type="float">
            <text:p>0.77749925576779</text:p>
          </table:table-cell>
          <table:table-cell/>
          <table:table-cell office:value-type="float" office:value="0.069172928865999" calcext:value-type="float">
            <text:p>0.069172928865999</text:p>
          </table:table-cell>
          <table:table-cell office:value-type="float" office:value="0.0592123971385202" calcext:value-type="float">
            <text:p>0.05921239713852</text:p>
          </table:table-cell>
          <table:table-cell office:value-type="float" office:value="0.0518219846925629" calcext:value-type="float">
            <text:p>0.051821984692563</text:p>
          </table:table-cell>
          <table:table-cell office:value-type="float" office:value="0.0269532182305368" calcext:value-type="float">
            <text:p>0.026953218230537</text:p>
          </table:table-cell>
          <table:table-cell office:value-type="float" office:value="0.0169064618092669" calcext:value-type="float">
            <text:p>0.016906461809267</text:p>
          </table:table-cell>
          <table:table-cell office:value-type="float" office:value="-0.00171692656363019" calcext:value-type="float">
            <text:p>-0.00171692656363</text:p>
          </table:table-cell>
          <table:table-cell office:value-type="float" office:value="-7.05555172450301" calcext:value-type="float">
            <text:p>-7.05555172450301</text:p>
          </table:table-cell>
        </table:table-row>
        <table:table-row table:style-name="ro1">
          <table:table-cell office:value-type="float" office:value="0.0570379229565234" calcext:value-type="float">
            <text:p>0.057037922956524</text:p>
          </table:table-cell>
          <table:table-cell office:value-type="float" office:value="0.143914675250606" calcext:value-type="float">
            <text:p>0.143914675250606</text:p>
          </table:table-cell>
          <table:table-cell office:value-type="float" office:value="0.430480230006808" calcext:value-type="float">
            <text:p>0.430480230006808</text:p>
          </table:table-cell>
          <table:table-cell office:value-type="float" office:value="0.387952630836446" calcext:value-type="float">
            <text:p>0.387952630836446</text:p>
          </table:table-cell>
          <table:table-cell office:value-type="float" office:value="0.770589336923615" calcext:value-type="float">
            <text:p>0.770589336923615</text:p>
          </table:table-cell>
          <table:table-cell office:value-type="float" office:value="0.441969364468233" calcext:value-type="float">
            <text:p>0.441969364468233</text:p>
          </table:table-cell>
          <table:table-cell office:value-type="float" office:value="0.874875722667209" calcext:value-type="float">
            <text:p>0.874875722667209</text:p>
          </table:table-cell>
          <table:table-cell/>
          <table:table-cell office:value-type="float" office:value="0.0732686256783327" calcext:value-type="float">
            <text:p>0.073268625678333</text:p>
          </table:table-cell>
          <table:table-cell office:value-type="float" office:value="0.0623495220535702" calcext:value-type="float">
            <text:p>0.06234952205357</text:p>
          </table:table-cell>
          <table:table-cell office:value-type="float" office:value="0.0544044913356553" calcext:value-type="float">
            <text:p>0.054404491335655</text:p>
          </table:table-cell>
          <table:table-cell office:value-type="float" office:value="0.0221471161522972" calcext:value-type="float">
            <text:p>0.022147116152297</text:p>
          </table:table-cell>
          <table:table-cell office:value-type="float" office:value="0.00845034183970984" calcext:value-type="float">
            <text:p>0.00845034183971</text:p>
          </table:table-cell>
          <table:table-cell office:value-type="float" office:value="-0.0130619676055086" calcext:value-type="float">
            <text:p>-0.013061967605509</text:p>
          </table:table-cell>
          <table:table-cell office:value-type="float" office:value="-7.00885092156852" calcext:value-type="float">
            <text:p>-7.00885092156852</text:p>
          </table:table-cell>
        </table:table-row>
        <table:table-row table:style-name="ro1">
          <table:table-cell office:value-type="float" office:value="0.551601285249169" calcext:value-type="float">
            <text:p>0.551601285249169</text:p>
          </table:table-cell>
          <table:table-cell office:value-type="float" office:value="0.998442711300229" calcext:value-type="float">
            <text:p>0.998442711300229</text:p>
          </table:table-cell>
          <table:table-cell office:value-type="float" office:value="0.129436759843471" calcext:value-type="float">
            <text:p>0.129436759843471</text:p>
          </table:table-cell>
          <table:table-cell office:value-type="float" office:value="0.952535562944399" calcext:value-type="float">
            <text:p>0.952535562944399</text:p>
          </table:table-cell>
          <table:table-cell office:value-type="float" office:value="0.83385802201376" calcext:value-type="float">
            <text:p>0.83385802201376</text:p>
          </table:table-cell>
          <table:table-cell office:value-type="float" office:value="0.483207954015142" calcext:value-type="float">
            <text:p>0.483207954015142</text:p>
          </table:table-cell>
          <table:table-cell office:value-type="float" office:value="0.854819695181547" calcext:value-type="float">
            <text:p>0.854819695181547</text:p>
          </table:table-cell>
          <table:table-cell/>
          <table:table-cell office:value-type="float" office:value="0.067903427303981" calcext:value-type="float">
            <text:p>0.067903427303981</text:p>
          </table:table-cell>
          <table:table-cell office:value-type="float" office:value="0.0626280127183656" calcext:value-type="float">
            <text:p>0.062628012718366</text:p>
          </table:table-cell>
          <table:table-cell office:value-type="float" office:value="0.0471934831402929" calcext:value-type="float">
            <text:p>0.047193483140293</text:p>
          </table:table-cell>
          <table:table-cell office:value-type="float" office:value="0.0340673246589118" calcext:value-type="float">
            <text:p>0.034067324658912</text:p>
          </table:table-cell>
          <table:table-cell office:value-type="float" office:value="0.00859771318818298" calcext:value-type="float">
            <text:p>0.008597713188183</text:p>
          </table:table-cell>
          <table:table-cell office:value-type="float" office:value="0.00214794658523286" calcext:value-type="float">
            <text:p>0.002147946585233</text:p>
          </table:table-cell>
          <table:table-cell office:value-type="float" office:value="-6.78561483349256" calcext:value-type="float">
            <text:p>-6.78561483349256</text:p>
          </table:table-cell>
        </table:table-row>
        <table:table-row table:style-name="ro1">
          <table:table-cell office:value-type="float" office:value="0.705001453385237" calcext:value-type="float">
            <text:p>0.705001453385237</text:p>
          </table:table-cell>
          <table:table-cell office:value-type="float" office:value="0.241316078537278" calcext:value-type="float">
            <text:p>0.241316078537278</text:p>
          </table:table-cell>
          <table:table-cell office:value-type="float" office:value="0.257658681171159" calcext:value-type="float">
            <text:p>0.257658681171159</text:p>
          </table:table-cell>
          <table:table-cell office:value-type="float" office:value="0.847501261851548" calcext:value-type="float">
            <text:p>0.847501261851548</text:p>
          </table:table-cell>
          <table:table-cell office:value-type="float" office:value="0.237557001359838" calcext:value-type="float">
            <text:p>0.237557001359838</text:p>
          </table:table-cell>
          <table:table-cell office:value-type="float" office:value="0.31616621485524" calcext:value-type="float">
            <text:p>0.31616621485524</text:p>
          </table:table-cell>
          <table:table-cell office:value-type="float" office:value="0.840410373155445" calcext:value-type="float">
            <text:p>0.840410373155445</text:p>
          </table:table-cell>
          <table:table-cell/>
          <table:table-cell office:value-type="float" office:value="0.0697368145888786" calcext:value-type="float">
            <text:p>0.069736814588879</text:p>
          </table:table-cell>
          <table:table-cell office:value-type="float" office:value="0.0640385452683991" calcext:value-type="float">
            <text:p>0.064038545268399</text:p>
          </table:table-cell>
          <table:table-cell office:value-type="float" office:value="0.0476887570857176" calcext:value-type="float">
            <text:p>0.047688757085718</text:p>
          </table:table-cell>
          <table:table-cell office:value-type="float" office:value="0.0278965329752355" calcext:value-type="float">
            <text:p>0.027896532975236</text:p>
          </table:table-cell>
          <table:table-cell office:value-type="float" office:value="0.00898487895717486" calcext:value-type="float">
            <text:p>0.008984878957175</text:p>
          </table:table-cell>
          <table:table-cell office:value-type="float" office:value="-0.0254647951210367" calcext:value-type="float">
            <text:p>-0.025464795121037</text:p>
          </table:table-cell>
          <table:table-cell office:value-type="float" office:value="-7.01522469417821" calcext:value-type="float">
            <text:p>-7.01522469417821</text:p>
          </table:table-cell>
        </table:table-row>
        <table:table-row table:style-name="ro1">
          <table:table-cell office:value-type="float" office:value="0.803566073181563" calcext:value-type="float">
            <text:p>0.803566073181563</text:p>
          </table:table-cell>
          <table:table-cell office:value-type="float" office:value="0.127465911525871" calcext:value-type="float">
            <text:p>0.127465911525871</text:p>
          </table:table-cell>
          <table:table-cell office:value-type="float" office:value="0.500820809858648" calcext:value-type="float">
            <text:p>0.500820809858648</text:p>
          </table:table-cell>
          <table:table-cell office:value-type="float" office:value="0.992820825037438" calcext:value-type="float">
            <text:p>0.992820825037438</text:p>
          </table:table-cell>
          <table:table-cell office:value-type="float" office:value="0.266263115143414" calcext:value-type="float">
            <text:p>0.266263115143414</text:p>
          </table:table-cell>
          <table:table-cell office:value-type="float" office:value="0.238394845291893" calcext:value-type="float">
            <text:p>0.238394845291893</text:p>
          </table:table-cell>
          <table:table-cell office:value-type="float" office:value="0.535637695391116" calcext:value-type="float">
            <text:p>0.535637695391116</text:p>
          </table:table-cell>
          <table:table-cell/>
          <table:table-cell office:value-type="float" office:value="0.0687348589421062" calcext:value-type="float">
            <text:p>0.068734858942106</text:p>
          </table:table-cell>
          <table:table-cell office:value-type="float" office:value="0.0605844058781449" calcext:value-type="float">
            <text:p>0.060584405878145</text:p>
          </table:table-cell>
          <table:table-cell office:value-type="float" office:value="0.0416132034871269" calcext:value-type="float">
            <text:p>0.041613203487127</text:p>
          </table:table-cell>
          <table:table-cell office:value-type="float" office:value="0.0221907440653396" calcext:value-type="float">
            <text:p>0.02219074406534</text:p>
          </table:table-cell>
          <table:table-cell office:value-type="float" office:value="0.015324863964674" calcext:value-type="float">
            <text:p>0.015324863964674</text:p>
          </table:table-cell>
          <table:table-cell office:value-type="float" office:value="0.00227392704589124" calcext:value-type="float">
            <text:p>0.002273927045891</text:p>
          </table:table-cell>
          <table:table-cell office:value-type="float" office:value="-7.00106272817587" calcext:value-type="float">
            <text:p>-7.00106272817587</text:p>
          </table:table-cell>
        </table:table-row>
        <table:table-row table:style-name="ro1">
          <table:table-cell office:value-type="float" office:value="0.55162009460072" calcext:value-type="float">
            <text:p>0.55162009460072</text:p>
          </table:table-cell>
          <table:table-cell office:value-type="float" office:value="0.760005718784952" calcext:value-type="float">
            <text:p>0.760005718784952</text:p>
          </table:table-cell>
          <table:table-cell office:value-type="float" office:value="0.0396024009740971" calcext:value-type="float">
            <text:p>0.039602400974097</text:p>
          </table:table-cell>
          <table:table-cell office:value-type="float" office:value="0.0432588266764632" calcext:value-type="float">
            <text:p>0.043258826676463</text:p>
          </table:table-cell>
          <table:table-cell office:value-type="float" office:value="0.385779611774142" calcext:value-type="float">
            <text:p>0.385779611774142</text:p>
          </table:table-cell>
          <table:table-cell office:value-type="float" office:value="0.739559219875145" calcext:value-type="float">
            <text:p>0.739559219875145</text:p>
          </table:table-cell>
          <table:table-cell office:value-type="float" office:value="0.736386416904028" calcext:value-type="float">
            <text:p>0.736386416904028</text:p>
          </table:table-cell>
          <table:table-cell/>
          <table:table-cell office:value-type="float" office:value="0.0691487018087952" calcext:value-type="float">
            <text:p>0.069148701808795</text:p>
          </table:table-cell>
          <table:table-cell office:value-type="float" office:value="0.0392417633972671" calcext:value-type="float">
            <text:p>0.039241763397267</text:p>
          </table:table-cell>
          <table:table-cell office:value-type="float" office:value="0.0486416027335418" calcext:value-type="float">
            <text:p>0.048641602733542</text:p>
          </table:table-cell>
          <table:table-cell office:value-type="float" office:value="0.0256945995028501" calcext:value-type="float">
            <text:p>0.02569459950285</text:p>
          </table:table-cell>
          <table:table-cell office:value-type="float" office:value="0.0019437347593706" calcext:value-type="float">
            <text:p>0.001943734759371</text:p>
          </table:table-cell>
          <table:table-cell office:value-type="float" office:value="-0.00401736859317899" calcext:value-type="float">
            <text:p>-0.004017368593179</text:p>
          </table:table-cell>
          <table:table-cell office:value-type="float" office:value="-6.70102338233214" calcext:value-type="float">
            <text:p>-6.70102338233214</text:p>
          </table:table-cell>
        </table:table-row>
        <table:table-row table:style-name="ro1">
          <table:table-cell office:value-type="float" office:value="0.678430993780855" calcext:value-type="float">
            <text:p>0.678430993780855</text:p>
          </table:table-cell>
          <table:table-cell office:value-type="float" office:value="0.376353631921764" calcext:value-type="float">
            <text:p>0.376353631921764</text:p>
          </table:table-cell>
          <table:table-cell office:value-type="float" office:value="0.0970960804947155" calcext:value-type="float">
            <text:p>0.097096080494716</text:p>
          </table:table-cell>
          <table:table-cell office:value-type="float" office:value="0.64631108147905" calcext:value-type="float">
            <text:p>0.64631108147905</text:p>
          </table:table-cell>
          <table:table-cell office:value-type="float" office:value="0.209624813830428" calcext:value-type="float">
            <text:p>0.209624813830428</text:p>
          </table:table-cell>
          <table:table-cell office:value-type="float" office:value="0.085063838866722" calcext:value-type="float">
            <text:p>0.085063838866722</text:p>
          </table:table-cell>
          <table:table-cell office:value-type="float" office:value="0.138639633083527" calcext:value-type="float">
            <text:p>0.138639633083527</text:p>
          </table:table-cell>
          <table:table-cell/>
          <table:table-cell office:value-type="float" office:value="0.0634167202873738" calcext:value-type="float">
            <text:p>0.063416720287374</text:p>
          </table:table-cell>
          <table:table-cell office:value-type="float" office:value="0.0578214412089572" calcext:value-type="float">
            <text:p>0.057821441208957</text:p>
          </table:table-cell>
          <table:table-cell office:value-type="float" office:value="0.0381203894543746" calcext:value-type="float">
            <text:p>0.038120389454375</text:p>
          </table:table-cell>
          <table:table-cell office:value-type="float" office:value="0.0232945270847264" calcext:value-type="float">
            <text:p>0.023294527084726</text:p>
          </table:table-cell>
          <table:table-cell office:value-type="float" office:value="0.00304026404148677" calcext:value-type="float">
            <text:p>0.003040264041487</text:p>
          </table:table-cell>
          <table:table-cell office:value-type="float" office:value="-0.009923182777549" calcext:value-type="float">
            <text:p>-0.009923182777549</text:p>
          </table:table-cell>
          <table:table-cell office:value-type="float" office:value="-6.40108269878681" calcext:value-type="float">
            <text:p>-6.40108269878681</text:p>
          </table:table-cell>
        </table:table-row>
        <table:table-row table:style-name="ro1">
          <table:table-cell office:value-type="float" office:value="0.932324854951491" calcext:value-type="float">
            <text:p>0.932324854951491</text:p>
          </table:table-cell>
          <table:table-cell office:value-type="float" office:value="0.859646132508392" calcext:value-type="float">
            <text:p>0.859646132508392</text:p>
          </table:table-cell>
          <table:table-cell office:value-type="float" office:value="0.518260213252965" calcext:value-type="float">
            <text:p>0.518260213252965</text:p>
          </table:table-cell>
          <table:table-cell office:value-type="float" office:value="0.270186955406763" calcext:value-type="float">
            <text:p>0.270186955406763</text:p>
          </table:table-cell>
          <table:table-cell office:value-type="float" office:value="0.547913728843354" calcext:value-type="float">
            <text:p>0.547913728843354</text:p>
          </table:table-cell>
          <table:table-cell office:value-type="float" office:value="0.629225785493837" calcext:value-type="float">
            <text:p>0.629225785493837</text:p>
          </table:table-cell>
          <table:table-cell office:value-type="float" office:value="0.0360595647258577" calcext:value-type="float">
            <text:p>0.036059564725858</text:p>
          </table:table-cell>
          <table:table-cell/>
          <table:table-cell office:value-type="float" office:value="0.0688603412326708" calcext:value-type="float">
            <text:p>0.068860341232671</text:p>
          </table:table-cell>
          <table:table-cell office:value-type="float" office:value="0.0578192058027384" calcext:value-type="float">
            <text:p>0.057819205802739</text:p>
          </table:table-cell>
          <table:table-cell office:value-type="float" office:value="0.053132406641114" calcext:value-type="float">
            <text:p>0.053132406641114</text:p>
          </table:table-cell>
          <table:table-cell office:value-type="float" office:value="0.0346196103638305" calcext:value-type="float">
            <text:p>0.034619610363831</text:p>
          </table:table-cell>
          <table:table-cell office:value-type="float" office:value="0.00247841555100303" calcext:value-type="float">
            <text:p>0.002478415551003</text:p>
          </table:table-cell>
          <table:table-cell office:value-type="float" office:value="-0.0207164907730604" calcext:value-type="float">
            <text:p>-0.02071649077306</text:p>
          </table:table-cell>
          <table:table-cell office:value-type="float" office:value="-7.03650067466247" calcext:value-type="float">
            <text:p>-7.03650067466247</text:p>
          </table:table-cell>
        </table:table-row>
        <table:table-row table:style-name="ro1">
          <table:table-cell office:value-type="float" office:value="0.295430212830736" calcext:value-type="float">
            <text:p>0.295430212830736</text:p>
          </table:table-cell>
          <table:table-cell office:value-type="float" office:value="0.113097682573048" calcext:value-type="float">
            <text:p>0.113097682573048</text:p>
          </table:table-cell>
          <table:table-cell office:value-type="float" office:value="0.665452322858946" calcext:value-type="float">
            <text:p>0.665452322858946</text:p>
          </table:table-cell>
          <table:table-cell office:value-type="float" office:value="0.979881957499407" calcext:value-type="float">
            <text:p>0.979881957499407</text:p>
          </table:table-cell>
          <table:table-cell office:value-type="float" office:value="0.886512022862511" calcext:value-type="float">
            <text:p>0.886512022862511</text:p>
          </table:table-cell>
          <table:table-cell office:value-type="float" office:value="0.0471330874534965" calcext:value-type="float">
            <text:p>0.047133087453497</text:p>
          </table:table-cell>
          <table:table-cell office:value-type="float" office:value="0.579379083061523" calcext:value-type="float">
            <text:p>0.579379083061523</text:p>
          </table:table-cell>
          <table:table-cell/>
          <table:table-cell office:value-type="float" office:value="0.0768034850429741" calcext:value-type="float">
            <text:p>0.076803485042974</text:p>
          </table:table-cell>
          <table:table-cell office:value-type="float" office:value="0.061101639834216" calcext:value-type="float">
            <text:p>0.061101639834216</text:p>
          </table:table-cell>
          <table:table-cell office:value-type="float" office:value="0.0477886572487695" calcext:value-type="float">
            <text:p>0.04778865724877</text:p>
          </table:table-cell>
          <table:table-cell office:value-type="float" office:value="0.0222042759115259" calcext:value-type="float">
            <text:p>0.022204275911526</text:p>
          </table:table-cell>
          <table:table-cell office:value-type="float" office:value="0.00439490321776956" calcext:value-type="float">
            <text:p>0.00439490321777</text:p>
          </table:table-cell>
          <table:table-cell office:value-type="float" office:value="-0.0287362957442446" calcext:value-type="float">
            <text:p>-0.028736295744245</text:p>
          </table:table-cell>
          <table:table-cell office:value-type="float" office:value="-6.84347893294293" calcext:value-type="float">
            <text:p>-6.84347893294293</text:p>
          </table:table-cell>
        </table:table-row>
        <table:table-row table:style-name="ro1">
          <table:table-cell office:value-type="float" office:value="0.16166496452603" calcext:value-type="float">
            <text:p>0.16166496452603</text:p>
          </table:table-cell>
          <table:table-cell office:value-type="float" office:value="0.427259506415456" calcext:value-type="float">
            <text:p>0.427259506415456</text:p>
          </table:table-cell>
          <table:table-cell office:value-type="float" office:value="0.963955150335385" calcext:value-type="float">
            <text:p>0.963955150335385</text:p>
          </table:table-cell>
          <table:table-cell office:value-type="float" office:value="0.700722198587545" calcext:value-type="float">
            <text:p>0.700722198587545</text:p>
          </table:table-cell>
          <table:table-cell office:value-type="float" office:value="0.504776900311393" calcext:value-type="float">
            <text:p>0.504776900311393</text:p>
          </table:table-cell>
          <table:table-cell office:value-type="float" office:value="0.72383101832663" calcext:value-type="float">
            <text:p>0.72383101832663</text:p>
          </table:table-cell>
          <table:table-cell office:value-type="float" office:value="0.847664928312573" calcext:value-type="float">
            <text:p>0.847664928312573</text:p>
          </table:table-cell>
          <table:table-cell/>
          <table:table-cell office:value-type="float" office:value="0.068947790766168" calcext:value-type="float">
            <text:p>0.068947790766168</text:p>
          </table:table-cell>
          <table:table-cell office:value-type="float" office:value="0.0550080137543836" calcext:value-type="float">
            <text:p>0.055008013754384</text:p>
          </table:table-cell>
          <table:table-cell office:value-type="float" office:value="0.0361650386712979" calcext:value-type="float">
            <text:p>0.036165038671298</text:p>
          </table:table-cell>
          <table:table-cell office:value-type="float" office:value="0.0369800948259473" calcext:value-type="float">
            <text:p>0.036980094825947</text:p>
          </table:table-cell>
          <table:table-cell office:value-type="float" office:value="0.00693216814692821" calcext:value-type="float">
            <text:p>0.006932168146928</text:p>
          </table:table-cell>
          <table:table-cell office:value-type="float" office:value="-0.0189578635117813" calcext:value-type="float">
            <text:p>-0.018957863511781</text:p>
          </table:table-cell>
          <table:table-cell office:value-type="float" office:value="-6.83071586225091" calcext:value-type="float">
            <text:p>-6.83071586225091</text:p>
          </table:table-cell>
        </table:table-row>
        <table:table-row table:style-name="ro1">
          <table:table-cell office:value-type="float" office:value="0.792912977954005" calcext:value-type="float">
            <text:p>0.792912977954005</text:p>
          </table:table-cell>
          <table:table-cell office:value-type="float" office:value="0.603610702519619" calcext:value-type="float">
            <text:p>0.603610702519619</text:p>
          </table:table-cell>
          <table:table-cell office:value-type="float" office:value="0.0693858332985384" calcext:value-type="float">
            <text:p>0.069385833298539</text:p>
          </table:table-cell>
          <table:table-cell office:value-type="float" office:value="0.953861722986091" calcext:value-type="float">
            <text:p>0.953861722986091</text:p>
          </table:table-cell>
          <table:table-cell office:value-type="float" office:value="0.997835416296095" calcext:value-type="float">
            <text:p>0.997835416296095</text:p>
          </table:table-cell>
          <table:table-cell office:value-type="float" office:value="0.855134487957352" calcext:value-type="float">
            <text:p>0.855134487957352</text:p>
          </table:table-cell>
          <table:table-cell office:value-type="float" office:value="0.886186851669775" calcext:value-type="float">
            <text:p>0.886186851669775</text:p>
          </table:table-cell>
          <table:table-cell/>
          <table:table-cell office:value-type="float" office:value="0.0721570579172126" calcext:value-type="float">
            <text:p>0.072157057917213</text:p>
          </table:table-cell>
          <table:table-cell office:value-type="float" office:value="0.0558751489168611" calcext:value-type="float">
            <text:p>0.055875148916861</text:p>
          </table:table-cell>
          <table:table-cell office:value-type="float" office:value="0.0484441129425159" calcext:value-type="float">
            <text:p>0.048444112942516</text:p>
          </table:table-cell>
          <table:table-cell office:value-type="float" office:value="0.0279448965812087" calcext:value-type="float">
            <text:p>0.027944896581209</text:p>
          </table:table-cell>
          <table:table-cell office:value-type="float" office:value="0.00192973973867807" calcext:value-type="float">
            <text:p>0.001929739738678</text:p>
          </table:table-cell>
          <table:table-cell office:value-type="float" office:value="-0.0103239481400082" calcext:value-type="float">
            <text:p>-0.010323948140008</text:p>
          </table:table-cell>
          <table:table-cell office:value-type="float" office:value="-7.08608290763847" calcext:value-type="float">
            <text:p>-7.08608290763847</text:p>
          </table:table-cell>
        </table:table-row>
        <table:table-row table:style-name="ro1">
          <table:table-cell office:value-type="float" office:value="0.487933648241452" calcext:value-type="float">
            <text:p>0.487933648241452</text:p>
          </table:table-cell>
          <table:table-cell office:value-type="float" office:value="0.148172000470487" calcext:value-type="float">
            <text:p>0.148172000470487</text:p>
          </table:table-cell>
          <table:table-cell office:value-type="float" office:value="0.108860451797895" calcext:value-type="float">
            <text:p>0.108860451797895</text:p>
          </table:table-cell>
          <table:table-cell office:value-type="float" office:value="0.47483351158458" calcext:value-type="float">
            <text:p>0.47483351158458</text:p>
          </table:table-cell>
          <table:table-cell office:value-type="float" office:value="0.0983512411994109" calcext:value-type="float">
            <text:p>0.098351241199411</text:p>
          </table:table-cell>
          <table:table-cell office:value-type="float" office:value="0.303863276799001" calcext:value-type="float">
            <text:p>0.303863276799001</text:p>
          </table:table-cell>
          <table:table-cell office:value-type="float" office:value="0.311951675111895" calcext:value-type="float">
            <text:p>0.311951675111895</text:p>
          </table:table-cell>
          <table:table-cell/>
          <table:table-cell office:value-type="float" office:value="0.0703712241863838" calcext:value-type="float">
            <text:p>0.070371224186384</text:p>
          </table:table-cell>
          <table:table-cell office:value-type="float" office:value="0.0649605026520971" calcext:value-type="float">
            <text:p>0.064960502652097</text:p>
          </table:table-cell>
          <table:table-cell office:value-type="float" office:value="0.0499124748393571" calcext:value-type="float">
            <text:p>0.049912474839357</text:p>
          </table:table-cell>
          <table:table-cell office:value-type="float" office:value="0.01859144526515" calcext:value-type="float">
            <text:p>0.01859144526515</text:p>
          </table:table-cell>
          <table:table-cell office:value-type="float" office:value="0.0106140522585916" calcext:value-type="float">
            <text:p>0.010614052258592</text:p>
          </table:table-cell>
          <table:table-cell office:value-type="float" office:value="-0.00518471258714752" calcext:value-type="float">
            <text:p>-0.005184712587148</text:p>
          </table:table-cell>
          <table:table-cell office:value-type="float" office:value="-6.9227399287984" calcext:value-type="float">
            <text:p>-6.9227399287984</text:p>
          </table:table-cell>
        </table:table-row>
        <table:table-row table:style-name="ro1">
          <table:table-cell office:value-type="float" office:value="0.242038303401717" calcext:value-type="float">
            <text:p>0.242038303401717</text:p>
          </table:table-cell>
          <table:table-cell office:value-type="float" office:value="0.568907231124035" calcext:value-type="float">
            <text:p>0.568907231124035</text:p>
          </table:table-cell>
          <table:table-cell office:value-type="float" office:value="0.992611443221281" calcext:value-type="float">
            <text:p>0.992611443221281</text:p>
          </table:table-cell>
          <table:table-cell office:value-type="float" office:value="0.718891048512972" calcext:value-type="float">
            <text:p>0.718891048512972</text:p>
          </table:table-cell>
          <table:table-cell office:value-type="float" office:value="0.688860703580887" calcext:value-type="float">
            <text:p>0.688860703580887</text:p>
          </table:table-cell>
          <table:table-cell office:value-type="float" office:value="0.462814271512841" calcext:value-type="float">
            <text:p>0.462814271512841</text:p>
          </table:table-cell>
          <table:table-cell office:value-type="float" office:value="0.89263127654575" calcext:value-type="float">
            <text:p>0.89263127654575</text:p>
          </table:table-cell>
          <table:table-cell/>
          <table:table-cell office:value-type="float" office:value="0.066364859249056" calcext:value-type="float">
            <text:p>0.066364859249056</text:p>
          </table:table-cell>
          <table:table-cell office:value-type="float" office:value="0.0620438714479853" calcext:value-type="float">
            <text:p>0.062043871447985</text:p>
          </table:table-cell>
          <table:table-cell office:value-type="float" office:value="0.0429585693045717" calcext:value-type="float">
            <text:p>0.042958569304572</text:p>
          </table:table-cell>
          <table:table-cell office:value-type="float" office:value="0.0239107001957492" calcext:value-type="float">
            <text:p>0.023910700195749</text:p>
          </table:table-cell>
          <table:table-cell office:value-type="float" office:value="0.00748996788428137" calcext:value-type="float">
            <text:p>0.007489967884281</text:p>
          </table:table-cell>
          <table:table-cell office:value-type="float" office:value="-0.0228201526094907" calcext:value-type="float">
            <text:p>-0.022820152609491</text:p>
          </table:table-cell>
          <table:table-cell office:value-type="float" office:value="-6.75976557536547" calcext:value-type="float">
            <text:p>-6.75976557536547</text:p>
          </table:table-cell>
        </table:table-row>
        <table:table-row table:style-name="ro1">
          <table:table-cell office:value-type="float" office:value="0.091325717585533" calcext:value-type="float">
            <text:p>0.091325717585533</text:p>
          </table:table-cell>
          <table:table-cell office:value-type="float" office:value="0.0577269883725828" calcext:value-type="float">
            <text:p>0.057726988372583</text:p>
          </table:table-cell>
          <table:table-cell office:value-type="float" office:value="0.78761421414368" calcext:value-type="float">
            <text:p>0.78761421414368</text:p>
          </table:table-cell>
          <table:table-cell office:value-type="float" office:value="0.569376177488159" calcext:value-type="float">
            <text:p>0.569376177488159</text:p>
          </table:table-cell>
          <table:table-cell office:value-type="float" office:value="0.233621848159466" calcext:value-type="float">
            <text:p>0.233621848159466</text:p>
          </table:table-cell>
          <table:table-cell office:value-type="float" office:value="0.612857495990604" calcext:value-type="float">
            <text:p>0.612857495990604</text:p>
          </table:table-cell>
          <table:table-cell office:value-type="float" office:value="0.91960754620537" calcext:value-type="float">
            <text:p>0.91960754620537</text:p>
          </table:table-cell>
          <table:table-cell/>
          <table:table-cell office:value-type="float" office:value="0.0722994453173763" calcext:value-type="float">
            <text:p>0.072299445317376</text:p>
          </table:table-cell>
          <table:table-cell office:value-type="float" office:value="0.0529196398544099" calcext:value-type="float">
            <text:p>0.05291963985441</text:p>
          </table:table-cell>
          <table:table-cell office:value-type="float" office:value="0.0501117230908462" calcext:value-type="float">
            <text:p>0.050111723090846</text:p>
          </table:table-cell>
          <table:table-cell office:value-type="float" office:value="0.0239774669751036" calcext:value-type="float">
            <text:p>0.023977466975104</text:p>
          </table:table-cell>
          <table:table-cell office:value-type="float" office:value="0.000788597935452648" calcext:value-type="float">
            <text:p>0.000788597935453</text:p>
          </table:table-cell>
          <table:table-cell office:value-type="float" office:value="-0.00250761112732902" calcext:value-type="float">
            <text:p>-0.002507611127329</text:p>
          </table:table-cell>
          <table:table-cell office:value-type="float" office:value="-7.02719819258138" calcext:value-type="float">
            <text:p>-7.02719819258138</text:p>
          </table:table-cell>
        </table:table-row>
        <table:table-row table:style-name="ro1">
          <table:table-cell office:value-type="float" office:value="0.813249227776146" calcext:value-type="float">
            <text:p>0.813249227776146</text:p>
          </table:table-cell>
          <table:table-cell office:value-type="float" office:value="0.616106963466361" calcext:value-type="float">
            <text:p>0.616106963466361</text:p>
          </table:table-cell>
          <table:table-cell office:value-type="float" office:value="0.304413899472777" calcext:value-type="float">
            <text:p>0.304413899472777</text:p>
          </table:table-cell>
          <table:table-cell office:value-type="float" office:value="0.962354260381322" calcext:value-type="float">
            <text:p>0.962354260381322</text:p>
          </table:table-cell>
          <table:table-cell office:value-type="float" office:value="0.725465978318804" calcext:value-type="float">
            <text:p>0.725465978318804</text:p>
          </table:table-cell>
          <table:table-cell office:value-type="float" office:value="0.901505239017195" calcext:value-type="float">
            <text:p>0.901505239017195</text:p>
          </table:table-cell>
          <table:table-cell office:value-type="float" office:value="0.993227756759022" calcext:value-type="float">
            <text:p>0.993227756759022</text:p>
          </table:table-cell>
          <table:table-cell/>
          <table:table-cell office:value-type="float" office:value="0.0740788475081118" calcext:value-type="float">
            <text:p>0.074078847508112</text:p>
          </table:table-cell>
          <table:table-cell office:value-type="float" office:value="0.0587032382651725" calcext:value-type="float">
            <text:p>0.058703238265173</text:p>
          </table:table-cell>
          <table:table-cell office:value-type="float" office:value="0.041183649721293" calcext:value-type="float">
            <text:p>0.041183649721293</text:p>
          </table:table-cell>
          <table:table-cell office:value-type="float" office:value="0.037190795200341" calcext:value-type="float">
            <text:p>0.037190795200341</text:p>
          </table:table-cell>
          <table:table-cell office:value-type="float" office:value="0.00532578317734392" calcext:value-type="float">
            <text:p>0.005325783177344</text:p>
          </table:table-cell>
          <table:table-cell office:value-type="float" office:value="-0.0100151275883713" calcext:value-type="float">
            <text:p>-0.010015127588371</text:p>
          </table:table-cell>
          <table:table-cell office:value-type="float" office:value="-6.68363150733423" calcext:value-type="float">
            <text:p>-6.68363150733423</text:p>
          </table:table-cell>
        </table:table-row>
        <table:table-row table:style-name="ro1">
          <table:table-cell office:value-type="float" office:value="0.536363586450915" calcext:value-type="float">
            <text:p>0.536363586450915</text:p>
          </table:table-cell>
          <table:table-cell office:value-type="float" office:value="0.844281399650351" calcext:value-type="float">
            <text:p>0.844281399650351</text:p>
          </table:table-cell>
          <table:table-cell office:value-type="float" office:value="0.322707764782669" calcext:value-type="float">
            <text:p>0.322707764782669</text:p>
          </table:table-cell>
          <table:table-cell office:value-type="float" office:value="0.723527339686293" calcext:value-type="float">
            <text:p>0.723527339686293</text:p>
          </table:table-cell>
          <table:table-cell office:value-type="float" office:value="0.101977517970437" calcext:value-type="float">
            <text:p>0.101977517970437</text:p>
          </table:table-cell>
          <table:table-cell office:value-type="float" office:value="0.039453617672002" calcext:value-type="float">
            <text:p>0.039453617672002</text:p>
          </table:table-cell>
          <table:table-cell office:value-type="float" office:value="0.734476319840577" calcext:value-type="float">
            <text:p>0.734476319840577</text:p>
          </table:table-cell>
          <table:table-cell/>
          <table:table-cell office:value-type="float" office:value="0.0679867709233516" calcext:value-type="float">
            <text:p>0.067986770923352</text:p>
          </table:table-cell>
          <table:table-cell office:value-type="float" office:value="0.0539837982501622" calcext:value-type="float">
            <text:p>0.053983798250162</text:p>
          </table:table-cell>
          <table:table-cell office:value-type="float" office:value="0.037433262801306" calcext:value-type="float">
            <text:p>0.037433262801306</text:p>
          </table:table-cell>
          <table:table-cell office:value-type="float" office:value="0.0302853334170401" calcext:value-type="float">
            <text:p>0.03028533341704</text:p>
          </table:table-cell>
          <table:table-cell office:value-type="float" office:value="0.00951135390288829" calcext:value-type="float">
            <text:p>0.009511353902888</text:p>
          </table:table-cell>
          <table:table-cell table:style-name="ce1" office:value-type="float" office:value="0.0000671422223366456" calcext:value-type="float">
            <text:p>6.71E-05</text:p>
          </table:table-cell>
          <table:table-cell office:value-type="float" office:value="-7.11804513391057" calcext:value-type="float">
            <text:p>-7.11804513391057</text:p>
          </table:table-cell>
        </table:table-row>
        <table:table-row table:style-name="ro1">
          <table:table-cell office:value-type="float" office:value="0.0752331001761841" calcext:value-type="float">
            <text:p>0.075233100176184</text:p>
          </table:table-cell>
          <table:table-cell office:value-type="float" office:value="0.161885256752029" calcext:value-type="float">
            <text:p>0.161885256752029</text:p>
          </table:table-cell>
          <table:table-cell office:value-type="float" office:value="0.745281556200937" calcext:value-type="float">
            <text:p>0.745281556200937</text:p>
          </table:table-cell>
          <table:table-cell office:value-type="float" office:value="0.906623859591562" calcext:value-type="float">
            <text:p>0.906623859591562</text:p>
          </table:table-cell>
          <table:table-cell office:value-type="float" office:value="0.684941924509666" calcext:value-type="float">
            <text:p>0.684941924509666</text:p>
          </table:table-cell>
          <table:table-cell office:value-type="float" office:value="0.408337703286513" calcext:value-type="float">
            <text:p>0.408337703286513</text:p>
          </table:table-cell>
          <table:table-cell office:value-type="float" office:value="0.140723685580482" calcext:value-type="float">
            <text:p>0.140723685580482</text:p>
          </table:table-cell>
          <table:table-cell/>
          <table:table-cell office:value-type="float" office:value="0.0660854317983045" calcext:value-type="float">
            <text:p>0.066085431798305</text:p>
          </table:table-cell>
          <table:table-cell office:value-type="float" office:value="0.0509654782059311" calcext:value-type="float">
            <text:p>0.050965478205931</text:p>
          </table:table-cell>
          <table:table-cell office:value-type="float" office:value="0.0490182007580237" calcext:value-type="float">
            <text:p>0.049018200758024</text:p>
          </table:table-cell>
          <table:table-cell office:value-type="float" office:value="0.0175017701904699" calcext:value-type="float">
            <text:p>0.01750177019047</text:p>
          </table:table-cell>
          <table:table-cell office:value-type="float" office:value="0.00285321588450505" calcext:value-type="float">
            <text:p>0.002853215884505</text:p>
          </table:table-cell>
          <table:table-cell office:value-type="float" office:value="-0.0223733795529225" calcext:value-type="float">
            <text:p>-0.022373379552923</text:p>
          </table:table-cell>
          <table:table-cell office:value-type="float" office:value="-6.92836920230798" calcext:value-type="float">
            <text:p>-6.92836920230798</text:p>
          </table:table-cell>
        </table:table-row>
        <table:table-row table:style-name="ro1">
          <table:table-cell office:value-type="float" office:value="0.662739117350558" calcext:value-type="float">
            <text:p>0.662739117350558</text:p>
          </table:table-cell>
          <table:table-cell office:value-type="float" office:value="0.0387251017363764" calcext:value-type="float">
            <text:p>0.038725101736377</text:p>
          </table:table-cell>
          <table:table-cell office:value-type="float" office:value="0.383213395099671" calcext:value-type="float">
            <text:p>0.383213395099671</text:p>
          </table:table-cell>
          <table:table-cell office:value-type="float" office:value="0.1141088219538" calcext:value-type="float">
            <text:p>0.1141088219538</text:p>
          </table:table-cell>
          <table:table-cell office:value-type="float" office:value="0.504715027968809" calcext:value-type="float">
            <text:p>0.504715027968809</text:p>
          </table:table-cell>
          <table:table-cell office:value-type="float" office:value="0.299173900536771" calcext:value-type="float">
            <text:p>0.299173900536771</text:p>
          </table:table-cell>
          <table:table-cell office:value-type="float" office:value="0.495643421933169" calcext:value-type="float">
            <text:p>0.495643421933169</text:p>
          </table:table-cell>
          <table:table-cell/>
          <table:table-cell office:value-type="float" office:value="0.0694144852673335" calcext:value-type="float">
            <text:p>0.069414485267334</text:p>
          </table:table-cell>
          <table:table-cell office:value-type="float" office:value="0.0637136009715012" calcext:value-type="float">
            <text:p>0.063713600971501</text:p>
          </table:table-cell>
          <table:table-cell office:value-type="float" office:value="0.0493502530299256" calcext:value-type="float">
            <text:p>0.049350253029926</text:p>
          </table:table-cell>
          <table:table-cell office:value-type="float" office:value="0.0296069100636982" calcext:value-type="float">
            <text:p>0.029606910063698</text:p>
          </table:table-cell>
          <table:table-cell office:value-type="float" office:value="0.0057464971495085" calcext:value-type="float">
            <text:p>0.005746497149509</text:p>
          </table:table-cell>
          <table:table-cell office:value-type="float" office:value="-0.0282853272116637" calcext:value-type="float">
            <text:p>-0.028285327211664</text:p>
          </table:table-cell>
          <table:table-cell office:value-type="float" office:value="-6.99292852816286" calcext:value-type="float">
            <text:p>-6.99292852816286</text:p>
          </table:table-cell>
        </table:table-row>
        <table:table-row table:style-name="ro1">
          <table:table-cell office:value-type="float" office:value="0.054920925089793" calcext:value-type="float">
            <text:p>0.054920925089793</text:p>
          </table:table-cell>
          <table:table-cell office:value-type="float" office:value="0.275210557661938" calcext:value-type="float">
            <text:p>0.275210557661938</text:p>
          </table:table-cell>
          <table:table-cell office:value-type="float" office:value="0.939003447286417" calcext:value-type="float">
            <text:p>0.939003447286417</text:p>
          </table:table-cell>
          <table:table-cell office:value-type="float" office:value="0.00616995609689619" calcext:value-type="float">
            <text:p>0.006169956096896</text:p>
          </table:table-cell>
          <table:table-cell office:value-type="float" office:value="0.439591586466167" calcext:value-type="float">
            <text:p>0.439591586466167</text:p>
          </table:table-cell>
          <table:table-cell office:value-type="float" office:value="0.0640584375024761" calcext:value-type="float">
            <text:p>0.064058437502476</text:p>
          </table:table-cell>
          <table:table-cell office:value-type="float" office:value="0.303655808471587" calcext:value-type="float">
            <text:p>0.303655808471587</text:p>
          </table:table-cell>
          <table:table-cell/>
          <table:table-cell office:value-type="float" office:value="0.0735387180422709" calcext:value-type="float">
            <text:p>0.073538718042271</text:p>
          </table:table-cell>
          <table:table-cell office:value-type="float" office:value="0.0580649394262443" calcext:value-type="float">
            <text:p>0.058064939426244</text:p>
          </table:table-cell>
          <table:table-cell office:value-type="float" office:value="0.0508686952551826" calcext:value-type="float">
            <text:p>0.050868695255183</text:p>
          </table:table-cell>
          <table:table-cell office:value-type="float" office:value="0.0233642154964925" calcext:value-type="float">
            <text:p>0.023364215496493</text:p>
          </table:table-cell>
          <table:table-cell office:value-type="float" office:value="0.00395150203751431" calcext:value-type="float">
            <text:p>0.003951502037514</text:p>
          </table:table-cell>
          <table:table-cell office:value-type="float" office:value="-0.0446415697083357" calcext:value-type="float">
            <text:p>-0.044641569708336</text:p>
          </table:table-cell>
          <table:table-cell office:value-type="float" office:value="-6.80722576325506" calcext:value-type="float">
            <text:p>-6.80722576325506</text:p>
          </table:table-cell>
        </table:table-row>
        <table:table-row table:style-name="ro1">
          <table:table-cell office:value-type="float" office:value="0.118414514524096" calcext:value-type="float">
            <text:p>0.118414514524096</text:p>
          </table:table-cell>
          <table:table-cell office:value-type="float" office:value="0.750340618573455" calcext:value-type="float">
            <text:p>0.750340618573455</text:p>
          </table:table-cell>
          <table:table-cell office:value-type="float" office:value="0.39377063743133" calcext:value-type="float">
            <text:p>0.39377063743133</text:p>
          </table:table-cell>
          <table:table-cell office:value-type="float" office:value="0.293584058118547" calcext:value-type="float">
            <text:p>0.293584058118547</text:p>
          </table:table-cell>
          <table:table-cell office:value-type="float" office:value="0.362489348232192" calcext:value-type="float">
            <text:p>0.362489348232192</text:p>
          </table:table-cell>
          <table:table-cell office:value-type="float" office:value="0.313518824016882" calcext:value-type="float">
            <text:p>0.313518824016882</text:p>
          </table:table-cell>
          <table:table-cell office:value-type="float" office:value="0.667518805260095" calcext:value-type="float">
            <text:p>0.667518805260095</text:p>
          </table:table-cell>
          <table:table-cell/>
          <table:table-cell office:value-type="float" office:value="0.0700124335167763" calcext:value-type="float">
            <text:p>0.070012433516776</text:p>
          </table:table-cell>
          <table:table-cell office:value-type="float" office:value="0.0569891608921429" calcext:value-type="float">
            <text:p>0.056989160892143</text:p>
          </table:table-cell>
          <table:table-cell office:value-type="float" office:value="0.045627686266251" calcext:value-type="float">
            <text:p>0.045627686266251</text:p>
          </table:table-cell>
          <table:table-cell office:value-type="float" office:value="0.0137915012564727" calcext:value-type="float">
            <text:p>0.013791501256473</text:p>
          </table:table-cell>
          <table:table-cell office:value-type="float" office:value="0.00828280230826731" calcext:value-type="float">
            <text:p>0.008282802308267</text:p>
          </table:table-cell>
          <table:table-cell office:value-type="float" office:value="-0.0144962268549977" calcext:value-type="float">
            <text:p>-0.014496226854998</text:p>
          </table:table-cell>
          <table:table-cell office:value-type="float" office:value="-6.86715575842497" calcext:value-type="float">
            <text:p>-6.86715575842497</text:p>
          </table:table-cell>
        </table:table-row>
        <table:table-row table:style-name="ro1">
          <table:table-cell office:value-type="float" office:value="0.0722226200840504" calcext:value-type="float">
            <text:p>0.072222620084051</text:p>
          </table:table-cell>
          <table:table-cell office:value-type="float" office:value="0.960241194840443" calcext:value-type="float">
            <text:p>0.960241194840443</text:p>
          </table:table-cell>
          <table:table-cell office:value-type="float" office:value="0.626699542827287" calcext:value-type="float">
            <text:p>0.626699542827287</text:p>
          </table:table-cell>
          <table:table-cell office:value-type="float" office:value="0.769865360653379" calcext:value-type="float">
            <text:p>0.769865360653379</text:p>
          </table:table-cell>
          <table:table-cell office:value-type="float" office:value="0.750593023139635" calcext:value-type="float">
            <text:p>0.750593023139635</text:p>
          </table:table-cell>
          <table:table-cell office:value-type="float" office:value="0.703620217451876" calcext:value-type="float">
            <text:p>0.703620217451876</text:p>
          </table:table-cell>
          <table:table-cell office:value-type="float" office:value="0.57583872565149" calcext:value-type="float">
            <text:p>0.57583872565149</text:p>
          </table:table-cell>
          <table:table-cell/>
          <table:table-cell office:value-type="float" office:value="0.0635864443544721" calcext:value-type="float">
            <text:p>0.063586444354472</text:p>
          </table:table-cell>
          <table:table-cell office:value-type="float" office:value="0.0511510279830584" calcext:value-type="float">
            <text:p>0.051151027983059</text:p>
          </table:table-cell>
          <table:table-cell office:value-type="float" office:value="0.0559308829335065" calcext:value-type="float">
            <text:p>0.055930882933507</text:p>
          </table:table-cell>
          <table:table-cell office:value-type="float" office:value="0.0368116481998103" calcext:value-type="float">
            <text:p>0.03681164819981</text:p>
          </table:table-cell>
          <table:table-cell office:value-type="float" office:value="0.0106558658382898" calcext:value-type="float">
            <text:p>0.01065586583829</text:p>
          </table:table-cell>
          <table:table-cell office:value-type="float" office:value="-0.0138826969885997" calcext:value-type="float">
            <text:p>-0.0138826969886</text:p>
          </table:table-cell>
          <table:table-cell office:value-type="float" office:value="-6.94704039137232" calcext:value-type="float">
            <text:p>-6.94704039137232</text:p>
          </table:table-cell>
        </table:table-row>
        <table:table-row table:style-name="ro1">
          <table:table-cell office:value-type="float" office:value="0.394843317741917" calcext:value-type="float">
            <text:p>0.394843317741917</text:p>
          </table:table-cell>
          <table:table-cell office:value-type="float" office:value="0.644606867444699" calcext:value-type="float">
            <text:p>0.644606867444699</text:p>
          </table:table-cell>
          <table:table-cell office:value-type="float" office:value="0.424539216940063" calcext:value-type="float">
            <text:p>0.424539216940063</text:p>
          </table:table-cell>
          <table:table-cell office:value-type="float" office:value="0.481924743554593" calcext:value-type="float">
            <text:p>0.481924743554593</text:p>
          </table:table-cell>
          <table:table-cell office:value-type="float" office:value="0.506188538134438" calcext:value-type="float">
            <text:p>0.506188538134438</text:p>
          </table:table-cell>
          <table:table-cell office:value-type="float" office:value="0.945988709335271" calcext:value-type="float">
            <text:p>0.945988709335271</text:p>
          </table:table-cell>
          <table:table-cell office:value-type="float" office:value="0.634950017820834" calcext:value-type="float">
            <text:p>0.634950017820834</text:p>
          </table:table-cell>
          <table:table-cell/>
          <table:table-cell office:value-type="float" office:value="0.060555077184921" calcext:value-type="float">
            <text:p>0.060555077184921</text:p>
          </table:table-cell>
          <table:table-cell office:value-type="float" office:value="0.0646873062140153" calcext:value-type="float">
            <text:p>0.064687306214015</text:p>
          </table:table-cell>
          <table:table-cell office:value-type="float" office:value="0.0443037835227673" calcext:value-type="float">
            <text:p>0.044303783522767</text:p>
          </table:table-cell>
          <table:table-cell office:value-type="float" office:value="0.0310158918453819" calcext:value-type="float">
            <text:p>0.031015891845382</text:p>
          </table:table-cell>
          <table:table-cell office:value-type="float" office:value="0.0157146254062207" calcext:value-type="float">
            <text:p>0.015714625406221</text:p>
          </table:table-cell>
          <table:table-cell office:value-type="float" office:value="-0.00273544453183756" calcext:value-type="float">
            <text:p>-0.002735444531838</text:p>
          </table:table-cell>
          <table:table-cell office:value-type="float" office:value="-6.93911236048083" calcext:value-type="float">
            <text:p>-6.93911236048083</text:p>
          </table:table-cell>
        </table:table-row>
        <table:table-row table:style-name="ro1">
          <table:table-cell office:value-type="float" office:value="0.303316783045378" calcext:value-type="float">
            <text:p>0.303316783045378</text:p>
          </table:table-cell>
          <table:table-cell office:value-type="float" office:value="0.672501933097105" calcext:value-type="float">
            <text:p>0.672501933097105</text:p>
          </table:table-cell>
          <table:table-cell office:value-type="float" office:value="0.625704693393264" calcext:value-type="float">
            <text:p>0.625704693393264</text:p>
          </table:table-cell>
          <table:table-cell office:value-type="float" office:value="0.416733030553913" calcext:value-type="float">
            <text:p>0.416733030553913</text:p>
          </table:table-cell>
          <table:table-cell office:value-type="float" office:value="0.633173816539869" calcext:value-type="float">
            <text:p>0.633173816539869</text:p>
          </table:table-cell>
          <table:table-cell office:value-type="float" office:value="0.0144607310712068" calcext:value-type="float">
            <text:p>0.014460731071207</text:p>
          </table:table-cell>
          <table:table-cell office:value-type="float" office:value="0.945100882613402" calcext:value-type="float">
            <text:p>0.945100882613402</text:p>
          </table:table-cell>
          <table:table-cell/>
          <table:table-cell office:value-type="float" office:value="0.0681957846492698" calcext:value-type="float">
            <text:p>0.06819578464927</text:p>
          </table:table-cell>
          <table:table-cell office:value-type="float" office:value="0.0639686109150486" calcext:value-type="float">
            <text:p>0.063968610915049</text:p>
          </table:table-cell>
          <table:table-cell office:value-type="float" office:value="0.0434584299659092" calcext:value-type="float">
            <text:p>0.043458429965909</text:p>
          </table:table-cell>
          <table:table-cell office:value-type="float" office:value="0.040207150325578" calcext:value-type="float">
            <text:p>0.040207150325578</text:p>
          </table:table-cell>
          <table:table-cell office:value-type="float" office:value="0.00523579752538785" calcext:value-type="float">
            <text:p>0.005235797525388</text:p>
          </table:table-cell>
          <table:table-cell office:value-type="float" office:value="-0.0147275264990196" calcext:value-type="float">
            <text:p>-0.01472752649902</text:p>
          </table:table-cell>
          <table:table-cell office:value-type="float" office:value="-6.92434099370266" calcext:value-type="float">
            <text:p>-6.92434099370266</text:p>
          </table:table-cell>
        </table:table-row>
        <table:table-row table:style-name="ro1">
          <table:table-cell office:value-type="float" office:value="0.226679414373536" calcext:value-type="float">
            <text:p>0.226679414373536</text:p>
          </table:table-cell>
          <table:table-cell office:value-type="float" office:value="0.226461275982835" calcext:value-type="float">
            <text:p>0.226461275982835</text:p>
          </table:table-cell>
          <table:table-cell office:value-type="float" office:value="0.690987265965984" calcext:value-type="float">
            <text:p>0.690987265965984</text:p>
          </table:table-cell>
          <table:table-cell office:value-type="float" office:value="0.0453151643014439" calcext:value-type="float">
            <text:p>0.045315164301444</text:p>
          </table:table-cell>
          <table:table-cell office:value-type="float" office:value="0.998305697559876" calcext:value-type="float">
            <text:p>0.998305697559876</text:p>
          </table:table-cell>
          <table:table-cell office:value-type="float" office:value="0.387263257094269" calcext:value-type="float">
            <text:p>0.387263257094269</text:p>
          </table:table-cell>
          <table:table-cell office:value-type="float" office:value="0.302684172620555" calcext:value-type="float">
            <text:p>0.302684172620555</text:p>
          </table:table-cell>
          <table:table-cell/>
          <table:table-cell office:value-type="float" office:value="0.071935443459265" calcext:value-type="float">
            <text:p>0.071935443459265</text:p>
          </table:table-cell>
          <table:table-cell office:value-type="float" office:value="0.0551503419106023" calcext:value-type="float">
            <text:p>0.055150341910602</text:p>
          </table:table-cell>
          <table:table-cell office:value-type="float" office:value="0.0537766725634201" calcext:value-type="float">
            <text:p>0.05377667256342</text:p>
          </table:table-cell>
          <table:table-cell office:value-type="float" office:value="0.0237018502946273" calcext:value-type="float">
            <text:p>0.023701850294627</text:p>
          </table:table-cell>
          <table:table-cell office:value-type="float" office:value="0.0191752179913882" calcext:value-type="float">
            <text:p>0.019175217991388</text:p>
          </table:table-cell>
          <table:table-cell office:value-type="float" office:value="-0.00445925579228057" calcext:value-type="float">
            <text:p>-0.004459255792281</text:p>
          </table:table-cell>
          <table:table-cell office:value-type="float" office:value="-7.06276032888506" calcext:value-type="float">
            <text:p>-7.06276032888506</text:p>
          </table:table-cell>
        </table:table-row>
        <table:table-row table:style-name="ro1">
          <table:table-cell office:value-type="float" office:value="0.450734833245744" calcext:value-type="float">
            <text:p>0.450734833245744</text:p>
          </table:table-cell>
          <table:table-cell office:value-type="float" office:value="0.69311447829965" calcext:value-type="float">
            <text:p>0.69311447829965</text:p>
          </table:table-cell>
          <table:table-cell office:value-type="float" office:value="0.788867461785265" calcext:value-type="float">
            <text:p>0.788867461785265</text:p>
          </table:table-cell>
          <table:table-cell office:value-type="float" office:value="0.655884127556323" calcext:value-type="float">
            <text:p>0.655884127556323</text:p>
          </table:table-cell>
          <table:table-cell office:value-type="float" office:value="0.251514091413653" calcext:value-type="float">
            <text:p>0.251514091413653</text:p>
          </table:table-cell>
          <table:table-cell office:value-type="float" office:value="0.665206695196986" calcext:value-type="float">
            <text:p>0.665206695196986</text:p>
          </table:table-cell>
          <table:table-cell office:value-type="float" office:value="0.834524242296888" calcext:value-type="float">
            <text:p>0.834524242296888</text:p>
          </table:table-cell>
          <table:table-cell/>
          <table:table-cell office:value-type="float" office:value="0.0705993720681505" calcext:value-type="float">
            <text:p>0.070599372068151</text:p>
          </table:table-cell>
          <table:table-cell office:value-type="float" office:value="0.0577550003956637" calcext:value-type="float">
            <text:p>0.057755000395664</text:p>
          </table:table-cell>
          <table:table-cell office:value-type="float" office:value="0.0388828531820796" calcext:value-type="float">
            <text:p>0.03888285318208</text:p>
          </table:table-cell>
          <table:table-cell office:value-type="float" office:value="0.0270597526655159" calcext:value-type="float">
            <text:p>0.027059752665516</text:p>
          </table:table-cell>
          <table:table-cell office:value-type="float" office:value="0.0142750638813958" calcext:value-type="float">
            <text:p>0.014275063881396</text:p>
          </table:table-cell>
          <table:table-cell office:value-type="float" office:value="-0.00750299819162828" calcext:value-type="float">
            <text:p>-0.007502998191628</text:p>
          </table:table-cell>
          <table:table-cell office:value-type="float" office:value="-6.75393267949562" calcext:value-type="float">
            <text:p>-6.75393267949562</text:p>
          </table:table-cell>
        </table:table-row>
        <table:table-row table:style-name="ro1">
          <table:table-cell office:value-type="float" office:value="0.397917114232838" calcext:value-type="float">
            <text:p>0.397917114232838</text:p>
          </table:table-cell>
          <table:table-cell office:value-type="float" office:value="0.952932305609141" calcext:value-type="float">
            <text:p>0.952932305609141</text:p>
          </table:table-cell>
          <table:table-cell office:value-type="float" office:value="0.294887853969187" calcext:value-type="float">
            <text:p>0.294887853969187</text:p>
          </table:table-cell>
          <table:table-cell office:value-type="float" office:value="0.410091749486599" calcext:value-type="float">
            <text:p>0.410091749486599</text:p>
          </table:table-cell>
          <table:table-cell office:value-type="float" office:value="0.719632688258878" calcext:value-type="float">
            <text:p>0.719632688258878</text:p>
          </table:table-cell>
          <table:table-cell office:value-type="float" office:value="0.868419411536949" calcext:value-type="float">
            <text:p>0.868419411536949</text:p>
          </table:table-cell>
          <table:table-cell office:value-type="float" office:value="0.66388956191298" calcext:value-type="float">
            <text:p>0.66388956191298</text:p>
          </table:table-cell>
          <table:table-cell/>
          <table:table-cell office:value-type="float" office:value="0.0695249668871902" calcext:value-type="float">
            <text:p>0.06952496688719</text:p>
          </table:table-cell>
          <table:table-cell office:value-type="float" office:value="0.0511864792156122" calcext:value-type="float">
            <text:p>0.051186479215612</text:p>
          </table:table-cell>
          <table:table-cell office:value-type="float" office:value="0.0467508064269898" calcext:value-type="float">
            <text:p>0.04675080642699</text:p>
          </table:table-cell>
          <table:table-cell office:value-type="float" office:value="0.0391394343855709" calcext:value-type="float">
            <text:p>0.039139434385571</text:p>
          </table:table-cell>
          <table:table-cell office:value-type="float" office:value="0.00383691290677457" calcext:value-type="float">
            <text:p>0.003836912906775</text:p>
          </table:table-cell>
          <table:table-cell office:value-type="float" office:value="-0.0179336762294512" calcext:value-type="float">
            <text:p>-0.017933676229451</text:p>
          </table:table-cell>
          <table:table-cell office:value-type="float" office:value="-6.80982835026168" calcext:value-type="float">
            <text:p>-6.80982835026168</text:p>
          </table:table-cell>
        </table:table-row>
        <table:table-row table:style-name="ro1">
          <table:table-cell office:value-type="float" office:value="0.918628247578511" calcext:value-type="float">
            <text:p>0.918628247578511</text:p>
          </table:table-cell>
          <table:table-cell office:value-type="float" office:value="0.705173523494235" calcext:value-type="float">
            <text:p>0.705173523494235</text:p>
          </table:table-cell>
          <table:table-cell office:value-type="float" office:value="0.0958405148444477" calcext:value-type="float">
            <text:p>0.095840514844448</text:p>
          </table:table-cell>
          <table:table-cell office:value-type="float" office:value="0.885848173337073" calcext:value-type="float">
            <text:p>0.885848173337073</text:p>
          </table:table-cell>
          <table:table-cell office:value-type="float" office:value="0.20243669641562" calcext:value-type="float">
            <text:p>0.20243669641562</text:p>
          </table:table-cell>
          <table:table-cell office:value-type="float" office:value="0.731992174890312" calcext:value-type="float">
            <text:p>0.731992174890312</text:p>
          </table:table-cell>
          <table:table-cell office:value-type="float" office:value="0.0152832644580122" calcext:value-type="float">
            <text:p>0.015283264458012</text:p>
          </table:table-cell>
          <table:table-cell/>
          <table:table-cell office:value-type="float" office:value="0.0641241233806339" calcext:value-type="float">
            <text:p>0.064124123380634</text:p>
          </table:table-cell>
          <table:table-cell office:value-type="float" office:value="0.0623920336292125" calcext:value-type="float">
            <text:p>0.062392033629213</text:p>
          </table:table-cell>
          <table:table-cell office:value-type="float" office:value="0.0511042207216992" calcext:value-type="float">
            <text:p>0.051104220721699</text:p>
          </table:table-cell>
          <table:table-cell office:value-type="float" office:value="0.018605800608262" calcext:value-type="float">
            <text:p>0.018605800608262</text:p>
          </table:table-cell>
          <table:table-cell office:value-type="float" office:value="0.00570291503629664" calcext:value-type="float">
            <text:p>0.005702915036297</text:p>
          </table:table-cell>
          <table:table-cell office:value-type="float" office:value="-0.0139657807507258" calcext:value-type="float">
            <text:p>-0.013965780750726</text:p>
          </table:table-cell>
          <table:table-cell office:value-type="float" office:value="-6.97233554976252" calcext:value-type="float">
            <text:p>-6.97233554976252</text:p>
          </table:table-cell>
        </table:table-row>
        <table:table-row table:style-name="ro1">
          <table:table-cell office:value-type="float" office:value="0.804541568773524" calcext:value-type="float">
            <text:p>0.804541568773524</text:p>
          </table:table-cell>
          <table:table-cell office:value-type="float" office:value="0.765390258050012" calcext:value-type="float">
            <text:p>0.765390258050012</text:p>
          </table:table-cell>
          <table:table-cell office:value-type="float" office:value="0.840788080633265" calcext:value-type="float">
            <text:p>0.840788080633265</text:p>
          </table:table-cell>
          <table:table-cell office:value-type="float" office:value="0.0419047766432987" calcext:value-type="float">
            <text:p>0.041904776643299</text:p>
          </table:table-cell>
          <table:table-cell office:value-type="float" office:value="0.868835487730714" calcext:value-type="float">
            <text:p>0.868835487730714</text:p>
          </table:table-cell>
          <table:table-cell office:value-type="float" office:value="0.291457250173069" calcext:value-type="float">
            <text:p>0.291457250173069</text:p>
          </table:table-cell>
          <table:table-cell office:value-type="float" office:value="0.309252956306483" calcext:value-type="float">
            <text:p>0.309252956306483</text:p>
          </table:table-cell>
          <table:table-cell/>
          <table:table-cell office:value-type="float" office:value="0.0722662140582251" calcext:value-type="float">
            <text:p>0.072266214058225</text:p>
          </table:table-cell>
          <table:table-cell office:value-type="float" office:value="0.0657107813193185" calcext:value-type="float">
            <text:p>0.065710781319319</text:p>
          </table:table-cell>
          <table:table-cell office:value-type="float" office:value="0.0584428551679301" calcext:value-type="float">
            <text:p>0.05844285516793</text:p>
          </table:table-cell>
          <table:table-cell office:value-type="float" office:value="0.0434923141744632" calcext:value-type="float">
            <text:p>0.043492314174463</text:p>
          </table:table-cell>
          <table:table-cell office:value-type="float" office:value="0.00216705369719882" calcext:value-type="float">
            <text:p>0.002167053697199</text:p>
          </table:table-cell>
          <table:table-cell office:value-type="float" office:value="-0.00554578722162717" calcext:value-type="float">
            <text:p>-0.005545787221627</text:p>
          </table:table-cell>
          <table:table-cell office:value-type="float" office:value="-6.93858199599879" calcext:value-type="float">
            <text:p>-6.93858199599879</text:p>
          </table:table-cell>
        </table:table-row>
        <table:table-row table:style-name="ro1">
          <table:table-cell office:value-type="float" office:value="0.979719212218578" calcext:value-type="float">
            <text:p>0.979719212218578</text:p>
          </table:table-cell>
          <table:table-cell office:value-type="float" office:value="0.553036046949468" calcext:value-type="float">
            <text:p>0.553036046949468</text:p>
          </table:table-cell>
          <table:table-cell office:value-type="float" office:value="0.121942345292513" calcext:value-type="float">
            <text:p>0.121942345292513</text:p>
          </table:table-cell>
          <table:table-cell office:value-type="float" office:value="0.646104883620966" calcext:value-type="float">
            <text:p>0.646104883620966</text:p>
          </table:table-cell>
          <table:table-cell office:value-type="float" office:value="0.126817601381474" calcext:value-type="float">
            <text:p>0.126817601381474</text:p>
          </table:table-cell>
          <table:table-cell office:value-type="float" office:value="0.760863603393274" calcext:value-type="float">
            <text:p>0.760863603393274</text:p>
          </table:table-cell>
          <table:table-cell office:value-type="float" office:value="0.583186595310747" calcext:value-type="float">
            <text:p>0.583186595310747</text:p>
          </table:table-cell>
          <table:table-cell/>
          <table:table-cell office:value-type="float" office:value="0.0710470305611522" calcext:value-type="float">
            <text:p>0.071047030561152</text:p>
          </table:table-cell>
          <table:table-cell office:value-type="float" office:value="0.0609591685280907" calcext:value-type="float">
            <text:p>0.060959168528091</text:p>
          </table:table-cell>
          <table:table-cell office:value-type="float" office:value="0.0455935060594816" calcext:value-type="float">
            <text:p>0.045593506059482</text:p>
          </table:table-cell>
          <table:table-cell office:value-type="float" office:value="0.028850047420936" calcext:value-type="float">
            <text:p>0.028850047420936</text:p>
          </table:table-cell>
          <table:table-cell office:value-type="float" office:value="0.00789916463835575" calcext:value-type="float">
            <text:p>0.007899164638356</text:p>
          </table:table-cell>
          <table:table-cell office:value-type="float" office:value="-0.0235488198862989" calcext:value-type="float">
            <text:p>-0.023548819886299</text:p>
          </table:table-cell>
          <table:table-cell office:value-type="float" office:value="-6.71452197175522" calcext:value-type="float">
            <text:p>-6.71452197175522</text:p>
          </table:table-cell>
        </table:table-row>
        <table:table-row table:style-name="ro1">
          <table:table-cell office:value-type="float" office:value="0.694956961818437" calcext:value-type="float">
            <text:p>0.694956961818437</text:p>
          </table:table-cell>
          <table:table-cell office:value-type="float" office:value="0.37300414893599" calcext:value-type="float">
            <text:p>0.37300414893599</text:p>
          </table:table-cell>
          <table:table-cell office:value-type="float" office:value="0.923250192259437" calcext:value-type="float">
            <text:p>0.923250192259437</text:p>
          </table:table-cell>
          <table:table-cell office:value-type="float" office:value="0.784449948818073" calcext:value-type="float">
            <text:p>0.784449948818073</text:p>
          </table:table-cell>
          <table:table-cell office:value-type="float" office:value="0.855963457177814" calcext:value-type="float">
            <text:p>0.855963457177814</text:p>
          </table:table-cell>
          <table:table-cell office:value-type="float" office:value="0.266115995092539" calcext:value-type="float">
            <text:p>0.266115995092539</text:p>
          </table:table-cell>
          <table:table-cell office:value-type="float" office:value="0.121004638164665" calcext:value-type="float">
            <text:p>0.121004638164665</text:p>
          </table:table-cell>
          <table:table-cell/>
          <table:table-cell office:value-type="float" office:value="0.0647323365903749" calcext:value-type="float">
            <text:p>0.064732336590375</text:p>
          </table:table-cell>
          <table:table-cell office:value-type="float" office:value="0.054823908914474" calcext:value-type="float">
            <text:p>0.054823908914474</text:p>
          </table:table-cell>
          <table:table-cell office:value-type="float" office:value="0.0433787084642212" calcext:value-type="float">
            <text:p>0.043378708464221</text:p>
          </table:table-cell>
          <table:table-cell office:value-type="float" office:value="0.0297618642997357" calcext:value-type="float">
            <text:p>0.029761864299736</text:p>
          </table:table-cell>
          <table:table-cell office:value-type="float" office:value="0.00657774576195994" calcext:value-type="float">
            <text:p>0.00657774576196</text:p>
          </table:table-cell>
          <table:table-cell office:value-type="float" office:value="-0.0284989729253781" calcext:value-type="float">
            <text:p>-0.028498972925378</text:p>
          </table:table-cell>
          <table:table-cell office:value-type="float" office:value="-6.95910101328012" calcext:value-type="float">
            <text:p>-6.95910101328012</text:p>
          </table:table-cell>
        </table:table-row>
        <table:table-row table:style-name="ro1">
          <table:table-cell office:value-type="float" office:value="0.229365133689852" calcext:value-type="float">
            <text:p>0.229365133689852</text:p>
          </table:table-cell>
          <table:table-cell office:value-type="float" office:value="0.905753499650893" calcext:value-type="float">
            <text:p>0.905753499650893</text:p>
          </table:table-cell>
          <table:table-cell office:value-type="float" office:value="0.100161548090907" calcext:value-type="float">
            <text:p>0.100161548090907</text:p>
          </table:table-cell>
          <table:table-cell office:value-type="float" office:value="0.525177840693192" calcext:value-type="float">
            <text:p>0.525177840693192</text:p>
          </table:table-cell>
          <table:table-cell office:value-type="float" office:value="0.255504666282351" calcext:value-type="float">
            <text:p>0.255504666282351</text:p>
          </table:table-cell>
          <table:table-cell office:value-type="float" office:value="0.118578740084986" calcext:value-type="float">
            <text:p>0.118578740084986</text:p>
          </table:table-cell>
          <table:table-cell office:value-type="float" office:value="0.806221758733967" calcext:value-type="float">
            <text:p>0.806221758733967</text:p>
          </table:table-cell>
          <table:table-cell/>
          <table:table-cell office:value-type="float" office:value="0.0734693919583442" calcext:value-type="float">
            <text:p>0.073469391958344</text:p>
          </table:table-cell>
          <table:table-cell office:value-type="float" office:value="0.0572638966211396" calcext:value-type="float">
            <text:p>0.05726389662114</text:p>
          </table:table-cell>
          <table:table-cell office:value-type="float" office:value="0.0394626296754342" calcext:value-type="float">
            <text:p>0.039462629675434</text:p>
          </table:table-cell>
          <table:table-cell office:value-type="float" office:value="0.0290849991412244" calcext:value-type="float">
            <text:p>0.029084999141224</text:p>
          </table:table-cell>
          <table:table-cell office:value-type="float" office:value="0.00441535054002062" calcext:value-type="float">
            <text:p>0.004415350540021</text:p>
          </table:table-cell>
          <table:table-cell office:value-type="float" office:value="0.002753262338377" calcext:value-type="float">
            <text:p>0.002753262338377</text:p>
          </table:table-cell>
          <table:table-cell office:value-type="float" office:value="-6.70256551114017" calcext:value-type="float">
            <text:p>-6.70256551114017</text:p>
          </table:table-cell>
        </table:table-row>
        <table:table-row table:style-name="ro1">
          <table:table-cell office:value-type="float" office:value="0.225233755538046" calcext:value-type="float">
            <text:p>0.225233755538046</text:p>
          </table:table-cell>
          <table:table-cell office:value-type="float" office:value="0.991468968507391" calcext:value-type="float">
            <text:p>0.991468968507391</text:p>
          </table:table-cell>
          <table:table-cell office:value-type="float" office:value="0.188597212613134" calcext:value-type="float">
            <text:p>0.188597212613134</text:p>
          </table:table-cell>
          <table:table-cell office:value-type="float" office:value="0.465447219065281" calcext:value-type="float">
            <text:p>0.465447219065281</text:p>
          </table:table-cell>
          <table:table-cell office:value-type="float" office:value="0.429007525384654" calcext:value-type="float">
            <text:p>0.429007525384654</text:p>
          </table:table-cell>
          <table:table-cell office:value-type="float" office:value="0.4083825187423" calcext:value-type="float">
            <text:p>0.4083825187423</text:p>
          </table:table-cell>
          <table:table-cell office:value-type="float" office:value="0.314568159035624" calcext:value-type="float">
            <text:p>0.314568159035624</text:p>
          </table:table-cell>
          <table:table-cell/>
          <table:table-cell office:value-type="float" office:value="0.0661202783581637" calcext:value-type="float">
            <text:p>0.066120278358164</text:p>
          </table:table-cell>
          <table:table-cell office:value-type="float" office:value="0.0522525697802446" calcext:value-type="float">
            <text:p>0.052252569780245</text:p>
          </table:table-cell>
          <table:table-cell office:value-type="float" office:value="0.052231794128389" calcext:value-type="float">
            <text:p>0.052231794128389</text:p>
          </table:table-cell>
          <table:table-cell office:value-type="float" office:value="0.024964844521891" calcext:value-type="float">
            <text:p>0.024964844521891</text:p>
          </table:table-cell>
          <table:table-cell office:value-type="float" office:value="0.00856378132828718" calcext:value-type="float">
            <text:p>0.008563781328287</text:p>
          </table:table-cell>
          <table:table-cell office:value-type="float" office:value="-0.0072174959002893" calcext:value-type="float">
            <text:p>-0.007217495900289</text:p>
          </table:table-cell>
          <table:table-cell office:value-type="float" office:value="-6.69669158535518" calcext:value-type="float">
            <text:p>-6.69669158535518</text:p>
          </table:table-cell>
        </table:table-row>
        <table:table-row table:style-name="ro1">
          <table:table-cell office:value-type="float" office:value="0.420558322357866" calcext:value-type="float">
            <text:p>0.420558322357866</text:p>
          </table:table-cell>
          <table:table-cell office:value-type="float" office:value="0.809913984380227" calcext:value-type="float">
            <text:p>0.809913984380227</text:p>
          </table:table-cell>
          <table:table-cell office:value-type="float" office:value="0.816283469016275" calcext:value-type="float">
            <text:p>0.816283469016275</text:p>
          </table:table-cell>
          <table:table-cell office:value-type="float" office:value="0.256292346309788" calcext:value-type="float">
            <text:p>0.256292346309788</text:p>
          </table:table-cell>
          <table:table-cell office:value-type="float" office:value="0.842568356155119" calcext:value-type="float">
            <text:p>0.842568356155119</text:p>
          </table:table-cell>
          <table:table-cell office:value-type="float" office:value="0.80503519095488" calcext:value-type="float">
            <text:p>0.80503519095488</text:p>
          </table:table-cell>
          <table:table-cell office:value-type="float" office:value="0.957465144169879" calcext:value-type="float">
            <text:p>0.957465144169879</text:p>
          </table:table-cell>
          <table:table-cell/>
          <table:table-cell office:value-type="float" office:value="0.0623881665734197" calcext:value-type="float">
            <text:p>0.06238816657342</text:p>
          </table:table-cell>
          <table:table-cell office:value-type="float" office:value="0.0673552631184073" calcext:value-type="float">
            <text:p>0.067355263118407</text:p>
          </table:table-cell>
          <table:table-cell office:value-type="float" office:value="0.0555106241442292" calcext:value-type="float">
            <text:p>0.055510624144229</text:p>
          </table:table-cell>
          <table:table-cell office:value-type="float" office:value="0.0299769455868088" calcext:value-type="float">
            <text:p>0.029976945586809</text:p>
          </table:table-cell>
          <table:table-cell office:value-type="float" office:value="0.00513288510751982" calcext:value-type="float">
            <text:p>0.00513288510752</text:p>
          </table:table-cell>
          <table:table-cell office:value-type="float" office:value="-0.00630978432542614" calcext:value-type="float">
            <text:p>-0.006309784325426</text:p>
          </table:table-cell>
          <table:table-cell office:value-type="float" office:value="-6.82873814271566" calcext:value-type="float">
            <text:p>-6.82873814271566</text:p>
          </table:table-cell>
        </table:table-row>
        <table:table-row table:style-name="ro1">
          <table:table-cell office:value-type="float" office:value="0.728147412454206" calcext:value-type="float">
            <text:p>0.728147412454206</text:p>
          </table:table-cell>
          <table:table-cell office:value-type="float" office:value="0.511694217801967" calcext:value-type="float">
            <text:p>0.511694217801967</text:p>
          </table:table-cell>
          <table:table-cell office:value-type="float" office:value="0.491766755763446" calcext:value-type="float">
            <text:p>0.491766755763446</text:p>
          </table:table-cell>
          <table:table-cell office:value-type="float" office:value="0.080751039244932" calcext:value-type="float">
            <text:p>0.080751039244932</text:p>
          </table:table-cell>
          <table:table-cell office:value-type="float" office:value="0.895304830906953" calcext:value-type="float">
            <text:p>0.895304830906953</text:p>
          </table:table-cell>
          <table:table-cell office:value-type="float" office:value="0.15968183083417" calcext:value-type="float">
            <text:p>0.15968183083417</text:p>
          </table:table-cell>
          <table:table-cell office:value-type="float" office:value="0.930436801741605" calcext:value-type="float">
            <text:p>0.930436801741605</text:p>
          </table:table-cell>
          <table:table-cell/>
          <table:table-cell office:value-type="float" office:value="0.0722550607097228" calcext:value-type="float">
            <text:p>0.072255060709723</text:p>
          </table:table-cell>
          <table:table-cell office:value-type="float" office:value="0.0564102610724922" calcext:value-type="float">
            <text:p>0.056410261072492</text:p>
          </table:table-cell>
          <table:table-cell office:value-type="float" office:value="0.0481748358248618" calcext:value-type="float">
            <text:p>0.048174835824862</text:p>
          </table:table-cell>
          <table:table-cell office:value-type="float" office:value="0.0316507260364247" calcext:value-type="float">
            <text:p>0.031650726036425</text:p>
          </table:table-cell>
          <table:table-cell office:value-type="float" office:value="-0.001324724393214" calcext:value-type="float">
            <text:p>-0.001324724393214</text:p>
          </table:table-cell>
          <table:table-cell office:value-type="float" office:value="-0.0110192896370909" calcext:value-type="float">
            <text:p>-0.011019289637091</text:p>
          </table:table-cell>
          <table:table-cell office:value-type="float" office:value="-6.50478549286279" calcext:value-type="float">
            <text:p>-6.50478549286279</text:p>
          </table:table-cell>
        </table:table-row>
        <table:table-row table:style-name="ro1">
          <table:table-cell office:value-type="float" office:value="0.879017269782855" calcext:value-type="float">
            <text:p>0.879017269782855</text:p>
          </table:table-cell>
          <table:table-cell office:value-type="float" office:value="0.165882414707167" calcext:value-type="float">
            <text:p>0.165882414707167</text:p>
          </table:table-cell>
          <table:table-cell office:value-type="float" office:value="0.0508233832276498" calcext:value-type="float">
            <text:p>0.05082338322765</text:p>
          </table:table-cell>
          <table:table-cell office:value-type="float" office:value="0.68775236419422" calcext:value-type="float">
            <text:p>0.68775236419422</text:p>
          </table:table-cell>
          <table:table-cell office:value-type="float" office:value="0.289285545201271" calcext:value-type="float">
            <text:p>0.289285545201271</text:p>
          </table:table-cell>
          <table:table-cell office:value-type="float" office:value="0.960552672439445" calcext:value-type="float">
            <text:p>0.960552672439445</text:p>
          </table:table-cell>
          <table:table-cell office:value-type="float" office:value="0.00600367559498694" calcext:value-type="float">
            <text:p>0.006003675594987</text:p>
          </table:table-cell>
          <table:table-cell/>
          <table:table-cell office:value-type="float" office:value="0.0626228966990769" calcext:value-type="float">
            <text:p>0.062622896699077</text:p>
          </table:table-cell>
          <table:table-cell office:value-type="float" office:value="0.0647662859887538" calcext:value-type="float">
            <text:p>0.064766285988754</text:p>
          </table:table-cell>
          <table:table-cell office:value-type="float" office:value="0.0469677155851374" calcext:value-type="float">
            <text:p>0.046967715585137</text:p>
          </table:table-cell>
          <table:table-cell office:value-type="float" office:value="0.0242672489281663" calcext:value-type="float">
            <text:p>0.024267248928166</text:p>
          </table:table-cell>
          <table:table-cell office:value-type="float" office:value="0.0113486738480954" calcext:value-type="float">
            <text:p>0.011348673848095</text:p>
          </table:table-cell>
          <table:table-cell office:value-type="float" office:value="-0.000724921972181623" calcext:value-type="float">
            <text:p>-0.000724921972182</text:p>
          </table:table-cell>
          <table:table-cell office:value-type="float" office:value="-6.63070463415569" calcext:value-type="float">
            <text:p>-6.63070463415569</text:p>
          </table:table-cell>
        </table:table-row>
        <table:table-row table:style-name="ro1">
          <table:table-cell office:value-type="float" office:value="0.239340422635515" calcext:value-type="float">
            <text:p>0.239340422635515</text:p>
          </table:table-cell>
          <table:table-cell office:value-type="float" office:value="0.341494105041318" calcext:value-type="float">
            <text:p>0.341494105041318</text:p>
          </table:table-cell>
          <table:table-cell office:value-type="float" office:value="0.216251781886521" calcext:value-type="float">
            <text:p>0.216251781886521</text:p>
          </table:table-cell>
          <table:table-cell office:value-type="float" office:value="0.044740886895378" calcext:value-type="float">
            <text:p>0.044740886895378</text:p>
          </table:table-cell>
          <table:table-cell office:value-type="float" office:value="0.994910308490977" calcext:value-type="float">
            <text:p>0.994910308490977</text:p>
          </table:table-cell>
          <table:table-cell office:value-type="float" office:value="0.19729037493725" calcext:value-type="float">
            <text:p>0.19729037493725</text:p>
          </table:table-cell>
          <table:table-cell office:value-type="float" office:value="0.0699362066530421" calcext:value-type="float">
            <text:p>0.069936206653042</text:p>
          </table:table-cell>
          <table:table-cell/>
          <table:table-cell office:value-type="float" office:value="0.0756276549316327" calcext:value-type="float">
            <text:p>0.075627654931633</text:p>
          </table:table-cell>
          <table:table-cell office:value-type="float" office:value="0.0581078925472221" calcext:value-type="float">
            <text:p>0.058107892547222</text:p>
          </table:table-cell>
          <table:table-cell office:value-type="float" office:value="0.0433452661580266" calcext:value-type="float">
            <text:p>0.043345266158027</text:p>
          </table:table-cell>
          <table:table-cell office:value-type="float" office:value="0.0298278261195238" calcext:value-type="float">
            <text:p>0.029827826119524</text:p>
          </table:table-cell>
          <table:table-cell office:value-type="float" office:value="0.00377582342527219" calcext:value-type="float">
            <text:p>0.003775823425272</text:p>
          </table:table-cell>
          <table:table-cell office:value-type="float" office:value="-0.0161838158615274" calcext:value-type="float">
            <text:p>-0.016183815861527</text:p>
          </table:table-cell>
          <table:table-cell office:value-type="float" office:value="-7.05075929457088" calcext:value-type="float">
            <text:p>-7.05075929457088</text:p>
          </table:table-cell>
        </table:table-row>
        <table:table-row table:style-name="ro1">
          <table:table-cell office:value-type="float" office:value="0.343427524015944" calcext:value-type="float">
            <text:p>0.343427524015944</text:p>
          </table:table-cell>
          <table:table-cell office:value-type="float" office:value="0.393596585217302" calcext:value-type="float">
            <text:p>0.393596585217302</text:p>
          </table:table-cell>
          <table:table-cell office:value-type="float" office:value="0.726830958431505" calcext:value-type="float">
            <text:p>0.726830958431505</text:p>
          </table:table-cell>
          <table:table-cell office:value-type="float" office:value="0.472464723955615" calcext:value-type="float">
            <text:p>0.472464723955615</text:p>
          </table:table-cell>
          <table:table-cell office:value-type="float" office:value="0.444111920698078" calcext:value-type="float">
            <text:p>0.444111920698078</text:p>
          </table:table-cell>
          <table:table-cell office:value-type="float" office:value="0.498970194571552" calcext:value-type="float">
            <text:p>0.498970194571552</text:p>
          </table:table-cell>
          <table:table-cell office:value-type="float" office:value="0.102133026849489" calcext:value-type="float">
            <text:p>0.102133026849489</text:p>
          </table:table-cell>
          <table:table-cell/>
          <table:table-cell office:value-type="float" office:value="0.0687252390365896" calcext:value-type="float">
            <text:p>0.06872523903659</text:p>
          </table:table-cell>
          <table:table-cell office:value-type="float" office:value="0.0506738038084944" calcext:value-type="float">
            <text:p>0.050673803808494</text:p>
          </table:table-cell>
          <table:table-cell office:value-type="float" office:value="0.0442572093156442" calcext:value-type="float">
            <text:p>0.044257209315644</text:p>
          </table:table-cell>
          <table:table-cell office:value-type="float" office:value="0.0178095261824853" calcext:value-type="float">
            <text:p>0.017809526182485</text:p>
          </table:table-cell>
          <table:table-cell office:value-type="float" office:value="-0.00141149866586473" calcext:value-type="float">
            <text:p>-0.001411498665865</text:p>
          </table:table-cell>
          <table:table-cell office:value-type="float" office:value="-0.0147216567741296" calcext:value-type="float">
            <text:p>-0.01472165677413</text:p>
          </table:table-cell>
          <table:table-cell office:value-type="float" office:value="-6.89610934599308" calcext:value-type="float">
            <text:p>-6.89610934599308</text:p>
          </table:table-cell>
        </table:table-row>
        <table:table-row table:style-name="ro1">
          <table:table-cell office:value-type="float" office:value="0.489938837219584" calcext:value-type="float">
            <text:p>0.489938837219584</text:p>
          </table:table-cell>
          <table:table-cell office:value-type="float" office:value="0.798315037657501" calcext:value-type="float">
            <text:p>0.798315037657501</text:p>
          </table:table-cell>
          <table:table-cell office:value-type="float" office:value="0.868796318557447" calcext:value-type="float">
            <text:p>0.868796318557447</text:p>
          </table:table-cell>
          <table:table-cell office:value-type="float" office:value="0.556927385257661" calcext:value-type="float">
            <text:p>0.556927385257661</text:p>
          </table:table-cell>
          <table:table-cell office:value-type="float" office:value="0.514679854198184" calcext:value-type="float">
            <text:p>0.514679854198184</text:p>
          </table:table-cell>
          <table:table-cell office:value-type="float" office:value="0.0448085380538623" calcext:value-type="float">
            <text:p>0.044808538053862</text:p>
          </table:table-cell>
          <table:table-cell office:value-type="float" office:value="0.0788512197309006" calcext:value-type="float">
            <text:p>0.078851219730901</text:p>
          </table:table-cell>
          <table:table-cell/>
          <table:table-cell office:value-type="float" office:value="0.0651752717229818" calcext:value-type="float">
            <text:p>0.065175271722982</text:p>
          </table:table-cell>
          <table:table-cell office:value-type="float" office:value="0.0598878003678707" calcext:value-type="float">
            <text:p>0.059887800367871</text:p>
          </table:table-cell>
          <table:table-cell office:value-type="float" office:value="0.0456743383531584" calcext:value-type="float">
            <text:p>0.045674338353158</text:p>
          </table:table-cell>
          <table:table-cell office:value-type="float" office:value="0.0336949703106204" calcext:value-type="float">
            <text:p>0.033694970310621</text:p>
          </table:table-cell>
          <table:table-cell office:value-type="float" office:value="0.00485099138558887" calcext:value-type="float">
            <text:p>0.004850991385589</text:p>
          </table:table-cell>
          <table:table-cell office:value-type="float" office:value="-0.00956903416409811" calcext:value-type="float">
            <text:p>-0.009569034164098</text:p>
          </table:table-cell>
          <table:table-cell office:value-type="float" office:value="-6.92381111681524" calcext:value-type="float">
            <text:p>-6.92381111681524</text:p>
          </table:table-cell>
        </table:table-row>
        <table:table-row table:style-name="ro1">
          <table:table-cell office:value-type="float" office:value="0.411726923200719" calcext:value-type="float">
            <text:p>0.411726923200719</text:p>
          </table:table-cell>
          <table:table-cell office:value-type="float" office:value="0.0594600653248553" calcext:value-type="float">
            <text:p>0.059460065324855</text:p>
          </table:table-cell>
          <table:table-cell office:value-type="float" office:value="0.370816256758849" calcext:value-type="float">
            <text:p>0.370816256758849</text:p>
          </table:table-cell>
          <table:table-cell office:value-type="float" office:value="0.806207981397078" calcext:value-type="float">
            <text:p>0.806207981397078</text:p>
          </table:table-cell>
          <table:table-cell office:value-type="float" office:value="0.270017083542573" calcext:value-type="float">
            <text:p>0.270017083542573</text:p>
          </table:table-cell>
          <table:table-cell office:value-type="float" office:value="0.696406968933044" calcext:value-type="float">
            <text:p>0.696406968933044</text:p>
          </table:table-cell>
          <table:table-cell office:value-type="float" office:value="0.706886255871944" calcext:value-type="float">
            <text:p>0.706886255871944</text:p>
          </table:table-cell>
          <table:table-cell/>
          <table:table-cell office:value-type="float" office:value="0.0575814150009695" calcext:value-type="float">
            <text:p>0.05758141500097</text:p>
          </table:table-cell>
          <table:table-cell office:value-type="float" office:value="0.0616484820979016" calcext:value-type="float">
            <text:p>0.061648482097902</text:p>
          </table:table-cell>
          <table:table-cell office:value-type="float" office:value="0.0380074012826287" calcext:value-type="float">
            <text:p>0.038007401282629</text:p>
          </table:table-cell>
          <table:table-cell office:value-type="float" office:value="0.0285799980101486" calcext:value-type="float">
            <text:p>0.028579998010149</text:p>
          </table:table-cell>
          <table:table-cell office:value-type="float" office:value="0.00907088566444746" calcext:value-type="float">
            <text:p>0.009070885664447</text:p>
          </table:table-cell>
          <table:table-cell office:value-type="float" office:value="0.000366004939250153" calcext:value-type="float">
            <text:p>0.00036600493925</text:p>
          </table:table-cell>
          <table:table-cell office:value-type="float" office:value="-7.04549112893938" calcext:value-type="float">
            <text:p>-7.04549112893938</text:p>
          </table:table-cell>
        </table:table-row>
        <table:table-row table:style-name="ro1">
          <table:table-cell office:value-type="float" office:value="0.250856272763376" calcext:value-type="float">
            <text:p>0.250856272763376</text:p>
          </table:table-cell>
          <table:table-cell office:value-type="float" office:value="0.927399973907405" calcext:value-type="float">
            <text:p>0.927399973907405</text:p>
          </table:table-cell>
          <table:table-cell office:value-type="float" office:value="0.142743506887113" calcext:value-type="float">
            <text:p>0.142743506887113</text:p>
          </table:table-cell>
          <table:table-cell office:value-type="float" office:value="0.121737935881979" calcext:value-type="float">
            <text:p>0.121737935881979</text:p>
          </table:table-cell>
          <table:table-cell office:value-type="float" office:value="0.0415489770672132" calcext:value-type="float">
            <text:p>0.041548977067213</text:p>
          </table:table-cell>
          <table:table-cell office:value-type="float" office:value="0.00904023390765352" calcext:value-type="float">
            <text:p>0.009040233907654</text:p>
          </table:table-cell>
          <table:table-cell office:value-type="float" office:value="0.322133918964401" calcext:value-type="float">
            <text:p>0.322133918964401</text:p>
          </table:table-cell>
          <table:table-cell/>
          <table:table-cell office:value-type="float" office:value="0.0722925903017507" calcext:value-type="float">
            <text:p>0.072292590301751</text:p>
          </table:table-cell>
          <table:table-cell office:value-type="float" office:value="0.0542002520659406" calcext:value-type="float">
            <text:p>0.054200252065941</text:p>
          </table:table-cell>
          <table:table-cell office:value-type="float" office:value="0.0460680359755337" calcext:value-type="float">
            <text:p>0.046068035975534</text:p>
          </table:table-cell>
          <table:table-cell office:value-type="float" office:value="0.0192763205031015" calcext:value-type="float">
            <text:p>0.019276320503102</text:p>
          </table:table-cell>
          <table:table-cell office:value-type="float" office:value="0.00753627915704379" calcext:value-type="float">
            <text:p>0.007536279157044</text:p>
          </table:table-cell>
          <table:table-cell office:value-type="float" office:value="-0.0245977404617656" calcext:value-type="float">
            <text:p>-0.024597740461766</text:p>
          </table:table-cell>
          <table:table-cell office:value-type="float" office:value="-6.96897550379607" calcext:value-type="float">
            <text:p>-6.96897550379607</text:p>
          </table:table-cell>
        </table:table-row>
        <table:table-row table:style-name="ro1">
          <table:table-cell office:value-type="float" office:value="0.103868414722432" calcext:value-type="float">
            <text:p>0.103868414722432</text:p>
          </table:table-cell>
          <table:table-cell office:value-type="float" office:value="0.772428985390222" calcext:value-type="float">
            <text:p>0.772428985390222</text:p>
          </table:table-cell>
          <table:table-cell office:value-type="float" office:value="0.710422162177892" calcext:value-type="float">
            <text:p>0.710422162177892</text:p>
          </table:table-cell>
          <table:table-cell office:value-type="float" office:value="0.315423895005107" calcext:value-type="float">
            <text:p>0.315423895005107</text:p>
          </table:table-cell>
          <table:table-cell office:value-type="float" office:value="0.735566298513386" calcext:value-type="float">
            <text:p>0.735566298513386</text:p>
          </table:table-cell>
          <table:table-cell office:value-type="float" office:value="0.183585044620916" calcext:value-type="float">
            <text:p>0.183585044620916</text:p>
          </table:table-cell>
          <table:table-cell office:value-type="float" office:value="0.0609321163730149" calcext:value-type="float">
            <text:p>0.060932116373015</text:p>
          </table:table-cell>
          <table:table-cell/>
          <table:table-cell office:value-type="float" office:value="0.0683699439662757" calcext:value-type="float">
            <text:p>0.068369943966276</text:p>
          </table:table-cell>
          <table:table-cell office:value-type="float" office:value="0.0521559579858785" calcext:value-type="float">
            <text:p>0.052155957985879</text:p>
          </table:table-cell>
          <table:table-cell office:value-type="float" office:value="0.0476464274475557" calcext:value-type="float">
            <text:p>0.047646427447556</text:p>
          </table:table-cell>
          <table:table-cell office:value-type="float" office:value="0.0207913302329628" calcext:value-type="float">
            <text:p>0.020791330232963</text:p>
          </table:table-cell>
          <table:table-cell office:value-type="float" office:value="0.00878051057505355" calcext:value-type="float">
            <text:p>0.008780510575054</text:p>
          </table:table-cell>
          <table:table-cell office:value-type="float" office:value="-0.0244568432017504" calcext:value-type="float">
            <text:p>-0.02445684320175</text:p>
          </table:table-cell>
          <table:table-cell office:value-type="float" office:value="-7.09988583397319" calcext:value-type="float">
            <text:p>-7.09988583397319</text:p>
          </table:table-cell>
        </table:table-row>
        <table:table-row table:style-name="ro1">
          <table:table-cell office:value-type="float" office:value="0.74942996956644" calcext:value-type="float">
            <text:p>0.74942996956644</text:p>
          </table:table-cell>
          <table:table-cell office:value-type="float" office:value="0.789488545390945" calcext:value-type="float">
            <text:p>0.789488545390945</text:p>
          </table:table-cell>
          <table:table-cell office:value-type="float" office:value="0.530314635145331" calcext:value-type="float">
            <text:p>0.530314635145331</text:p>
          </table:table-cell>
          <table:table-cell office:value-type="float" office:value="0.45220973284854" calcext:value-type="float">
            <text:p>0.45220973284854</text:p>
          </table:table-cell>
          <table:table-cell office:value-type="float" office:value="0.279333095486768" calcext:value-type="float">
            <text:p>0.279333095486768</text:p>
          </table:table-cell>
          <table:table-cell office:value-type="float" office:value="0.228217583807493" calcext:value-type="float">
            <text:p>0.228217583807493</text:p>
          </table:table-cell>
          <table:table-cell office:value-type="float" office:value="0.98527083781283" calcext:value-type="float">
            <text:p>0.98527083781283</text:p>
          </table:table-cell>
          <table:table-cell/>
          <table:table-cell office:value-type="float" office:value="0.0671026230664128" calcext:value-type="float">
            <text:p>0.067102623066413</text:p>
          </table:table-cell>
          <table:table-cell office:value-type="float" office:value="0.0538939137049127" calcext:value-type="float">
            <text:p>0.053893913704913</text:p>
          </table:table-cell>
          <table:table-cell office:value-type="float" office:value="0.0456743172278565" calcext:value-type="float">
            <text:p>0.045674317227857</text:p>
          </table:table-cell>
          <table:table-cell office:value-type="float" office:value="0.0353511992025718" calcext:value-type="float">
            <text:p>0.035351199202572</text:p>
          </table:table-cell>
          <table:table-cell office:value-type="float" office:value="0.00499986067858834" calcext:value-type="float">
            <text:p>0.004999860678588</text:p>
          </table:table-cell>
          <table:table-cell office:value-type="float" office:value="-0.0101995227351278" calcext:value-type="float">
            <text:p>-0.010199522735128</text:p>
          </table:table-cell>
          <table:table-cell office:value-type="float" office:value="-6.99547934330382" calcext:value-type="float">
            <text:p>-6.99547934330382</text:p>
          </table:table-cell>
        </table:table-row>
        <table:table-row table:style-name="ro1">
          <table:table-cell office:value-type="float" office:value="0.437292812287335" calcext:value-type="float">
            <text:p>0.437292812287335</text:p>
          </table:table-cell>
          <table:table-cell office:value-type="float" office:value="0.441275563217487" calcext:value-type="float">
            <text:p>0.441275563217487</text:p>
          </table:table-cell>
          <table:table-cell office:value-type="float" office:value="0.74999118404516" calcext:value-type="float">
            <text:p>0.74999118404516</text:p>
          </table:table-cell>
          <table:table-cell office:value-type="float" office:value="0.0255081613569207" calcext:value-type="float">
            <text:p>0.025508161356921</text:p>
          </table:table-cell>
          <table:table-cell office:value-type="float" office:value="0.308790091536369" calcext:value-type="float">
            <text:p>0.308790091536369</text:p>
          </table:table-cell>
          <table:table-cell office:value-type="float" office:value="0.823070052586492" calcext:value-type="float">
            <text:p>0.823070052586492</text:p>
          </table:table-cell>
          <table:table-cell office:value-type="float" office:value="0.288912787527399" calcext:value-type="float">
            <text:p>0.288912787527399</text:p>
          </table:table-cell>
          <table:table-cell/>
          <table:table-cell office:value-type="float" office:value="0.0732884048192676" calcext:value-type="float">
            <text:p>0.073288404819268</text:p>
          </table:table-cell>
          <table:table-cell office:value-type="float" office:value="0.0542013003612916" calcext:value-type="float">
            <text:p>0.054201300361292</text:p>
          </table:table-cell>
          <table:table-cell office:value-type="float" office:value="0.0458698540151361" calcext:value-type="float">
            <text:p>0.045869854015136</text:p>
          </table:table-cell>
          <table:table-cell office:value-type="float" office:value="0.0330150027608104" calcext:value-type="float">
            <text:p>0.03301500276081</text:p>
          </table:table-cell>
          <table:table-cell office:value-type="float" office:value="0.00262431747919382" calcext:value-type="float">
            <text:p>0.002624317479194</text:p>
          </table:table-cell>
          <table:table-cell office:value-type="float" office:value="-0.0133258020938236" calcext:value-type="float">
            <text:p>-0.013325802093824</text:p>
          </table:table-cell>
          <table:table-cell office:value-type="float" office:value="-6.89157535999297" calcext:value-type="float">
            <text:p>-6.89157535999297</text:p>
          </table:table-cell>
        </table:table-row>
        <table:table-row table:style-name="ro1">
          <table:table-cell office:value-type="float" office:value="0.0812408251880063" calcext:value-type="float">
            <text:p>0.081240825188006</text:p>
          </table:table-cell>
          <table:table-cell office:value-type="float" office:value="0.637272457038518" calcext:value-type="float">
            <text:p>0.637272457038518</text:p>
          </table:table-cell>
          <table:table-cell office:value-type="float" office:value="0.876008289925718" calcext:value-type="float">
            <text:p>0.876008289925718</text:p>
          </table:table-cell>
          <table:table-cell office:value-type="float" office:value="0.535662531781025" calcext:value-type="float">
            <text:p>0.535662531781025</text:p>
          </table:table-cell>
          <table:table-cell office:value-type="float" office:value="0.55395836955433" calcext:value-type="float">
            <text:p>0.55395836955433</text:p>
          </table:table-cell>
          <table:table-cell office:value-type="float" office:value="0.307813859150185" calcext:value-type="float">
            <text:p>0.307813859150185</text:p>
          </table:table-cell>
          <table:table-cell office:value-type="float" office:value="0.41013168980258" calcext:value-type="float">
            <text:p>0.41013168980258</text:p>
          </table:table-cell>
          <table:table-cell/>
          <table:table-cell office:value-type="float" office:value="0.0726448101879101" calcext:value-type="float">
            <text:p>0.07264481018791</text:p>
          </table:table-cell>
          <table:table-cell office:value-type="float" office:value="0.0639085400248888" calcext:value-type="float">
            <text:p>0.063908540024889</text:p>
          </table:table-cell>
          <table:table-cell office:value-type="float" office:value="0.0371385914046274" calcext:value-type="float">
            <text:p>0.037138591404628</text:p>
          </table:table-cell>
          <table:table-cell office:value-type="float" office:value="0.0254091281451179" calcext:value-type="float">
            <text:p>0.025409128145118</text:p>
          </table:table-cell>
          <table:table-cell office:value-type="float" office:value="0.00742455515720018" calcext:value-type="float">
            <text:p>0.0074245551572</text:p>
          </table:table-cell>
          <table:table-cell office:value-type="float" office:value="-0.0312636897701133" calcext:value-type="float">
            <text:p>-0.031263689770113</text:p>
          </table:table-cell>
          <table:table-cell office:value-type="float" office:value="-6.88945648929177" calcext:value-type="float">
            <text:p>-6.88945648929177</text:p>
          </table:table-cell>
        </table:table-row>
        <table:table-row table:style-name="ro1">
          <table:table-cell office:value-type="float" office:value="0.697114782941716" calcext:value-type="float">
            <text:p>0.697114782941716</text:p>
          </table:table-cell>
          <table:table-cell office:value-type="float" office:value="0.419493047869024" calcext:value-type="float">
            <text:p>0.419493047869024</text:p>
          </table:table-cell>
          <table:table-cell office:value-type="float" office:value="0.339543527489693" calcext:value-type="float">
            <text:p>0.339543527489693</text:p>
          </table:table-cell>
          <table:table-cell office:value-type="float" office:value="0.56967108675566" calcext:value-type="float">
            <text:p>0.56967108675566</text:p>
          </table:table-cell>
          <table:table-cell office:value-type="float" office:value="0.761444996451884" calcext:value-type="float">
            <text:p>0.761444996451884</text:p>
          </table:table-cell>
          <table:table-cell office:value-type="float" office:value="0.840891365585359" calcext:value-type="float">
            <text:p>0.840891365585359</text:p>
          </table:table-cell>
          <table:table-cell office:value-type="float" office:value="0.713898574602793" calcext:value-type="float">
            <text:p>0.713898574602793</text:p>
          </table:table-cell>
          <table:table-cell/>
          <table:table-cell office:value-type="float" office:value="0.0660477675948167" calcext:value-type="float">
            <text:p>0.066047767594817</text:p>
          </table:table-cell>
          <table:table-cell office:value-type="float" office:value="0.0634531296849336" calcext:value-type="float">
            <text:p>0.063453129684934</text:p>
          </table:table-cell>
          <table:table-cell office:value-type="float" office:value="0.0519498520672941" calcext:value-type="float">
            <text:p>0.051949852067294</text:p>
          </table:table-cell>
          <table:table-cell office:value-type="float" office:value="0.031095575799879" calcext:value-type="float">
            <text:p>0.031095575799879</text:p>
          </table:table-cell>
          <table:table-cell office:value-type="float" office:value="0.00395016447256801" calcext:value-type="float">
            <text:p>0.003950164472568</text:p>
          </table:table-cell>
          <table:table-cell office:value-type="float" office:value="-0.0113038732864769" calcext:value-type="float">
            <text:p>-0.011303873286477</text:p>
          </table:table-cell>
          <table:table-cell office:value-type="float" office:value="-7.08709369824162" calcext:value-type="float">
            <text:p>-7.08709369824162</text:p>
          </table:table-cell>
        </table:table-row>
        <table:table-row table:style-name="ro1">
          <table:table-cell office:value-type="float" office:value="0.147700509416963" calcext:value-type="float">
            <text:p>0.147700509416963</text:p>
          </table:table-cell>
          <table:table-cell office:value-type="float" office:value="0.902582254959673" calcext:value-type="float">
            <text:p>0.902582254959673</text:p>
          </table:table-cell>
          <table:table-cell office:value-type="float" office:value="0.906797246799636" calcext:value-type="float">
            <text:p>0.906797246799636</text:p>
          </table:table-cell>
          <table:table-cell office:value-type="float" office:value="0.843511286055861" calcext:value-type="float">
            <text:p>0.843511286055861</text:p>
          </table:table-cell>
          <table:table-cell office:value-type="float" office:value="0.785615171316358" calcext:value-type="float">
            <text:p>0.785615171316358</text:p>
          </table:table-cell>
          <table:table-cell office:value-type="float" office:value="0.995682200093907" calcext:value-type="float">
            <text:p>0.995682200093907</text:p>
          </table:table-cell>
          <table:table-cell office:value-type="float" office:value="0.553611270146711" calcext:value-type="float">
            <text:p>0.553611270146711</text:p>
          </table:table-cell>
          <table:table-cell/>
          <table:table-cell office:value-type="float" office:value="0.0653267948749111" calcext:value-type="float">
            <text:p>0.065326794874911</text:p>
          </table:table-cell>
          <table:table-cell office:value-type="float" office:value="0.0640530858854664" calcext:value-type="float">
            <text:p>0.064053085885467</text:p>
          </table:table-cell>
          <table:table-cell office:value-type="float" office:value="0.0475048920208682" calcext:value-type="float">
            <text:p>0.047504892020868</text:p>
          </table:table-cell>
          <table:table-cell office:value-type="float" office:value="0.0299704947180393" calcext:value-type="float">
            <text:p>0.029970494718039</text:p>
          </table:table-cell>
          <table:table-cell office:value-type="float" office:value="0.00519317860480239" calcext:value-type="float">
            <text:p>0.005193178604802</text:p>
          </table:table-cell>
          <table:table-cell office:value-type="float" office:value="-0.0149315354811039" calcext:value-type="float">
            <text:p>-0.014931535481104</text:p>
          </table:table-cell>
          <table:table-cell office:value-type="float" office:value="-6.85687231175453" calcext:value-type="float">
            <text:p>-6.85687231175453</text:p>
          </table:table-cell>
        </table:table-row>
        <table:table-row table:style-name="ro1">
          <table:table-cell table:number-columns-repeated="8"/>
          <table:table-cell table:formula="of:=AVERAGE([.I210:.I309])" office:value-type="float" office:value="0.0809158550477897" calcext:value-type="float">
            <text:p>0.08091585504779</text:p>
          </table:table-cell>
          <table:table-cell table:formula="of:=AVERAGE([.J210:.J309])" office:value-type="float" office:value="0.0705710615100398" calcext:value-type="float">
            <text:p>0.07057106151004</text:p>
          </table:table-cell>
          <table:table-cell table:formula="of:=AVERAGE([.K210:.K309])" office:value-type="float" office:value="0.0480535943779325" calcext:value-type="float">
            <text:p>0.048053594377933</text:p>
          </table:table-cell>
          <table:table-cell table:formula="of:=AVERAGE([.L210:.L309])" office:value-type="float" office:value="0.0282561420699674" calcext:value-type="float">
            <text:p>0.028256142069967</text:p>
          </table:table-cell>
          <table:table-cell table:formula="of:=AVERAGE([.M210:.M309])" office:value-type="float" office:value="0.00607812314818379" calcext:value-type="float">
            <text:p>0.006078123148184</text:p>
          </table:table-cell>
          <table:table-cell table:formula="of:=AVERAGE([.N210:.N309])" office:value-type="float" office:value="-0.0112298350941593" calcext:value-type="float">
            <text:p>-0.011229835094159</text:p>
          </table:table-cell>
          <table:table-cell table:formula="of:=AVERAGE([.O210:.O309])" office:value-type="float" office:value="-6.87723409184362" calcext:value-type="float">
            <text:p>-6.87723409184362</text:p>
          </table:table-cell>
        </table:table-row>
        <table:table-row table:style-name="ro1"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6.877" calcext:value-type="float">
            <text:p>-6.877</text:p>
          </table:table-cell>
        </table:table-row>
      </table:table>
      <table:table table:name="GR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GR7.A106:GR7.O205" table:contains-header="false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00/00/00</text:date>, <text:time style:data-style-name="N2" text:time-value="15:19:01.701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3:17:03.015000000</meta:creation-date>
    <dc:date>2021-06-04T02:20:38.835000000</dc:date>
    <meta:editing-duration>PT11H12M20S</meta:editing-duration>
    <meta:editing-cycles>10</meta:editing-cycles>
    <meta:generator>LibreOffice/7.1.3.2$Windows_X86_64 LibreOffice_project/47f78053abe362b9384784d31a6e56f8511eb1c1</meta:generator>
    <meta:document-statistic meta:table-count="5" meta:cell-count="4561" meta:object-count="0"/>
  </office:meta>
</office:document-meta>
</file>